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242.5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192.44pt"/>
    </style:style>
    <style:style style:name="co9" style:family="table-column">
      <style:table-column-properties fo:break-before="auto" style:column-width="231.05pt"/>
    </style:style>
    <style:style style:name="co10" style:family="table-column">
      <style:table-column-properties fo:break-before="auto" style:column-width="61.2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174.7pt"/>
    </style:style>
    <style:style style:name="co13" style:family="table-column">
      <style:table-column-properties fo:break-before="auto" style:column-width="214.84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68.96pt"/>
    </style:style>
    <style:style style:name="co16" style:family="table-column">
      <style:table-column-properties fo:break-before="auto" style:column-width="189.89pt"/>
    </style:style>
    <style:style style:name="co17" style:family="table-column">
      <style:table-column-properties fo:break-before="auto" style:column-width="100.35pt"/>
    </style:style>
    <style:style style:name="co18" style:family="table-column">
      <style:table-column-properties fo:break-before="auto" style:column-width="145.11pt"/>
    </style:style>
    <style:style style:name="co19" style:family="table-column">
      <style:table-column-properties fo:break-before="auto" style:column-width="316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udi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Jacquet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304-2436 Et Avenue</text:p>
          </table:table-cell>
          <table:table-cell office:value-type="string" calcext:value-type="string">
            <text:p>natoque@tristiquesenectus.co.uk</text:p>
          </table:table-cell>
          <table:table-cell table:style-name="ce1" office:value-type="string" calcext:value-type="string">
            <text:p>1997-06-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Appartement 184-4672 Porttitor Rue</text:p>
          </table:table-cell>
          <table:table-cell office:value-type="string" calcext:value-type="string">
            <text:p>a@aptenttacitisociosqu.co.uk</text:p>
          </table:table-cell>
          <table:table-cell table:style-name="ce1" office:value-type="string" calcext:value-type="string">
            <text:p>1998-05-2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9463 Molestie Rue</text:p>
          </table:table-cell>
          <table:table-cell office:value-type="string" calcext:value-type="string">
            <text:p>Donec.porttitor.tellus@habitant.org</text:p>
          </table:table-cell>
          <table:table-cell table:style-name="ce1" office:value-type="string" calcext:value-type="string">
            <text:p>1997-04-0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roux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Appartement 503-1219 Lorem Rd.</text:p>
          </table:table-cell>
          <table:table-cell office:value-type="string" calcext:value-type="string">
            <text:p>porttitor.scelerisque.neque@massarutrum.com</text:p>
          </table:table-cell>
          <table:table-cell table:style-name="ce1" office:value-type="string" calcext:value-type="string">
            <text:p>1998-08-1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6433 Sagittis. Chemin</text:p>
          </table:table-cell>
          <table:table-cell office:value-type="string" calcext:value-type="string">
            <text:p>et.euismod.et@insodales.org</text:p>
          </table:table-cell>
          <table:table-cell table:style-name="ce1" office:value-type="string" calcext:value-type="string">
            <text:p>1996-05-2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q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Appartement 650-6522 Nulla Avenue</text:p>
          </table:table-cell>
          <table:table-cell office:value-type="string" calcext:value-type="string">
            <text:p>nec.mauris.blandit@Morbiaccumsanlaoreet.co.uk</text:p>
          </table:table-cell>
          <table:table-cell table:style-name="ce1" office:value-type="string" calcext:value-type="string">
            <text:p>1992-10-2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395-3359 Vitae, Rd.</text:p>
          </table:table-cell>
          <table:table-cell office:value-type="string" calcext:value-type="string">
            <text:p>tempus.mauris.erat@magnisdisparturient.co.uk</text:p>
          </table:table-cell>
          <table:table-cell table:style-name="ce1" office:value-type="string" calcext:value-type="string">
            <text:p>1996-09-2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CP 842, 1592 Ac Ave</text:p>
          </table:table-cell>
          <table:table-cell office:value-type="string" calcext:value-type="string">
            <text:p>nisl@ullamcorper.edu</text:p>
          </table:table-cell>
          <table:table-cell table:style-name="ce1" office:value-type="string" calcext:value-type="string">
            <text:p>1996-05-2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233-7772 Felis. Chemin</text:p>
          </table:table-cell>
          <table:table-cell office:value-type="string" calcext:value-type="string">
            <text:p>sit.amet.consectetuer@anunc.ca</text:p>
          </table:table-cell>
          <table:table-cell table:style-name="ce1" office:value-type="string" calcext:value-type="string">
            <text:p>1993-07-2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langer</text:p>
          </table:table-cell>
          <table:table-cell office:value-type="string" calcext:value-type="string">
            <text:p>Syrine</text:p>
          </table:table-cell>
          <table:table-cell office:value-type="string" calcext:value-type="string">
            <text:p>5103 Et Rue</text:p>
          </table:table-cell>
          <table:table-cell office:value-type="string" calcext:value-type="string">
            <text:p>odio@odiotristique.net</text:p>
          </table:table-cell>
          <table:table-cell table:style-name="ce1" office:value-type="string" calcext:value-type="string">
            <text:p>1992-09-2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air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404-326 Vitae Rd.</text:p>
          </table:table-cell>
          <table:table-cell office:value-type="string" calcext:value-type="string">
            <text:p>lacinia.mattis@enim.org</text:p>
          </table:table-cell>
          <table:table-cell table:style-name="ce1" office:value-type="string" calcext:value-type="string">
            <text:p>1996-03-06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ot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CP 956, 1949 Donec Avenue</text:p>
          </table:table-cell>
          <table:table-cell office:value-type="string" calcext:value-type="string">
            <text:p>augue.id.ante@semutdolor.edu</text:p>
          </table:table-cell>
          <table:table-cell table:style-name="ce1" office:value-type="string" calcext:value-type="string">
            <text:p>1998-05-2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8766 Adipiscing Impasse</text:p>
          </table:table-cell>
          <table:table-cell office:value-type="string" calcext:value-type="string">
            <text:p>placerat.Cras@Sedidrisus.co.uk</text:p>
          </table:table-cell>
          <table:table-cell table:style-name="ce1" office:value-type="string" calcext:value-type="string">
            <text:p>1994-05-1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Appartement 844-826 Velit Av.</text:p>
          </table:table-cell>
          <table:table-cell office:value-type="string" calcext:value-type="string">
            <text:p>orci.tincidunt.adipiscing@fermentum.co.uk</text:p>
          </table:table-cell>
          <table:table-cell table:style-name="ce1" office:value-type="string" calcext:value-type="string">
            <text:p>1991-06-0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9104 Placerat, Route</text:p>
          </table:table-cell>
          <table:table-cell office:value-type="string" calcext:value-type="string">
            <text:p>magna.malesuada.vel@nec.ca</text:p>
          </table:table-cell>
          <table:table-cell table:style-name="ce1" office:value-type="string" calcext:value-type="string">
            <text:p>1996-10-1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578-4580 Euismod Route</text:p>
          </table:table-cell>
          <table:table-cell office:value-type="string" calcext:value-type="string">
            <text:p>Pellentesque@nuncsed.co.uk</text:p>
          </table:table-cell>
          <table:table-cell table:style-name="ce1" office:value-type="string" calcext:value-type="string">
            <text:p>1995-06-1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3983 Pede, Rue</text:p>
          </table:table-cell>
          <table:table-cell office:value-type="string" calcext:value-type="string">
            <text:p>Cras.sed@Uttinciduntorci.com</text:p>
          </table:table-cell>
          <table:table-cell table:style-name="ce1" office:value-type="string" calcext:value-type="string">
            <text:p>1996-03-3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rard</text:p>
          </table:table-cell>
          <table:table-cell office:value-type="string" calcext:value-type="string">
            <text:p>Maéva</text:p>
          </table:table-cell>
          <table:table-cell office:value-type="string" calcext:value-type="string">
            <text:p>CP 130, 5844 Velit. Impasse</text:p>
          </table:table-cell>
          <table:table-cell office:value-type="string" calcext:value-type="string">
            <text:p>Fusce.feugiat@cursusdiam.org</text:p>
          </table:table-cell>
          <table:table-cell table:style-name="ce1" office:value-type="string" calcext:value-type="string">
            <text:p>1992-12-25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Appartement 530-9094 Donec Av.</text:p>
          </table:table-cell>
          <table:table-cell office:value-type="string" calcext:value-type="string">
            <text:p>consectetuer.adipiscing@ut.org</text:p>
          </table:table-cell>
          <table:table-cell table:style-name="ce1" office:value-type="string" calcext:value-type="string">
            <text:p>1999-09-18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Chaïma</text:p>
          </table:table-cell>
          <table:table-cell office:value-type="string" calcext:value-type="string">
            <text:p>CP 249, 2867 Aliquet. Rue</text:p>
          </table:table-cell>
          <table:table-cell office:value-type="string" calcext:value-type="string">
            <text:p>nulla.Integer.urna@dictum.ca</text:p>
          </table:table-cell>
          <table:table-cell table:style-name="ce1" office:value-type="string" calcext:value-type="string">
            <text:p>1991-08-3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in</text:p>
          </table:table-cell>
          <table:table-cell office:value-type="string" calcext:value-type="string">
            <text:p>Gabin</text:p>
          </table:table-cell>
          <table:table-cell office:value-type="string" calcext:value-type="string">
            <text:p>CP 462, 8048 Sit Rue</text:p>
          </table:table-cell>
          <table:table-cell office:value-type="string" calcext:value-type="string">
            <text:p>Praesent@sitametorci.ca</text:p>
          </table:table-cell>
          <table:table-cell table:style-name="ce1" office:value-type="string" calcext:value-type="string">
            <text:p>1996-03-2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CP 835, 6960 Mollis Impasse</text:p>
          </table:table-cell>
          <table:table-cell office:value-type="string" calcext:value-type="string">
            <text:p>ac.orci.Ut@Mauris.co.uk</text:p>
          </table:table-cell>
          <table:table-cell table:style-name="ce1" office:value-type="string" calcext:value-type="string">
            <text:p>1996-11-2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Appartement 930-7210 Vestibulum. Rue</text:p>
          </table:table-cell>
          <table:table-cell office:value-type="string" calcext:value-type="string">
            <text:p>Aenean@lectus.co.uk</text:p>
          </table:table-cell>
          <table:table-cell table:style-name="ce1" office:value-type="string" calcext:value-type="string">
            <text:p>1991-10-2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rard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4418 Mattis. Rue</text:p>
          </table:table-cell>
          <table:table-cell office:value-type="string" calcext:value-type="string">
            <text:p>posuere.enim.nisl@enimmitempor.com</text:p>
          </table:table-cell>
          <table:table-cell table:style-name="ce1" office:value-type="string" calcext:value-type="string">
            <text:p>1992-06-2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930-2991 At Rue</text:p>
          </table:table-cell>
          <table:table-cell office:value-type="string" calcext:value-type="string">
            <text:p>consequat@auctorquis.com</text:p>
          </table:table-cell>
          <table:table-cell table:style-name="ce1" office:value-type="string" calcext:value-type="string">
            <text:p>1996-07-3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ot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ppartement 463-8833 Vitae Rue</text:p>
          </table:table-cell>
          <table:table-cell office:value-type="string" calcext:value-type="string">
            <text:p>Nullam.feugiat.placerat@habitantmorbi.org</text:p>
          </table:table-cell>
          <table:table-cell table:style-name="ce1" office:value-type="string" calcext:value-type="string">
            <text:p>1995-11-23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ppartement 797-1923 Convallis Ave</text:p>
          </table:table-cell>
          <table:table-cell office:value-type="string" calcext:value-type="string">
            <text:p>ut.ipsum.ac@loremipsum.net</text:p>
          </table:table-cell>
          <table:table-cell table:style-name="ce1" office:value-type="string" calcext:value-type="string">
            <text:p>1997-08-28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368-5885 Ornare Rd.</text:p>
          </table:table-cell>
          <table:table-cell office:value-type="string" calcext:value-type="string">
            <text:p>turpis.vitae@ametnullaDonec.ca</text:p>
          </table:table-cell>
          <table:table-cell table:style-name="ce1" office:value-type="string" calcext:value-type="string">
            <text:p>1992-08-0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CP 715, 9251 Ipsum. Avenue</text:p>
          </table:table-cell>
          <table:table-cell office:value-type="string" calcext:value-type="string">
            <text:p>urna.et.arcu@In.com</text:p>
          </table:table-cell>
          <table:table-cell table:style-name="ce1" office:value-type="string" calcext:value-type="string">
            <text:p>1993-12-2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P 622, 8993 Lobortis Chemin</text:p>
          </table:table-cell>
          <table:table-cell office:value-type="string" calcext:value-type="string">
            <text:p>odio.a@enimcondimentumeget.com</text:p>
          </table:table-cell>
          <table:table-cell table:style-name="ce1" office:value-type="string" calcext:value-type="string">
            <text:p>1993-04-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786-8857 Pede Ave</text:p>
          </table:table-cell>
          <table:table-cell office:value-type="string" calcext:value-type="string">
            <text:p>dolor@fringilla.net</text:p>
          </table:table-cell>
          <table:table-cell table:style-name="ce1" office:value-type="string" calcext:value-type="string">
            <text:p>1992-09-0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Appartement 470-7504 Nostra, Av.</text:p>
          </table:table-cell>
          <table:table-cell office:value-type="string" calcext:value-type="string">
            <text:p>sagittis.Nullam.vitae@feugiatplaceratvelit.com</text:p>
          </table:table-cell>
          <table:table-cell table:style-name="ce1" office:value-type="string" calcext:value-type="string">
            <text:p>1992-09-2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l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509-3107 At Chemin</text:p>
          </table:table-cell>
          <table:table-cell office:value-type="string" calcext:value-type="string">
            <text:p>amet.consectetuer.adipiscing@Curabitur.ca</text:p>
          </table:table-cell>
          <table:table-cell table:style-name="ce1" office:value-type="string" calcext:value-type="string">
            <text:p>1992-04-19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Appartement 959-3814 Mauris Impasse</text:p>
          </table:table-cell>
          <table:table-cell office:value-type="string" calcext:value-type="string">
            <text:p>urna.nec.luctus@ultricesmauris.net</text:p>
          </table:table-cell>
          <table:table-cell table:style-name="ce1" office:value-type="string" calcext:value-type="string">
            <text:p>1996-12-1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q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Appartement 315-6764 Nascetur Av.</text:p>
          </table:table-cell>
          <table:table-cell office:value-type="string" calcext:value-type="string">
            <text:p>nisi.a.odio@Proinsed.ca</text:p>
          </table:table-cell>
          <table:table-cell table:style-name="ce1" office:value-type="string" calcext:value-type="string">
            <text:p>1995-02-1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731-314 Lorem, Chemin</text:p>
          </table:table-cell>
          <table:table-cell office:value-type="string" calcext:value-type="string">
            <text:p>sed.tortor.Integer@vitaevelit.com</text:p>
          </table:table-cell>
          <table:table-cell table:style-name="ce1" office:value-type="string" calcext:value-type="string">
            <text:p>1996-11-1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CP 479, 1210 Volutpat Rue</text:p>
          </table:table-cell>
          <table:table-cell office:value-type="string" calcext:value-type="string">
            <text:p>Aenean.gravida.nunc@justo.com</text:p>
          </table:table-cell>
          <table:table-cell table:style-name="ce1" office:value-type="string" calcext:value-type="string">
            <text:p>1998-07-2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CP 223, 9297 Quis Avenue</text:p>
          </table:table-cell>
          <table:table-cell office:value-type="string" calcext:value-type="string">
            <text:p>semper.erat.in@montes.co.uk</text:p>
          </table:table-cell>
          <table:table-cell table:style-name="ce1" office:value-type="string" calcext:value-type="string">
            <text:p>1991-06-0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5319 Eu Av.</text:p>
          </table:table-cell>
          <table:table-cell office:value-type="string" calcext:value-type="string">
            <text:p>sit.amet.ultricies@convallisligula.org</text:p>
          </table:table-cell>
          <table:table-cell table:style-name="ce1" office:value-type="string" calcext:value-type="string">
            <text:p>1991-02-2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unier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Appartement 874-7844 Laoreet, Chemin</text:p>
          </table:table-cell>
          <table:table-cell office:value-type="string" calcext:value-type="string">
            <text:p>accumsan@Cras.ca</text:p>
          </table:table-cell>
          <table:table-cell table:style-name="ce1" office:value-type="string" calcext:value-type="string">
            <text:p>1996-03-2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entier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674-1433 Ultrices, Ave</text:p>
          </table:table-cell>
          <table:table-cell office:value-type="string" calcext:value-type="string">
            <text:p>viverra.Maecenas.iaculis@Suspendissesed.ca</text:p>
          </table:table-cell>
          <table:table-cell table:style-name="ce1" office:value-type="string" calcext:value-type="string">
            <text:p>1991-09-0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entier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ppartement 914-9711 In, Chemin</text:p>
          </table:table-cell>
          <table:table-cell office:value-type="string" calcext:value-type="string">
            <text:p>arcu@dolor.org</text:p>
          </table:table-cell>
          <table:table-cell table:style-name="ce1" office:value-type="string" calcext:value-type="string">
            <text:p>1991-01-1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iere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637-9760 Est Chemin</text:p>
          </table:table-cell>
          <table:table-cell office:value-type="string" calcext:value-type="string">
            <text:p>sem.Nulla@necurna.co.uk</text:p>
          </table:table-cell>
          <table:table-cell table:style-name="ce1" office:value-type="string" calcext:value-type="string">
            <text:p>1999-11-0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bert</text:p>
          </table:table-cell>
          <table:table-cell office:value-type="string" calcext:value-type="string">
            <text:p>Jérémy</text:p>
          </table:table-cell>
          <table:table-cell office:value-type="string" calcext:value-type="string">
            <text:p>Appartement 426-6286 Lobortis Rd.</text:p>
          </table:table-cell>
          <table:table-cell office:value-type="string" calcext:value-type="string">
            <text:p>a@vulputaterisusa.net</text:p>
          </table:table-cell>
          <table:table-cell table:style-name="ce1" office:value-type="string" calcext:value-type="string">
            <text:p>1995-02-0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774-2065 Libero Ave</text:p>
          </table:table-cell>
          <table:table-cell office:value-type="string" calcext:value-type="string">
            <text:p>parturient.montes@Etiam.ca</text:p>
          </table:table-cell>
          <table:table-cell table:style-name="ce1" office:value-type="string" calcext:value-type="string">
            <text:p>1992-05-1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7166 Arcu. Avenue</text:p>
          </table:table-cell>
          <table:table-cell office:value-type="string" calcext:value-type="string">
            <text:p>eget.metus@adipiscingelitEtiam.edu</text:p>
          </table:table-cell>
          <table:table-cell table:style-name="ce1" office:value-type="string" calcext:value-type="string">
            <text:p>1995-10-2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CP 458, 2083 Sodales Rue</text:p>
          </table:table-cell>
          <table:table-cell office:value-type="string" calcext:value-type="string">
            <text:p>ultricies@Maecenasliberoest.co.uk</text:p>
          </table:table-cell>
          <table:table-cell table:style-name="ce1" office:value-type="string" calcext:value-type="string">
            <text:p>1997-07-2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CP 619, 5558 Natoque Impasse</text:p>
          </table:table-cell>
          <table:table-cell office:value-type="string" calcext:value-type="string">
            <text:p>vulputate@aliquamiaculislacus.ca</text:p>
          </table:table-cell>
          <table:table-cell table:style-name="ce1" office:value-type="string" calcext:value-type="string">
            <text:p>1994-03-0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P 260, 9627 Eget Rd.</text:p>
          </table:table-cell>
          <table:table-cell office:value-type="string" calcext:value-type="string">
            <text:p>orci.quis@inlobortis.net</text:p>
          </table:table-cell>
          <table:table-cell table:style-name="ce1" office:value-type="string" calcext:value-type="string">
            <text:p>1996-10-1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Gaspard</text:p>
          </table:table-cell>
          <table:table-cell office:value-type="string" calcext:value-type="string">
            <text:p>2575 Suscipit, Rue</text:p>
          </table:table-cell>
          <table:table-cell office:value-type="string" calcext:value-type="string">
            <text:p>euismod.ac@Duisami.edu</text:p>
          </table:table-cell>
          <table:table-cell table:style-name="ce1" office:value-type="string" calcext:value-type="string">
            <text:p>1998-08-2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CP 517, 2163 Eu Route</text:p>
          </table:table-cell>
          <table:table-cell office:value-type="string" calcext:value-type="string">
            <text:p>sem@semperrutrumFusce.com</text:p>
          </table:table-cell>
          <table:table-cell table:style-name="ce1" office:value-type="string" calcext:value-type="string">
            <text:p>1992-11-1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Éléna</text:p>
          </table:table-cell>
          <table:table-cell office:value-type="string" calcext:value-type="string">
            <text:p>CP 292, 9884 Semper Chemin</text:p>
          </table:table-cell>
          <table:table-cell office:value-type="string" calcext:value-type="string">
            <text:p>odio@dictumultriciesligula.org</text:p>
          </table:table-cell>
          <table:table-cell table:style-name="ce1" office:value-type="string" calcext:value-type="string">
            <text:p>1997-12-29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q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Appartement 606-825 Eget, Rue</text:p>
          </table:table-cell>
          <table:table-cell office:value-type="string" calcext:value-type="string">
            <text:p>ipsum@lacusQuisque.co.uk</text:p>
          </table:table-cell>
          <table:table-cell table:style-name="ce1" office:value-type="string" calcext:value-type="string">
            <text:p>1996-06-06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ppartement 496-2898 Sed Route</text:p>
          </table:table-cell>
          <table:table-cell office:value-type="string" calcext:value-type="string">
            <text:p>Duis@sitamet.net</text:p>
          </table:table-cell>
          <table:table-cell table:style-name="ce1" office:value-type="string" calcext:value-type="string">
            <text:p>1991-11-14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et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Appartement 532-4389 Aliquet, Av.</text:p>
          </table:table-cell>
          <table:table-cell office:value-type="string" calcext:value-type="string">
            <text:p>fringilla.porttitor.vulputate@placeratorci.ca</text:p>
          </table:table-cell>
          <table:table-cell table:style-name="ce1" office:value-type="string" calcext:value-type="string">
            <text:p>1993-07-2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Appartement 912-5966 Volutpat Impasse</text:p>
          </table:table-cell>
          <table:table-cell office:value-type="string" calcext:value-type="string">
            <text:p>ac@Proinnonmassa.org</text:p>
          </table:table-cell>
          <table:table-cell table:style-name="ce1" office:value-type="string" calcext:value-type="string">
            <text:p>1992-07-0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Éléna</text:p>
          </table:table-cell>
          <table:table-cell office:value-type="string" calcext:value-type="string">
            <text:p>Appartement 424-185 Donec Route</text:p>
          </table:table-cell>
          <table:table-cell office:value-type="string" calcext:value-type="string">
            <text:p>bibendum.sed@ultriciesdignissimlacus.net</text:p>
          </table:table-cell>
          <table:table-cell table:style-name="ce1" office:value-type="string" calcext:value-type="string">
            <text:p>1992-06-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CP 275, 6786 Ut Avenue</text:p>
          </table:table-cell>
          <table:table-cell office:value-type="string" calcext:value-type="string">
            <text:p>arcu.imperdiet@variuseteuismod.co.uk</text:p>
          </table:table-cell>
          <table:table-cell table:style-name="ce1" office:value-type="string" calcext:value-type="string">
            <text:p>1991-09-1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6251 Feugiat Ave</text:p>
          </table:table-cell>
          <table:table-cell office:value-type="string" calcext:value-type="string">
            <text:p>augue.Sed.molestie@nectempus.ca</text:p>
          </table:table-cell>
          <table:table-cell table:style-name="ce1" office:value-type="string" calcext:value-type="string">
            <text:p>1994-04-0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croix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4408 Scelerisque Chemin</text:p>
          </table:table-cell>
          <table:table-cell office:value-type="string" calcext:value-type="string">
            <text:p>dolor.dapibus@Aeneanegestashendrerit.ca</text:p>
          </table:table-cell>
          <table:table-cell table:style-name="ce1" office:value-type="string" calcext:value-type="string">
            <text:p>1993-05-2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Appartement 952-6194 Enim Ave</text:p>
          </table:table-cell>
          <table:table-cell office:value-type="string" calcext:value-type="string">
            <text:p>Ut.semper@Namconsequatdolor.co.uk</text:p>
          </table:table-cell>
          <table:table-cell table:style-name="ce1" office:value-type="string" calcext:value-type="string">
            <text:p>1993-03-3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5976 Dictum Avenue</text:p>
          </table:table-cell>
          <table:table-cell office:value-type="string" calcext:value-type="string">
            <text:p>libero.est@Nunc.edu</text:p>
          </table:table-cell>
          <table:table-cell table:style-name="ce1" office:value-type="string" calcext:value-type="string">
            <text:p>1993-12-2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ly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185-4549 Fringilla, Chemin</text:p>
          </table:table-cell>
          <table:table-cell office:value-type="string" calcext:value-type="string">
            <text:p>ac@sitametultricies.org</text:p>
          </table:table-cell>
          <table:table-cell table:style-name="ce1" office:value-type="string" calcext:value-type="string">
            <text:p>1999-10-2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Appartement 618-7088 Nunc Route</text:p>
          </table:table-cell>
          <table:table-cell office:value-type="string" calcext:value-type="string">
            <text:p>nostra.per.inceptos@tempor.ca</text:p>
          </table:table-cell>
          <table:table-cell table:style-name="ce1" office:value-type="string" calcext:value-type="string">
            <text:p>1996-12-1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CP 787, 4125 Hymenaeos. Route</text:p>
          </table:table-cell>
          <table:table-cell office:value-type="string" calcext:value-type="string">
            <text:p>sem@amet.com</text:p>
          </table:table-cell>
          <table:table-cell table:style-name="ce1" office:value-type="string" calcext:value-type="string">
            <text:p>1996-11-0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CP 992, 8217 Aliquam Ave</text:p>
          </table:table-cell>
          <table:table-cell office:value-type="string" calcext:value-type="string">
            <text:p>lectus.Cum@Nullafacilisis.com</text:p>
          </table:table-cell>
          <table:table-cell table:style-name="ce1" office:value-type="string" calcext:value-type="string">
            <text:p>1997-12-1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3351 Magna. Chemin</text:p>
          </table:table-cell>
          <table:table-cell office:value-type="string" calcext:value-type="string">
            <text:p>eget@mifringilla.net</text:p>
          </table:table-cell>
          <table:table-cell table:style-name="ce1" office:value-type="string" calcext:value-type="string">
            <text:p>1999-03-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P 413, 1620 Congue, Impasse</text:p>
          </table:table-cell>
          <table:table-cell office:value-type="string" calcext:value-type="string">
            <text:p>molestie@vitae.com</text:p>
          </table:table-cell>
          <table:table-cell table:style-name="ce1" office:value-type="string" calcext:value-type="string">
            <text:p>1999-08-2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CP 533, 2380 Ligula Route</text:p>
          </table:table-cell>
          <table:table-cell office:value-type="string" calcext:value-type="string">
            <text:p>Nulla.tincidunt.neque@vulputateposuere.net</text:p>
          </table:table-cell>
          <table:table-cell table:style-name="ce1" office:value-type="string" calcext:value-type="string">
            <text:p>1999-07-0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CP 343, 4660 Tempor Impasse</text:p>
          </table:table-cell>
          <table:table-cell office:value-type="string" calcext:value-type="string">
            <text:p>litora@maurissitamet.org</text:p>
          </table:table-cell>
          <table:table-cell table:style-name="ce1" office:value-type="string" calcext:value-type="string">
            <text:p>1996-05-2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844-9074 Risus Avenue</text:p>
          </table:table-cell>
          <table:table-cell office:value-type="string" calcext:value-type="string">
            <text:p>Vivamus@vulputateduinec.net</text:p>
          </table:table-cell>
          <table:table-cell table:style-name="ce1" office:value-type="string" calcext:value-type="string">
            <text:p>1997-09-2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P 688, 3444 Ante Ave</text:p>
          </table:table-cell>
          <table:table-cell office:value-type="string" calcext:value-type="string">
            <text:p>posuere.enim@ipsum.net</text:p>
          </table:table-cell>
          <table:table-cell table:style-name="ce1" office:value-type="string" calcext:value-type="string">
            <text:p>1995-02-1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e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7951 Lacus Ave</text:p>
          </table:table-cell>
          <table:table-cell office:value-type="string" calcext:value-type="string">
            <text:p>ipsum.dolor@Donecnibh.co.uk</text:p>
          </table:table-cell>
          <table:table-cell table:style-name="ce1" office:value-type="string" calcext:value-type="string">
            <text:p>1994-02-1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917-6330 Rutrum Rd.</text:p>
          </table:table-cell>
          <table:table-cell office:value-type="string" calcext:value-type="string">
            <text:p>vulputate.dui.nec@posuereatvelit.edu</text:p>
          </table:table-cell>
          <table:table-cell table:style-name="ce1" office:value-type="string" calcext:value-type="string">
            <text:p>1994-12-2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854-6323 Elit Rd.</text:p>
          </table:table-cell>
          <table:table-cell office:value-type="string" calcext:value-type="string">
            <text:p>consectetuer.rhoncus.Nullam@Nulladignissim.co.uk</text:p>
          </table:table-cell>
          <table:table-cell table:style-name="ce1" office:value-type="string" calcext:value-type="string">
            <text:p>1996-07-1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e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ppartement 176-8532 Donec Rd.</text:p>
          </table:table-cell>
          <table:table-cell office:value-type="string" calcext:value-type="string">
            <text:p>libero@orciUtsemper.com</text:p>
          </table:table-cell>
          <table:table-cell table:style-name="ce1" office:value-type="string" calcext:value-type="string">
            <text:p>1999-07-0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au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4966 Eu, Route</text:p>
          </table:table-cell>
          <table:table-cell office:value-type="string" calcext:value-type="string">
            <text:p>enim.sit@Quisqueimperdiet.co.uk</text:p>
          </table:table-cell>
          <table:table-cell table:style-name="ce1" office:value-type="string" calcext:value-type="string">
            <text:p>1993-05-2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ure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CP 865, 1733 Cursus Chemin</text:p>
          </table:table-cell>
          <table:table-cell office:value-type="string" calcext:value-type="string">
            <text:p>egestas@enimnec.net</text:p>
          </table:table-cell>
          <table:table-cell table:style-name="ce1" office:value-type="string" calcext:value-type="string">
            <text:p>1995-07-2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uy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Appartement 290-446 Convallis Route</text:p>
          </table:table-cell>
          <table:table-cell office:value-type="string" calcext:value-type="string">
            <text:p>blandit.viverra.Donec@Etiamlaoreet.co.uk</text:p>
          </table:table-cell>
          <table:table-cell table:style-name="ce1" office:value-type="string" calcext:value-type="string">
            <text:p>1995-09-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Lamia</text:p>
          </table:table-cell>
          <table:table-cell office:value-type="string" calcext:value-type="string">
            <text:p>CP 717, 8678 Tristique Impasse</text:p>
          </table:table-cell>
          <table:table-cell office:value-type="string" calcext:value-type="string">
            <text:p>hymenaeos@at.org</text:p>
          </table:table-cell>
          <table:table-cell table:style-name="ce1" office:value-type="string" calcext:value-type="string">
            <text:p>1996-10-1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let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545-2808 Sapien Route</text:p>
          </table:table-cell>
          <table:table-cell office:value-type="string" calcext:value-type="string">
            <text:p>mattis.ornare.lectus@cursusnonegestas.com</text:p>
          </table:table-cell>
          <table:table-cell table:style-name="ce1" office:value-type="string" calcext:value-type="string">
            <text:p>1993-08-1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3406 Magna. Av.</text:p>
          </table:table-cell>
          <table:table-cell office:value-type="string" calcext:value-type="string">
            <text:p>vitae.semper.egestas@urna.org</text:p>
          </table:table-cell>
          <table:table-cell table:style-name="ce1" office:value-type="string" calcext:value-type="string">
            <text:p>1996-03-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Appartement 171-3860 Id Route</text:p>
          </table:table-cell>
          <table:table-cell office:value-type="string" calcext:value-type="string">
            <text:p>nulla.Integer@nisl.com</text:p>
          </table:table-cell>
          <table:table-cell table:style-name="ce1" office:value-type="string" calcext:value-type="string">
            <text:p>1996-08-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Noë</text:p>
          </table:table-cell>
          <table:table-cell office:value-type="string" calcext:value-type="string">
            <text:p>4327 Nisl. Chemin</text:p>
          </table:table-cell>
          <table:table-cell office:value-type="string" calcext:value-type="string">
            <text:p>pharetra@imperdietdictummagna.org</text:p>
          </table:table-cell>
          <table:table-cell table:style-name="ce1" office:value-type="string" calcext:value-type="string">
            <text:p>1992-12-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Appartement 183-5639 Lacus. Rd.</text:p>
          </table:table-cell>
          <table:table-cell office:value-type="string" calcext:value-type="string">
            <text:p>in@facilisisfacilisismagna.co.uk</text:p>
          </table:table-cell>
          <table:table-cell table:style-name="ce1" office:value-type="string" calcext:value-type="string">
            <text:p>1992-11-1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roux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691-9744 Est Route</text:p>
          </table:table-cell>
          <table:table-cell office:value-type="string" calcext:value-type="string">
            <text:p>Cras.eu@non.edu</text:p>
          </table:table-cell>
          <table:table-cell table:style-name="ce1" office:value-type="string" calcext:value-type="string">
            <text:p>1999-09-2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brun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Appartement 940-8710 Eget, Rue</text:p>
          </table:table-cell>
          <table:table-cell office:value-type="string" calcext:value-type="string">
            <text:p>accumsan@metuseuerat.net</text:p>
          </table:table-cell>
          <table:table-cell table:style-name="ce1" office:value-type="string" calcext:value-type="string">
            <text:p>1994-08-0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640-8699 Vulputate Av.</text:p>
          </table:table-cell>
          <table:table-cell office:value-type="string" calcext:value-type="string">
            <text:p>sociis.natoque@sed.co.uk</text:p>
          </table:table-cell>
          <table:table-cell table:style-name="ce1" office:value-type="string" calcext:value-type="string">
            <text:p>1994-09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415-8571 Velit. Rd.</text:p>
          </table:table-cell>
          <table:table-cell office:value-type="string" calcext:value-type="string">
            <text:p>eget.tincidunt@blandit.ca</text:p>
          </table:table-cell>
          <table:table-cell table:style-name="ce1" office:value-type="string" calcext:value-type="string">
            <text:p>1997-12-1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340-9512 Consequat Rd.</text:p>
          </table:table-cell>
          <table:table-cell office:value-type="string" calcext:value-type="string">
            <text:p>imperdiet.non@mauris.net</text:p>
          </table:table-cell>
          <table:table-cell table:style-name="ce1" office:value-type="string" calcext:value-type="string">
            <text:p>1996-08-1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lange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ppartement 213-5487 Rutrum Ave</text:p>
          </table:table-cell>
          <table:table-cell office:value-type="string" calcext:value-type="string">
            <text:p>placerat@atpretiumaliquet.com</text:p>
          </table:table-cell>
          <table:table-cell table:style-name="ce1" office:value-type="string" calcext:value-type="string">
            <text:p>1995-08-1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ppartement 738-2513 Euismod Impasse</text:p>
          </table:table-cell>
          <table:table-cell office:value-type="string" calcext:value-type="string">
            <text:p>convallis.erat@egestasFuscealiquet.co.uk</text:p>
          </table:table-cell>
          <table:table-cell table:style-name="ce1" office:value-type="string" calcext:value-type="string">
            <text:p>1999-11-1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Zacharis</text:p>
          </table:table-cell>
          <table:table-cell office:value-type="string" calcext:value-type="string">
            <text:p>391-2211 Nunc Avenue</text:p>
          </table:table-cell>
          <table:table-cell office:value-type="string" calcext:value-type="string">
            <text:p>Duis.sit@Pellentesqueut.co.uk</text:p>
          </table:table-cell>
          <table:table-cell table:style-name="ce1" office:value-type="string" calcext:value-type="string">
            <text:p>1999-11-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3981 Aliquet Rue</text:p>
          </table:table-cell>
          <table:table-cell office:value-type="string" calcext:value-type="string">
            <text:p>ornare.Fusce@necluctusfelis.edu</text:p>
          </table:table-cell>
          <table:table-cell table:style-name="ce1" office:value-type="string" calcext:value-type="string">
            <text:p>1997-06-0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8318 Donec Av.</text:p>
          </table:table-cell>
          <table:table-cell office:value-type="string" calcext:value-type="string">
            <text:p>amet.consectetuer@Suspendissetristique.co.uk</text:p>
          </table:table-cell>
          <table:table-cell table:style-name="ce1" office:value-type="string" calcext:value-type="string">
            <text:p>1997-03-0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480-7678 Sed, Ave</text:p>
          </table:table-cell>
          <table:table-cell office:value-type="string" calcext:value-type="string">
            <text:p>luctus.sit@acturpisegestas.edu</text:p>
          </table:table-cell>
          <table:table-cell table:style-name="ce1" office:value-type="string" calcext:value-type="string">
            <text:p>1993-12-0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x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Appartement 162-9934 Placerat, Route</text:p>
          </table:table-cell>
          <table:table-cell office:value-type="string" calcext:value-type="string">
            <text:p>interdum.feugiat@quis.ca</text:p>
          </table:table-cell>
          <table:table-cell table:style-name="ce1" office:value-type="string" calcext:value-type="string">
            <text:p>1993-11-17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65-6840 Scelerisque Av.</text:p>
          </table:table-cell>
          <table:table-cell office:value-type="string" calcext:value-type="string">
            <text:p>dui@Integeraliquamadipiscing.com</text:p>
          </table:table-cell>
          <table:table-cell table:style-name="ce1" office:value-type="string" calcext:value-type="string">
            <text:p>1991-01-04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Appartement 622-3974 Mattis Route</text:p>
          </table:table-cell>
          <table:table-cell office:value-type="string" calcext:value-type="string">
            <text:p>tempor.diam.dictum@maurisaliquameu.co.uk</text:p>
          </table:table-cell>
          <table:table-cell table:style-name="ce1" office:value-type="string" calcext:value-type="string">
            <text:p>1993-03-0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Marwane</text:p>
          </table:table-cell>
          <table:table-cell office:value-type="string" calcext:value-type="string">
            <text:p>858-8060 Malesuada Route</text:p>
          </table:table-cell>
          <table:table-cell office:value-type="string" calcext:value-type="string">
            <text:p>Vivamus@egetvenenatis.net</text:p>
          </table:table-cell>
          <table:table-cell table:style-name="ce1" office:value-type="string" calcext:value-type="string">
            <text:p>1996-07-05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Ap #161-7851 Enim Avenue</text:p>
          </table:table-cell>
          <table:table-cell office:value-type="string" calcext:value-type="string">
            <text:p>sem@tinciduntvehicula.org</text:p>
          </table:table-cell>
          <table:table-cell office:value-type="date" office:date-value="1999-09-09" calcext:value-type="date">
            <text:p>1999-09-0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ienne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P.O. Box 294, 5152 Mi Road</text:p>
          </table:table-cell>
          <table:table-cell office:value-type="string" calcext:value-type="string">
            <text:p>molestie.tortor@risusDonec.com</text:p>
          </table:table-cell>
          <table:table-cell office:value-type="date" office:date-value="1997-01-03" calcext:value-type="date">
            <text:p>1997-01-03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Ap #113-7308 Pede. Rd.</text:p>
          </table:table-cell>
          <table:table-cell office:value-type="string" calcext:value-type="string">
            <text:p>Vivamus.molestie.dapibus@Donec.org</text:p>
          </table:table-cell>
          <table:table-cell office:value-type="date" office:date-value="1995-05-10" calcext:value-type="date">
            <text:p>1995-05-1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8589 Fusce Ave</text:p>
          </table:table-cell>
          <table:table-cell office:value-type="string" calcext:value-type="string">
            <text:p>quis.accumsan.convallis@Phasellus.com</text:p>
          </table:table-cell>
          <table:table-cell office:value-type="date" office:date-value="1993-12-13" calcext:value-type="date">
            <text:p>1993-12-13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Ap #858-289 Id, Ave</text:p>
          </table:table-cell>
          <table:table-cell office:value-type="string" calcext:value-type="string">
            <text:p>lacus.Quisque@ridiculusmus.com</text:p>
          </table:table-cell>
          <table:table-cell office:value-type="date" office:date-value="1996-10-29" calcext:value-type="date">
            <text:p>1996-10-2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8778 Placerat. Road</text:p>
          </table:table-cell>
          <table:table-cell office:value-type="string" calcext:value-type="string">
            <text:p>mauris.Suspendisse.aliquet@enimgravidasit.net</text:p>
          </table:table-cell>
          <table:table-cell office:value-type="date" office:date-value="1998-03-20" calcext:value-type="date">
            <text:p>1998-03-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p #511-9455 Amet, St.</text:p>
          </table:table-cell>
          <table:table-cell office:value-type="string" calcext:value-type="string">
            <text:p>eu.odio.Phasellus@incursus.co.uk</text:p>
          </table:table-cell>
          <table:table-cell office:value-type="date" office:date-value="1994-09-07" calcext:value-type="date">
            <text:p>1994-09-0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champs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.O. Box 846, 8735 Mi Av.</text:p>
          </table:table-cell>
          <table:table-cell office:value-type="string" calcext:value-type="string">
            <text:p>consectetuer.cursus.et@egetmetus.ca</text:p>
          </table:table-cell>
          <table:table-cell office:value-type="date" office:date-value="1999-04-30" calcext:value-type="date">
            <text:p>1999-04-3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Maïlé</text:p>
          </table:table-cell>
          <table:table-cell office:value-type="string" calcext:value-type="string">
            <text:p>Ap #548-3505 Nec Ave</text:p>
          </table:table-cell>
          <table:table-cell office:value-type="string" calcext:value-type="string">
            <text:p>tellus.lorem.eu@ProinultricesDuis.edu</text:p>
          </table:table-cell>
          <table:table-cell office:value-type="date" office:date-value="1992-01-08" calcext:value-type="date">
            <text:p>1992-01-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Roméo</text:p>
          </table:table-cell>
          <table:table-cell office:value-type="string" calcext:value-type="string">
            <text:p>P.O. Box 720, 9657 A St.</text:p>
          </table:table-cell>
          <table:table-cell office:value-type="string" calcext:value-type="string">
            <text:p>mauris.aliquam@purus.co.uk</text:p>
          </table:table-cell>
          <table:table-cell office:value-type="date" office:date-value="1994-09-02" calcext:value-type="date">
            <text:p>1994-09-0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5469 Lobortis Ave</text:p>
          </table:table-cell>
          <table:table-cell office:value-type="string" calcext:value-type="string">
            <text:p>ullamcorper.Duis.cursus@vitaealiquet.org</text:p>
          </table:table-cell>
          <table:table-cell office:value-type="date" office:date-value="1998-02-21" calcext:value-type="date">
            <text:p>1998-02-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Élisa</text:p>
          </table:table-cell>
          <table:table-cell office:value-type="string" calcext:value-type="string">
            <text:p>963-8958 Odio St.</text:p>
          </table:table-cell>
          <table:table-cell office:value-type="string" calcext:value-type="string">
            <text:p>ac.nulla.In@Duisdignissimtempor.co.uk</text:p>
          </table:table-cell>
          <table:table-cell office:value-type="date" office:date-value="1992-12-28" calcext:value-type="date">
            <text:p>1992-12-28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chal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567-1572 Iaculis Ave</text:p>
          </table:table-cell>
          <table:table-cell office:value-type="string" calcext:value-type="string">
            <text:p>diam.lorem@Donec.org</text:p>
          </table:table-cell>
          <table:table-cell office:value-type="date" office:date-value="2000-07-10" calcext:value-type="date">
            <text:p>2000-07-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au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.O. Box 436, 3978 Metus. St.</text:p>
          </table:table-cell>
          <table:table-cell office:value-type="string" calcext:value-type="string">
            <text:p>In.lorem.Donec@mi.net</text:p>
          </table:table-cell>
          <table:table-cell office:value-type="date" office:date-value="1995-11-10" calcext:value-type="date">
            <text:p>1995-11-1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all</text:p>
          </table:table-cell>
          <table:table-cell office:value-type="string" calcext:value-type="string">
            <text:p>Zacharis</text:p>
          </table:table-cell>
          <table:table-cell office:value-type="string" calcext:value-type="string">
            <text:p>2149 Mauris Street</text:p>
          </table:table-cell>
          <table:table-cell office:value-type="string" calcext:value-type="string">
            <text:p>feugiat@eleifend.co.uk</text:p>
          </table:table-cell>
          <table:table-cell office:value-type="date" office:date-value="1996-02-26" calcext:value-type="date">
            <text:p>1996-02-2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Ap #440-6367 Fermentum Rd.</text:p>
          </table:table-cell>
          <table:table-cell office:value-type="string" calcext:value-type="string">
            <text:p>ac.libero@Sedpharetra.co.uk</text:p>
          </table:table-cell>
          <table:table-cell office:value-type="date" office:date-value="1991-01-18" calcext:value-type="date">
            <text:p>1991-01-1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Ap #787-7912 Mi Street</text:p>
          </table:table-cell>
          <table:table-cell office:value-type="string" calcext:value-type="string">
            <text:p>semper.erat.in@faucibusid.org</text:p>
          </table:table-cell>
          <table:table-cell office:value-type="date" office:date-value="1999-09-08" calcext:value-type="date">
            <text:p>1999-09-0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chand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P.O. Box 816, 4711 Vitae, Av.</text:p>
          </table:table-cell>
          <table:table-cell office:value-type="string" calcext:value-type="string">
            <text:p>arcu@eu.edu</text:p>
          </table:table-cell>
          <table:table-cell office:value-type="date" office:date-value="1994-05-11" calcext:value-type="date">
            <text:p>1994-05-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7356 Sodales St.</text:p>
          </table:table-cell>
          <table:table-cell office:value-type="string" calcext:value-type="string">
            <text:p>Integer@gravidamauris.org</text:p>
          </table:table-cell>
          <table:table-cell office:value-type="date" office:date-value="1996-04-04" calcext:value-type="date">
            <text:p>1996-04-0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813-2893 Mauris Road</text:p>
          </table:table-cell>
          <table:table-cell office:value-type="string" calcext:value-type="string">
            <text:p>rutrum@egetmetusIn.ca</text:p>
          </table:table-cell>
          <table:table-cell office:value-type="date" office:date-value="1996-10-21" calcext:value-type="date">
            <text:p>1996-10-21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1995 Et St.</text:p>
          </table:table-cell>
          <table:table-cell office:value-type="string" calcext:value-type="string">
            <text:p>luctus@tempusmauriserat.co.uk</text:p>
          </table:table-cell>
          <table:table-cell office:value-type="date" office:date-value="1995-03-18" calcext:value-type="date">
            <text:p>1995-03-1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Mathéo</text:p>
          </table:table-cell>
          <table:table-cell office:value-type="string" calcext:value-type="string">
            <text:p>252-8841 A, St.</text:p>
          </table:table-cell>
          <table:table-cell office:value-type="string" calcext:value-type="string">
            <text:p>imperdiet.non.vestibulum@augueutlacus.ca</text:p>
          </table:table-cell>
          <table:table-cell office:value-type="date" office:date-value="1994-02-12" calcext:value-type="date">
            <text:p>1994-02-1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quie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291-860 Vel, St.</text:p>
          </table:table-cell>
          <table:table-cell office:value-type="string" calcext:value-type="string">
            <text:p>est@ornareegestasligula.com</text:p>
          </table:table-cell>
          <table:table-cell office:value-type="date" office:date-value="1993-09-18" calcext:value-type="date">
            <text:p>1993-09-1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Théo</text:p>
          </table:table-cell>
          <table:table-cell office:value-type="string" calcext:value-type="string">
            <text:p>Ap #530-6069 Penatibus Ave</text:p>
          </table:table-cell>
          <table:table-cell office:value-type="string" calcext:value-type="string">
            <text:p>libero@Cras.com</text:p>
          </table:table-cell>
          <table:table-cell office:value-type="date" office:date-value="1999-08-20" calcext:value-type="date">
            <text:p>1999-08-2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air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842-5512 Proin St.</text:p>
          </table:table-cell>
          <table:table-cell office:value-type="string" calcext:value-type="string">
            <text:p>et.malesuada@pedeNunc.com</text:p>
          </table:table-cell>
          <table:table-cell office:value-type="date" office:date-value="1998-10-18" calcext:value-type="date">
            <text:p>1998-10-1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ure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Ap #462-4076 Tempor St.</text:p>
          </table:table-cell>
          <table:table-cell office:value-type="string" calcext:value-type="string">
            <text:p>eget.volutpat.ornare@semeget.net</text:p>
          </table:table-cell>
          <table:table-cell office:value-type="date" office:date-value="1994-07-29" calcext:value-type="date">
            <text:p>1994-07-29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496-9851 Lacinia. St.</text:p>
          </table:table-cell>
          <table:table-cell office:value-type="string" calcext:value-type="string">
            <text:p>viverra.Donec@arcuiaculisenim.co.uk</text:p>
          </table:table-cell>
          <table:table-cell office:value-type="date" office:date-value="1993-03-03" calcext:value-type="date">
            <text:p>1993-03-03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vallier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375-9700 Venenatis Avenue</text:p>
          </table:table-cell>
          <table:table-cell office:value-type="string" calcext:value-type="string">
            <text:p>vehicula@acturpis.ca</text:p>
          </table:table-cell>
          <table:table-cell office:value-type="date" office:date-value="1992-03-10" calcext:value-type="date">
            <text:p>1992-03-1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178-1373 Fermentum St.</text:p>
          </table:table-cell>
          <table:table-cell office:value-type="string" calcext:value-type="string">
            <text:p>ipsum.ac@orci.co.uk</text:p>
          </table:table-cell>
          <table:table-cell office:value-type="date" office:date-value="1995-12-01" calcext:value-type="date">
            <text:p>1995-12-01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670-1787 Etiam Rd.</text:p>
          </table:table-cell>
          <table:table-cell office:value-type="string" calcext:value-type="string">
            <text:p>consectetuer.ipsum.nunc@metus.net</text:p>
          </table:table-cell>
          <table:table-cell office:value-type="date" office:date-value="1994-04-05" calcext:value-type="date">
            <text:p>1994-04-0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my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122-7469 Natoque Road</text:p>
          </table:table-cell>
          <table:table-cell office:value-type="string" calcext:value-type="string">
            <text:p>metus.urna@Proinvel.com</text:p>
          </table:table-cell>
          <table:table-cell office:value-type="date" office:date-value="1992-06-22" calcext:value-type="date">
            <text:p>1992-06-2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Ap #905-1880 Tellus. Ave</text:p>
          </table:table-cell>
          <table:table-cell office:value-type="string" calcext:value-type="string">
            <text:p>Quisque@suscipitnonummy.co.uk</text:p>
          </table:table-cell>
          <table:table-cell office:value-type="date" office:date-value="1998-09-26" calcext:value-type="date">
            <text:p>1998-09-2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4720 Erat, Rd.</text:p>
          </table:table-cell>
          <table:table-cell office:value-type="string" calcext:value-type="string">
            <text:p>Nam.ligula@Vestibulum.edu</text:p>
          </table:table-cell>
          <table:table-cell office:value-type="date" office:date-value="2000-09-23" calcext:value-type="date">
            <text:p>2000-09-23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p #230-2616 Ligula Road</text:p>
          </table:table-cell>
          <table:table-cell office:value-type="string" calcext:value-type="string">
            <text:p>nunc.ac.mattis@nonvestibulumnec.co.uk</text:p>
          </table:table-cell>
          <table:table-cell office:value-type="date" office:date-value="1998-03-28" calcext:value-type="date">
            <text:p>1998-03-2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llard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862-8332 Sagittis Av.</text:p>
          </table:table-cell>
          <table:table-cell office:value-type="string" calcext:value-type="string">
            <text:p>mi.felis.adipiscing@seddolor.co.uk</text:p>
          </table:table-cell>
          <table:table-cell office:value-type="date" office:date-value="1996-05-24" calcext:value-type="date">
            <text:p>1996-05-24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6512 Aliquam Rd.</text:p>
          </table:table-cell>
          <table:table-cell office:value-type="string" calcext:value-type="string">
            <text:p>mauris.Morbi@aliquet.org</text:p>
          </table:table-cell>
          <table:table-cell office:value-type="date" office:date-value="1993-01-22" calcext:value-type="date">
            <text:p>1993-01-2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9898 Eros. Rd.</text:p>
          </table:table-cell>
          <table:table-cell office:value-type="string" calcext:value-type="string">
            <text:p>in.faucibus.orci@cursus.ca</text:p>
          </table:table-cell>
          <table:table-cell office:value-type="date" office:date-value="1996-03-14" calcext:value-type="date">
            <text:p>1996-03-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p #556-7538 Luctus Rd.</text:p>
          </table:table-cell>
          <table:table-cell office:value-type="string" calcext:value-type="string">
            <text:p>Donec@PhasellusnullaInteger.ca</text:p>
          </table:table-cell>
          <table:table-cell office:value-type="date" office:date-value="1996-06-26" calcext:value-type="date">
            <text:p>1996-06-2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ro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765-5911 Risus, St.</text:p>
          </table:table-cell>
          <table:table-cell office:value-type="string" calcext:value-type="string">
            <text:p>ut.sem@aliquetvelvulputate.ca</text:p>
          </table:table-cell>
          <table:table-cell office:value-type="date" office:date-value="1994-06-22" calcext:value-type="date">
            <text:p>1994-06-2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P.O. Box 631, 9926 Est Rd.</text:p>
          </table:table-cell>
          <table:table-cell office:value-type="string" calcext:value-type="string">
            <text:p>velit@feugiat.org</text:p>
          </table:table-cell>
          <table:table-cell office:value-type="date" office:date-value="1996-12-08" calcext:value-type="date">
            <text:p>1996-12-0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let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7265 Mollis Rd.</text:p>
          </table:table-cell>
          <table:table-cell office:value-type="string" calcext:value-type="string">
            <text:p>ante.ipsum@turpisNullaaliquet.org</text:p>
          </table:table-cell>
          <table:table-cell office:value-type="date" office:date-value="1997-04-04" calcext:value-type="date">
            <text:p>1997-04-0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4842 Nec Ave</text:p>
          </table:table-cell>
          <table:table-cell office:value-type="string" calcext:value-type="string">
            <text:p>purus.accumsan@nascetur.com</text:p>
          </table:table-cell>
          <table:table-cell office:value-type="date" office:date-value="2000-11-27" calcext:value-type="date">
            <text:p>2000-11-2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P.O. Box 778, 3956 Enim Rd.</text:p>
          </table:table-cell>
          <table:table-cell office:value-type="string" calcext:value-type="string">
            <text:p>consectetuer@apurus.ca</text:p>
          </table:table-cell>
          <table:table-cell office:value-type="date" office:date-value="1996-01-20" calcext:value-type="date">
            <text:p>1996-01-2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Loane</text:p>
          </table:table-cell>
          <table:table-cell office:value-type="string" calcext:value-type="string">
            <text:p>Ap #772-1386 Ipsum Rd.</text:p>
          </table:table-cell>
          <table:table-cell office:value-type="string" calcext:value-type="string">
            <text:p>dis.parturient.montes@eudui.edu</text:p>
          </table:table-cell>
          <table:table-cell office:value-type="date" office:date-value="1996-09-12" calcext:value-type="date">
            <text:p>1996-09-1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5652 Nulla Road</text:p>
          </table:table-cell>
          <table:table-cell office:value-type="string" calcext:value-type="string">
            <text:p>molestie.tortor@euismod.co.uk</text:p>
          </table:table-cell>
          <table:table-cell office:value-type="date" office:date-value="1992-07-27" calcext:value-type="date">
            <text:p>1992-07-2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Gabin</text:p>
          </table:table-cell>
          <table:table-cell office:value-type="string" calcext:value-type="string">
            <text:p>P.O. Box 271, 837 Tellus. Rd.</text:p>
          </table:table-cell>
          <table:table-cell office:value-type="string" calcext:value-type="string">
            <text:p>Duis.ac@elitAliquamauctor.ca</text:p>
          </table:table-cell>
          <table:table-cell office:value-type="date" office:date-value="1998-01-05" calcext:value-type="date">
            <text:p>1998-01-05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omte</text:p>
          </table:table-cell>
          <table:table-cell office:value-type="string" calcext:value-type="string">
            <text:p>Loevan</text:p>
          </table:table-cell>
          <table:table-cell office:value-type="string" calcext:value-type="string">
            <text:p>Ap #383-5618 Ut Rd.</text:p>
          </table:table-cell>
          <table:table-cell office:value-type="string" calcext:value-type="string">
            <text:p>Quisque@ac.net</text:p>
          </table:table-cell>
          <table:table-cell office:value-type="date" office:date-value="1997-06-27" calcext:value-type="date">
            <text:p>1997-06-2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as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4183 Consequat St.</text:p>
          </table:table-cell>
          <table:table-cell office:value-type="string" calcext:value-type="string">
            <text:p>Duis.dignissim@Nuncsed.com</text:p>
          </table:table-cell>
          <table:table-cell office:value-type="date" office:date-value="1998-07-07" calcext:value-type="date">
            <text:p>1998-07-0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brun</text:p>
          </table:table-cell>
          <table:table-cell office:value-type="string" calcext:value-type="string">
            <text:p>Émile</text:p>
          </table:table-cell>
          <table:table-cell office:value-type="string" calcext:value-type="string">
            <text:p>554-2515 Turpis Street</text:p>
          </table:table-cell>
          <table:table-cell office:value-type="string" calcext:value-type="string">
            <text:p>mollis@interdum.edu</text:p>
          </table:table-cell>
          <table:table-cell office:value-type="date" office:date-value="1997-12-14" calcext:value-type="date">
            <text:p>1997-12-1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9112 Posuere Rd.</text:p>
          </table:table-cell>
          <table:table-cell office:value-type="string" calcext:value-type="string">
            <text:p>magna.nec.quam@elementumlorem.ca</text:p>
          </table:table-cell>
          <table:table-cell office:value-type="date" office:date-value="1999-06-10" calcext:value-type="date">
            <text:p>1999-06-1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.O. Box 515, 6873 Dis Street</text:p>
          </table:table-cell>
          <table:table-cell office:value-type="string" calcext:value-type="string">
            <text:p>sed.orci@a.edu</text:p>
          </table:table-cell>
          <table:table-cell office:value-type="date" office:date-value="1998-04-29" calcext:value-type="date">
            <text:p>1998-04-2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llar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5980 Porttitor Ave</text:p>
          </table:table-cell>
          <table:table-cell office:value-type="string" calcext:value-type="string">
            <text:p>nostra@et.com</text:p>
          </table:table-cell>
          <table:table-cell office:value-type="date" office:date-value="2000-05-10" calcext:value-type="date">
            <text:p>2000-05-1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p #368-2954 Nisi. Road</text:p>
          </table:table-cell>
          <table:table-cell office:value-type="string" calcext:value-type="string">
            <text:p>ipsum.Phasellus@massa.org</text:p>
          </table:table-cell>
          <table:table-cell office:value-type="date" office:date-value="1991-11-03" calcext:value-type="date">
            <text:p>1991-11-0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p #384-3003 Ut Road</text:p>
          </table:table-cell>
          <table:table-cell office:value-type="string" calcext:value-type="string">
            <text:p>facilisis.eget@Cumsociisnatoque.net</text:p>
          </table:table-cell>
          <table:table-cell office:value-type="date" office:date-value="1997-10-29" calcext:value-type="date">
            <text:p>1997-10-2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P.O. Box 708, 5952 Lectus Road</text:p>
          </table:table-cell>
          <table:table-cell office:value-type="string" calcext:value-type="string">
            <text:p>ultricies.ligula@acmieleifend.org</text:p>
          </table:table-cell>
          <table:table-cell office:value-type="date" office:date-value="1993-11-13" calcext:value-type="date">
            <text:p>1993-11-13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117-8789 Ante Av.</text:p>
          </table:table-cell>
          <table:table-cell office:value-type="string" calcext:value-type="string">
            <text:p>risus@at.edu</text:p>
          </table:table-cell>
          <table:table-cell office:value-type="date" office:date-value="1991-12-12" calcext:value-type="date">
            <text:p>1991-12-1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p #520-5694 Auctor St.</text:p>
          </table:table-cell>
          <table:table-cell office:value-type="string" calcext:value-type="string">
            <text:p>Nullam.enim@velvulputateeu.org</text:p>
          </table:table-cell>
          <table:table-cell office:value-type="date" office:date-value="1992-09-03" calcext:value-type="date">
            <text:p>1992-09-0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449-7881 Non Ave</text:p>
          </table:table-cell>
          <table:table-cell office:value-type="string" calcext:value-type="string">
            <text:p>a.purus.Duis@Aliquam.org</text:p>
          </table:table-cell>
          <table:table-cell office:value-type="date" office:date-value="1994-04-08" calcext:value-type="date">
            <text:p>1994-04-08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P.O. Box 376, 309 Nunc Avenue</text:p>
          </table:table-cell>
          <table:table-cell office:value-type="string" calcext:value-type="string">
            <text:p>tincidunt.tempus.risus@massaMauris.co.uk</text:p>
          </table:table-cell>
          <table:table-cell office:value-type="date" office:date-value="1996-06-14" calcext:value-type="date">
            <text:p>1996-06-1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Ap #418-5438 Lacinia. Street</text:p>
          </table:table-cell>
          <table:table-cell office:value-type="string" calcext:value-type="string">
            <text:p>eu.arcu@semperdui.com</text:p>
          </table:table-cell>
          <table:table-cell office:value-type="date" office:date-value="1999-08-01" calcext:value-type="date">
            <text:p>1999-08-01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P.O. Box 127, 4776 Arcu. St.</text:p>
          </table:table-cell>
          <table:table-cell office:value-type="string" calcext:value-type="string">
            <text:p>Donec.at@blanditenimconsequat.co.uk</text:p>
          </table:table-cell>
          <table:table-cell office:value-type="date" office:date-value="1994-11-28" calcext:value-type="date">
            <text:p>1994-11-28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P.O. Box 212, 7688 Commodo St.</text:p>
          </table:table-cell>
          <table:table-cell office:value-type="string" calcext:value-type="string">
            <text:p>egestas@facilisisfacilisis.ca</text:p>
          </table:table-cell>
          <table:table-cell office:value-type="date" office:date-value="1998-08-23" calcext:value-type="date">
            <text:p>1998-08-23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Ap #793-5841 Non, Ave</text:p>
          </table:table-cell>
          <table:table-cell office:value-type="string" calcext:value-type="string">
            <text:p>lacus.Nulla@Donecdignissimmagna.ca</text:p>
          </table:table-cell>
          <table:table-cell office:value-type="date" office:date-value="1991-05-09" calcext:value-type="date">
            <text:p>1991-05-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.O. Box 605, 8662 Enim, Street</text:p>
          </table:table-cell>
          <table:table-cell office:value-type="string" calcext:value-type="string">
            <text:p>lobortis@elitNullafacilisi.com</text:p>
          </table:table-cell>
          <table:table-cell office:value-type="date" office:date-value="1999-04-07" calcext:value-type="date">
            <text:p>1999-04-0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567-6583 Ut, Ave</text:p>
          </table:table-cell>
          <table:table-cell office:value-type="string" calcext:value-type="string">
            <text:p>pretium.aliquet@vestibulumMaurismagna.edu</text:p>
          </table:table-cell>
          <table:table-cell office:value-type="date" office:date-value="1995-11-14" calcext:value-type="date">
            <text:p>1995-11-1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p #239-6949 Orci, Rd.</text:p>
          </table:table-cell>
          <table:table-cell office:value-type="string" calcext:value-type="string">
            <text:p>fermentum.fermentum@arcuVivamus.com</text:p>
          </table:table-cell>
          <table:table-cell office:value-type="date" office:date-value="1994-06-20" calcext:value-type="date">
            <text:p>1994-06-2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ienn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771-6005 Egestas Road</text:p>
          </table:table-cell>
          <table:table-cell office:value-type="string" calcext:value-type="string">
            <text:p>nec@neque.com</text:p>
          </table:table-cell>
          <table:table-cell office:value-type="date" office:date-value="2000-04-23" calcext:value-type="date">
            <text:p>2000-04-2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Ap #108-3624 Risus. St.</text:p>
          </table:table-cell>
          <table:table-cell office:value-type="string" calcext:value-type="string">
            <text:p>inceptos@Nullamvelitdui.com</text:p>
          </table:table-cell>
          <table:table-cell office:value-type="date" office:date-value="1998-10-13" calcext:value-type="date">
            <text:p>1998-10-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Ap #268-1184 Lacus. Ave</text:p>
          </table:table-cell>
          <table:table-cell office:value-type="string" calcext:value-type="string">
            <text:p>Phasellus.vitae.mauris@indolorFusce.net</text:p>
          </table:table-cell>
          <table:table-cell office:value-type="date" office:date-value="1997-11-05" calcext:value-type="date">
            <text:p>1997-11-0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P.O. Box 281, 6043 Lorem, Rd.</text:p>
          </table:table-cell>
          <table:table-cell office:value-type="string" calcext:value-type="string">
            <text:p>in@a.net</text:p>
          </table:table-cell>
          <table:table-cell office:value-type="date" office:date-value="1995-10-26" calcext:value-type="date">
            <text:p>1995-10-2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799-2644 Sed Rd.</text:p>
          </table:table-cell>
          <table:table-cell office:value-type="string" calcext:value-type="string">
            <text:p>arcu@idmagnaet.com</text:p>
          </table:table-cell>
          <table:table-cell office:value-type="date" office:date-value="1991-03-06" calcext:value-type="date">
            <text:p>1991-03-0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chal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Ap #713-3843 Magnis Road</text:p>
          </table:table-cell>
          <table:table-cell office:value-type="string" calcext:value-type="string">
            <text:p>cursus@arcuet.edu</text:p>
          </table:table-cell>
          <table:table-cell office:value-type="date" office:date-value="1993-11-11" calcext:value-type="date">
            <text:p>1993-11-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ie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.O. Box 374, 180 Ipsum Rd.</text:p>
          </table:table-cell>
          <table:table-cell office:value-type="string" calcext:value-type="string">
            <text:p>Proin.nisl.sem@vitae.org</text:p>
          </table:table-cell>
          <table:table-cell office:value-type="date" office:date-value="1994-01-12" calcext:value-type="date">
            <text:p>1994-01-1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5680 Sed Rd.</text:p>
          </table:table-cell>
          <table:table-cell office:value-type="string" calcext:value-type="string">
            <text:p>penatibus@pretiumaliquet.co.uk</text:p>
          </table:table-cell>
          <table:table-cell office:value-type="date" office:date-value="1993-02-19" calcext:value-type="date">
            <text:p>1993-02-19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ira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681-125 Nec Avenue</text:p>
          </table:table-cell>
          <table:table-cell office:value-type="string" calcext:value-type="string">
            <text:p>sed.dolor.Fusce@libero.org</text:p>
          </table:table-cell>
          <table:table-cell office:value-type="date" office:date-value="1995-10-23" calcext:value-type="date">
            <text:p>1995-10-23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124-3175 Ipsum Avenue</text:p>
          </table:table-cell>
          <table:table-cell office:value-type="string" calcext:value-type="string">
            <text:p>diam.Proin.dolor@Donecestmauris.ca</text:p>
          </table:table-cell>
          <table:table-cell office:value-type="date" office:date-value="1993-12-02" calcext:value-type="date">
            <text:p>1993-12-0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5730 Magna St.</text:p>
          </table:table-cell>
          <table:table-cell office:value-type="string" calcext:value-type="string">
            <text:p>blandit.viverra.Donec@tellusPhaselluselit.net</text:p>
          </table:table-cell>
          <table:table-cell office:value-type="date" office:date-value="1999-04-23" calcext:value-type="date">
            <text:p>1999-04-23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549-2273 Orci, Ave</text:p>
          </table:table-cell>
          <table:table-cell office:value-type="string" calcext:value-type="string">
            <text:p>Suspendisse@idnunc.ca</text:p>
          </table:table-cell>
          <table:table-cell office:value-type="date" office:date-value="1999-12-13" calcext:value-type="date">
            <text:p>1999-12-1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Gaspard</text:p>
          </table:table-cell>
          <table:table-cell office:value-type="string" calcext:value-type="string">
            <text:p>415-866 Sem. St.</text:p>
          </table:table-cell>
          <table:table-cell office:value-type="string" calcext:value-type="string">
            <text:p>ante.iaculis.nec@veliteu.com</text:p>
          </table:table-cell>
          <table:table-cell office:value-type="date" office:date-value="1992-06-28" calcext:value-type="date">
            <text:p>1992-06-28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Léonard</text:p>
          </table:table-cell>
          <table:table-cell office:value-type="string" calcext:value-type="string">
            <text:p>Ap #530-3187 Nisi Rd.</text:p>
          </table:table-cell>
          <table:table-cell office:value-type="string" calcext:value-type="string">
            <text:p>Nullam.enim@orciluctus.net</text:p>
          </table:table-cell>
          <table:table-cell office:value-type="date" office:date-value="1998-07-13" calcext:value-type="date">
            <text:p>1998-07-1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764-2566 Eu Street</text:p>
          </table:table-cell>
          <table:table-cell office:value-type="string" calcext:value-type="string">
            <text:p>mollis@consequatpurus.org</text:p>
          </table:table-cell>
          <table:table-cell office:value-type="date" office:date-value="1992-07-04" calcext:value-type="date">
            <text:p>1992-07-0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Syrine</text:p>
          </table:table-cell>
          <table:table-cell office:value-type="string" calcext:value-type="string">
            <text:p>Ap #221-2035 Leo. Ave</text:p>
          </table:table-cell>
          <table:table-cell office:value-type="string" calcext:value-type="string">
            <text:p>ipsum@auctornon.edu</text:p>
          </table:table-cell>
          <table:table-cell office:value-type="date" office:date-value="1998-07-24" calcext:value-type="date">
            <text:p>1998-07-24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868-7037 Lorem Rd.</text:p>
          </table:table-cell>
          <table:table-cell office:value-type="string" calcext:value-type="string">
            <text:p>neque.Nullam.ut@eu.ca</text:p>
          </table:table-cell>
          <table:table-cell office:value-type="date" office:date-value="1999-06-06" calcext:value-type="date">
            <text:p>1999-06-0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7854 Turpis Rd.</text:p>
          </table:table-cell>
          <table:table-cell office:value-type="string" calcext:value-type="string">
            <text:p>turpis@nibhvulputatemauris.ca</text:p>
          </table:table-cell>
          <table:table-cell office:value-type="date" office:date-value="1991-02-03" calcext:value-type="date">
            <text:p>1991-02-0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7150 Et St.</text:p>
          </table:table-cell>
          <table:table-cell office:value-type="string" calcext:value-type="string">
            <text:p>pede.malesuada@Cumsociisnatoque.org</text:p>
          </table:table-cell>
          <table:table-cell office:value-type="date" office:date-value="1995-01-06" calcext:value-type="date">
            <text:p>1995-01-0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o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105 Fermentum Rd.</text:p>
          </table:table-cell>
          <table:table-cell office:value-type="string" calcext:value-type="string">
            <text:p>nec.cursus@nullavulputate.edu</text:p>
          </table:table-cell>
          <table:table-cell office:value-type="date" office:date-value="1993-11-17" calcext:value-type="date">
            <text:p>1993-11-1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rand</text:p>
          </table:table-cell>
          <table:table-cell office:value-type="string" calcext:value-type="string">
            <text:p>Grégory</text:p>
          </table:table-cell>
          <table:table-cell office:value-type="string" calcext:value-type="string">
            <text:p>Ap #662-9336 Elementum Avenue</text:p>
          </table:table-cell>
          <table:table-cell office:value-type="string" calcext:value-type="string">
            <text:p>elit.erat@arcuVestibulumut.edu</text:p>
          </table:table-cell>
          <table:table-cell office:value-type="date" office:date-value="1991-08-09" calcext:value-type="date">
            <text:p>1991-08-09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Maïlé</text:p>
          </table:table-cell>
          <table:table-cell office:value-type="string" calcext:value-type="string">
            <text:p>955-9732 Eu Rd.</text:p>
          </table:table-cell>
          <table:table-cell office:value-type="string" calcext:value-type="string">
            <text:p>a.malesuada@Loremipsumdolor.net</text:p>
          </table:table-cell>
          <table:table-cell office:value-type="date" office:date-value="1991-11-01" calcext:value-type="date">
            <text:p>1991-11-0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937-6758 Ipsum St.</text:p>
          </table:table-cell>
          <table:table-cell office:value-type="string" calcext:value-type="string">
            <text:p>dignissim.magna@nulla.edu</text:p>
          </table:table-cell>
          <table:table-cell office:value-type="date" office:date-value="1992-06-02" calcext:value-type="date">
            <text:p>1992-06-0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p #387-6509 Fusce Road</text:p>
          </table:table-cell>
          <table:table-cell office:value-type="string" calcext:value-type="string">
            <text:p>nisi.Mauris.nulla@Curabiturutodio.ca</text:p>
          </table:table-cell>
          <table:table-cell office:value-type="date" office:date-value="1998-09-10" calcext:value-type="date">
            <text:p>1998-09-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292-9447 Maecenas St.</text:p>
          </table:table-cell>
          <table:table-cell office:value-type="string" calcext:value-type="string">
            <text:p>aliquam.eu.accumsan@temporarcuVestibulum.net</text:p>
          </table:table-cell>
          <table:table-cell office:value-type="date" office:date-value="1991-11-04" calcext:value-type="date">
            <text:p>1991-11-0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p #914-7885 Fusce Avenue</text:p>
          </table:table-cell>
          <table:table-cell office:value-type="string" calcext:value-type="string">
            <text:p>lacinia.vitae@liberoduinec.co.uk</text:p>
          </table:table-cell>
          <table:table-cell office:value-type="date" office:date-value="1993-06-10" calcext:value-type="date">
            <text:p>1993-06-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5300 Sagittis. Road</text:p>
          </table:table-cell>
          <table:table-cell office:value-type="string" calcext:value-type="string">
            <text:p>et@suscipitest.net</text:p>
          </table:table-cell>
          <table:table-cell office:value-type="date" office:date-value="1992-09-14" calcext:value-type="date">
            <text:p>1992-09-1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omte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Ap #928-2253 Tellus, St.</text:p>
          </table:table-cell>
          <table:table-cell office:value-type="string" calcext:value-type="string">
            <text:p>mi.Aliquam.gravida@erosnon.com</text:p>
          </table:table-cell>
          <table:table-cell office:value-type="date" office:date-value="1999-03-31" calcext:value-type="date">
            <text:p>1999-03-3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908-9166 Volutpat. St.</text:p>
          </table:table-cell>
          <table:table-cell office:value-type="string" calcext:value-type="string">
            <text:p>eu.metus@auctornon.edu</text:p>
          </table:table-cell>
          <table:table-cell office:value-type="date" office:date-value="1991-04-05" calcext:value-type="date">
            <text:p>1991-04-05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Yüna</text:p>
          </table:table-cell>
          <table:table-cell office:value-type="string" calcext:value-type="string">
            <text:p>1368 Diam Rd.</text:p>
          </table:table-cell>
          <table:table-cell office:value-type="string" calcext:value-type="string">
            <text:p>malesuada@nuncestmollis.com</text:p>
          </table:table-cell>
          <table:table-cell office:value-type="date" office:date-value="1998-05-21" calcext:value-type="date">
            <text:p>1998-05-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pentie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325-8255 Nec Rd.</text:p>
          </table:table-cell>
          <table:table-cell office:value-type="string" calcext:value-type="string">
            <text:p>Sed.pharetra.felis@nisinibh.net</text:p>
          </table:table-cell>
          <table:table-cell office:value-type="date" office:date-value="1997-06-02" calcext:value-type="date">
            <text:p>1997-06-0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Ap #679-3851 Eu St.</text:p>
          </table:table-cell>
          <table:table-cell office:value-type="string" calcext:value-type="string">
            <text:p>nisi.Aenean@disparturient.co.uk</text:p>
          </table:table-cell>
          <table:table-cell office:value-type="date" office:date-value="2000-02-09" calcext:value-type="date">
            <text:p>2000-02-0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Ap #847-7181 Vulputate Rd.</text:p>
          </table:table-cell>
          <table:table-cell office:value-type="string" calcext:value-type="string">
            <text:p>enim.non.nisi@Donecnonjusto.net</text:p>
          </table:table-cell>
          <table:table-cell office:value-type="date" office:date-value="1992-10-07" calcext:value-type="date">
            <text:p>1992-10-07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chal</text:p>
          </table:table-cell>
          <table:table-cell office:value-type="string" calcext:value-type="string">
            <text:p>Chaïma</text:p>
          </table:table-cell>
          <table:table-cell office:value-type="string" calcext:value-type="string">
            <text:p>4887 Amet St.</text:p>
          </table:table-cell>
          <table:table-cell office:value-type="string" calcext:value-type="string">
            <text:p>tincidunt@massaInteger.com</text:p>
          </table:table-cell>
          <table:table-cell office:value-type="date" office:date-value="1992-04-28" calcext:value-type="date">
            <text:p>1992-04-2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Yanis</text:p>
          </table:table-cell>
          <table:table-cell office:value-type="string" calcext:value-type="string">
            <text:p>369-3989 Semper Avenue</text:p>
          </table:table-cell>
          <table:table-cell office:value-type="string" calcext:value-type="string">
            <text:p>auctor.odio@erat.co.uk</text:p>
          </table:table-cell>
          <table:table-cell office:value-type="date" office:date-value="1999-07-28" calcext:value-type="date">
            <text:p>1999-07-2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4389 Augue Road</text:p>
          </table:table-cell>
          <table:table-cell office:value-type="string" calcext:value-type="string">
            <text:p>non.dapibus.rutrum@Cum.net</text:p>
          </table:table-cell>
          <table:table-cell office:value-type="date" office:date-value="1993-07-26" calcext:value-type="date">
            <text:p>1993-07-2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.O. Box 444, 1538 Tempus St.</text:p>
          </table:table-cell>
          <table:table-cell office:value-type="string" calcext:value-type="string">
            <text:p>luctus.et@asollicitudinorci.co.uk</text:p>
          </table:table-cell>
          <table:table-cell office:value-type="date" office:date-value="2000-10-21" calcext:value-type="date">
            <text:p>2000-10-21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810-6284 Urna Av.</text:p>
          </table:table-cell>
          <table:table-cell office:value-type="string" calcext:value-type="string">
            <text:p>Aliquam.auctor@sedturpisnec.edu</text:p>
          </table:table-cell>
          <table:table-cell office:value-type="date" office:date-value="1993-12-26" calcext:value-type="date">
            <text:p>1993-12-2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Syrine</text:p>
          </table:table-cell>
          <table:table-cell office:value-type="string" calcext:value-type="string">
            <text:p>878-467 Mauris Avenue</text:p>
          </table:table-cell>
          <table:table-cell office:value-type="string" calcext:value-type="string">
            <text:p>arcu.Vivamus@penatibus.edu</text:p>
          </table:table-cell>
          <table:table-cell office:value-type="date" office:date-value="1997-01-21" calcext:value-type="date">
            <text:p>1997-01-2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ulain</text:p>
          </table:table-cell>
          <table:table-cell office:value-type="string" calcext:value-type="string">
            <text:p>Chaïma</text:p>
          </table:table-cell>
          <table:table-cell office:value-type="string" calcext:value-type="string">
            <text:p>9293 Mauris St.</text:p>
          </table:table-cell>
          <table:table-cell office:value-type="string" calcext:value-type="string">
            <text:p>tincidunt.neque@interdum.co.uk</text:p>
          </table:table-cell>
          <table:table-cell office:value-type="date" office:date-value="1994-02-17" calcext:value-type="date">
            <text:p>1994-02-1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P.O. Box 304, 3417 Dolor. St.</text:p>
          </table:table-cell>
          <table:table-cell office:value-type="string" calcext:value-type="string">
            <text:p>sapien@arcuVivamussit.org</text:p>
          </table:table-cell>
          <table:table-cell office:value-type="date" office:date-value="1998-04-27" calcext:value-type="date">
            <text:p>1998-04-2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5809 Ridiculus St.</text:p>
          </table:table-cell>
          <table:table-cell office:value-type="string" calcext:value-type="string">
            <text:p>Aliquam@facilisis.org</text:p>
          </table:table-cell>
          <table:table-cell office:value-type="date" office:date-value="1996-05-22" calcext:value-type="date">
            <text:p>1996-05-2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llet</text:p>
          </table:table-cell>
          <table:table-cell office:value-type="string" calcext:value-type="string">
            <text:p>Malo</text:p>
          </table:table-cell>
          <table:table-cell office:value-type="string" calcext:value-type="string">
            <text:p>7273 At St.</text:p>
          </table:table-cell>
          <table:table-cell office:value-type="string" calcext:value-type="string">
            <text:p>vitae@hendrerit.com</text:p>
          </table:table-cell>
          <table:table-cell office:value-type="date" office:date-value="1991-07-26" calcext:value-type="date">
            <text:p>1991-07-26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3811 Et Ave</text:p>
          </table:table-cell>
          <table:table-cell office:value-type="string" calcext:value-type="string">
            <text:p>laoreet@quismassa.ca</text:p>
          </table:table-cell>
          <table:table-cell office:value-type="date" office:date-value="1997-09-12" calcext:value-type="date">
            <text:p>1997-09-1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ebvr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181-5641 Nisl. Street</text:p>
          </table:table-cell>
          <table:table-cell office:value-type="string" calcext:value-type="string">
            <text:p>magna.malesuada@molestieSed.co.uk</text:p>
          </table:table-cell>
          <table:table-cell office:value-type="date" office:date-value="1999-01-01" calcext:value-type="date">
            <text:p>1999-01-01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yer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7248 Eget Street</text:p>
          </table:table-cell>
          <table:table-cell office:value-type="string" calcext:value-type="string">
            <text:p>magna.Suspendisse.tristique@Etiamimperdietdictum.ca</text:p>
          </table:table-cell>
          <table:table-cell office:value-type="date" office:date-value="1996-06-10" calcext:value-type="date">
            <text:p>1996-06-1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Éléna</text:p>
          </table:table-cell>
          <table:table-cell office:value-type="string" calcext:value-type="string">
            <text:p>8673 Risus St.</text:p>
          </table:table-cell>
          <table:table-cell office:value-type="string" calcext:value-type="string">
            <text:p>mauris@montesnascetur.edu</text:p>
          </table:table-cell>
          <table:table-cell office:value-type="date" office:date-value="2000-06-18" calcext:value-type="date">
            <text:p>2000-06-1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P.O. Box 986, 6204 Amet, Street</text:p>
          </table:table-cell>
          <table:table-cell office:value-type="string" calcext:value-type="string">
            <text:p>cursus.Integer.mollis@PraesentluctusCurabitur.net</text:p>
          </table:table-cell>
          <table:table-cell office:value-type="date" office:date-value="1994-08-22" calcext:value-type="date">
            <text:p>1994-08-2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817 Non St.</text:p>
          </table:table-cell>
          <table:table-cell office:value-type="string" calcext:value-type="string">
            <text:p>quam.a.felis@quispede.com</text:p>
          </table:table-cell>
          <table:table-cell office:value-type="date" office:date-value="1997-12-11" calcext:value-type="date">
            <text:p>1997-12-1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1839 Tempus, Av.</text:p>
          </table:table-cell>
          <table:table-cell office:value-type="string" calcext:value-type="string">
            <text:p>ante.Vivamus.non@velfaucibusid.org</text:p>
          </table:table-cell>
          <table:table-cell office:value-type="date" office:date-value="1998-03-06" calcext:value-type="date">
            <text:p>1998-03-0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P.O. Box 553, 4194 Mi Rd.</text:p>
          </table:table-cell>
          <table:table-cell office:value-type="string" calcext:value-type="string">
            <text:p>ac.fermentum@Nullasempertellus.edu</text:p>
          </table:table-cell>
          <table:table-cell office:value-type="date" office:date-value="1998-01-03" calcext:value-type="date">
            <text:p>1998-01-0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.O. Box 149, 2329 Ipsum. Street</text:p>
          </table:table-cell>
          <table:table-cell office:value-type="string" calcext:value-type="string">
            <text:p>congue.turpis@disparturientmontes.net</text:p>
          </table:table-cell>
          <table:table-cell office:value-type="date" office:date-value="1994-08-10" calcext:value-type="date">
            <text:p>1994-08-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P.O. Box 948, 7521 Rhoncus. Rd.</text:p>
          </table:table-cell>
          <table:table-cell office:value-type="string" calcext:value-type="string">
            <text:p>rutrum.urna@consequatnec.co.uk</text:p>
          </table:table-cell>
          <table:table-cell office:value-type="date" office:date-value="1999-06-22" calcext:value-type="date">
            <text:p>1999-06-2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vallier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p #143-1695 Dui, Street</text:p>
          </table:table-cell>
          <table:table-cell office:value-type="string" calcext:value-type="string">
            <text:p>dapibus.gravida@utmolestie.net</text:p>
          </table:table-cell>
          <table:table-cell office:value-type="date" office:date-value="1996-09-10" calcext:value-type="date">
            <text:p>1996-09-1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P.O. Box 462, 8849 Eu St.</text:p>
          </table:table-cell>
          <table:table-cell office:value-type="string" calcext:value-type="string">
            <text:p>sed@a.edu</text:p>
          </table:table-cell>
          <table:table-cell office:value-type="date" office:date-value="1994-09-20" calcext:value-type="date">
            <text:p>1994-09-2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ot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.O. Box 603, 6021 Cursus. Av.</text:p>
          </table:table-cell>
          <table:table-cell office:value-type="string" calcext:value-type="string">
            <text:p>Integer@nonjustoProin.net</text:p>
          </table:table-cell>
          <table:table-cell office:value-type="date" office:date-value="1999-12-11" calcext:value-type="date">
            <text:p>1999-12-1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ard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.O. Box 159, 8555 Fusce Av.</text:p>
          </table:table-cell>
          <table:table-cell office:value-type="string" calcext:value-type="string">
            <text:p>Suspendisse.tristique@semper.net</text:p>
          </table:table-cell>
          <table:table-cell office:value-type="date" office:date-value="1991-03-09" calcext:value-type="date">
            <text:p>1991-03-09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roux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382-8958 Tellus St.</text:p>
          </table:table-cell>
          <table:table-cell office:value-type="string" calcext:value-type="string">
            <text:p>eu@ac.co.uk</text:p>
          </table:table-cell>
          <table:table-cell office:value-type="date" office:date-value="1996-02-15" calcext:value-type="date">
            <text:p>1996-02-1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820-3415 Duis Road</text:p>
          </table:table-cell>
          <table:table-cell office:value-type="string" calcext:value-type="string">
            <text:p>mauris.blandit.mattis@Nam.ca</text:p>
          </table:table-cell>
          <table:table-cell office:value-type="date" office:date-value="1992-04-20" calcext:value-type="date">
            <text:p>1992-04-20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6737 Luctus Road</text:p>
          </table:table-cell>
          <table:table-cell office:value-type="string" calcext:value-type="string">
            <text:p>neque.Morbi@laciniaat.org</text:p>
          </table:table-cell>
          <table:table-cell office:value-type="date" office:date-value="1997-01-06" calcext:value-type="date">
            <text:p>1997-01-0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p #112-2688 Cras Av.</text:p>
          </table:table-cell>
          <table:table-cell office:value-type="string" calcext:value-type="string">
            <text:p>mollis.Phasellus.libero@aduiCras.edu</text:p>
          </table:table-cell>
          <table:table-cell office:value-type="date" office:date-value="1999-01-08" calcext:value-type="date">
            <text:p>1999-01-08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P.O. Box 186, 622 Elit, St.</text:p>
          </table:table-cell>
          <table:table-cell office:value-type="string" calcext:value-type="string">
            <text:p>eu@arcu.org</text:p>
          </table:table-cell>
          <table:table-cell office:value-type="date" office:date-value="1994-08-18" calcext:value-type="date">
            <text:p>1994-08-1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594 Dapibus St.</text:p>
          </table:table-cell>
          <table:table-cell office:value-type="string" calcext:value-type="string">
            <text:p>nibh.vulputate@risusNuncac.co.uk</text:p>
          </table:table-cell>
          <table:table-cell office:value-type="date" office:date-value="1994-05-11" calcext:value-type="date">
            <text:p>1994-05-11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P.O. Box 802, 4730 Vestibulum Rd.</text:p>
          </table:table-cell>
          <table:table-cell office:value-type="string" calcext:value-type="string">
            <text:p>sem@leo.com</text:p>
          </table:table-cell>
          <table:table-cell office:value-type="date" office:date-value="1996-09-24" calcext:value-type="date">
            <text:p>1996-09-24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Ap #122-5455 Pharetra. Rd.</text:p>
          </table:table-cell>
          <table:table-cell office:value-type="string" calcext:value-type="string">
            <text:p>ultricies@interdumligula.edu</text:p>
          </table:table-cell>
          <table:table-cell office:value-type="date" office:date-value="1992-05-19" calcext:value-type="date">
            <text:p>1992-05-1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P.O. Box 932, 5852 Ipsum. Ave</text:p>
          </table:table-cell>
          <table:table-cell office:value-type="string" calcext:value-type="string">
            <text:p>massa@sollicitudincommodo.co.uk</text:p>
          </table:table-cell>
          <table:table-cell office:value-type="date" office:date-value="2000-08-15" calcext:value-type="date">
            <text:p>2000-08-1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er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Ap #575-3476 Sed Av.</text:p>
          </table:table-cell>
          <table:table-cell office:value-type="string" calcext:value-type="string">
            <text:p>urna.nec@inconsectetuer.org</text:p>
          </table:table-cell>
          <table:table-cell office:value-type="date" office:date-value="1991-01-22" calcext:value-type="date">
            <text:p>1991-01-2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Ap #197-5584 Nisi Av.</text:p>
          </table:table-cell>
          <table:table-cell office:value-type="string" calcext:value-type="string">
            <text:p>molestie.dapibus@scelerisquesedsapien.net</text:p>
          </table:table-cell>
          <table:table-cell office:value-type="date" office:date-value="1998-06-07" calcext:value-type="date">
            <text:p>1998-06-0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P.O. Box 682, 8735 Dictum. Avenue</text:p>
          </table:table-cell>
          <table:table-cell office:value-type="string" calcext:value-type="string">
            <text:p>mus.Proin.vel@quamvelsapien.co.uk</text:p>
          </table:table-cell>
          <table:table-cell office:value-type="date" office:date-value="1991-12-04" calcext:value-type="date">
            <text:p>1991-12-04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llar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7342 Ligula. Rd.</text:p>
          </table:table-cell>
          <table:table-cell office:value-type="string" calcext:value-type="string">
            <text:p>non.lobortis.quis@tristiqueneque.org</text:p>
          </table:table-cell>
          <table:table-cell office:value-type="date" office:date-value="1999-02-22" calcext:value-type="date">
            <text:p>1999-02-2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570-4000 Nibh. Avenue</text:p>
          </table:table-cell>
          <table:table-cell office:value-type="string" calcext:value-type="string">
            <text:p>ridiculus.mus.Proin@viverraMaecenas.ca</text:p>
          </table:table-cell>
          <table:table-cell office:value-type="date" office:date-value="1993-02-26" calcext:value-type="date">
            <text:p>1993-02-2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Yasmine</text:p>
          </table:table-cell>
          <table:table-cell office:value-type="string" calcext:value-type="string">
            <text:p>7325 Natoque Rd.</text:p>
          </table:table-cell>
          <table:table-cell office:value-type="string" calcext:value-type="string">
            <text:p>a.tortor.Nunc@venenatislacusEtiam.co.uk</text:p>
          </table:table-cell>
          <table:table-cell office:value-type="date" office:date-value="1995-01-16" calcext:value-type="date">
            <text:p>1995-01-16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ve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620-2768 Ac St.</text:p>
          </table:table-cell>
          <table:table-cell office:value-type="string" calcext:value-type="string">
            <text:p>aliquet.lobortis@at.co.uk</text:p>
          </table:table-cell>
          <table:table-cell office:value-type="date" office:date-value="1998-07-16" calcext:value-type="date">
            <text:p>1998-07-1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Ap #398-6995 Pede, Rd.</text:p>
          </table:table-cell>
          <table:table-cell office:value-type="string" calcext:value-type="string">
            <text:p>lorem.lorem.luctus@miDuisrisus.ca</text:p>
          </table:table-cell>
          <table:table-cell office:value-type="date" office:date-value="1994-10-14" calcext:value-type="date">
            <text:p>1994-10-1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quier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1835 Leo. St.</text:p>
          </table:table-cell>
          <table:table-cell office:value-type="string" calcext:value-type="string">
            <text:p>nunc@Aliquam.org</text:p>
          </table:table-cell>
          <table:table-cell office:value-type="date" office:date-value="1998-02-07" calcext:value-type="date">
            <text:p>1998-02-07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320-1195 Et Rd.</text:p>
          </table:table-cell>
          <table:table-cell office:value-type="string" calcext:value-type="string">
            <text:p>ac.fermentum.vel@scelerisque.edu</text:p>
          </table:table-cell>
          <table:table-cell office:value-type="date" office:date-value="1992-04-07" calcext:value-type="date">
            <text:p>1992-04-0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771-3156 Sed Street</text:p>
          </table:table-cell>
          <table:table-cell office:value-type="string" calcext:value-type="string">
            <text:p>at@lacusvestibulum.org</text:p>
          </table:table-cell>
          <table:table-cell office:value-type="date" office:date-value="1998-04-02" calcext:value-type="date">
            <text:p>1998-04-0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1518 Metus. Street</text:p>
          </table:table-cell>
          <table:table-cell office:value-type="string" calcext:value-type="string">
            <text:p>congue.a@Aeneansedpede.ca</text:p>
          </table:table-cell>
          <table:table-cell office:value-type="date" office:date-value="1992-08-12" calcext:value-type="date">
            <text:p>1992-08-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et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P.O. Box 819, 3239 Vel St.</text:p>
          </table:table-cell>
          <table:table-cell office:value-type="string" calcext:value-type="string">
            <text:p>cursus.vestibulum.Mauris@utcursus.ca</text:p>
          </table:table-cell>
          <table:table-cell office:value-type="date" office:date-value="1991-09-14" calcext:value-type="date">
            <text:p>1991-09-1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rd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9857 Imperdiet, Road</text:p>
          </table:table-cell>
          <table:table-cell office:value-type="string" calcext:value-type="string">
            <text:p>aliquet@risus.com</text:p>
          </table:table-cell>
          <table:table-cell office:value-type="date" office:date-value="1999-04-20" calcext:value-type="date">
            <text:p>1999-04-2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Clémence</text:p>
          </table:table-cell>
          <table:table-cell office:value-type="string" calcext:value-type="string">
            <text:p>488-6705 Molestie Ave</text:p>
          </table:table-cell>
          <table:table-cell office:value-type="string" calcext:value-type="string">
            <text:p>turpis.egestas@necmetus.com</text:p>
          </table:table-cell>
          <table:table-cell office:value-type="date" office:date-value="1997-04-16" calcext:value-type="date">
            <text:p>1997-04-1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lin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p #545-754 Tellus, St.</text:p>
          </table:table-cell>
          <table:table-cell office:value-type="string" calcext:value-type="string">
            <text:p>justo.faucibus@ipsumdolor.ca</text:p>
          </table:table-cell>
          <table:table-cell office:value-type="date" office:date-value="1997-03-25" calcext:value-type="date">
            <text:p>1997-03-2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Guillemette</text:p>
          </table:table-cell>
          <table:table-cell office:value-type="string" calcext:value-type="string">
            <text:p>476 Bibendum Rd.</text:p>
          </table:table-cell>
          <table:table-cell office:value-type="string" calcext:value-type="string">
            <text:p>Integer.urna.Vivamus@dui.edu</text:p>
          </table:table-cell>
          <table:table-cell office:value-type="date" office:date-value="1998-02-17" calcext:value-type="date">
            <text:p>1998-02-1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.O. Box 957, 6776 Vulputate, Rd.</text:p>
          </table:table-cell>
          <table:table-cell office:value-type="string" calcext:value-type="string">
            <text:p>Fusce@luctussit.edu</text:p>
          </table:table-cell>
          <table:table-cell office:value-type="date" office:date-value="1996-05-14" calcext:value-type="date">
            <text:p>1996-05-1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7487 Gravida Av.</text:p>
          </table:table-cell>
          <table:table-cell office:value-type="string" calcext:value-type="string">
            <text:p>dui@Pellentesquehabitant.edu</text:p>
          </table:table-cell>
          <table:table-cell office:value-type="date" office:date-value="1997-10-09" calcext:value-type="date">
            <text:p>1997-10-0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Ap #301-3295 Dui, St.</text:p>
          </table:table-cell>
          <table:table-cell office:value-type="string" calcext:value-type="string">
            <text:p>nunc.sit.amet@Praesentinterdumligula.co.uk</text:p>
          </table:table-cell>
          <table:table-cell office:value-type="date" office:date-value="1991-12-29" calcext:value-type="date">
            <text:p>1991-12-2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ulain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Ap #829-1710 Lobortis St.</text:p>
          </table:table-cell>
          <table:table-cell office:value-type="string" calcext:value-type="string">
            <text:p>arcu.Sed.et@quispede.edu</text:p>
          </table:table-cell>
          <table:table-cell office:value-type="date" office:date-value="1994-06-25" calcext:value-type="date">
            <text:p>1994-06-2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unier</text:p>
          </table:table-cell>
          <table:table-cell office:value-type="string" calcext:value-type="string">
            <text:p>Maïlé</text:p>
          </table:table-cell>
          <table:table-cell office:value-type="string" calcext:value-type="string">
            <text:p>P.O. Box 738, 6073 Dui. Avenue</text:p>
          </table:table-cell>
          <table:table-cell office:value-type="string" calcext:value-type="string">
            <text:p>neque.tellus.imperdiet@tacitisociosqu.org</text:p>
          </table:table-cell>
          <table:table-cell office:value-type="date" office:date-value="1992-07-22" calcext:value-type="date">
            <text:p>1992-07-2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ot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9648 Lacus. Rd.</text:p>
          </table:table-cell>
          <table:table-cell office:value-type="string" calcext:value-type="string">
            <text:p>et.magnis.dis@faucibus.edu</text:p>
          </table:table-cell>
          <table:table-cell office:value-type="date" office:date-value="1992-10-07" calcext:value-type="date">
            <text:p>1992-10-0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P.O. Box 200, 9248 Fermentum Avenue</text:p>
          </table:table-cell>
          <table:table-cell office:value-type="string" calcext:value-type="string">
            <text:p>Donec.est.Nunc@tinciduntadipiscing.edu</text:p>
          </table:table-cell>
          <table:table-cell office:value-type="date" office:date-value="1999-09-20" calcext:value-type="date">
            <text:p>1999-09-2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118-2430 A Avenue</text:p>
          </table:table-cell>
          <table:table-cell office:value-type="string" calcext:value-type="string">
            <text:p>ipsum@cursusIntegermollis.com</text:p>
          </table:table-cell>
          <table:table-cell office:value-type="date" office:date-value="1999-01-28" calcext:value-type="date">
            <text:p>1999-01-2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Yanis</text:p>
          </table:table-cell>
          <table:table-cell office:value-type="string" calcext:value-type="string">
            <text:p>Ap #182-1494 Nec, Avenue</text:p>
          </table:table-cell>
          <table:table-cell office:value-type="string" calcext:value-type="string">
            <text:p>Etiam.ligula.tortor@necdiam.ca</text:p>
          </table:table-cell>
          <table:table-cell office:value-type="date" office:date-value="1994-10-30" calcext:value-type="date">
            <text:p>1994-10-3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brun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Ap #328-2999 Nisi St.</text:p>
          </table:table-cell>
          <table:table-cell office:value-type="string" calcext:value-type="string">
            <text:p>nulla@massaQuisque.org</text:p>
          </table:table-cell>
          <table:table-cell office:value-type="date" office:date-value="1994-05-19" calcext:value-type="date">
            <text:p>1994-05-1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P.O. Box 509, 6736 Ante Rd.</text:p>
          </table:table-cell>
          <table:table-cell office:value-type="string" calcext:value-type="string">
            <text:p>Lorem.ipsum.dolor@atpede.com</text:p>
          </table:table-cell>
          <table:table-cell office:value-type="date" office:date-value="1992-01-17" calcext:value-type="date">
            <text:p>1992-01-17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thier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P.O. Box 257, 773 Amet Street</text:p>
          </table:table-cell>
          <table:table-cell office:value-type="string" calcext:value-type="string">
            <text:p>Cum.sociis.natoque@sit.org</text:p>
          </table:table-cell>
          <table:table-cell office:value-type="date" office:date-value="1997-01-30" calcext:value-type="date">
            <text:p>1997-01-30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l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628 Dui Avenue</text:p>
          </table:table-cell>
          <table:table-cell office:value-type="string" calcext:value-type="string">
            <text:p>faucibus.lectus@utodiovel.co.uk</text:p>
          </table:table-cell>
          <table:table-cell office:value-type="date" office:date-value="1994-11-27" calcext:value-type="date">
            <text:p>1994-11-27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re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3526 Sed St.</text:p>
          </table:table-cell>
          <table:table-cell office:value-type="string" calcext:value-type="string">
            <text:p>scelerisque.lorem.ipsum@nec.net</text:p>
          </table:table-cell>
          <table:table-cell office:value-type="date" office:date-value="2000-12-31" calcext:value-type="date">
            <text:p>2000-12-3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Macéo</text:p>
          </table:table-cell>
          <table:table-cell office:value-type="string" calcext:value-type="string">
            <text:p>Ap #696-7995 Ante Rd.</text:p>
          </table:table-cell>
          <table:table-cell office:value-type="string" calcext:value-type="string">
            <text:p>Pellentesque.ultricies.dignissim@tellusSuspendisse.com</text:p>
          </table:table-cell>
          <table:table-cell office:value-type="date" office:date-value="1996-09-16" calcext:value-type="date">
            <text:p>1996-09-16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enti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.O. Box 938, 321 Nec Road</text:p>
          </table:table-cell>
          <table:table-cell office:value-type="string" calcext:value-type="string">
            <text:p>placerat@ornareplaceratorci.net</text:p>
          </table:table-cell>
          <table:table-cell office:value-type="date" office:date-value="1991-02-08" calcext:value-type="date">
            <text:p>1991-02-0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Gaspard</text:p>
          </table:table-cell>
          <table:table-cell office:value-type="string" calcext:value-type="string">
            <text:p>103-6154 Massa. Avenue</text:p>
          </table:table-cell>
          <table:table-cell office:value-type="string" calcext:value-type="string">
            <text:p>sodales.at@metus.ca</text:p>
          </table:table-cell>
          <table:table-cell office:value-type="date" office:date-value="2000-03-09" calcext:value-type="date">
            <text:p>2000-03-0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516-131 Felis Rd.</text:p>
          </table:table-cell>
          <table:table-cell office:value-type="string" calcext:value-type="string">
            <text:p>mus.Proin.vel@Nuncmauris.net</text:p>
          </table:table-cell>
          <table:table-cell office:value-type="date" office:date-value="1998-04-19" calcext:value-type="date">
            <text:p>1998-04-1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.O. Box 818, 3364 Risus Street</text:p>
          </table:table-cell>
          <table:table-cell office:value-type="string" calcext:value-type="string">
            <text:p>porttitor.vulputate.posuere@metusfacilisislorem.com</text:p>
          </table:table-cell>
          <table:table-cell office:value-type="date" office:date-value="1995-06-28" calcext:value-type="date">
            <text:p>1995-06-28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243 Mattis. Rd.</text:p>
          </table:table-cell>
          <table:table-cell office:value-type="string" calcext:value-type="string">
            <text:p>Cras@massaSuspendisseeleifend.net</text:p>
          </table:table-cell>
          <table:table-cell office:value-type="date" office:date-value="1991-04-27" calcext:value-type="date">
            <text:p>1991-04-27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56-2428 Pellentesque Rd.</text:p>
          </table:table-cell>
          <table:table-cell office:value-type="string" calcext:value-type="string">
            <text:p>nisi.nibh.lacinia@egetmetusIn.com</text:p>
          </table:table-cell>
          <table:table-cell office:value-type="date" office:date-value="1992-06-28" calcext:value-type="date">
            <text:p>1992-06-28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P.O. Box 370, 3369 Suspendisse St.</text:p>
          </table:table-cell>
          <table:table-cell office:value-type="string" calcext:value-type="string">
            <text:p>porta@cursusin.edu</text:p>
          </table:table-cell>
          <table:table-cell office:value-type="date" office:date-value="1994-09-13" calcext:value-type="date">
            <text:p>1994-09-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ier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4019 Tellus, St.</text:p>
          </table:table-cell>
          <table:table-cell office:value-type="string" calcext:value-type="string">
            <text:p>auctor.ullamcorper@Donectempuslorem.com</text:p>
          </table:table-cell>
          <table:table-cell office:value-type="date" office:date-value="2000-08-07" calcext:value-type="date">
            <text:p>2000-08-07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1449 Nulla. Av.</text:p>
          </table:table-cell>
          <table:table-cell office:value-type="string" calcext:value-type="string">
            <text:p>rhoncus.id.mollis@tellusloremeu.edu</text:p>
          </table:table-cell>
          <table:table-cell office:value-type="date" office:date-value="1999-05-19" calcext:value-type="date">
            <text:p>1999-05-1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Léo</text:p>
          </table:table-cell>
          <table:table-cell office:value-type="string" calcext:value-type="string">
            <text:p>560-2062 Augue Rd.</text:p>
          </table:table-cell>
          <table:table-cell office:value-type="string" calcext:value-type="string">
            <text:p>In.condimentum@Donecelementumlorem.net</text:p>
          </table:table-cell>
          <table:table-cell office:value-type="date" office:date-value="1999-11-12" calcext:value-type="date">
            <text:p>1999-11-1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485-7445 Ipsum Av.</text:p>
          </table:table-cell>
          <table:table-cell office:value-type="string" calcext:value-type="string">
            <text:p>lorem.ac@rhoncusDonec.co.uk</text:p>
          </table:table-cell>
          <table:table-cell office:value-type="date" office:date-value="2000-01-02" calcext:value-type="date">
            <text:p>2000-01-0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Titouan</text:p>
          </table:table-cell>
          <table:table-cell office:value-type="string" calcext:value-type="string">
            <text:p>P.O. Box 958, 5430 Imperdiet Av.</text:p>
          </table:table-cell>
          <table:table-cell office:value-type="string" calcext:value-type="string">
            <text:p>euismod.urna@Donec.co.uk</text:p>
          </table:table-cell>
          <table:table-cell office:value-type="date" office:date-value="2000-08-14" calcext:value-type="date">
            <text:p>2000-08-1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roux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Ap #901-4229 Eros Ave</text:p>
          </table:table-cell>
          <table:table-cell office:value-type="string" calcext:value-type="string">
            <text:p>sit.amet.dapibus@temporestac.org</text:p>
          </table:table-cell>
          <table:table-cell office:value-type="date" office:date-value="1998-05-03" calcext:value-type="date">
            <text:p>1998-05-0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Émilie</text:p>
          </table:table-cell>
          <table:table-cell office:value-type="string" calcext:value-type="string">
            <text:p>Ap #681-5716 Vivamus Street</text:p>
          </table:table-cell>
          <table:table-cell office:value-type="string" calcext:value-type="string">
            <text:p>dui@Cras.edu</text:p>
          </table:table-cell>
          <table:table-cell office:value-type="date" office:date-value="1993-02-27" calcext:value-type="date">
            <text:p>1993-02-27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Maëlle</text:p>
          </table:table-cell>
          <table:table-cell office:value-type="string" calcext:value-type="string">
            <text:p>P.O. Box 643, 6765 Amet, Street</text:p>
          </table:table-cell>
          <table:table-cell office:value-type="string" calcext:value-type="string">
            <text:p>faucibus.orci.luctus@seddolor.co.uk</text:p>
          </table:table-cell>
          <table:table-cell office:value-type="date" office:date-value="1998-06-26" calcext:value-type="date">
            <text:p>1998-06-2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P.O. Box 655, 3593 Ipsum Rd.</text:p>
          </table:table-cell>
          <table:table-cell office:value-type="string" calcext:value-type="string">
            <text:p>mauris.Integer@suscipitnonummy.net</text:p>
          </table:table-cell>
          <table:table-cell office:value-type="date" office:date-value="1996-12-05" calcext:value-type="date">
            <text:p>1996-12-0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</text:p>
          </table:table-cell>
          <table:table-cell office:value-type="string" calcext:value-type="string">
            <text:p>Salomé</text:p>
          </table:table-cell>
          <table:table-cell office:value-type="string" calcext:value-type="string">
            <text:p>Ap #351-3584 Ligula. St.</text:p>
          </table:table-cell>
          <table:table-cell office:value-type="string" calcext:value-type="string">
            <text:p>ac.metus@Vivamus.net</text:p>
          </table:table-cell>
          <table:table-cell office:value-type="date" office:date-value="1998-12-14" calcext:value-type="date">
            <text:p>1998-12-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835-4948 Bibendum Street</text:p>
          </table:table-cell>
          <table:table-cell office:value-type="string" calcext:value-type="string">
            <text:p>sodales.nisi.magna@risusMorbi.net</text:p>
          </table:table-cell>
          <table:table-cell office:value-type="date" office:date-value="1999-03-08" calcext:value-type="date">
            <text:p>1999-03-08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rand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P.O. Box 692, 2866 Volutpat. Avenue</text:p>
          </table:table-cell>
          <table:table-cell office:value-type="string" calcext:value-type="string">
            <text:p>eget.magna@mauris.edu</text:p>
          </table:table-cell>
          <table:table-cell office:value-type="date" office:date-value="1994-04-15" calcext:value-type="date">
            <text:p>1994-04-1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7130 Neque Ave</text:p>
          </table:table-cell>
          <table:table-cell office:value-type="string" calcext:value-type="string">
            <text:p>odio@Suspendisse.edu</text:p>
          </table:table-cell>
          <table:table-cell office:value-type="date" office:date-value="1999-11-22" calcext:value-type="date">
            <text:p>1999-11-2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7540 Tempus Avenue</text:p>
          </table:table-cell>
          <table:table-cell office:value-type="string" calcext:value-type="string">
            <text:p>malesuada.fringilla@orciluctuset.ca</text:p>
          </table:table-cell>
          <table:table-cell office:value-type="date" office:date-value="2000-11-10" calcext:value-type="date">
            <text:p>2000-11-1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al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4674 Nisi Avenue</text:p>
          </table:table-cell>
          <table:table-cell office:value-type="string" calcext:value-type="string">
            <text:p>nibh.enim.gravida@malesuada.edu</text:p>
          </table:table-cell>
          <table:table-cell office:value-type="date" office:date-value="1997-11-01" calcext:value-type="date">
            <text:p>1997-11-0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aire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P.O. Box 195, 7589 Tempor Rd.</text:p>
          </table:table-cell>
          <table:table-cell office:value-type="string" calcext:value-type="string">
            <text:p>sociosqu@netus.edu</text:p>
          </table:table-cell>
          <table:table-cell office:value-type="date" office:date-value="1994-11-03" calcext:value-type="date">
            <text:p>1994-11-0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709 Vel Road</text:p>
          </table:table-cell>
          <table:table-cell office:value-type="string" calcext:value-type="string">
            <text:p>nisl.Quisque@Craseu.net</text:p>
          </table:table-cell>
          <table:table-cell office:value-type="date" office:date-value="1992-11-06" calcext:value-type="date">
            <text:p>1992-11-06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801-9377 Donec Rd.</text:p>
          </table:table-cell>
          <table:table-cell office:value-type="string" calcext:value-type="string">
            <text:p>Phasellus@sagittis.edu</text:p>
          </table:table-cell>
          <table:table-cell office:value-type="date" office:date-value="1994-08-10" calcext:value-type="date">
            <text:p>1994-08-1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655-3025 Eu, Street</text:p>
          </table:table-cell>
          <table:table-cell office:value-type="string" calcext:value-type="string">
            <text:p>nisi.magna.sed@malesuada.net</text:p>
          </table:table-cell>
          <table:table-cell office:value-type="date" office:date-value="1993-09-25" calcext:value-type="date">
            <text:p>1993-09-2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ber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p #518-8497 Dictum Rd.</text:p>
          </table:table-cell>
          <table:table-cell office:value-type="string" calcext:value-type="string">
            <text:p>purus@eget.org</text:p>
          </table:table-cell>
          <table:table-cell office:value-type="date" office:date-value="1991-04-24" calcext:value-type="date">
            <text:p>1991-04-2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thie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.O. Box 834, 2715 Aliquet Street</text:p>
          </table:table-cell>
          <table:table-cell office:value-type="string" calcext:value-type="string">
            <text:p>dolor@vitae.net</text:p>
          </table:table-cell>
          <table:table-cell office:value-type="date" office:date-value="2000-07-27" calcext:value-type="date">
            <text:p>2000-07-2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2068 Sed Ave</text:p>
          </table:table-cell>
          <table:table-cell office:value-type="string" calcext:value-type="string">
            <text:p>Donec.elementum.lorem@pedemalesuadavel.edu</text:p>
          </table:table-cell>
          <table:table-cell office:value-type="date" office:date-value="1994-11-24" calcext:value-type="date">
            <text:p>1994-11-24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P.O. Box 734, 1229 Adipiscing. Rd.</text:p>
          </table:table-cell>
          <table:table-cell office:value-type="string" calcext:value-type="string">
            <text:p>volutpat.Nulla.facilisis@Cum.com</text:p>
          </table:table-cell>
          <table:table-cell office:value-type="date" office:date-value="1993-04-03" calcext:value-type="date">
            <text:p>1993-04-0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l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541-6936 Blandit Road</text:p>
          </table:table-cell>
          <table:table-cell office:value-type="string" calcext:value-type="string">
            <text:p>in@vitaeorci.net</text:p>
          </table:table-cell>
          <table:table-cell office:value-type="date" office:date-value="1995-04-16" calcext:value-type="date">
            <text:p>1995-04-1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nchez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.O. Box 278, 4311 Vitae, Rd.</text:p>
          </table:table-cell>
          <table:table-cell office:value-type="string" calcext:value-type="string">
            <text:p>ut.ipsum.ac@ipsumleo.co.uk</text:p>
          </table:table-cell>
          <table:table-cell office:value-type="date" office:date-value="1993-09-12" calcext:value-type="date">
            <text:p>1993-09-1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Ap #562-9542 Ipsum Road</text:p>
          </table:table-cell>
          <table:table-cell office:value-type="string" calcext:value-type="string">
            <text:p>malesuada.fringilla@Nam.org</text:p>
          </table:table-cell>
          <table:table-cell office:value-type="date" office:date-value="1994-10-29" calcext:value-type="date">
            <text:p>1994-10-29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9464 Pede St.</text:p>
          </table:table-cell>
          <table:table-cell office:value-type="string" calcext:value-type="string">
            <text:p>sit.amet.dapibus@feliseget.com</text:p>
          </table:table-cell>
          <table:table-cell office:value-type="date" office:date-value="1999-02-13" calcext:value-type="date">
            <text:p>1999-02-1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.O. Box 810, 501 Ut Av.</text:p>
          </table:table-cell>
          <table:table-cell office:value-type="string" calcext:value-type="string">
            <text:p>dictum.mi.ac@Pellentesquehabitant.ca</text:p>
          </table:table-cell>
          <table:table-cell office:value-type="date" office:date-value="1991-07-09" calcext:value-type="date">
            <text:p>1991-07-0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Ap #971-1797 In St.</text:p>
          </table:table-cell>
          <table:table-cell office:value-type="string" calcext:value-type="string">
            <text:p>Ut@venenatisvelfaucibus.net</text:p>
          </table:table-cell>
          <table:table-cell office:value-type="date" office:date-value="1993-07-01" calcext:value-type="date">
            <text:p>1993-07-0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542-711 Massa. Av.</text:p>
          </table:table-cell>
          <table:table-cell office:value-type="string" calcext:value-type="string">
            <text:p>adipiscing.elit@Etiamimperdiet.net</text:p>
          </table:table-cell>
          <table:table-cell office:value-type="date" office:date-value="1995-05-09" calcext:value-type="date">
            <text:p>1995-05-0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3690 Ac, Av.</text:p>
          </table:table-cell>
          <table:table-cell office:value-type="string" calcext:value-type="string">
            <text:p>Donec@ametconsectetueradipiscing.org</text:p>
          </table:table-cell>
          <table:table-cell office:value-type="date" office:date-value="1996-02-06" calcext:value-type="date">
            <text:p>1996-02-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938-5491 Tempor Av.</text:p>
          </table:table-cell>
          <table:table-cell office:value-type="string" calcext:value-type="string">
            <text:p>Fusce@velsapienimperdiet.com</text:p>
          </table:table-cell>
          <table:table-cell office:value-type="date" office:date-value="1998-02-02" calcext:value-type="date">
            <text:p>1998-02-0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mbert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298-3869 Semper Ave</text:p>
          </table:table-cell>
          <table:table-cell office:value-type="string" calcext:value-type="string">
            <text:p>arcu.eu@arcuVestibulum.ca</text:p>
          </table:table-cell>
          <table:table-cell office:value-type="date" office:date-value="1993-12-08" calcext:value-type="date">
            <text:p>1993-12-0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Ap #150-8528 Enim Street</text:p>
          </table:table-cell>
          <table:table-cell office:value-type="string" calcext:value-type="string">
            <text:p>neque@euismod.org</text:p>
          </table:table-cell>
          <table:table-cell office:value-type="date" office:date-value="1996-09-22" calcext:value-type="date">
            <text:p>1996-09-2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Maéva</text:p>
          </table:table-cell>
          <table:table-cell office:value-type="string" calcext:value-type="string">
            <text:p>Ap #288-8888 Quisque Rd.</text:p>
          </table:table-cell>
          <table:table-cell office:value-type="string" calcext:value-type="string">
            <text:p>magna@conubia.com</text:p>
          </table:table-cell>
          <table:table-cell office:value-type="date" office:date-value="1996-10-04" calcext:value-type="date">
            <text:p>1996-10-04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ier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6220 Pharetra. Av.</text:p>
          </table:table-cell>
          <table:table-cell office:value-type="string" calcext:value-type="string">
            <text:p>lacinia.mattis.Integer@morbi.ca</text:p>
          </table:table-cell>
          <table:table-cell office:value-type="date" office:date-value="2000-07-14" calcext:value-type="date">
            <text:p>2000-07-14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4509 Ac Av.</text:p>
          </table:table-cell>
          <table:table-cell office:value-type="string" calcext:value-type="string">
            <text:p>erat.Etiam@habitantmorbitristique.net</text:p>
          </table:table-cell>
          <table:table-cell office:value-type="date" office:date-value="1995-03-23" calcext:value-type="date">
            <text:p>1995-03-2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Ap #704-120 Arcu Av.</text:p>
          </table:table-cell>
          <table:table-cell office:value-type="string" calcext:value-type="string">
            <text:p>lorem.semper.auctor@porttitoreros.ca</text:p>
          </table:table-cell>
          <table:table-cell office:value-type="date" office:date-value="1996-12-04" calcext:value-type="date">
            <text:p>1996-12-04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598-3208 Amet St.</text:p>
          </table:table-cell>
          <table:table-cell office:value-type="string" calcext:value-type="string">
            <text:p>purus.accumsan.interdum@vestibulumneceuismod.net</text:p>
          </table:table-cell>
          <table:table-cell office:value-type="date" office:date-value="1999-04-29" calcext:value-type="date">
            <text:p>1999-04-2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Émilie</text:p>
          </table:table-cell>
          <table:table-cell office:value-type="string" calcext:value-type="string">
            <text:p>7852 Parturient Avenue</text:p>
          </table:table-cell>
          <table:table-cell office:value-type="string" calcext:value-type="string">
            <text:p>Vestibulum.ante.ipsum@id.edu</text:p>
          </table:table-cell>
          <table:table-cell office:value-type="date" office:date-value="1996-08-27" calcext:value-type="date">
            <text:p>1996-08-2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Yanis</text:p>
          </table:table-cell>
          <table:table-cell office:value-type="string" calcext:value-type="string">
            <text:p>6721 Donec Road</text:p>
          </table:table-cell>
          <table:table-cell office:value-type="string" calcext:value-type="string">
            <text:p>ultrices@metusInlorem.edu</text:p>
          </table:table-cell>
          <table:table-cell office:value-type="date" office:date-value="1996-12-16" calcext:value-type="date">
            <text:p>1996-12-1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8859 Malesuada Rd.</text:p>
          </table:table-cell>
          <table:table-cell office:value-type="string" calcext:value-type="string">
            <text:p>ullamcorper.eu.euismod@fermentum.co.uk</text:p>
          </table:table-cell>
          <table:table-cell office:value-type="date" office:date-value="1999-05-13" calcext:value-type="date">
            <text:p>1999-05-13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P.O. Box 570, 6978 Egestas St.</text:p>
          </table:table-cell>
          <table:table-cell office:value-type="string" calcext:value-type="string">
            <text:p>adipiscing@Phaselluslibero.co.uk</text:p>
          </table:table-cell>
          <table:table-cell office:value-type="date" office:date-value="1995-10-30" calcext:value-type="date">
            <text:p>1995-10-3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P.O. Box 148, 9299 Posuere Road</text:p>
          </table:table-cell>
          <table:table-cell office:value-type="string" calcext:value-type="string">
            <text:p>a.sollicitudin@eratin.net</text:p>
          </table:table-cell>
          <table:table-cell office:value-type="date" office:date-value="1993-06-21" calcext:value-type="date">
            <text:p>1993-06-2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maire</text:p>
          </table:table-cell>
          <table:table-cell office:value-type="string" calcext:value-type="string">
            <text:p>Syrine</text:p>
          </table:table-cell>
          <table:table-cell office:value-type="string" calcext:value-type="string">
            <text:p>175-1296 Aenean Rd.</text:p>
          </table:table-cell>
          <table:table-cell office:value-type="string" calcext:value-type="string">
            <text:p>tincidunt.nibh@ornareFusce.org</text:p>
          </table:table-cell>
          <table:table-cell office:value-type="date" office:date-value="1992-06-26" calcext:value-type="date">
            <text:p>1992-06-2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648-5577 Vehicula St.</text:p>
          </table:table-cell>
          <table:table-cell office:value-type="string" calcext:value-type="string">
            <text:p>eget.metus@sapienimperdietornare.ca</text:p>
          </table:table-cell>
          <table:table-cell office:value-type="date" office:date-value="1997-04-19" calcext:value-type="date">
            <text:p>1997-04-1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P.O. Box 647, 5444 Rhoncus Rd.</text:p>
          </table:table-cell>
          <table:table-cell office:value-type="string" calcext:value-type="string">
            <text:p>dictum@purus.net</text:p>
          </table:table-cell>
          <table:table-cell office:value-type="date" office:date-value="1992-11-30" calcext:value-type="date">
            <text:p>1992-11-3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Ap #505-5114 Pellentesque St.</text:p>
          </table:table-cell>
          <table:table-cell office:value-type="string" calcext:value-type="string">
            <text:p>massa.Vestibulum@pretiumnequeMorbi.com</text:p>
          </table:table-cell>
          <table:table-cell office:value-type="date" office:date-value="1997-03-30" calcext:value-type="date">
            <text:p>1997-03-30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et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953-8647 Vulputate Street</text:p>
          </table:table-cell>
          <table:table-cell office:value-type="string" calcext:value-type="string">
            <text:p>nostra@pedeNuncsed.co.uk</text:p>
          </table:table-cell>
          <table:table-cell office:value-type="date" office:date-value="1995-06-09" calcext:value-type="date">
            <text:p>1995-06-09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Ap #460-2676 Sit Ave</text:p>
          </table:table-cell>
          <table:table-cell office:value-type="string" calcext:value-type="string">
            <text:p>eu.euismod.ac@nunc.edu</text:p>
          </table:table-cell>
          <table:table-cell office:value-type="date" office:date-value="1998-10-24" calcext:value-type="date">
            <text:p>1998-10-2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x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.O. Box 740, 1136 Ipsum. Rd.</text:p>
          </table:table-cell>
          <table:table-cell office:value-type="string" calcext:value-type="string">
            <text:p>amet@Nuncmauris.org</text:p>
          </table:table-cell>
          <table:table-cell office:value-type="date" office:date-value="1992-10-20" calcext:value-type="date">
            <text:p>1992-10-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Mattéo</text:p>
          </table:table-cell>
          <table:table-cell office:value-type="string" calcext:value-type="string">
            <text:p>Ap #279-2694 Nunc, Rd.</text:p>
          </table:table-cell>
          <table:table-cell office:value-type="string" calcext:value-type="string">
            <text:p>leo.Cras@afelisullamcorper.ca</text:p>
          </table:table-cell>
          <table:table-cell office:value-type="date" office:date-value="1999-01-31" calcext:value-type="date">
            <text:p>1999-01-31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vier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Ap #645-7625 Auctor St.</text:p>
          </table:table-cell>
          <table:table-cell office:value-type="string" calcext:value-type="string">
            <text:p>rutrum.justo.Praesent@dolor.net</text:p>
          </table:table-cell>
          <table:table-cell office:value-type="date" office:date-value="1994-02-22" calcext:value-type="date">
            <text:p>1994-02-2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Théo</text:p>
          </table:table-cell>
          <table:table-cell office:value-type="string" calcext:value-type="string">
            <text:p>883-5917 Ornare, Avenue</text:p>
          </table:table-cell>
          <table:table-cell office:value-type="string" calcext:value-type="string">
            <text:p>sociis.natoque@tortoratrisus.edu</text:p>
          </table:table-cell>
          <table:table-cell office:value-type="date" office:date-value="1999-01-09" calcext:value-type="date">
            <text:p>1999-01-0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Yanis</text:p>
          </table:table-cell>
          <table:table-cell office:value-type="string" calcext:value-type="string">
            <text:p>Ap #750-3875 Vel St.</text:p>
          </table:table-cell>
          <table:table-cell office:value-type="string" calcext:value-type="string">
            <text:p>vitae.mauris.sit@tinciduntduiaugue.co.uk</text:p>
          </table:table-cell>
          <table:table-cell office:value-type="date" office:date-value="1995-04-05" calcext:value-type="date">
            <text:p>1995-04-0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uy</text:p>
          </table:table-cell>
          <table:table-cell office:value-type="string" calcext:value-type="string">
            <text:p>Dorian</text:p>
          </table:table-cell>
          <table:table-cell office:value-type="string" calcext:value-type="string">
            <text:p>7819 Phasellus Ave</text:p>
          </table:table-cell>
          <table:table-cell office:value-type="string" calcext:value-type="string">
            <text:p>Fusce@temporaugueac.net</text:p>
          </table:table-cell>
          <table:table-cell office:value-type="date" office:date-value="1996-05-04" calcext:value-type="date">
            <text:p>1996-05-0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P.O. Box 229, 3158 Arcu Av.</text:p>
          </table:table-cell>
          <table:table-cell office:value-type="string" calcext:value-type="string">
            <text:p>Donec@sem.co.uk</text:p>
          </table:table-cell>
          <table:table-cell office:value-type="date" office:date-value="1997-07-03" calcext:value-type="date">
            <text:p>1997-07-0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Lutécia</text:p>
          </table:table-cell>
          <table:table-cell office:value-type="string" calcext:value-type="string">
            <text:p>2225 Purus Av.</text:p>
          </table:table-cell>
          <table:table-cell office:value-type="string" calcext:value-type="string">
            <text:p>Donec.consectetuer@apurusDuis.org</text:p>
          </table:table-cell>
          <table:table-cell office:value-type="date" office:date-value="2000-03-19" calcext:value-type="date">
            <text:p>2000-03-19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er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4536 Morbi St.</text:p>
          </table:table-cell>
          <table:table-cell office:value-type="string" calcext:value-type="string">
            <text:p>enim.Etiam@velnislQuisque.net</text:p>
          </table:table-cell>
          <table:table-cell office:value-type="date" office:date-value="2000-08-03" calcext:value-type="date">
            <text:p>2000-08-0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au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Ap #675-348 Curabitur Road</text:p>
          </table:table-cell>
          <table:table-cell office:value-type="string" calcext:value-type="string">
            <text:p>quam@milacinia.co.uk</text:p>
          </table:table-cell>
          <table:table-cell office:value-type="date" office:date-value="1993-06-10" calcext:value-type="date">
            <text:p>1993-06-1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Maéva</text:p>
          </table:table-cell>
          <table:table-cell office:value-type="string" calcext:value-type="string">
            <text:p>Ap #299-7385 Mollis Ave</text:p>
          </table:table-cell>
          <table:table-cell office:value-type="string" calcext:value-type="string">
            <text:p>vulputate.eu@bibendumullamcorperDuis.ca</text:p>
          </table:table-cell>
          <table:table-cell office:value-type="date" office:date-value="1997-09-09" calcext:value-type="date">
            <text:p>1997-09-09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er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107-6083 Nibh. Rd.</text:p>
          </table:table-cell>
          <table:table-cell office:value-type="string" calcext:value-type="string">
            <text:p>porttitor.tellus@malesuada.co.uk</text:p>
          </table:table-cell>
          <table:table-cell office:value-type="date" office:date-value="1993-07-26" calcext:value-type="date">
            <text:p>1993-07-26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uis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6757 Fusce Street</text:p>
          </table:table-cell>
          <table:table-cell office:value-type="string" calcext:value-type="string">
            <text:p>lorem@fringillapurusmauris.ca</text:p>
          </table:table-cell>
          <table:table-cell office:value-type="date" office:date-value="1996-04-09" calcext:value-type="date">
            <text:p>1996-04-09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Ap #419-6742 Ut Ave</text:p>
          </table:table-cell>
          <table:table-cell office:value-type="string" calcext:value-type="string">
            <text:p>placerat.eget.venenatis@eratvolutpatNulla.edu</text:p>
          </table:table-cell>
          <table:table-cell office:value-type="date" office:date-value="1998-08-07" calcext:value-type="date">
            <text:p>1998-08-07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P.O. Box 701, 1383 Nec St.</text:p>
          </table:table-cell>
          <table:table-cell office:value-type="string" calcext:value-type="string">
            <text:p>massa.Mauris@estarcu.ca</text:p>
          </table:table-cell>
          <table:table-cell office:value-type="date" office:date-value="1997-01-06" calcext:value-type="date">
            <text:p>1997-01-06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248 Faucibus Av.</text:p>
          </table:table-cell>
          <table:table-cell office:value-type="string" calcext:value-type="string">
            <text:p>amet.dapibus.id@Mauris.org</text:p>
          </table:table-cell>
          <table:table-cell office:value-type="date" office:date-value="1994-01-27" calcext:value-type="date">
            <text:p>1994-01-27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1844 Vitae Rd.</text:p>
          </table:table-cell>
          <table:table-cell office:value-type="string" calcext:value-type="string">
            <text:p>commodo@aliquetvel.net</text:p>
          </table:table-cell>
          <table:table-cell office:value-type="date" office:date-value="1992-01-23" calcext:value-type="date">
            <text:p>1992-01-23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Edwige</text:p>
          </table:table-cell>
          <table:table-cell office:value-type="string" calcext:value-type="string">
            <text:p>Ap #356-4033 Ridiculus St.</text:p>
          </table:table-cell>
          <table:table-cell office:value-type="string" calcext:value-type="string">
            <text:p>lobortis@sitametdapibus.co.uk</text:p>
          </table:table-cell>
          <table:table-cell office:value-type="date" office:date-value="1996-02-22" calcext:value-type="date">
            <text:p>1996-02-2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e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297-2394 Auctor Ave</text:p>
          </table:table-cell>
          <table:table-cell office:value-type="string" calcext:value-type="string">
            <text:p>Cras@congue.edu</text:p>
          </table:table-cell>
          <table:table-cell office:value-type="date" office:date-value="1991-10-04" calcext:value-type="date">
            <text:p>1991-10-04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q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P.O. Box 446, 7896 Imperdiet, St.</text:p>
          </table:table-cell>
          <table:table-cell office:value-type="string" calcext:value-type="string">
            <text:p>cursus@eleifend.ca</text:p>
          </table:table-cell>
          <table:table-cell office:value-type="date" office:date-value="1991-06-10" calcext:value-type="date">
            <text:p>1991-06-1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Ap #490-3083 Turpis Rd.</text:p>
          </table:table-cell>
          <table:table-cell office:value-type="string" calcext:value-type="string">
            <text:p>ac.eleifend@actellusSuspendisse.org</text:p>
          </table:table-cell>
          <table:table-cell office:value-type="date" office:date-value="1998-03-28" calcext:value-type="date">
            <text:p>1998-03-28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Éléna</text:p>
          </table:table-cell>
          <table:table-cell office:value-type="string" calcext:value-type="string">
            <text:p>Ap #426-4519 Dignissim Rd.</text:p>
          </table:table-cell>
          <table:table-cell office:value-type="string" calcext:value-type="string">
            <text:p>pede.Praesent.eu@eu.net</text:p>
          </table:table-cell>
          <table:table-cell office:value-type="date" office:date-value="1993-04-06" calcext:value-type="date">
            <text:p>1993-04-0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.O. Box 670, 8862 Lectus, Rd.</text:p>
          </table:table-cell>
          <table:table-cell office:value-type="string" calcext:value-type="string">
            <text:p>at.risus@ut.edu</text:p>
          </table:table-cell>
          <table:table-cell office:value-type="date" office:date-value="1994-11-29" calcext:value-type="date">
            <text:p>1994-11-29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2083 Sociis Avenue</text:p>
          </table:table-cell>
          <table:table-cell office:value-type="string" calcext:value-type="string">
            <text:p>Lorem.ipsum.dolor@orci.net</text:p>
          </table:table-cell>
          <table:table-cell office:value-type="date" office:date-value="1994-09-22" calcext:value-type="date">
            <text:p>1994-09-22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Mehdi</text:p>
          </table:table-cell>
          <table:table-cell office:value-type="string" calcext:value-type="string">
            <text:p>Ap #422-7366 Volutpat. Street</text:p>
          </table:table-cell>
          <table:table-cell office:value-type="string" calcext:value-type="string">
            <text:p>non.arcu@tristiquenequevenenatis.org</text:p>
          </table:table-cell>
          <table:table-cell office:value-type="date" office:date-value="1999-09-01" calcext:value-type="date">
            <text:p>1999-09-01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ment</text:p>
          </table:table-cell>
          <table:table-cell office:value-type="string" calcext:value-type="string">
            <text:p>Léa</text:p>
          </table:table-cell>
          <table:table-cell office:value-type="string" calcext:value-type="string">
            <text:p>5823 Non, Street</text:p>
          </table:table-cell>
          <table:table-cell office:value-type="string" calcext:value-type="string">
            <text:p>ullamcorper.eu@Nullamnisl.ca</text:p>
          </table:table-cell>
          <table:table-cell office:value-type="date" office:date-value="1994-10-02" calcext:value-type="date">
            <text:p>1994-10-0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Gabin</text:p>
          </table:table-cell>
          <table:table-cell office:value-type="string" calcext:value-type="string">
            <text:p>4550 Ipsum Rd.</text:p>
          </table:table-cell>
          <table:table-cell office:value-type="string" calcext:value-type="string">
            <text:p>sed@Crasvehiculaaliquet.com</text:p>
          </table:table-cell>
          <table:table-cell office:value-type="date" office:date-value="1991-12-13" calcext:value-type="date">
            <text:p>1991-12-1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Élisa</text:p>
          </table:table-cell>
          <table:table-cell office:value-type="string" calcext:value-type="string">
            <text:p>908-7968 Libero Avenue</text:p>
          </table:table-cell>
          <table:table-cell office:value-type="string" calcext:value-type="string">
            <text:p>diam.vel@Quisque.org</text:p>
          </table:table-cell>
          <table:table-cell office:value-type="date" office:date-value="1995-03-26" calcext:value-type="date">
            <text:p>1995-03-26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P.O. Box 826, 3043 Cras Road</text:p>
          </table:table-cell>
          <table:table-cell office:value-type="string" calcext:value-type="string">
            <text:p>Duis.a@iaculis.co.uk</text:p>
          </table:table-cell>
          <table:table-cell office:value-type="date" office:date-value="1995-10-06" calcext:value-type="date">
            <text:p>1995-10-06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au</text:p>
          </table:table-cell>
          <table:table-cell office:value-type="string" calcext:value-type="string">
            <text:p>Noë</text:p>
          </table:table-cell>
          <table:table-cell office:value-type="string" calcext:value-type="string">
            <text:p>Ap #850-6422 Aliquet Av.</text:p>
          </table:table-cell>
          <table:table-cell office:value-type="string" calcext:value-type="string">
            <text:p>id.risus@NullainterdumCurabitur.ca</text:p>
          </table:table-cell>
          <table:table-cell office:value-type="date" office:date-value="1998-03-11" calcext:value-type="date">
            <text:p>1998-03-11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Élouan</text:p>
          </table:table-cell>
          <table:table-cell office:value-type="string" calcext:value-type="string">
            <text:p>P.O. Box 372, 5270 Eu Avenue</text:p>
          </table:table-cell>
          <table:table-cell office:value-type="string" calcext:value-type="string">
            <text:p>sem.magna.nec@Integertinciduntaliquam.org</text:p>
          </table:table-cell>
          <table:table-cell office:value-type="date" office:date-value="1999-05-12" calcext:value-type="date">
            <text:p>1999-05-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bois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Ap #197-9505 Arcu. Rd.</text:p>
          </table:table-cell>
          <table:table-cell office:value-type="string" calcext:value-type="string">
            <text:p>nunc.sed.pede@netus.ca</text:p>
          </table:table-cell>
          <table:table-cell office:value-type="date" office:date-value="1999-09-28" calcext:value-type="date">
            <text:p>1999-09-28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t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P.O. Box 727, 8500 At, St.</text:p>
          </table:table-cell>
          <table:table-cell office:value-type="string" calcext:value-type="string">
            <text:p>sem@nec.edu</text:p>
          </table:table-cell>
          <table:table-cell office:value-type="date" office:date-value="1999-06-08" calcext:value-type="date">
            <text:p>1999-06-08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Émilie</text:p>
          </table:table-cell>
          <table:table-cell office:value-type="string" calcext:value-type="string">
            <text:p>2982 Dis Ave</text:p>
          </table:table-cell>
          <table:table-cell office:value-type="string" calcext:value-type="string">
            <text:p>iaculis.odio.Nam@id.net</text:p>
          </table:table-cell>
          <table:table-cell office:value-type="date" office:date-value="1991-10-15" calcext:value-type="date">
            <text:p>1991-10-1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Yohan</text:p>
          </table:table-cell>
          <table:table-cell office:value-type="string" calcext:value-type="string">
            <text:p>Ap #981-269 Tristique St.</text:p>
          </table:table-cell>
          <table:table-cell office:value-type="string" calcext:value-type="string">
            <text:p>nulla.Donec@molestiepharetra.ca</text:p>
          </table:table-cell>
          <table:table-cell office:value-type="date" office:date-value="1992-09-24" calcext:value-type="date">
            <text:p>1992-09-2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langer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6777 Enim, Rd.</text:p>
          </table:table-cell>
          <table:table-cell office:value-type="string" calcext:value-type="string">
            <text:p>eu.nibh@ante.co.uk</text:p>
          </table:table-cell>
          <table:table-cell office:value-type="date" office:date-value="1991-05-23" calcext:value-type="date">
            <text:p>1991-05-2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848-1945 Neque. Av.</text:p>
          </table:table-cell>
          <table:table-cell office:value-type="string" calcext:value-type="string">
            <text:p>quis.accumsan.convallis@ametultriciessem.org</text:p>
          </table:table-cell>
          <table:table-cell office:value-type="date" office:date-value="1999-10-24" calcext:value-type="date">
            <text:p>1999-10-2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Loane</text:p>
          </table:table-cell>
          <table:table-cell office:value-type="string" calcext:value-type="string">
            <text:p>334-6590 Facilisis Av.</text:p>
          </table:table-cell>
          <table:table-cell office:value-type="string" calcext:value-type="string">
            <text:p>amet.risus@Vivamussitamet.co.uk</text:p>
          </table:table-cell>
          <table:table-cell office:value-type="date" office:date-value="1992-06-21" calcext:value-type="date">
            <text:p>1992-06-2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Élise</text:p>
          </table:table-cell>
          <table:table-cell office:value-type="string" calcext:value-type="string">
            <text:p>Ap #265-4786 Tempor, Ave</text:p>
          </table:table-cell>
          <table:table-cell office:value-type="string" calcext:value-type="string">
            <text:p>hendrerit.neque@nibhQuisque.ca</text:p>
          </table:table-cell>
          <table:table-cell office:value-type="date" office:date-value="1993-12-01" calcext:value-type="date">
            <text:p>1993-12-01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quet</text:p>
          </table:table-cell>
          <table:table-cell office:value-type="string" calcext:value-type="string">
            <text:p>Erwan</text:p>
          </table:table-cell>
          <table:table-cell office:value-type="string" calcext:value-type="string">
            <text:p>694-2311 Non, Rd.</text:p>
          </table:table-cell>
          <table:table-cell office:value-type="string" calcext:value-type="string">
            <text:p>ut.nisi.a@nullaDonec.edu</text:p>
          </table:table-cell>
          <table:table-cell office:value-type="date" office:date-value="1994-04-01" calcext:value-type="date">
            <text:p>1994-04-0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P.O. Box 158, 8719 Curabitur St.</text:p>
          </table:table-cell>
          <table:table-cell office:value-type="string" calcext:value-type="string">
            <text:p>a.magna@felisNulla.com</text:p>
          </table:table-cell>
          <table:table-cell office:value-type="date" office:date-value="1999-03-14" calcext:value-type="date">
            <text:p>1999-03-1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4097 Eu, Ave</text:p>
          </table:table-cell>
          <table:table-cell office:value-type="string" calcext:value-type="string">
            <text:p>ante.Maecenas@ultrices.org</text:p>
          </table:table-cell>
          <table:table-cell office:value-type="date" office:date-value="1992-03-25" calcext:value-type="date">
            <text:p>1992-03-25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9545 A Avenue</text:p>
          </table:table-cell>
          <table:table-cell office:value-type="string" calcext:value-type="string">
            <text:p>ornare.In.faucibus@justosit.co.uk</text:p>
          </table:table-cell>
          <table:table-cell office:value-type="date" office:date-value="1995-05-19" calcext:value-type="date">
            <text:p>1995-05-19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re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75-1629 Elementum Street</text:p>
          </table:table-cell>
          <table:table-cell office:value-type="string" calcext:value-type="string">
            <text:p>magna.a@erat.com</text:p>
          </table:table-cell>
          <table:table-cell office:value-type="date" office:date-value="1997-11-17" calcext:value-type="date">
            <text:p>1997-11-17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711-6163 Dui, Av.</text:p>
          </table:table-cell>
          <table:table-cell office:value-type="string" calcext:value-type="string">
            <text:p>neque.Sed@dui.net</text:p>
          </table:table-cell>
          <table:table-cell office:value-type="date" office:date-value="1998-02-22" calcext:value-type="date">
            <text:p>1998-02-2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rcier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154-239 Id Ave</text:p>
          </table:table-cell>
          <table:table-cell office:value-type="string" calcext:value-type="string">
            <text:p>elementum.sem@magna.co.uk</text:p>
          </table:table-cell>
          <table:table-cell office:value-type="date" office:date-value="1997-09-30" calcext:value-type="date">
            <text:p>1997-09-30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Ap #131-4030 Tincidunt Av.</text:p>
          </table:table-cell>
          <table:table-cell office:value-type="string" calcext:value-type="string">
            <text:p>risus.In.mi@venenatisvel.org</text:p>
          </table:table-cell>
          <table:table-cell office:value-type="date" office:date-value="1997-04-13" calcext:value-type="date">
            <text:p>1997-04-13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br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.O. Box 134, 3573 In Ave</text:p>
          </table:table-cell>
          <table:table-cell office:value-type="string" calcext:value-type="string">
            <text:p>ultricies.ornare@duiquis.org</text:p>
          </table:table-cell>
          <table:table-cell office:value-type="date" office:date-value="1997-08-27" calcext:value-type="date">
            <text:p>1997-08-2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275-4136 Vitae Avenue</text:p>
          </table:table-cell>
          <table:table-cell office:value-type="string" calcext:value-type="string">
            <text:p>ipsum.dolor@etcommodo.edu</text:p>
          </table:table-cell>
          <table:table-cell office:value-type="date" office:date-value="2000-03-26" calcext:value-type="date">
            <text:p>2000-03-26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q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Ap #293-956 Orci, Ave</text:p>
          </table:table-cell>
          <table:table-cell office:value-type="string" calcext:value-type="string">
            <text:p>tempus@tinciduntnibh.org</text:p>
          </table:table-cell>
          <table:table-cell office:value-type="date" office:date-value="1992-11-15" calcext:value-type="date">
            <text:p>1992-11-15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urnier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887-547 Lacus. St.</text:p>
          </table:table-cell>
          <table:table-cell office:value-type="string" calcext:value-type="string">
            <text:p>tempor@atfringilla.ca</text:p>
          </table:table-cell>
          <table:table-cell office:value-type="date" office:date-value="1992-05-25" calcext:value-type="date">
            <text:p>1992-05-25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Justine</text:p>
          </table:table-cell>
          <table:table-cell office:value-type="string" calcext:value-type="string">
            <text:p>Ap #611-8691 Nunc Road</text:p>
          </table:table-cell>
          <table:table-cell office:value-type="string" calcext:value-type="string">
            <text:p>vitae@eudolor.org</text:p>
          </table:table-cell>
          <table:table-cell office:value-type="date" office:date-value="1991-05-18" calcext:value-type="date">
            <text:p>1991-05-1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P.O. Box 318, 8821 Ut Street</text:p>
          </table:table-cell>
          <table:table-cell office:value-type="string" calcext:value-type="string">
            <text:p>ullamcorper.nisl@mollisIntegertincidunt.ca</text:p>
          </table:table-cell>
          <table:table-cell office:value-type="date" office:date-value="1991-01-16" calcext:value-type="date">
            <text:p>1991-01-16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mai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473-6335 Maecenas Rd.</text:p>
          </table:table-cell>
          <table:table-cell office:value-type="string" calcext:value-type="string">
            <text:p>laoreet.posuere.enim@non.org</text:p>
          </table:table-cell>
          <table:table-cell office:value-type="date" office:date-value="1996-09-25" calcext:value-type="date">
            <text:p>1996-09-2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P.O. Box 314, 5896 In, Rd.</text:p>
          </table:table-cell>
          <table:table-cell office:value-type="string" calcext:value-type="string">
            <text:p>sodales.Mauris.blandit@sem.org</text:p>
          </table:table-cell>
          <table:table-cell office:value-type="date" office:date-value="1998-03-14" calcext:value-type="date">
            <text:p>1998-03-14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echal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2488 Risus Rd.</text:p>
          </table:table-cell>
          <table:table-cell office:value-type="string" calcext:value-type="string">
            <text:p>augue@purusDuis.net</text:p>
          </table:table-cell>
          <table:table-cell office:value-type="date" office:date-value="1997-02-13" calcext:value-type="date">
            <text:p>1997-02-13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Ap #956-4810 Sed Rd.</text:p>
          </table:table-cell>
          <table:table-cell office:value-type="string" calcext:value-type="string">
            <text:p>orci.tincidunt.adipiscing@dapibusrutrum.edu</text:p>
          </table:table-cell>
          <table:table-cell office:value-type="date" office:date-value="1995-11-10" calcext:value-type="date">
            <text:p>1995-11-1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Éléna</text:p>
          </table:table-cell>
          <table:table-cell office:value-type="string" calcext:value-type="string">
            <text:p>P.O. Box 925, 1784 Et, Ave</text:p>
          </table:table-cell>
          <table:table-cell office:value-type="string" calcext:value-type="string">
            <text:p>Cum.sociis.natoque@ullamcorpermagnaSed.com</text:p>
          </table:table-cell>
          <table:table-cell office:value-type="date" office:date-value="1999-06-21" calcext:value-type="date">
            <text:p>1999-06-2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551-5186 Luctus St.</text:p>
          </table:table-cell>
          <table:table-cell office:value-type="string" calcext:value-type="string">
            <text:p>dui@semper.com</text:p>
          </table:table-cell>
          <table:table-cell office:value-type="date" office:date-value="1995-11-26" calcext:value-type="date">
            <text:p>1995-11-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ttéo</text:p>
          </table:table-cell>
          <table:table-cell office:value-type="string" calcext:value-type="string">
            <text:p>Ap #920-4079 Vitae, Rd.</text:p>
          </table:table-cell>
          <table:table-cell office:value-type="string" calcext:value-type="string">
            <text:p>Donec.fringilla@auctor.ca</text:p>
          </table:table-cell>
          <table:table-cell office:value-type="date" office:date-value="1993-08-21" calcext:value-type="date">
            <text:p>1993-08-2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Bienvenue</text:p>
          </table:table-cell>
          <table:table-cell office:value-type="string" calcext:value-type="string">
            <text:p>435-4252 Lacus. Road</text:p>
          </table:table-cell>
          <table:table-cell office:value-type="string" calcext:value-type="string">
            <text:p>felis@nequeSed.net</text:p>
          </table:table-cell>
          <table:table-cell office:value-type="date" office:date-value="1991-10-11" calcext:value-type="date">
            <text:p>1991-10-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7953 Duis Avenue</text:p>
          </table:table-cell>
          <table:table-cell office:value-type="string" calcext:value-type="string">
            <text:p>lorem@natoquepenatibuset.net</text:p>
          </table:table-cell>
          <table:table-cell office:value-type="date" office:date-value="2000-04-12" calcext:value-type="date">
            <text:p>2000-04-1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dier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6286 Iaculis Rd.</text:p>
          </table:table-cell>
          <table:table-cell office:value-type="string" calcext:value-type="string">
            <text:p>neque.sed@ametnullaDonec.co.uk</text:p>
          </table:table-cell>
          <table:table-cell office:value-type="date" office:date-value="1996-11-28" calcext:value-type="date">
            <text:p>1996-11-2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ucher</text:p>
          </table:table-cell>
          <table:table-cell office:value-type="string" calcext:value-type="string">
            <text:p>Marwane</text:p>
          </table:table-cell>
          <table:table-cell office:value-type="string" calcext:value-type="string">
            <text:p>702-7488 Et, Rd.</text:p>
          </table:table-cell>
          <table:table-cell office:value-type="string" calcext:value-type="string">
            <text:p>gravida.Praesent@sociis.ca</text:p>
          </table:table-cell>
          <table:table-cell office:value-type="date" office:date-value="1996-05-30" calcext:value-type="date">
            <text:p>1996-05-3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P.O. Box 977, 5643 Orci Rd.</text:p>
          </table:table-cell>
          <table:table-cell office:value-type="string" calcext:value-type="string">
            <text:p>erat.in@aclibero.net</text:p>
          </table:table-cell>
          <table:table-cell office:value-type="date" office:date-value="1999-07-08" calcext:value-type="date">
            <text:p>1999-07-08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Macéo</text:p>
          </table:table-cell>
          <table:table-cell office:value-type="string" calcext:value-type="string">
            <text:p>704-8863 Scelerisque Rd.</text:p>
          </table:table-cell>
          <table:table-cell office:value-type="string" calcext:value-type="string">
            <text:p>lectus.sit.amet@egestasSed.edu</text:p>
          </table:table-cell>
          <table:table-cell office:value-type="date" office:date-value="1993-04-09" calcext:value-type="date">
            <text:p>1993-04-09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Océane</text:p>
          </table:table-cell>
          <table:table-cell office:value-type="string" calcext:value-type="string">
            <text:p>Ap #118-4659 Ullamcorper Avenue</text:p>
          </table:table-cell>
          <table:table-cell office:value-type="string" calcext:value-type="string">
            <text:p>Quisque.ac@Craseget.org</text:p>
          </table:table-cell>
          <table:table-cell office:value-type="date" office:date-value="1997-05-18" calcext:value-type="date">
            <text:p>1997-05-18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yer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710-5044 Auctor St.</text:p>
          </table:table-cell>
          <table:table-cell office:value-type="string" calcext:value-type="string">
            <text:p>lorem.tristique@semmagnanec.org</text:p>
          </table:table-cell>
          <table:table-cell office:value-type="date" office:date-value="1993-02-01" calcext:value-type="date">
            <text:p>1993-02-01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815-2835 Nisi Ave</text:p>
          </table:table-cell>
          <table:table-cell office:value-type="string" calcext:value-type="string">
            <text:p>diam.dictum.sapien@montesnasceturridiculus.org</text:p>
          </table:table-cell>
          <table:table-cell office:value-type="date" office:date-value="1993-11-27" calcext:value-type="date">
            <text:p>1993-11-27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anon</text:p>
          </table:table-cell>
          <table:table-cell office:value-type="string" calcext:value-type="string">
            <text:p>187-6606 Odio Av.</text:p>
          </table:table-cell>
          <table:table-cell office:value-type="string" calcext:value-type="string">
            <text:p>nec@Duis.ca</text:p>
          </table:table-cell>
          <table:table-cell office:value-type="date" office:date-value="1998-09-16" calcext:value-type="date">
            <text:p>1998-09-16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P.O. Box 686, 9686 Pede Rd.</text:p>
          </table:table-cell>
          <table:table-cell office:value-type="string" calcext:value-type="string">
            <text:p>accumsan.convallis.ante@sagittis.edu</text:p>
          </table:table-cell>
          <table:table-cell office:value-type="date" office:date-value="1997-12-08" calcext:value-type="date">
            <text:p>1997-12-08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4012 Proin Rd.</text:p>
          </table:table-cell>
          <table:table-cell office:value-type="string" calcext:value-type="string">
            <text:p>elementum@nullaInteger.edu</text:p>
          </table:table-cell>
          <table:table-cell office:value-type="date" office:date-value="1992-04-07" calcext:value-type="date">
            <text:p>1992-04-07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rard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3272 Nec, Rd.</text:p>
          </table:table-cell>
          <table:table-cell office:value-type="string" calcext:value-type="string">
            <text:p>cursus.diam.at@Donec.edu</text:p>
          </table:table-cell>
          <table:table-cell office:value-type="date" office:date-value="1998-07-29" calcext:value-type="date">
            <text:p>1998-07-29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un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P.O. Box 117, 5050 Metus. Ave</text:p>
          </table:table-cell>
          <table:table-cell office:value-type="string" calcext:value-type="string">
            <text:p>risus@Cumsociis.ca</text:p>
          </table:table-cell>
          <table:table-cell office:value-type="date" office:date-value="1992-08-20" calcext:value-type="date">
            <text:p>1992-08-2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anchard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5362 Fusce Street</text:p>
          </table:table-cell>
          <table:table-cell office:value-type="string" calcext:value-type="string">
            <text:p>erat.volutpat@musDonecdignissim.org</text:p>
          </table:table-cell>
          <table:table-cell office:value-type="date" office:date-value="1993-10-03" calcext:value-type="date">
            <text:p>1993-10-0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ye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p #938-5656 Dolor, Av.</text:p>
          </table:table-cell>
          <table:table-cell office:value-type="string" calcext:value-type="string">
            <text:p>non@diamSed.com</text:p>
          </table:table-cell>
          <table:table-cell office:value-type="date" office:date-value="1991-02-21" calcext:value-type="date">
            <text:p>1991-02-2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Clotilde</text:p>
          </table:table-cell>
          <table:table-cell office:value-type="string" calcext:value-type="string">
            <text:p>140-2769 Justo Rd.</text:p>
          </table:table-cell>
          <table:table-cell office:value-type="string" calcext:value-type="string">
            <text:p>fringilla@scelerisqueneque.org</text:p>
          </table:table-cell>
          <table:table-cell office:value-type="date" office:date-value="1996-07-23" calcext:value-type="date">
            <text:p>1996-07-23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575-4833 Enim. St.</text:p>
          </table:table-cell>
          <table:table-cell office:value-type="string" calcext:value-type="string">
            <text:p>felis@nequevenenatis.com</text:p>
          </table:table-cell>
          <table:table-cell office:value-type="date" office:date-value="1996-11-28" calcext:value-type="date">
            <text:p>1996-11-28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Mattéo</text:p>
          </table:table-cell>
          <table:table-cell office:value-type="string" calcext:value-type="string">
            <text:p>996-3792 Sit Rd.</text:p>
          </table:table-cell>
          <table:table-cell office:value-type="string" calcext:value-type="string">
            <text:p>Sed.pharetra.felis@ac.com</text:p>
          </table:table-cell>
          <table:table-cell office:value-type="date" office:date-value="1994-09-03" calcext:value-type="date">
            <text:p>1994-09-03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</table:table>
      <table:table table:name="professeur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Appartement 953-6114 Amet, Rd.</text:p>
          </table:table-cell>
          <table:table-cell office:value-type="string" calcext:value-type="string">
            <text:p>eu.augue@ac.com</text:p>
          </table:table-cell>
          <table:table-cell table:style-name="ce3" office:value-type="string" calcext:value-type="string">
            <text:p>1976-04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9067 Neque Route</text:p>
          </table:table-cell>
          <table:table-cell office:value-type="string" calcext:value-type="string">
            <text:p>mi.lorem@rutrumeuultrices.ca</text:p>
          </table:table-cell>
          <table:table-cell table:style-name="ce3" office:value-type="string" calcext:value-type="string">
            <text:p>1951-04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ppartement 324-901 Vulputate, Av.</text:p>
          </table:table-cell>
          <table:table-cell office:value-type="string" calcext:value-type="string">
            <text:p>mi.felis.adipiscing@noncursus.com</text:p>
          </table:table-cell>
          <table:table-cell table:style-name="ce3" office:value-type="string" calcext:value-type="string">
            <text:p>1971-01-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Agathe</text:p>
          </table:table-cell>
          <table:table-cell office:value-type="string" calcext:value-type="string">
            <text:p>Appartement 990-8574 Nulla Rue</text:p>
          </table:table-cell>
          <table:table-cell office:value-type="string" calcext:value-type="string">
            <text:p>et.arcu.imperdiet@sed.ca</text:p>
          </table:table-cell>
          <table:table-cell table:style-name="ce3" office:value-type="string" calcext:value-type="string">
            <text:p>1988-11-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Anaëlle</text:p>
          </table:table-cell>
          <table:table-cell office:value-type="string" calcext:value-type="string">
            <text:p>CP 663, 2427 Lectus. Rd.</text:p>
          </table:table-cell>
          <table:table-cell office:value-type="string" calcext:value-type="string">
            <text:p>Suspendisse.aliquet@eratSednunc.org</text:p>
          </table:table-cell>
          <table:table-cell table:style-name="ce3" office:value-type="string" calcext:value-type="string">
            <text:p>1990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5433 Venenatis Avenue</text:p>
          </table:table-cell>
          <table:table-cell office:value-type="string" calcext:value-type="string">
            <text:p>metus.sit.amet@Nullamvelit.com</text:p>
          </table:table-cell>
          <table:table-cell table:style-name="ce3" office:value-type="string" calcext:value-type="string">
            <text:p>1981-10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Mathéo</text:p>
          </table:table-cell>
          <table:table-cell office:value-type="string" calcext:value-type="string">
            <text:p>Appartement 292-948 Feugiat. Ave</text:p>
          </table:table-cell>
          <table:table-cell office:value-type="string" calcext:value-type="string">
            <text:p>diam.luctus@luctusCurabitur.edu</text:p>
          </table:table-cell>
          <table:table-cell table:style-name="ce3" office:value-type="string" calcext:value-type="string">
            <text:p>1955-02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oit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P 839, 3796 Donec Ave</text:p>
          </table:table-cell>
          <table:table-cell office:value-type="string" calcext:value-type="string">
            <text:p>sit.amet@augue.net</text:p>
          </table:table-cell>
          <table:table-cell table:style-name="ce3" office:value-type="string" calcext:value-type="string">
            <text:p>1962-12-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vos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231 Morbi Rue</text:p>
          </table:table-cell>
          <table:table-cell office:value-type="string" calcext:value-type="string">
            <text:p>vitae.erat.vel@Nullam.co.uk</text:p>
          </table:table-cell>
          <table:table-cell table:style-name="ce3" office:value-type="string" calcext:value-type="string">
            <text:p>1968-02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467-5375 Convallis Avenue</text:p>
          </table:table-cell>
          <table:table-cell office:value-type="string" calcext:value-type="string">
            <text:p>Duis.gravida.Praesent@volutpatNullafacilisis.org</text:p>
          </table:table-cell>
          <table:table-cell table:style-name="ce3" office:value-type="string" calcext:value-type="string">
            <text:p>1966-09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100-2759 Donec Avenue</text:p>
          </table:table-cell>
          <table:table-cell office:value-type="string" calcext:value-type="string">
            <text:p>elit.pharetra@nunc.com</text:p>
          </table:table-cell>
          <table:table-cell table:style-name="ce3" office:value-type="string" calcext:value-type="string">
            <text:p>1972-03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Macéo</text:p>
          </table:table-cell>
          <table:table-cell office:value-type="string" calcext:value-type="string">
            <text:p>CP 241, 5407 At Chemin</text:p>
          </table:table-cell>
          <table:table-cell office:value-type="string" calcext:value-type="string">
            <text:p>Curabitur.sed@musProin.org</text:p>
          </table:table-cell>
          <table:table-cell table:style-name="ce3" office:value-type="string" calcext:value-type="string">
            <text:p>1968-08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ppartement 935-3557 Arcu Ave</text:p>
          </table:table-cell>
          <table:table-cell office:value-type="string" calcext:value-type="string">
            <text:p>adipiscing.ligula.Aenean@ullamcorper.com</text:p>
          </table:table-cell>
          <table:table-cell table:style-name="ce3" office:value-type="string" calcext:value-type="string">
            <text:p>1979-08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Macéo</text:p>
          </table:table-cell>
          <table:table-cell office:value-type="string" calcext:value-type="string">
            <text:p>4896 Suspendisse Avenue</text:p>
          </table:table-cell>
          <table:table-cell office:value-type="string" calcext:value-type="string">
            <text:p>Cum.sociis@porttitorscelerisqueneque.net</text:p>
          </table:table-cell>
          <table:table-cell table:style-name="ce3" office:value-type="string" calcext:value-type="string">
            <text:p>1955-12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illo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178-646 Lobortis Impasse</text:p>
          </table:table-cell>
          <table:table-cell office:value-type="string" calcext:value-type="string">
            <text:p>Cum.sociis.natoque@lectus.ca</text:p>
          </table:table-cell>
          <table:table-cell table:style-name="ce3" office:value-type="string" calcext:value-type="string">
            <text:p>1959-02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Élouan</text:p>
          </table:table-cell>
          <table:table-cell office:value-type="string" calcext:value-type="string">
            <text:p>Appartement 211-5162 Pharetra. Chemin</text:p>
          </table:table-cell>
          <table:table-cell office:value-type="string" calcext:value-type="string">
            <text:p>nulla.Donec@egestasa.net</text:p>
          </table:table-cell>
          <table:table-cell table:style-name="ce3" office:value-type="string" calcext:value-type="string">
            <text:p>1982-09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1296 Enim. Rd.</text:p>
          </table:table-cell>
          <table:table-cell office:value-type="string" calcext:value-type="string">
            <text:p>taciti.sociosqu.ad@blanditenim.net</text:p>
          </table:table-cell>
          <table:table-cell table:style-name="ce3" office:value-type="string" calcext:value-type="string">
            <text:p>1972-04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bert</text:p>
          </table:table-cell>
          <table:table-cell office:value-type="string" calcext:value-type="string">
            <text:p>Capucine</text:p>
          </table:table-cell>
          <table:table-cell office:value-type="string" calcext:value-type="string">
            <text:p>CP 246, 269 Ante. Av.</text:p>
          </table:table-cell>
          <table:table-cell office:value-type="string" calcext:value-type="string">
            <text:p>urna.Ut.tincidunt@a.net</text:p>
          </table:table-cell>
          <table:table-cell table:style-name="ce3" office:value-type="string" calcext:value-type="string">
            <text:p>1978-04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ilippe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49-5187 Sed, Impasse</text:p>
          </table:table-cell>
          <table:table-cell office:value-type="string" calcext:value-type="string">
            <text:p>Morbi.quis@arcuNunc.edu</text:p>
          </table:table-cell>
          <table:table-cell table:style-name="ce3" office:value-type="string" calcext:value-type="string">
            <text:p>1971-11-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</text:p>
          </table:table-cell>
          <table:table-cell office:value-type="string" calcext:value-type="string">
            <text:p>Chloé</text:p>
          </table:table-cell>
          <table:table-cell office:value-type="string" calcext:value-type="string">
            <text:p>CP 417, 480 Et Impasse</text:p>
          </table:table-cell>
          <table:table-cell office:value-type="string" calcext:value-type="string">
            <text:p>porttitor.interdum@etrutrumeu.ca</text:p>
          </table:table-cell>
          <table:table-cell table:style-name="ce3" office:value-type="string" calcext:value-type="string">
            <text:p>1950-08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213-9171 Elit. Chemin</text:p>
          </table:table-cell>
          <table:table-cell office:value-type="string" calcext:value-type="string">
            <text:p>et@Aliquamvulputate.org</text:p>
          </table:table-cell>
          <table:table-cell table:style-name="ce3" office:value-type="string" calcext:value-type="string">
            <text:p>1985-11-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ler</text:p>
          </table:table-cell>
          <table:table-cell office:value-type="string" calcext:value-type="string">
            <text:p>Lauriane</text:p>
          </table:table-cell>
          <table:table-cell office:value-type="string" calcext:value-type="string">
            <text:p>Appartement 872-7591 Proin Rd.</text:p>
          </table:table-cell>
          <table:table-cell office:value-type="string" calcext:value-type="string">
            <text:p>Sed.molestie.Sed@posuere.org</text:p>
          </table:table-cell>
          <table:table-cell table:style-name="ce3" office:value-type="string" calcext:value-type="string">
            <text:p>1969-07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Solene</text:p>
          </table:table-cell>
          <table:table-cell office:value-type="string" calcext:value-type="string">
            <text:p>642-3200 Malesuada Rd.</text:p>
          </table:table-cell>
          <table:table-cell office:value-type="string" calcext:value-type="string">
            <text:p>elit@nunc.edu</text:p>
          </table:table-cell>
          <table:table-cell table:style-name="ce3" office:value-type="string" calcext:value-type="string">
            <text:p>1966-04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Léon</text:p>
          </table:table-cell>
          <table:table-cell office:value-type="string" calcext:value-type="string">
            <text:p>Appartement 873-1713 Mi. Avenue</text:p>
          </table:table-cell>
          <table:table-cell office:value-type="string" calcext:value-type="string">
            <text:p>Ut.semper@nisi.net</text:p>
          </table:table-cell>
          <table:table-cell table:style-name="ce3" office:value-type="string" calcext:value-type="string">
            <text:p>1987-11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P 132, 6537 Ac Chemin</text:p>
          </table:table-cell>
          <table:table-cell office:value-type="string" calcext:value-type="string">
            <text:p>vulputate.eu.odio@Nunc.ca</text:p>
          </table:table-cell>
          <table:table-cell table:style-name="ce3" office:value-type="string" calcext:value-type="string">
            <text:p>1983-04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lly</text:p>
          </table:table-cell>
          <table:table-cell office:value-type="string" calcext:value-type="string">
            <text:p>Loevan</text:p>
          </table:table-cell>
          <table:table-cell office:value-type="string" calcext:value-type="string">
            <text:p>Appartement 136-535 Non, Rue</text:p>
          </table:table-cell>
          <table:table-cell office:value-type="string" calcext:value-type="string">
            <text:p>libero.mauris@tellus.ca</text:p>
          </table:table-cell>
          <table:table-cell table:style-name="ce3" office:value-type="string" calcext:value-type="string">
            <text:p>1982-10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9751 Sapien, Chemin</text:p>
          </table:table-cell>
          <table:table-cell office:value-type="string" calcext:value-type="string">
            <text:p>tempor@hendrerita.org</text:p>
          </table:table-cell>
          <table:table-cell table:style-name="ce3" office:value-type="string" calcext:value-type="string">
            <text:p>1958-09-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CP 855, 5265 Laoreet Route</text:p>
          </table:table-cell>
          <table:table-cell office:value-type="string" calcext:value-type="string">
            <text:p>eu.dui@nisiCum.edu</text:p>
          </table:table-cell>
          <table:table-cell table:style-name="ce3" office:value-type="string" calcext:value-type="string">
            <text:p>1969-01-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l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Appartement 366-8609 Mi. Chemin</text:p>
          </table:table-cell>
          <table:table-cell office:value-type="string" calcext:value-type="string">
            <text:p>condimentum.eget.volutpat@loremipsum.net</text:p>
          </table:table-cell>
          <table:table-cell table:style-name="ce3" office:value-type="string" calcext:value-type="string">
            <text:p>1964-04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qui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1333 Viverra. Avenue</text:p>
          </table:table-cell>
          <table:table-cell office:value-type="string" calcext:value-type="string">
            <text:p>magnis@sodalesMaurisblandit.com</text:p>
          </table:table-cell>
          <table:table-cell table:style-name="ce3" office:value-type="string" calcext:value-type="string">
            <text:p>1990-07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9051 Consectetuer, Impasse</text:p>
          </table:table-cell>
          <table:table-cell office:value-type="string" calcext:value-type="string">
            <text:p>montes.nascetur@sagittis.com</text:p>
          </table:table-cell>
          <table:table-cell table:style-name="ce3" office:value-type="string" calcext:value-type="string">
            <text:p>1957-12-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541-6288 Sem Rue</text:p>
          </table:table-cell>
          <table:table-cell office:value-type="string" calcext:value-type="string">
            <text:p>velit.eget@conubianostraper.net</text:p>
          </table:table-cell>
          <table:table-cell table:style-name="ce3" office:value-type="string" calcext:value-type="string">
            <text:p>1960-10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ri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P 878, 6798 Enim Rd.</text:p>
          </table:table-cell>
          <table:table-cell office:value-type="string" calcext:value-type="string">
            <text:p>cursus.non.egestas@eget.edu</text:p>
          </table:table-cell>
          <table:table-cell table:style-name="ce3" office:value-type="string" calcext:value-type="string">
            <text:p>1987-06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bry</text:p>
          </table:table-cell>
          <table:table-cell office:value-type="string" calcext:value-type="string">
            <text:p>Lilou</text:p>
          </table:table-cell>
          <table:table-cell office:value-type="string" calcext:value-type="string">
            <text:p>423-5929 Vel Avenue</text:p>
          </table:table-cell>
          <table:table-cell office:value-type="string" calcext:value-type="string">
            <text:p>iaculis.nec.eleifend@nec.org</text:p>
          </table:table-cell>
          <table:table-cell table:style-name="ce3" office:value-type="string" calcext:value-type="string">
            <text:p>1950-06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aud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364-4105 Aenean Impasse</text:p>
          </table:table-cell>
          <table:table-cell office:value-type="string" calcext:value-type="string">
            <text:p>ullamcorper.Duis@sitametdapibus.co.uk</text:p>
          </table:table-cell>
          <table:table-cell table:style-name="ce3" office:value-type="string" calcext:value-type="string">
            <text:p>1978-03-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391 Lorem Rue</text:p>
          </table:table-cell>
          <table:table-cell office:value-type="string" calcext:value-type="string">
            <text:p>montes@Nunc.edu</text:p>
          </table:table-cell>
          <table:table-cell table:style-name="ce3" office:value-type="string" calcext:value-type="string">
            <text:p>1968-06-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Timéo</text:p>
          </table:table-cell>
          <table:table-cell office:value-type="string" calcext:value-type="string">
            <text:p>5723 Ut Chemin</text:p>
          </table:table-cell>
          <table:table-cell office:value-type="string" calcext:value-type="string">
            <text:p>Donec.tincidunt.Donec@rhoncusProin.edu</text:p>
          </table:table-cell>
          <table:table-cell table:style-name="ce3" office:value-type="string" calcext:value-type="string">
            <text:p>1961-06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Katell</text:p>
          </table:table-cell>
          <table:table-cell office:value-type="string" calcext:value-type="string">
            <text:p>6557 Erat Av.</text:p>
          </table:table-cell>
          <table:table-cell office:value-type="string" calcext:value-type="string">
            <text:p>posuere.cubilia.Curae@euismodindolor.org</text:p>
          </table:table-cell>
          <table:table-cell table:style-name="ce3" office:value-type="string" calcext:value-type="string">
            <text:p>1963-09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Mélanie</text:p>
          </table:table-cell>
          <table:table-cell office:value-type="string" calcext:value-type="string">
            <text:p>6152 Arcu. Chemin</text:p>
          </table:table-cell>
          <table:table-cell office:value-type="string" calcext:value-type="string">
            <text:p>justo.nec@nasceturridiculusmus.co.uk</text:p>
          </table:table-cell>
          <table:table-cell table:style-name="ce3" office:value-type="string" calcext:value-type="string">
            <text:p>1977-01-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P 218, 5744 Sit Av.</text:p>
          </table:table-cell>
          <table:table-cell office:value-type="string" calcext:value-type="string">
            <text:p>nec@quispedePraesent.co.uk</text:p>
          </table:table-cell>
          <table:table-cell table:style-name="ce3" office:value-type="string" calcext:value-type="string">
            <text:p>1967-04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3550 Et Rue</text:p>
          </table:table-cell>
          <table:table-cell office:value-type="string" calcext:value-type="string">
            <text:p>risus.Nunc@neque.edu</text:p>
          </table:table-cell>
          <table:table-cell table:style-name="ce3" office:value-type="string" calcext:value-type="string">
            <text:p>1954-12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pentier</text:p>
          </table:table-cell>
          <table:table-cell office:value-type="string" calcext:value-type="string">
            <text:p>Maéva</text:p>
          </table:table-cell>
          <table:table-cell office:value-type="string" calcext:value-type="string">
            <text:p>715 Lorem Impasse</text:p>
          </table:table-cell>
          <table:table-cell office:value-type="string" calcext:value-type="string">
            <text:p>imperdiet.erat.nonummy@In.org</text:p>
          </table:table-cell>
          <table:table-cell table:style-name="ce3" office:value-type="string" calcext:value-type="string">
            <text:p>1990-02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y</text:p>
          </table:table-cell>
          <table:table-cell office:value-type="string" calcext:value-type="string">
            <text:p>Romain</text:p>
          </table:table-cell>
          <table:table-cell office:value-type="string" calcext:value-type="string">
            <text:p>242-9762 Ante Impasse</text:p>
          </table:table-cell>
          <table:table-cell office:value-type="string" calcext:value-type="string">
            <text:p>amet.faucibus@elitpharetra.org</text:p>
          </table:table-cell>
          <table:table-cell table:style-name="ce3" office:value-type="string" calcext:value-type="string">
            <text:p>1988-09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P 290, 2159 Amet, Avenue</text:p>
          </table:table-cell>
          <table:table-cell office:value-type="string" calcext:value-type="string">
            <text:p>Mauris.vestibulum.neque@maurisipsumporta.edu</text:p>
          </table:table-cell>
          <table:table-cell table:style-name="ce3" office:value-type="string" calcext:value-type="string">
            <text:p>1969-09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1370 Accumsan Av.</text:p>
          </table:table-cell>
          <table:table-cell office:value-type="string" calcext:value-type="string">
            <text:p>purus@rutrummagna.co.uk</text:p>
          </table:table-cell>
          <table:table-cell table:style-name="ce3" office:value-type="string" calcext:value-type="string">
            <text:p>1960-08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bi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ppartement 499-7467 Luctus Ave</text:p>
          </table:table-cell>
          <table:table-cell office:value-type="string" calcext:value-type="string">
            <text:p>cursus@magnatellusfaucibus.edu</text:p>
          </table:table-cell>
          <table:table-cell table:style-name="ce3" office:value-type="string" calcext:value-type="string">
            <text:p>1967-10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c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535-7208 Habitant Ave</text:p>
          </table:table-cell>
          <table:table-cell office:value-type="string" calcext:value-type="string">
            <text:p>Vestibulum@enimSuspendissealiquet.net</text:p>
          </table:table-cell>
          <table:table-cell table:style-name="ce3" office:value-type="string" calcext:value-type="string">
            <text:p>1963-07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in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878-5705 Mauris Chemin</text:p>
          </table:table-cell>
          <table:table-cell office:value-type="string" calcext:value-type="string">
            <text:p>enim.diam@DonecfringillaDonec.ca</text:p>
          </table:table-cell>
          <table:table-cell table:style-name="ce3" office:value-type="string" calcext:value-type="string">
            <text:p>1989-10-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nnet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3411 Est Rue</text:p>
          </table:table-cell>
          <table:table-cell office:value-type="string" calcext:value-type="string">
            <text:p>commodo.ipsum.Suspendisse@Quisqueac.com</text:p>
          </table:table-cell>
          <table:table-cell table:style-name="ce3" office:value-type="string" calcext:value-type="string">
            <text:p>1983-01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CP 728, 2033 Mollis. Rue</text:p>
          </table:table-cell>
          <table:table-cell office:value-type="string" calcext:value-type="string">
            <text:p>mollis.nec@Sed.edu</text:p>
          </table:table-cell>
          <table:table-cell table:style-name="ce3" office:value-type="string" calcext:value-type="string">
            <text:p>1988-06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et</text:p>
          </table:table-cell>
          <table:table-cell office:value-type="string" calcext:value-type="string">
            <text:p>Davy</text:p>
          </table:table-cell>
          <table:table-cell office:value-type="string" calcext:value-type="string">
            <text:p>345-3170 Lectus Road</text:p>
          </table:table-cell>
          <table:table-cell office:value-type="string" calcext:value-type="string">
            <text:p>ultrices.sit.amet@etipsumcursus.ca</text:p>
          </table:table-cell>
          <table:table-cell table:style-name="ce4" office:value-type="date" office:date-value="1953-10-18" calcext:value-type="date">
            <text:p>1953-10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Titouan</text:p>
          </table:table-cell>
          <table:table-cell office:value-type="string" calcext:value-type="string">
            <text:p>Ap #628-1220 Aliquam St.</text:p>
          </table:table-cell>
          <table:table-cell office:value-type="string" calcext:value-type="string">
            <text:p>nibh@Nulla.edu</text:p>
          </table:table-cell>
          <table:table-cell table:style-name="ce4" office:value-type="date" office:date-value="1951-02-12" calcext:value-type="date">
            <text:p>1951-02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.O. Box 498, 401 Magna, Av.</text:p>
          </table:table-cell>
          <table:table-cell office:value-type="string" calcext:value-type="string">
            <text:p>nisl@et.com</text:p>
          </table:table-cell>
          <table:table-cell table:style-name="ce4" office:value-type="date" office:date-value="1965-05-06" calcext:value-type="date">
            <text:p>1965-05-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.O. Box 716, 1709 Suspendisse Rd.</text:p>
          </table:table-cell>
          <table:table-cell office:value-type="string" calcext:value-type="string">
            <text:p>Donec.fringilla@ac.ca</text:p>
          </table:table-cell>
          <table:table-cell table:style-name="ce4" office:value-type="date" office:date-value="1956-12-19" calcext:value-type="date">
            <text:p>1956-12-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Yüna</text:p>
          </table:table-cell>
          <table:table-cell office:value-type="string" calcext:value-type="string">
            <text:p>774-6722 Erat, Road</text:p>
          </table:table-cell>
          <table:table-cell office:value-type="string" calcext:value-type="string">
            <text:p>Aliquam.auctor.velit@metussitamet.edu</text:p>
          </table:table-cell>
          <table:table-cell table:style-name="ce4" office:value-type="date" office:date-value="1984-07-10" calcext:value-type="date">
            <text:p>1984-07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roux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915-5814 Tellus St.</text:p>
          </table:table-cell>
          <table:table-cell office:value-type="string" calcext:value-type="string">
            <text:p>sem.mollis@sodales.edu</text:p>
          </table:table-cell>
          <table:table-cell table:style-name="ce4" office:value-type="date" office:date-value="1982-09-24" calcext:value-type="date">
            <text:p>1982-09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nie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p #718-7422 Convallis Av.</text:p>
          </table:table-cell>
          <table:table-cell office:value-type="string" calcext:value-type="string">
            <text:p>placerat.Cras.dictum@duiquis.com</text:p>
          </table:table-cell>
          <table:table-cell table:style-name="ce4" office:value-type="date" office:date-value="1986-01-10" calcext:value-type="date">
            <text:p>1986-01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bo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1088 Aliquet, Ave</text:p>
          </table:table-cell>
          <table:table-cell office:value-type="string" calcext:value-type="string">
            <text:p>dapibus@nonarcu.edu</text:p>
          </table:table-cell>
          <table:table-cell table:style-name="ce4" office:value-type="date" office:date-value="1955-12-04" calcext:value-type="date">
            <text:p>1955-12-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6467 Risus. Street</text:p>
          </table:table-cell>
          <table:table-cell office:value-type="string" calcext:value-type="string">
            <text:p>tincidunt.orci@natoque.com</text:p>
          </table:table-cell>
          <table:table-cell table:style-name="ce4" office:value-type="date" office:date-value="1975-05-11" calcext:value-type="date">
            <text:p>1975-05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9277 Vitae, Rd.</text:p>
          </table:table-cell>
          <table:table-cell office:value-type="string" calcext:value-type="string">
            <text:p>vel@Nulla.net</text:p>
          </table:table-cell>
          <table:table-cell table:style-name="ce4" office:value-type="date" office:date-value="1989-08-13" calcext:value-type="date">
            <text:p>1989-08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P.O. Box 496, 8784 Mauris St.</text:p>
          </table:table-cell>
          <table:table-cell office:value-type="string" calcext:value-type="string">
            <text:p>eu.placerat@nonegestasa.org</text:p>
          </table:table-cell>
          <table:table-cell table:style-name="ce4" office:value-type="date" office:date-value="1989-07-30" calcext:value-type="date">
            <text:p>1989-07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Ap #603-5749 Tristique Road</text:p>
          </table:table-cell>
          <table:table-cell office:value-type="string" calcext:value-type="string">
            <text:p>Curabitur.egestas@massa.com</text:p>
          </table:table-cell>
          <table:table-cell table:style-name="ce4" office:value-type="date" office:date-value="1958-07-22" calcext:value-type="date">
            <text:p>1958-07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al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p #939-2716 Leo. St.</text:p>
          </table:table-cell>
          <table:table-cell office:value-type="string" calcext:value-type="string">
            <text:p>Nullam.feugiat.placerat@aliquetmetusurna.com</text:p>
          </table:table-cell>
          <table:table-cell table:style-name="ce4" office:value-type="date" office:date-value="1978-05-21" calcext:value-type="date">
            <text:p>1978-05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aire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Ap #514-8349 Fermentum Street</text:p>
          </table:table-cell>
          <table:table-cell office:value-type="string" calcext:value-type="string">
            <text:p>lobortis.risus.In@felisullamcorper.ca</text:p>
          </table:table-cell>
          <table:table-cell table:style-name="ce4" office:value-type="date" office:date-value="1989-01-12" calcext:value-type="date">
            <text:p>1989-01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Malik</text:p>
          </table:table-cell>
          <table:table-cell office:value-type="string" calcext:value-type="string">
            <text:p>Ap #698-7210 Lorem St.</text:p>
          </table:table-cell>
          <table:table-cell office:value-type="string" calcext:value-type="string">
            <text:p>libero@odiosagittissemper.ca</text:p>
          </table:table-cell>
          <table:table-cell table:style-name="ce4" office:value-type="date" office:date-value="1990-05-03" calcext:value-type="date">
            <text:p>1990-05-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9543 Nunc Rd.</text:p>
          </table:table-cell>
          <table:table-cell office:value-type="string" calcext:value-type="string">
            <text:p>lectus.pede.et@augue.co.uk</text:p>
          </table:table-cell>
          <table:table-cell table:style-name="ce4" office:value-type="date" office:date-value="1984-08-04" calcext:value-type="date">
            <text:p>1984-08-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Ap #381-5845 At Avenue</text:p>
          </table:table-cell>
          <table:table-cell office:value-type="string" calcext:value-type="string">
            <text:p>lobortis@Mauris.edu</text:p>
          </table:table-cell>
          <table:table-cell table:style-name="ce4" office:value-type="date" office:date-value="1978-10-09" calcext:value-type="date">
            <text:p>1978-10-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1301 Semper Avenue</text:p>
          </table:table-cell>
          <table:table-cell office:value-type="string" calcext:value-type="string">
            <text:p>turpis.nec.mauris@iaculisquis.ca</text:p>
          </table:table-cell>
          <table:table-cell table:style-name="ce4" office:value-type="date" office:date-value="1950-04-27" calcext:value-type="date">
            <text:p>1950-04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l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P.O. Box 706, 1660 Pede Rd.</text:p>
          </table:table-cell>
          <table:table-cell office:value-type="string" calcext:value-type="string">
            <text:p>massa.non.ante@parturient.ca</text:p>
          </table:table-cell>
          <table:table-cell table:style-name="ce4" office:value-type="date" office:date-value="1952-06-22" calcext:value-type="date">
            <text:p>1952-06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736-8541 Commodo Ave</text:p>
          </table:table-cell>
          <table:table-cell office:value-type="string" calcext:value-type="string">
            <text:p>auctor.nunc@sitamet.co.uk</text:p>
          </table:table-cell>
          <table:table-cell table:style-name="ce4" office:value-type="date" office:date-value="1983-03-18" calcext:value-type="date">
            <text:p>1983-03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Maïwenn</text:p>
          </table:table-cell>
          <table:table-cell office:value-type="string" calcext:value-type="string">
            <text:p>Ap #881-3982 Mauris. St.</text:p>
          </table:table-cell>
          <table:table-cell office:value-type="string" calcext:value-type="string">
            <text:p>egestas.Duis.ac@Craseget.co.uk</text:p>
          </table:table-cell>
          <table:table-cell table:style-name="ce4" office:value-type="date" office:date-value="1957-05-25" calcext:value-type="date">
            <text:p>1957-05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812-4291 Per Ave</text:p>
          </table:table-cell>
          <table:table-cell office:value-type="string" calcext:value-type="string">
            <text:p>ac.fermentum.vel@elementumsem.com</text:p>
          </table:table-cell>
          <table:table-cell table:style-name="ce4" office:value-type="date" office:date-value="1990-09-26" calcext:value-type="date">
            <text:p>1990-09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Lutécia</text:p>
          </table:table-cell>
          <table:table-cell office:value-type="string" calcext:value-type="string">
            <text:p>2111 Tincidunt, Rd.</text:p>
          </table:table-cell>
          <table:table-cell office:value-type="string" calcext:value-type="string">
            <text:p>semper.erat@dignissim.org</text:p>
          </table:table-cell>
          <table:table-cell table:style-name="ce4" office:value-type="date" office:date-value="1972-10-31" calcext:value-type="date">
            <text:p>1972-10-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7736 Nec, Road</text:p>
          </table:table-cell>
          <table:table-cell office:value-type="string" calcext:value-type="string">
            <text:p>eu@purusac.net</text:p>
          </table:table-cell>
          <table:table-cell table:style-name="ce4" office:value-type="date" office:date-value="1983-11-30" calcext:value-type="date">
            <text:p>1983-11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re</text:p>
          </table:table-cell>
          <table:table-cell office:value-type="string" calcext:value-type="string">
            <text:p>Mattéo</text:p>
          </table:table-cell>
          <table:table-cell office:value-type="string" calcext:value-type="string">
            <text:p>P.O. Box 283, 3400 Curabitur Rd.</text:p>
          </table:table-cell>
          <table:table-cell office:value-type="string" calcext:value-type="string">
            <text:p>erat@risusDonecnibh.net</text:p>
          </table:table-cell>
          <table:table-cell table:style-name="ce4" office:value-type="date" office:date-value="1954-07-31" calcext:value-type="date">
            <text:p>1954-07-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5400 Urna. Ave</text:p>
          </table:table-cell>
          <table:table-cell office:value-type="string" calcext:value-type="string">
            <text:p>a@elit.co.uk</text:p>
          </table:table-cell>
          <table:table-cell table:style-name="ce4" office:value-type="date" office:date-value="1981-08-11" calcext:value-type="date">
            <text:p>1981-08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ger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943-9791 Luctus St.</text:p>
          </table:table-cell>
          <table:table-cell office:value-type="string" calcext:value-type="string">
            <text:p>lobortis.augue.scelerisque@sem.net</text:p>
          </table:table-cell>
          <table:table-cell table:style-name="ce4" office:value-type="date" office:date-value="1965-04-01" calcext:value-type="date">
            <text:p>1965-04-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card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p #391-5519 Phasellus Rd.</text:p>
          </table:table-cell>
          <table:table-cell office:value-type="string" calcext:value-type="string">
            <text:p>ullamcorper.magna.Sed@congueIn.org</text:p>
          </table:table-cell>
          <table:table-cell table:style-name="ce4" office:value-type="date" office:date-value="1987-11-27" calcext:value-type="date">
            <text:p>1987-11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ont</text:p>
          </table:table-cell>
          <table:table-cell office:value-type="string" calcext:value-type="string">
            <text:p>Gaspard</text:p>
          </table:table-cell>
          <table:table-cell office:value-type="string" calcext:value-type="string">
            <text:p>Ap #949-131 Auctor, Road</text:p>
          </table:table-cell>
          <table:table-cell office:value-type="string" calcext:value-type="string">
            <text:p>vitae@auctorMauris.org</text:p>
          </table:table-cell>
          <table:table-cell table:style-name="ce4" office:value-type="date" office:date-value="1983-05-31" calcext:value-type="date">
            <text:p>1983-05-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ulain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Ap #963-7265 Gravida. Av.</text:p>
          </table:table-cell>
          <table:table-cell office:value-type="string" calcext:value-type="string">
            <text:p>sollicitudin.adipiscing@Curabituregestasnunc.ca</text:p>
          </table:table-cell>
          <table:table-cell table:style-name="ce4" office:value-type="date" office:date-value="1988-05-18" calcext:value-type="date">
            <text:p>1988-05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279-4481 Suspendisse Av.</text:p>
          </table:table-cell>
          <table:table-cell office:value-type="string" calcext:value-type="string">
            <text:p>adipiscing.fringilla@Ut.com</text:p>
          </table:table-cell>
          <table:table-cell table:style-name="ce4" office:value-type="date" office:date-value="1985-03-05" calcext:value-type="date">
            <text:p>1985-03-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mit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Ap #603-7718 Lorem, Ave</text:p>
          </table:table-cell>
          <table:table-cell office:value-type="string" calcext:value-type="string">
            <text:p>sapien@pede.co.uk</text:p>
          </table:table-cell>
          <table:table-cell table:style-name="ce4" office:value-type="date" office:date-value="1968-11-30" calcext:value-type="date">
            <text:p>1968-11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roy</text:p>
          </table:table-cell>
          <table:table-cell office:value-type="string" calcext:value-type="string">
            <text:p>Lena</text:p>
          </table:table-cell>
          <table:table-cell office:value-type="string" calcext:value-type="string">
            <text:p>846-9955 Nulla Street</text:p>
          </table:table-cell>
          <table:table-cell office:value-type="string" calcext:value-type="string">
            <text:p>faucibus.lectus.a@miDuis.co.uk</text:p>
          </table:table-cell>
          <table:table-cell table:style-name="ce4" office:value-type="date" office:date-value="1963-03-25" calcext:value-type="date">
            <text:p>1963-03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Lamia</text:p>
          </table:table-cell>
          <table:table-cell office:value-type="string" calcext:value-type="string">
            <text:p>5026 Libero St.</text:p>
          </table:table-cell>
          <table:table-cell office:value-type="string" calcext:value-type="string">
            <text:p>dictum@odio.net</text:p>
          </table:table-cell>
          <table:table-cell table:style-name="ce4" office:value-type="date" office:date-value="1981-10-16" calcext:value-type="date">
            <text:p>1981-10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ssel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p #590-3802 Eu, Avenue</text:p>
          </table:table-cell>
          <table:table-cell office:value-type="string" calcext:value-type="string">
            <text:p>consectetuer.mauris.id@est.co.uk</text:p>
          </table:table-cell>
          <table:table-cell table:style-name="ce4" office:value-type="date" office:date-value="1954-03-22" calcext:value-type="date">
            <text:p>1954-03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ob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Ap #941-6216 Lacus, Rd.</text:p>
          </table:table-cell>
          <table:table-cell office:value-type="string" calcext:value-type="string">
            <text:p>nonummy.Fusce.fermentum@gravida.co.uk</text:p>
          </table:table-cell>
          <table:table-cell table:style-name="ce4" office:value-type="date" office:date-value="1952-09-25" calcext:value-type="date">
            <text:p>1952-09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ois</text:p>
          </table:table-cell>
          <table:table-cell office:value-type="string" calcext:value-type="string">
            <text:p>Kyllian</text:p>
          </table:table-cell>
          <table:table-cell office:value-type="string" calcext:value-type="string">
            <text:p>Ap #644-3477 Imperdiet, Rd.</text:p>
          </table:table-cell>
          <table:table-cell office:value-type="string" calcext:value-type="string">
            <text:p>Sed.id.risus@porttitorinterdumSed.co.uk</text:p>
          </table:table-cell>
          <table:table-cell table:style-name="ce4" office:value-type="date" office:date-value="1972-08-28" calcext:value-type="date">
            <text:p>1972-08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.O. Box 327, 3236 Elit. Road</text:p>
          </table:table-cell>
          <table:table-cell office:value-type="string" calcext:value-type="string">
            <text:p>Nullam.suscipit@ultricesiaculisodio.com</text:p>
          </table:table-cell>
          <table:table-cell table:style-name="ce4" office:value-type="date" office:date-value="1957-11-25" calcext:value-type="date">
            <text:p>1957-11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sseau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Ap #775-6431 Nunc Ave</text:p>
          </table:table-cell>
          <table:table-cell office:value-type="string" calcext:value-type="string">
            <text:p>ut.eros.non@quislectusNullam.ca</text:p>
          </table:table-cell>
          <table:table-cell table:style-name="ce4" office:value-type="date" office:date-value="1957-01-16" calcext:value-type="date">
            <text:p>1957-01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rand</text:p>
          </table:table-cell>
          <table:table-cell office:value-type="string" calcext:value-type="string">
            <text:p>Élisa</text:p>
          </table:table-cell>
          <table:table-cell office:value-type="string" calcext:value-type="string">
            <text:p>P.O. Box 212, 7716 Risus Street</text:p>
          </table:table-cell>
          <table:table-cell office:value-type="string" calcext:value-type="string">
            <text:p>amet.consectetuer@temporaugue.edu</text:p>
          </table:table-cell>
          <table:table-cell table:style-name="ce4" office:value-type="date" office:date-value="1985-09-23" calcext:value-type="date">
            <text:p>1985-09-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Amandine</text:p>
          </table:table-cell>
          <table:table-cell office:value-type="string" calcext:value-type="string">
            <text:p>Ap #112-8533 Nunc Street</text:p>
          </table:table-cell>
          <table:table-cell office:value-type="string" calcext:value-type="string">
            <text:p>faucibus.id@eratvel.edu</text:p>
          </table:table-cell>
          <table:table-cell table:style-name="ce4" office:value-type="date" office:date-value="1989-03-20" calcext:value-type="date">
            <text:p>1989-03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17-5035 Dolor Street</text:p>
          </table:table-cell>
          <table:table-cell office:value-type="string" calcext:value-type="string">
            <text:p>vel.venenatis@et.edu</text:p>
          </table:table-cell>
          <table:table-cell table:style-name="ce4" office:value-type="date" office:date-value="1967-05-22" calcext:value-type="date">
            <text:p>1967-05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chard</text:p>
          </table:table-cell>
          <table:table-cell office:value-type="string" calcext:value-type="string">
            <text:p>Célia</text:p>
          </table:table-cell>
          <table:table-cell office:value-type="string" calcext:value-type="string">
            <text:p>P.O. Box 550, 8330 Dis Ave</text:p>
          </table:table-cell>
          <table:table-cell office:value-type="string" calcext:value-type="string">
            <text:p>taciti.sociosqu.ad@nuncsedpede.co.uk</text:p>
          </table:table-cell>
          <table:table-cell table:style-name="ce4" office:value-type="date" office:date-value="1970-01-29" calcext:value-type="date">
            <text:p>1970-01-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p #343-2875 Pede, Street</text:p>
          </table:table-cell>
          <table:table-cell office:value-type="string" calcext:value-type="string">
            <text:p>nisi.sem@Nuncmaurissapien.net</text:p>
          </table:table-cell>
          <table:table-cell table:style-name="ce4" office:value-type="date" office:date-value="1982-05-16" calcext:value-type="date">
            <text:p>1982-05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goff</text:p>
          </table:table-cell>
          <table:table-cell office:value-type="string" calcext:value-type="string">
            <text:p>Macéo</text:p>
          </table:table-cell>
          <table:table-cell office:value-type="string" calcext:value-type="string">
            <text:p>817-883 Tempor Rd.</text:p>
          </table:table-cell>
          <table:table-cell office:value-type="string" calcext:value-type="string">
            <text:p>pede.Nunc.sed@molestieintempus.edu</text:p>
          </table:table-cell>
          <table:table-cell table:style-name="ce4" office:value-type="date" office:date-value="1950-05-03" calcext:value-type="date">
            <text:p>1950-05-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e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.O. Box 618, 8694 Mi Street</text:p>
          </table:table-cell>
          <table:table-cell office:value-type="string" calcext:value-type="string">
            <text:p>mauris.Integer.sem@Donecporttitortellus.org</text:p>
          </table:table-cell>
          <table:table-cell table:style-name="ce4" office:value-type="date" office:date-value="1976-08-28" calcext:value-type="date">
            <text:p>1976-08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yer</text:p>
          </table:table-cell>
          <table:table-cell office:value-type="string" calcext:value-type="string">
            <text:p>Lou</text:p>
          </table:table-cell>
          <table:table-cell office:value-type="string" calcext:value-type="string">
            <text:p>P.O. Box 539, 7896 Mauris Av.</text:p>
          </table:table-cell>
          <table:table-cell office:value-type="string" calcext:value-type="string">
            <text:p>ac.orci@luctus.com</text:p>
          </table:table-cell>
          <table:table-cell table:style-name="ce4" office:value-type="date" office:date-value="1978-11-27" calcext:value-type="date">
            <text:p>1978-11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403 Sodales Rd.</text:p>
          </table:table-cell>
          <table:table-cell office:value-type="string" calcext:value-type="string">
            <text:p>augue.porttitor@duiSuspendisseac.edu</text:p>
          </table:table-cell>
          <table:table-cell table:style-name="ce4" office:value-type="date" office:date-value="1983-03-02" calcext:value-type="date">
            <text:p>1983-03-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ly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.O. Box 330, 8058 Eu Ave</text:p>
          </table:table-cell>
          <table:table-cell office:value-type="string" calcext:value-type="string">
            <text:p>eu.odio@vestibulummassa.ca</text:p>
          </table:table-cell>
          <table:table-cell table:style-name="ce4" office:value-type="date" office:date-value="1952-06-10" calcext:value-type="date">
            <text:p>1952-06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grand</text:p>
          </table:table-cell>
          <table:table-cell office:value-type="string" calcext:value-type="string">
            <text:p>Kimberley</text:p>
          </table:table-cell>
          <table:table-cell office:value-type="string" calcext:value-type="string">
            <text:p>Ap #470-517 Luctus St.</text:p>
          </table:table-cell>
          <table:table-cell office:value-type="string" calcext:value-type="string">
            <text:p>pede.nonummy@inceptos.org</text:p>
          </table:table-cell>
          <table:table-cell table:style-name="ce4" office:value-type="date" office:date-value="1955-09-27" calcext:value-type="date">
            <text:p>1955-09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vallier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4932 Sem. Avenue</text:p>
          </table:table-cell>
          <table:table-cell office:value-type="string" calcext:value-type="string">
            <text:p>molestie.arcu.Sed@Phasellus.edu</text:p>
          </table:table-cell>
          <table:table-cell table:style-name="ce4" office:value-type="date" office:date-value="1973-07-26" calcext:value-type="date">
            <text:p>1973-07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comte</text:p>
          </table:table-cell>
          <table:table-cell office:value-type="string" calcext:value-type="string">
            <text:p>Florentin</text:p>
          </table:table-cell>
          <table:table-cell office:value-type="string" calcext:value-type="string">
            <text:p>P.O. Box 689, 6134 Fringilla St.</text:p>
          </table:table-cell>
          <table:table-cell office:value-type="string" calcext:value-type="string">
            <text:p>malesuada@egestas.edu</text:p>
          </table:table-cell>
          <table:table-cell table:style-name="ce4" office:value-type="date" office:date-value="1988-05-22" calcext:value-type="date">
            <text:p>1988-05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499-3909 Convallis Street</text:p>
          </table:table-cell>
          <table:table-cell office:value-type="string" calcext:value-type="string">
            <text:p>Mauris.nulla@nuncrisus.com</text:p>
          </table:table-cell>
          <table:table-cell table:style-name="ce4" office:value-type="date" office:date-value="1961-05-09" calcext:value-type="date">
            <text:p>1961-05-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p #776-3720 Et Avenue</text:p>
          </table:table-cell>
          <table:table-cell office:value-type="string" calcext:value-type="string">
            <text:p>erat.Vivamus.nisi@commodo.com</text:p>
          </table:table-cell>
          <table:table-cell table:style-name="ce4" office:value-type="date" office:date-value="1966-04-17" calcext:value-type="date">
            <text:p>1966-04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sseur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Ap #684-7076 Dis Street</text:p>
          </table:table-cell>
          <table:table-cell office:value-type="string" calcext:value-type="string">
            <text:p>ultricies.sem@eu.net</text:p>
          </table:table-cell>
          <table:table-cell table:style-name="ce4" office:value-type="date" office:date-value="1961-08-02" calcext:value-type="date">
            <text:p>1961-08-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7207 Dignissim St.</text:p>
          </table:table-cell>
          <table:table-cell office:value-type="string" calcext:value-type="string">
            <text:p>vitae.diam.Proin@purussapiengravida.org</text:p>
          </table:table-cell>
          <table:table-cell table:style-name="ce4" office:value-type="date" office:date-value="1986-08-15" calcext:value-type="date">
            <text:p>1986-08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Antonin</text:p>
          </table:table-cell>
          <table:table-cell office:value-type="string" calcext:value-type="string">
            <text:p>Ap #121-758 Vivamus St.</text:p>
          </table:table-cell>
          <table:table-cell office:value-type="string" calcext:value-type="string">
            <text:p>fringilla.euismod.enim@Namacnulla.ca</text:p>
          </table:table-cell>
          <table:table-cell table:style-name="ce4" office:value-type="date" office:date-value="1972-04-27" calcext:value-type="date">
            <text:p>1972-04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hie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2570 Varius. Av.</text:p>
          </table:table-cell>
          <table:table-cell office:value-type="string" calcext:value-type="string">
            <text:p>Mauris.magna@pulvinararcu.org</text:p>
          </table:table-cell>
          <table:table-cell table:style-name="ce4" office:value-type="date" office:date-value="1973-08-16" calcext:value-type="date">
            <text:p>1973-08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Loevan</text:p>
          </table:table-cell>
          <table:table-cell office:value-type="string" calcext:value-type="string">
            <text:p>667 Sapien Rd.</text:p>
          </table:table-cell>
          <table:table-cell office:value-type="string" calcext:value-type="string">
            <text:p>luctus@auctorveliteget.edu</text:p>
          </table:table-cell>
          <table:table-cell table:style-name="ce4" office:value-type="date" office:date-value="1968-05-09" calcext:value-type="date">
            <text:p>1968-05-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9282 Mi. Street</text:p>
          </table:table-cell>
          <table:table-cell office:value-type="string" calcext:value-type="string">
            <text:p>vitae.aliquet.nec@et.co.uk</text:p>
          </table:table-cell>
          <table:table-cell table:style-name="ce4" office:value-type="date" office:date-value="1990-04-17" calcext:value-type="date">
            <text:p>1990-04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rve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P.O. Box 383, 7214 Urna St.</text:p>
          </table:table-cell>
          <table:table-cell office:value-type="string" calcext:value-type="string">
            <text:p>purus.gravida@Sednecmetus.net</text:p>
          </table:table-cell>
          <table:table-cell table:style-name="ce4" office:value-type="date" office:date-value="1965-06-21" calcext:value-type="date">
            <text:p>1965-06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let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p #396-3540 Et Road</text:p>
          </table:table-cell>
          <table:table-cell office:value-type="string" calcext:value-type="string">
            <text:p>Integer@MorbivehiculaPellentesque.edu</text:p>
          </table:table-cell>
          <table:table-cell table:style-name="ce4" office:value-type="date" office:date-value="1960-10-02" calcext:value-type="date">
            <text:p>1960-10-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Loane</text:p>
          </table:table-cell>
          <table:table-cell office:value-type="string" calcext:value-type="string">
            <text:p>Ap #759-6607 Auctor Street</text:p>
          </table:table-cell>
          <table:table-cell office:value-type="string" calcext:value-type="string">
            <text:p>nunc.est.mollis@fames.edu</text:p>
          </table:table-cell>
          <table:table-cell table:style-name="ce4" office:value-type="date" office:date-value="1970-05-13" calcext:value-type="date">
            <text:p>1970-05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in</text:p>
          </table:table-cell>
          <table:table-cell office:value-type="string" calcext:value-type="string">
            <text:p>Amélie</text:p>
          </table:table-cell>
          <table:table-cell office:value-type="string" calcext:value-type="string">
            <text:p>5023 Enim. Av.</text:p>
          </table:table-cell>
          <table:table-cell office:value-type="string" calcext:value-type="string">
            <text:p>justo.eu@variusorci.org</text:p>
          </table:table-cell>
          <table:table-cell table:style-name="ce4" office:value-type="date" office:date-value="1976-10-16" calcext:value-type="date">
            <text:p>1976-10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rd</text:p>
          </table:table-cell>
          <table:table-cell office:value-type="string" calcext:value-type="string">
            <text:p>Margaux</text:p>
          </table:table-cell>
          <table:table-cell office:value-type="string" calcext:value-type="string">
            <text:p>397-6249 Mauris Avenue</text:p>
          </table:table-cell>
          <table:table-cell office:value-type="string" calcext:value-type="string">
            <text:p>neque.vitae.semper@tristique.ca</text:p>
          </table:table-cell>
          <table:table-cell table:style-name="ce4" office:value-type="date" office:date-value="1952-09-21" calcext:value-type="date">
            <text:p>1952-09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illard</text:p>
          </table:table-cell>
          <table:table-cell office:value-type="string" calcext:value-type="string">
            <text:p>Léane</text:p>
          </table:table-cell>
          <table:table-cell office:value-type="string" calcext:value-type="string">
            <text:p>Ap #350-1506 Lorem Ave</text:p>
          </table:table-cell>
          <table:table-cell office:value-type="string" calcext:value-type="string">
            <text:p>euismod@tellus.net</text:p>
          </table:table-cell>
          <table:table-cell table:style-name="ce4" office:value-type="date" office:date-value="1953-01-11" calcext:value-type="date">
            <text:p>1953-01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Jérémy</text:p>
          </table:table-cell>
          <table:table-cell office:value-type="string" calcext:value-type="string">
            <text:p>251-7207 Augue, Road</text:p>
          </table:table-cell>
          <table:table-cell office:value-type="string" calcext:value-type="string">
            <text:p>orci.lobortis@Aliquamnisl.edu</text:p>
          </table:table-cell>
          <table:table-cell table:style-name="ce4" office:value-type="date" office:date-value="1975-07-31" calcext:value-type="date">
            <text:p>1975-07-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780-4186 Fusce Ave</text:p>
          </table:table-cell>
          <table:table-cell office:value-type="string" calcext:value-type="string">
            <text:p>non.dapibus.rutrum@velfaucibusid.com</text:p>
          </table:table-cell>
          <table:table-cell table:style-name="ce4" office:value-type="date" office:date-value="1972-06-07" calcext:value-type="date">
            <text:p>1972-06-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r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5048 Ipsum. Av.</text:p>
          </table:table-cell>
          <table:table-cell office:value-type="string" calcext:value-type="string">
            <text:p>posuere@eratinconsectetuer.org</text:p>
          </table:table-cell>
          <table:table-cell table:style-name="ce4" office:value-type="date" office:date-value="1975-08-07" calcext:value-type="date">
            <text:p>1975-08-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Amine</text:p>
          </table:table-cell>
          <table:table-cell office:value-type="string" calcext:value-type="string">
            <text:p>3529 Pede. Street</text:p>
          </table:table-cell>
          <table:table-cell office:value-type="string" calcext:value-type="string">
            <text:p>augue.Sed@euerosNam.com</text:p>
          </table:table-cell>
          <table:table-cell table:style-name="ce4" office:value-type="date" office:date-value="1957-06-01" calcext:value-type="date">
            <text:p>1957-06-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hamps</text:p>
          </table:table-cell>
          <table:table-cell office:value-type="string" calcext:value-type="string">
            <text:p>Lana</text:p>
          </table:table-cell>
          <table:table-cell office:value-type="string" calcext:value-type="string">
            <text:p>Ap #684-5450 Dui Road</text:p>
          </table:table-cell>
          <table:table-cell office:value-type="string" calcext:value-type="string">
            <text:p>eleifend.vitae@arcuac.co.uk</text:p>
          </table:table-cell>
          <table:table-cell table:style-name="ce4" office:value-type="date" office:date-value="1985-11-01" calcext:value-type="date">
            <text:p>1985-11-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aptiste</text:p>
          </table:table-cell>
          <table:table-cell office:value-type="string" calcext:value-type="string">
            <text:p>2529 Vulputate, Rd.</text:p>
          </table:table-cell>
          <table:table-cell office:value-type="string" calcext:value-type="string">
            <text:p>molestie@acmattis.co.uk</text:p>
          </table:table-cell>
          <table:table-cell table:style-name="ce4" office:value-type="date" office:date-value="1979-08-15" calcext:value-type="date">
            <text:p>1979-08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Ap #909-202 Vestibulum Avenue</text:p>
          </table:table-cell>
          <table:table-cell office:value-type="string" calcext:value-type="string">
            <text:p>tincidunt@sem.com</text:p>
          </table:table-cell>
          <table:table-cell table:style-name="ce4" office:value-type="date" office:date-value="1982-05-26" calcext:value-type="date">
            <text:p>1982-05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 roux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5735 Netus Avenue</text:p>
          </table:table-cell>
          <table:table-cell office:value-type="string" calcext:value-type="string">
            <text:p>Etiam@aliquetProin.org</text:p>
          </table:table-cell>
          <table:table-cell table:style-name="ce4" office:value-type="date" office:date-value="1982-12-22" calcext:value-type="date">
            <text:p>1982-12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pont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706-4976 Aliquam St.</text:p>
          </table:table-cell>
          <table:table-cell office:value-type="string" calcext:value-type="string">
            <text:p>lobortis@eros.com</text:p>
          </table:table-cell>
          <table:table-cell table:style-name="ce4" office:value-type="date" office:date-value="1981-01-27" calcext:value-type="date">
            <text:p>1981-01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langer</text:p>
          </table:table-cell>
          <table:table-cell office:value-type="string" calcext:value-type="string">
            <text:p>Inès</text:p>
          </table:table-cell>
          <table:table-cell office:value-type="string" calcext:value-type="string">
            <text:p>Ap #648-9141 Consectetuer Road</text:p>
          </table:table-cell>
          <table:table-cell office:value-type="string" calcext:value-type="string">
            <text:p>id.sapien@adipiscingelit.ca</text:p>
          </table:table-cell>
          <table:table-cell table:style-name="ce4" office:value-type="date" office:date-value="1989-10-18" calcext:value-type="date">
            <text:p>1989-10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bert</text:p>
          </table:table-cell>
          <table:table-cell office:value-type="string" calcext:value-type="string">
            <text:p>Kilian</text:p>
          </table:table-cell>
          <table:table-cell office:value-type="string" calcext:value-type="string">
            <text:p>Ap #354-4370 Ipsum. Ave</text:p>
          </table:table-cell>
          <table:table-cell office:value-type="string" calcext:value-type="string">
            <text:p>sociosqu.ad.litora@ac.org</text:p>
          </table:table-cell>
          <table:table-cell table:style-name="ce4" office:value-type="date" office:date-value="1953-06-28" calcext:value-type="date">
            <text:p>1953-06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Maelys</text:p>
          </table:table-cell>
          <table:table-cell office:value-type="string" calcext:value-type="string">
            <text:p>P.O. Box 501, 4869 Ante St.</text:p>
          </table:table-cell>
          <table:table-cell office:value-type="string" calcext:value-type="string">
            <text:p>blandit.viverra@blandit.net</text:p>
          </table:table-cell>
          <table:table-cell table:style-name="ce4" office:value-type="date" office:date-value="1963-07-21" calcext:value-type="date">
            <text:p>1963-07-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Anaïs</text:p>
          </table:table-cell>
          <table:table-cell office:value-type="string" calcext:value-type="string">
            <text:p>Ap #574-9061 Quisque Avenue</text:p>
          </table:table-cell>
          <table:table-cell office:value-type="string" calcext:value-type="string">
            <text:p>Duis.a.mi@leoCrasvehicula.ca</text:p>
          </table:table-cell>
          <table:table-cell table:style-name="ce4" office:value-type="date" office:date-value="1986-08-02" calcext:value-type="date">
            <text:p>1986-08-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four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P.O. Box 974, 6681 Cursus. Ave</text:p>
          </table:table-cell>
          <table:table-cell office:value-type="string" calcext:value-type="string">
            <text:p>eu.erat.semper@Nunc.co.uk</text:p>
          </table:table-cell>
          <table:table-cell table:style-name="ce4" office:value-type="date" office:date-value="1950-01-04" calcext:value-type="date">
            <text:p>1950-01-04</text:p>
          </table:table-cell>
          <table:table-cell table:number-columns-repeated="1019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eill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Maéva</text:p>
          </table:table-cell>
          <table:table-cell office:value-type="string" calcext:value-type="string">
            <text:p>6118 Lorem Ave</text:p>
          </table:table-cell>
          <table:table-cell office:value-type="string" calcext:value-type="string">
            <text:p>facilisis@utsemNulla.com</text:p>
          </table:table-cell>
          <table:table-cell office:value-type="string" calcext:value-type="string">
            <text:p>1953-04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x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CP 204, 7528 Placerat, Chemin</text:p>
          </table:table-cell>
          <table:table-cell office:value-type="string" calcext:value-type="string">
            <text:p>Donec.egestas@ullamcorperDuisat.co.uk</text:p>
          </table:table-cell>
          <table:table-cell office:value-type="string" calcext:value-type="string">
            <text:p>1973-12-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illot</text:p>
          </table:table-cell>
          <table:table-cell office:value-type="string" calcext:value-type="string">
            <text:p>Noémie</text:p>
          </table:table-cell>
          <table:table-cell office:value-type="string" calcext:value-type="string">
            <text:p>Appartement 392-6321 Massa. Rue</text:p>
          </table:table-cell>
          <table:table-cell office:value-type="string" calcext:value-type="string">
            <text:p>Suspendisse.sed@ipsumporta.co.uk</text:p>
          </table:table-cell>
          <table:table-cell office:value-type="string" calcext:value-type="string">
            <text:p>1961-12-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ton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CP 861, 5902 Justo. Avenue</text:p>
          </table:table-cell>
          <table:table-cell office:value-type="string" calcext:value-type="string">
            <text:p>a.tortor@arcuCurabiturut.edu</text:p>
          </table:table-cell>
          <table:table-cell office:value-type="string" calcext:value-type="string">
            <text:p>1978-03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and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931-6077 Dictum Chemin</text:p>
          </table:table-cell>
          <table:table-cell office:value-type="string" calcext:value-type="string">
            <text:p>at.pretium.aliquet@tellusAenean.com</text:p>
          </table:table-cell>
          <table:table-cell office:value-type="string" calcext:value-type="string">
            <text:p>1956-11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ro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260-485 Malesuada Route</text:p>
          </table:table-cell>
          <table:table-cell office:value-type="string" calcext:value-type="string">
            <text:p>natoque.penatibus@sagittisDuisgravida.co.uk</text:p>
          </table:table-cell>
          <table:table-cell office:value-type="string" calcext:value-type="string">
            <text:p>1952-09-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fevre</text:p>
          </table:table-cell>
          <table:table-cell office:value-type="string" calcext:value-type="string">
            <text:p>Léonard</text:p>
          </table:table-cell>
          <table:table-cell office:value-type="string" calcext:value-type="string">
            <text:p>Appartement 705-2319 Nisi. Ave</text:p>
          </table:table-cell>
          <table:table-cell office:value-type="string" calcext:value-type="string">
            <text:p>ligula.eu@mitempor.net</text:p>
          </table:table-cell>
          <table:table-cell office:value-type="string" calcext:value-type="string">
            <text:p>1966-01-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ez</text:p>
          </table:table-cell>
          <table:table-cell office:value-type="string" calcext:value-type="string">
            <text:p>Loane</text:p>
          </table:table-cell>
          <table:table-cell office:value-type="string" calcext:value-type="string">
            <text:p>160-6351 Nam Avenue</text:p>
          </table:table-cell>
          <table:table-cell office:value-type="string" calcext:value-type="string">
            <text:p>ac.mattis@urnaVivamusmolestie.net</text:p>
          </table:table-cell>
          <table:table-cell office:value-type="string" calcext:value-type="string">
            <text:p>1964-03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lien</text:p>
          </table:table-cell>
          <table:table-cell office:value-type="string" calcext:value-type="string">
            <text:p>Adrien</text:p>
          </table:table-cell>
          <table:table-cell office:value-type="string" calcext:value-type="string">
            <text:p>Appartement 460-8666 Molestie Ave</text:p>
          </table:table-cell>
          <table:table-cell office:value-type="string" calcext:value-type="string">
            <text:p>a.sollicitudin.orci@arcuAliquamultrices.edu</text:p>
          </table:table-cell>
          <table:table-cell office:value-type="string" calcext:value-type="string">
            <text:p>1980-04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riguez</text:p>
          </table:table-cell>
          <table:table-cell office:value-type="string" calcext:value-type="string">
            <text:p>Léonie</text:p>
          </table:table-cell>
          <table:table-cell office:value-type="string" calcext:value-type="string">
            <text:p>Appartement 263-8914 Ut Av.</text:p>
          </table:table-cell>
          <table:table-cell office:value-type="string" calcext:value-type="string">
            <text:p>sociis.natoque@lobortis.co.uk</text:p>
          </table:table-cell>
          <table:table-cell office:value-type="string" calcext:value-type="string">
            <text:p>1984-02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ly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487-6623 Ante. Avenue</text:p>
          </table:table-cell>
          <table:table-cell office:value-type="string" calcext:value-type="string">
            <text:p>vel.nisl.Quisque@utmi.org</text:p>
          </table:table-cell>
          <table:table-cell office:value-type="string" calcext:value-type="string">
            <text:p>1970-02-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fo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artement 707-2041 Dolor Chemin</text:p>
          </table:table-cell>
          <table:table-cell office:value-type="string" calcext:value-type="string">
            <text:p>tempor.lorem@primisinfaucibus.org</text:p>
          </table:table-cell>
          <table:table-cell office:value-type="string" calcext:value-type="string">
            <text:p>1959-06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y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ppartement 168-2146 Dui. Avenue</text:p>
          </table:table-cell>
          <table:table-cell office:value-type="string" calcext:value-type="string">
            <text:p>lobortis.tellus.justo@Morbi.ca</text:p>
          </table:table-cell>
          <table:table-cell office:value-type="string" calcext:value-type="string">
            <text:p>1951-10-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rtrand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280-276 Pede Ave</text:p>
          </table:table-cell>
          <table:table-cell office:value-type="string" calcext:value-type="string">
            <text:p>fringilla.mi@molestiepharetranibh.edu</text:p>
          </table:table-cell>
          <table:table-cell office:value-type="string" calcext:value-type="string">
            <text:p>1960-09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Mélissa</text:p>
          </table:table-cell>
          <table:table-cell office:value-type="string" calcext:value-type="string">
            <text:p>7890 Enim, Route</text:p>
          </table:table-cell>
          <table:table-cell office:value-type="string" calcext:value-type="string">
            <text:p>neque.sed@Phasellusfermentum.com</text:p>
          </table:table-cell>
          <table:table-cell office:value-type="string" calcext:value-type="string">
            <text:p>1971-08-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Kyllian</text:p>
          </table:table-cell>
          <table:table-cell office:value-type="string" calcext:value-type="string">
            <text:p>3704 Auctor Ave</text:p>
          </table:table-cell>
          <table:table-cell office:value-type="string" calcext:value-type="string">
            <text:p>nec.cursus@nuncsed.net</text:p>
          </table:table-cell>
          <table:table-cell office:value-type="string" calcext:value-type="string">
            <text:p>1963-11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510 Cum Rd.</text:p>
          </table:table-cell>
          <table:table-cell office:value-type="string" calcext:value-type="string">
            <text:p>libero.est.congue@vitaedolorDonec.net</text:p>
          </table:table-cell>
          <table:table-cell office:value-type="string" calcext:value-type="string">
            <text:p>1966-06-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que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Appartement 626-3969 Orci Ave</text:p>
          </table:table-cell>
          <table:table-cell office:value-type="string" calcext:value-type="string">
            <text:p>Aenean.euismod@neque.co.uk</text:p>
          </table:table-cell>
          <table:table-cell office:value-type="string" calcext:value-type="string">
            <text:p>1951-04-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7764 Leo. Avenue</text:p>
          </table:table-cell>
          <table:table-cell office:value-type="string" calcext:value-type="string">
            <text:p>lectus.convallis@dictummagna.ca</text:p>
          </table:table-cell>
          <table:table-cell office:value-type="string" calcext:value-type="string">
            <text:p>1979-11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mas</text:p>
          </table:table-cell>
          <table:table-cell office:value-type="string" calcext:value-type="string">
            <text:p>Anaël</text:p>
          </table:table-cell>
          <table:table-cell office:value-type="string" calcext:value-type="string">
            <text:p>6892 Etiam Impasse</text:p>
          </table:table-cell>
          <table:table-cell office:value-type="string" calcext:value-type="string">
            <text:p>ipsum.sodales@Duis.edu</text:p>
          </table:table-cell>
          <table:table-cell office:value-type="string" calcext:value-type="string">
            <text:p>1981-12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Cloé</text:p>
          </table:table-cell>
          <table:table-cell office:value-type="string" calcext:value-type="string">
            <text:p>Appartement 149-802 Convallis Av.</text:p>
          </table:table-cell>
          <table:table-cell office:value-type="string" calcext:value-type="string">
            <text:p>et.malesuada.fames@aliquetmetus.org</text:p>
          </table:table-cell>
          <table:table-cell office:value-type="string" calcext:value-type="string">
            <text:p>1952-03-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rnandez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207-5685 Eu Av.</text:p>
          </table:table-cell>
          <table:table-cell office:value-type="string" calcext:value-type="string">
            <text:p>semper.tellus.id@aliquetsemut.ca</text:p>
          </table:table-cell>
          <table:table-cell office:value-type="string" calcext:value-type="string">
            <text:p>1970-12-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raud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Appartement 204-5129 Vitae Rue</text:p>
          </table:table-cell>
          <table:table-cell office:value-type="string" calcext:value-type="string">
            <text:p>Cum.sociis@pharetrasedhendrerit.org</text:p>
          </table:table-cell>
          <table:table-cell office:value-type="string" calcext:value-type="string">
            <text:p>1987-02-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877-3618 Vulputate, Avenue</text:p>
          </table:table-cell>
          <table:table-cell office:value-type="string" calcext:value-type="string">
            <text:p>lectus@sociisnatoquepenatibus.ca</text:p>
          </table:table-cell>
          <table:table-cell office:value-type="string" calcext:value-type="string">
            <text:p>1984-07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moin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ppartement 814-4968 Est, Rue</text:p>
          </table:table-cell>
          <table:table-cell office:value-type="string" calcext:value-type="string">
            <text:p>pellentesque.tellus.sem@auctor.org</text:p>
          </table:table-cell>
          <table:table-cell office:value-type="string" calcext:value-type="string">
            <text:p>1955-04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i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8166 Nec, Av.</text:p>
          </table:table-cell>
          <table:table-cell office:value-type="string" calcext:value-type="string">
            <text:p>sapien@aliquet.org</text:p>
          </table:table-cell>
          <table:table-cell office:value-type="string" calcext:value-type="string">
            <text:p>1961-02-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pentier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5325 Fermentum Route</text:p>
          </table:table-cell>
          <table:table-cell office:value-type="string" calcext:value-type="string">
            <text:p>sit.amet@urnanec.net</text:p>
          </table:table-cell>
          <table:table-cell office:value-type="string" calcext:value-type="string">
            <text:p>1950-10-06</text:p>
          </table:table-cell>
          <table:table-cell table:number-columns-repeated="1019"/>
        </table:table-row>
      </table:table>
      <table:table table:name="matiere" table:style-name="ta1">
        <table:table-column table:style-name="co14" table:default-cell-style-name="Default"/>
        <table:table-column table:style-name="co15" table:default-cell-style-name="Default"/>
        <table:table-column table:style-name="co14" table:default-cell-style-name="ce5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nom</text:p>
          </table:table-cell>
          <table:table-cell table:style-name="ce7" office:value-type="string" calcext:value-type="string">
            <text:p>credits</text:p>
          </table:table-cell>
          <table:table-cell table:style-name="ce6" office:value-type="string" calcext:value-type="string">
            <text:p>nomDomaine</text:p>
          </table:table-cell>
          <table:table-cell table:style-name="ce6" office:value-type="string" calcext:value-type="string">
            <text:p>respoDomaine</text:p>
          </table:table-cell>
        </table:table-row>
        <table:table-row table:style-name="ro1">
          <table:table-cell office:value-type="string" calcext:value-type="string">
            <text:p>LinAlg0</text:p>
          </table:table-cell>
          <table:table-cell office:value-type="string" calcext:value-type="string">
            <text:p>Trigonometrie et géometrie dans l’espace 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èbre liné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Alg1</text:p>
          </table:table-cell>
          <table:table-cell office:value-type="string" calcext:value-type="string">
            <text:p>Th. des groupes, espaces vectoriels, app. Linéai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gèbre liné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Alg2</text:p>
          </table:table-cell>
          <table:table-cell office:value-type="string" calcext:value-type="string">
            <text:p>Algèbre Linéaire – approfondiss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èbre liné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0</text:p>
          </table:table-cell>
          <table:table-cell office:value-type="string" calcext:value-type="string">
            <text:p>Analyse (suites et fonctions de variables réelles en dimension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mathémat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1</text:p>
          </table:table-cell>
          <table:table-cell office:value-type="string" calcext:value-type="string">
            <text:p>Analyse (suites et fonctions de variables réelles en dimension 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yse mathémat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2</text:p>
          </table:table-cell>
          <table:table-cell office:value-type="string" calcext:value-type="string">
            <text:p>Equation différentielles ordina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e mathémat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3</text:p>
          </table:table-cell>
          <table:table-cell office:value-type="string" calcext:value-type="string">
            <text:p>Résolution analytiques des ED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e mathémat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4</text:p>
          </table:table-cell>
          <table:table-cell office:value-type="string" calcext:value-type="string">
            <text:p>Analyse fonctio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yse mathémati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rol1</text:p>
          </table:table-cell>
          <table:table-cell office:value-type="string" calcext:value-type="string">
            <text:p>Théorie de contrô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ôle et automat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rol2</text:p>
          </table:table-cell>
          <table:table-cell office:value-type="string" calcext:value-type="string">
            <text:p>Système dynamiques, théorie de contrô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ôle et automat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rol3</text:p>
          </table:table-cell>
          <table:table-cell office:value-type="string" calcext:value-type="string">
            <text:p>Système dynamiques, théorie du cha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ôle et automatiqu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po0</text:p>
          </table:table-cell>
          <table:table-cell office:value-type="string" calcext:value-type="string">
            <text:p>Initiation à la topologie (générale et algébriqu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olog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po1</text:p>
          </table:table-cell>
          <table:table-cell office:value-type="string" calcext:value-type="string">
            <text:p>Topologie géometr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polog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po2</text:p>
          </table:table-cell>
          <table:table-cell office:value-type="string" calcext:value-type="string">
            <text:p>Topologie – approfond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polog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ba0</text:p>
          </table:table-cell>
          <table:table-cell office:value-type="string" calcext:value-type="string">
            <text:p>Initiation à la probablité (discrèt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ba1</text:p>
          </table:table-cell>
          <table:table-cell office:value-type="string" calcext:value-type="string">
            <text:p>Probabilité discrète et continue, var aléatoires, loi des grandes nomb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ba2</text:p>
          </table:table-cell>
          <table:table-cell office:value-type="string" calcext:value-type="string">
            <text:p>Processus stochastiq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sure0</text:p>
          </table:table-cell>
          <table:table-cell office:value-type="string" calcext:value-type="string">
            <text:p>Théorie des ensem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éorie de la mesu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sure1</text:p>
          </table:table-cell>
          <table:table-cell office:value-type="string" calcext:value-type="string">
            <text:p>Théorie de la me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éorie de la mesur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mb0</text:p>
          </table:table-cell>
          <table:table-cell office:value-type="string" calcext:value-type="string">
            <text:p>Initiation à l’analyse combinatoire (graphes, et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inatoi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b1</text:p>
          </table:table-cell>
          <table:table-cell office:value-type="string" calcext:value-type="string">
            <text:p>Combinatoires avancé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inatoi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mb2</text:p>
          </table:table-cell>
          <table:table-cell office:value-type="string" calcext:value-type="string">
            <text:p>Optimisation combinat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binatoir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gic0</text:p>
          </table:table-cell>
          <table:table-cell office:value-type="string" calcext:value-type="string">
            <text:p>Logique, initation à la métamathématique, la méthode scientif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gic1</text:p>
          </table:table-cell>
          <table:table-cell office:value-type="string" calcext:value-type="string">
            <text:p>Logique mathématique avanc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gic2</text:p>
          </table:table-cell>
          <table:table-cell office:value-type="string" calcext:value-type="string">
            <text:p>Logique mathématique avancé – approfondisse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gic3</text:p>
          </table:table-cell>
          <table:table-cell office:value-type="string" calcext:value-type="string">
            <text:p>Programmation log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iqu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ourier1</text:p>
          </table:table-cell>
          <table:table-cell office:value-type="string" calcext:value-type="string">
            <text:p>La famille de transformations de fou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e de fouri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ourier2</text:p>
          </table:table-cell>
          <table:table-cell office:value-type="string" calcext:value-type="string">
            <text:p>Approfondissement dans l’analyse de fouri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yse de fouri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plex0</text:p>
          </table:table-cell>
          <table:table-cell office:value-type="string" calcext:value-type="string">
            <text:p>Les nombres complexes - applications géometr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lyse complex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plex1</text:p>
          </table:table-cell>
          <table:table-cell office:value-type="string" calcext:value-type="string">
            <text:p>Analyse complex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alyse complex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mplex2</text:p>
          </table:table-cell>
          <table:table-cell office:value-type="string" calcext:value-type="string">
            <text:p>Analyse complexe – approfond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alyse complex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ignal1</text:p>
          </table:table-cell>
          <table:table-cell office:value-type="string" calcext:value-type="string">
            <text:p>Analyse de signal – théorie et appl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itement de sign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gnal2</text:p>
          </table:table-cell>
          <table:table-cell office:value-type="string" calcext:value-type="string">
            <text:p>Signal aléatoire, filtrage, e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itement de sign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gnal3</text:p>
          </table:table-cell>
          <table:table-cell office:value-type="string" calcext:value-type="string">
            <text:p>Traitement de 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tement de sign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ignal4</text:p>
          </table:table-cell>
          <table:table-cell office:value-type="string" calcext:value-type="string">
            <text:p>Traitement d’im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itement de sign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ats1</text:p>
          </table:table-cell>
          <table:table-cell office:value-type="string" calcext:value-type="string">
            <text:p>Initiation aux statistiques – estimateu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ats2</text:p>
          </table:table-cell>
          <table:table-cell office:value-type="string" calcext:value-type="string">
            <text:p>Modèles statistiques avancé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ats3</text:p>
          </table:table-cell>
          <table:table-cell office:value-type="string" calcext:value-type="string">
            <text:p>Méthodes statistiques pour l’analyse de donné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abilités et statis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string" calcext:value-type="string">
            <text:p>Contraintes numériques de l’ordinateurs – erreurs – algorith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Méthodes numériques générales (système linéaires, equations différentielle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string" calcext:value-type="string">
            <text:p>Résolution de système linéa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string" calcext:value-type="string">
            <text:p>Approximation de fonctions (interpolation, quadratur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string" calcext:value-type="string">
            <text:p>Résolution numérique des EDO et ED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string" calcext:value-type="string">
            <text:p>Résolution numérique des EDP (avancé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string" calcext:value-type="string">
            <text:p>Résolution numérique – approfondisse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string" calcext:value-type="string">
            <text:p>Approximation de fonctions (Bezier, Splines, etc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gLin</text:p>
          </table:table-cell>
          <table:table-cell office:value-type="string" calcext:value-type="string">
            <text:p>Programmation linéa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del0</text:p>
          </table:table-cell>
          <table:table-cell office:value-type="string" calcext:value-type="string">
            <text:p>Initiation à la modélis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odèlisation avancé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thodes numériques et modélisat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ca0</text:p>
          </table:table-cell>
          <table:table-cell office:value-type="string" calcext:value-type="string">
            <text:p>Physique Newtonienne (base de mécanique du point + application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écanique fondamenta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ca1</text:p>
          </table:table-cell>
          <table:table-cell office:value-type="string" calcext:value-type="string">
            <text:p>Mécanique du point et relativit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canique fondamenta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lec0</text:p>
          </table:table-cell>
          <table:table-cell office:value-type="string" calcext:value-type="string">
            <text:p>Electromagnétisme et courant alternati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niq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ec1</text:p>
          </table:table-cell>
          <table:table-cell office:value-type="string" calcext:value-type="string">
            <text:p>Electromagnétisme avanc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oniq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ec2</text:p>
          </table:table-cell>
          <table:table-cell office:value-type="string" calcext:value-type="string">
            <text:p>Physique quantique, electronique, et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niq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Elec3</text:p>
          </table:table-cell>
          <table:table-cell office:value-type="string" calcext:value-type="string">
            <text:p>Electricité – avanc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ctroniqu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hermo0</text:p>
          </table:table-cell>
          <table:table-cell office:value-type="string" calcext:value-type="string">
            <text:p>Initiation à la thermodynam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dynamiqu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ermo1</text:p>
          </table:table-cell>
          <table:table-cell office:value-type="string" calcext:value-type="string">
            <text:p>Modèles thermodynamiq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dynamiqu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ermo2</text:p>
          </table:table-cell>
          <table:table-cell office:value-type="string" calcext:value-type="string">
            <text:p>Thermodynamique chim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rmodynamiqu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ermo3</text:p>
          </table:table-cell>
          <table:table-cell office:value-type="string" calcext:value-type="string">
            <text:p>Thermodynamique avancé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rmodynamiqu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luid0</text:p>
          </table:table-cell>
          <table:table-cell office:value-type="string" calcext:value-type="string">
            <text:p>Initiation à la mécanique des flu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écanique des fluid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luid1</text:p>
          </table:table-cell>
          <table:table-cell office:value-type="string" calcext:value-type="string">
            <text:p>Mecanique des flui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écanique des fluid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luid2</text:p>
          </table:table-cell>
          <table:table-cell office:value-type="string" calcext:value-type="string">
            <text:p>Turbulances, dyphasique, et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canique des fluid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luid3</text:p>
          </table:table-cell>
          <table:table-cell office:value-type="string" calcext:value-type="string">
            <text:p>Mecanique des fluides avancé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écanique des fluid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ptique0</text:p>
          </table:table-cell>
          <table:table-cell office:value-type="string" calcext:value-type="string">
            <text:p>Optique géométr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que optiqu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ptique1</text:p>
          </table:table-cell>
          <table:table-cell office:value-type="string" calcext:value-type="string">
            <text:p>Optique ondulatoi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ysique optiqu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at1</text:p>
          </table:table-cell>
          <table:table-cell office:value-type="string" calcext:value-type="string">
            <text:p>Matériaux (initiatio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udes de matériaux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at2</text:p>
          </table:table-cell>
          <table:table-cell office:value-type="string" calcext:value-type="string">
            <text:p>Matériaux (avancé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tudes de matériaux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echno0</text:p>
          </table:table-cell>
          <table:table-cell office:value-type="string" calcext:value-type="string">
            <text:p>Architecture de l’ordinateur (culture génér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ologi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chno1</text:p>
          </table:table-cell>
          <table:table-cell office:value-type="string" calcext:value-type="string">
            <text:p>Systèmes d’exploitations, logiciels (culture généra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ologi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echno2</text:p>
          </table:table-cell>
          <table:table-cell office:value-type="string" calcext:value-type="string">
            <text:p>Maintenance de problèmes cour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chnologie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rog0</text:p>
          </table:table-cell>
          <table:table-cell office:value-type="string" calcext:value-type="string">
            <text:p>Initiation à la programm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ati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g1</text:p>
          </table:table-cell>
          <table:table-cell office:value-type="string" calcext:value-type="string">
            <text:p>Exercices de programm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grammati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g2</text:p>
          </table:table-cell>
          <table:table-cell office:value-type="string" calcext:value-type="string">
            <text:p>Programmation avancé et structures de donné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ati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g3</text:p>
          </table:table-cell>
          <table:table-cell office:value-type="string" calcext:value-type="string">
            <text:p>POO + UML + génie logic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ati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rog4</text:p>
          </table:table-cell>
          <table:table-cell office:value-type="string" calcext:value-type="string">
            <text:p>Programmation d’interfaces graphiqu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rammatio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et0</text:p>
          </table:table-cell>
          <table:table-cell office:value-type="string" calcext:value-type="string">
            <text:p>Résaux informatique (générale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aux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et1</text:p>
          </table:table-cell>
          <table:table-cell office:value-type="string" calcext:value-type="string">
            <text:p>Résaux – avanc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ésaux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evWeb0</text:p>
          </table:table-cell>
          <table:table-cell office:value-type="string" calcext:value-type="string">
            <text:p>Créations de sites pour les non informatici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éveloppement We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vWeb1</text:p>
          </table:table-cell>
          <table:table-cell office:value-type="string" calcext:value-type="string">
            <text:p>Développement We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éveloppement We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Algorith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gorithmiqu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lgo2</text:p>
          </table:table-cell>
          <table:table-cell office:value-type="string" calcext:value-type="string">
            <text:p>Algorithmes avanc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orithmiqu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mp0</text:p>
          </table:table-cell>
          <table:table-cell office:value-type="string" calcext:value-type="string">
            <text:p>Automates, langages, rege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orithmiqu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string" calcext:value-type="string">
            <text:p>Langages et compilate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orithmiqu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string" calcext:value-type="string">
            <text:p>Compilateurs et assemble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orithmique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Data0</text:p>
          </table:table-cell>
          <table:table-cell office:value-type="string" calcext:value-type="string">
            <text:p>Base de données et SQ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iences de donné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ata1</text:p>
          </table:table-cell>
          <table:table-cell office:value-type="string" calcext:value-type="string">
            <text:p>Base de données avancé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iences de donné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ata2</text:p>
          </table:table-cell>
          <table:table-cell office:value-type="string" calcext:value-type="string">
            <text:p>Découverte de big data et algorith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iences de donné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Big data – avanc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iences de données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EnA1</text:p>
          </table:table-cell>
          <table:table-cell office:value-type="string" calcext:value-type="string">
            <text:p>Anglais niveau A1 (intensi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A11</text:p>
          </table:table-cell>
          <table:table-cell office:value-type="string" calcext:value-type="string">
            <text:p>Anglais niveau A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A12</text:p>
          </table:table-cell>
          <table:table-cell office:value-type="string" calcext:value-type="string">
            <text:p>Anglais niveau A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A2</text:p>
          </table:table-cell>
          <table:table-cell office:value-type="string" calcext:value-type="string">
            <text:p>Anglais niveau A2 (intensi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A21</text:p>
          </table:table-cell>
          <table:table-cell office:value-type="string" calcext:value-type="string">
            <text:p>Anglais niveau A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A22</text:p>
          </table:table-cell>
          <table:table-cell office:value-type="string" calcext:value-type="string">
            <text:p>Anglais niveau A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1</text:p>
          </table:table-cell>
          <table:table-cell office:value-type="string" calcext:value-type="string">
            <text:p>Anglais niveau B1 (intensi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11</text:p>
          </table:table-cell>
          <table:table-cell office:value-type="string" calcext:value-type="string">
            <text:p>Anglais niveau B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12</text:p>
          </table:table-cell>
          <table:table-cell office:value-type="string" calcext:value-type="string">
            <text:p>Anglais niveau B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2</text:p>
          </table:table-cell>
          <table:table-cell office:value-type="string" calcext:value-type="string">
            <text:p>Anglais niveau B2 (intensif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21</text:p>
          </table:table-cell>
          <table:table-cell office:value-type="string" calcext:value-type="string">
            <text:p>Anglais niveau B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B22</text:p>
          </table:table-cell>
          <table:table-cell office:value-type="string" calcext:value-type="string">
            <text:p>Anglais niveau B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C1</text:p>
          </table:table-cell>
          <table:table-cell office:value-type="string" calcext:value-type="string">
            <text:p>Anglais niveau C1 (intensi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EnC2</text:p>
          </table:table-cell>
          <table:table-cell office:value-type="string" calcext:value-type="string">
            <text:p>Anglais niveau C2 (intensif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ue anglai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usic0</text:p>
          </table:table-cell>
          <table:table-cell office:value-type="string" calcext:value-type="string">
            <text:p>Base de la théorie de la musique occidentale et initiation au solfè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éorie de la musiqu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usic1</text:p>
          </table:table-cell>
          <table:table-cell office:value-type="string" calcext:value-type="string">
            <text:p>Théories de mus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éorie de la musiqu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usic2</text:p>
          </table:table-cell>
          <table:table-cell office:value-type="string" calcext:value-type="string">
            <text:p>Composition (théorie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éorie de la musique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number-rows-repeated="104846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rs" table:style-name="ta1">
        <table:table-column table:style-name="co18" table:default-cell-style-name="ce5"/>
        <table:table-column table:style-name="co14" table:number-columns-repeated="6" table:default-cell-style-name="ce5"/>
        <table:table-row table:style-name="ro1">
          <table:table-cell table:formula="of:=[.G1]&amp;[.F1]&amp;[.B1]" office:value-type="string" office:string-value="PRN20LinAlg0" calcext:value-type="string">
            <text:p>PRN20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]&amp;[.F2]&amp;[.B2]" office:value-type="string" office:string-value="PRN20LinAlg0" calcext:value-type="string">
            <text:p>PRN20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]&amp;[.F3]&amp;[.B3]" office:value-type="string" office:string-value="ETE20LinAlg0" calcext:value-type="string">
            <text:p>ETE20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]&amp;[.F4]&amp;[.B4]" office:value-type="string" office:string-value="AUT20LinAlg0" calcext:value-type="string">
            <text:p>AUT20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]&amp;[.F5]&amp;[.B5]" office:value-type="string" office:string-value="AUT20LinAlg0" calcext:value-type="string">
            <text:p>AUT20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]&amp;[.F6]&amp;[.B6]" office:value-type="string" office:string-value="PRN20LinAlg1" calcext:value-type="string">
            <text:p>PRN20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]&amp;[.F7]&amp;[.B7]" office:value-type="string" office:string-value="ETE20LinAlg1" calcext:value-type="string">
            <text:p>ETE20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]&amp;[.F8]&amp;[.B8]" office:value-type="string" office:string-value="AUT20LinAlg1" calcext:value-type="string">
            <text:p>AUT20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]&amp;[.F9]&amp;[.B9]" office:value-type="string" office:string-value="PRN20LinAlg2" calcext:value-type="string">
            <text:p>PRN20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]&amp;[.F10]&amp;[.B10]" office:value-type="string" office:string-value="AUT20LinAlg2" calcext:value-type="string">
            <text:p>AUT20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]&amp;[.F11]&amp;[.B11]" office:value-type="string" office:string-value="PRN20Ana0" calcext:value-type="string">
            <text:p>PRN20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]&amp;[.F12]&amp;[.B12]" office:value-type="string" office:string-value="ETE20Ana0" calcext:value-type="string">
            <text:p>ETE20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]&amp;[.F13]&amp;[.B13]" office:value-type="string" office:string-value="AUT20Ana0" calcext:value-type="string">
            <text:p>AUT20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4]&amp;[.F14]&amp;[.B14]" office:value-type="string" office:string-value="PRN20Ana1" calcext:value-type="string">
            <text:p>PRN20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5]&amp;[.F15]&amp;[.B15]" office:value-type="string" office:string-value="PRN20Ana1" calcext:value-type="string">
            <text:p>PRN20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6]&amp;[.F16]&amp;[.B16]" office:value-type="string" office:string-value="AUT20Ana1" calcext:value-type="string">
            <text:p>AUT20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7]&amp;[.F17]&amp;[.B17]" office:value-type="string" office:string-value="ETE20Ana1" calcext:value-type="string">
            <text:p>ETE20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8]&amp;[.F18]&amp;[.B18]" office:value-type="string" office:string-value="PRN20Ana2" calcext:value-type="string">
            <text:p>PRN20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9]&amp;[.F19]&amp;[.B19]" office:value-type="string" office:string-value="ETE20Ana2" calcext:value-type="string">
            <text:p>ETE20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0]&amp;[.F20]&amp;[.B20]" office:value-type="string" office:string-value="AUT20Ana2" calcext:value-type="string">
            <text:p>AUT20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1]&amp;[.F21]&amp;[.B21]" office:value-type="string" office:string-value="AUT20Ana3" calcext:value-type="string">
            <text:p>AUT20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2]&amp;[.F22]&amp;[.B22]" office:value-type="string" office:string-value="PRN20Ana4" calcext:value-type="string">
            <text:p>PRN20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3]&amp;[.F23]&amp;[.B23]" office:value-type="string" office:string-value="AUT20Control1" calcext:value-type="string">
            <text:p>AUT20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4]&amp;[.F24]&amp;[.B24]" office:value-type="string" office:string-value="PRN20Control1" calcext:value-type="string">
            <text:p>PRN20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5]&amp;[.F25]&amp;[.B25]" office:value-type="string" office:string-value="ETE20Control2" calcext:value-type="string">
            <text:p>ETE20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6]&amp;[.F26]&amp;[.B26]" office:value-type="string" office:string-value="PRN20Control3" calcext:value-type="string">
            <text:p>PRN20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7]&amp;[.F27]&amp;[.B27]" office:value-type="string" office:string-value="PRN20Topo0" calcext:value-type="string">
            <text:p>PRN20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28]&amp;[.F28]&amp;[.B28]" office:value-type="string" office:string-value="ETE20Topo0" calcext:value-type="string">
            <text:p>ETE20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29]&amp;[.F29]&amp;[.B29]" office:value-type="string" office:string-value="AUT20Topo0" calcext:value-type="string">
            <text:p>AUT20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0]&amp;[.F30]&amp;[.B30]" office:value-type="string" office:string-value="PRN20Topo1" calcext:value-type="string">
            <text:p>PRN20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1]&amp;[.F31]&amp;[.B31]" office:value-type="string" office:string-value="AUT20Topo2" calcext:value-type="string">
            <text:p>AUT20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2]&amp;[.F32]&amp;[.B32]" office:value-type="string" office:string-value="PRN20Proba0" calcext:value-type="string">
            <text:p>PRN20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3]&amp;[.F33]&amp;[.B33]" office:value-type="string" office:string-value="ETE20Proba0" calcext:value-type="string">
            <text:p>ETE20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4]&amp;[.F34]&amp;[.B34]" office:value-type="string" office:string-value="AUT20Proba0" calcext:value-type="string">
            <text:p>AUT20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5]&amp;[.F35]&amp;[.B35]" office:value-type="string" office:string-value="PRN20Proba1" calcext:value-type="string">
            <text:p>PRN20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6]&amp;[.F36]&amp;[.B36]" office:value-type="string" office:string-value="AUT20Proba1" calcext:value-type="string">
            <text:p>AUT20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7]&amp;[.F37]&amp;[.B37]" office:value-type="string" office:string-value="PRN20Proba2" calcext:value-type="string">
            <text:p>PRN20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8]&amp;[.F38]&amp;[.B38]" office:value-type="string" office:string-value="PRN20Mesure0" calcext:value-type="string">
            <text:p>PRN20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9]&amp;[.F39]&amp;[.B39]" office:value-type="string" office:string-value="ETE20Mesure0" calcext:value-type="string">
            <text:p>ETE20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0]&amp;[.F40]&amp;[.B40]" office:value-type="string" office:string-value="AUT20Mesure0" calcext:value-type="string">
            <text:p>AUT20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1]&amp;[.F41]&amp;[.B41]" office:value-type="string" office:string-value="AUT20Mesure1" calcext:value-type="string">
            <text:p>AUT20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2]&amp;[.F42]&amp;[.B42]" office:value-type="string" office:string-value="PRN20Mesure1" calcext:value-type="string">
            <text:p>PRN20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3]&amp;[.F43]&amp;[.B43]" office:value-type="string" office:string-value="ETE20Comb0" calcext:value-type="string">
            <text:p>ETE20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4]&amp;[.F44]&amp;[.B44]" office:value-type="string" office:string-value="AUT20Comb0" calcext:value-type="string">
            <text:p>AUT20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5]&amp;[.F45]&amp;[.B45]" office:value-type="string" office:string-value="PRN20Comb0" calcext:value-type="string">
            <text:p>PRN20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6]&amp;[.F46]&amp;[.B46]" office:value-type="string" office:string-value="AUT20Comb0" calcext:value-type="string">
            <text:p>AUT20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7]&amp;[.F47]&amp;[.B47]" office:value-type="string" office:string-value="PRN20Comb1" calcext:value-type="string">
            <text:p>PRN20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8]&amp;[.F48]&amp;[.B48]" office:value-type="string" office:string-value="ETE20Comb1" calcext:value-type="string">
            <text:p>ETE20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9]&amp;[.F49]&amp;[.B49]" office:value-type="string" office:string-value="AUT20Comb2" calcext:value-type="string">
            <text:p>AUT20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0]&amp;[.F50]&amp;[.B50]" office:value-type="string" office:string-value="PRN20Logic0" calcext:value-type="string">
            <text:p>PRN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1]&amp;[.F51]&amp;[.B51]" office:value-type="string" office:string-value="PRN20Logic0" calcext:value-type="string">
            <text:p>PRN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2]&amp;[.F52]&amp;[.B52]" office:value-type="string" office:string-value="AUT20Logic0" calcext:value-type="string">
            <text:p>AUT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3]&amp;[.F53]&amp;[.B53]" office:value-type="string" office:string-value="ETE20Logic0" calcext:value-type="string">
            <text:p>ETE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4]&amp;[.F54]&amp;[.B54]" office:value-type="string" office:string-value="PRN20Logic0" calcext:value-type="string">
            <text:p>PRN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5]&amp;[.F55]&amp;[.B55]" office:value-type="string" office:string-value="ETE20Logic0" calcext:value-type="string">
            <text:p>ETE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6]&amp;[.F56]&amp;[.B56]" office:value-type="string" office:string-value="AUT20Logic0" calcext:value-type="string">
            <text:p>AUT20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7]&amp;[.F57]&amp;[.B57]" office:value-type="string" office:string-value="AUT20Logic1" calcext:value-type="string">
            <text:p>AUT20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8]&amp;[.F58]&amp;[.B58]" office:value-type="string" office:string-value="PRN20Logic2" calcext:value-type="string">
            <text:p>PRN20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9]&amp;[.F59]&amp;[.B59]" office:value-type="string" office:string-value="AUT20Logic3" calcext:value-type="string">
            <text:p>AUT20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0]&amp;[.F60]&amp;[.B60]" office:value-type="string" office:string-value="PRN20Fourier1" calcext:value-type="string">
            <text:p>PRN20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1]&amp;[.F61]&amp;[.B61]" office:value-type="string" office:string-value="ETE20Fourier1" calcext:value-type="string">
            <text:p>ETE20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2]&amp;[.F62]&amp;[.B62]" office:value-type="string" office:string-value="PRN20Fourier1" calcext:value-type="string">
            <text:p>PRN20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3]&amp;[.F63]&amp;[.B63]" office:value-type="string" office:string-value="PRN20Fourier1" calcext:value-type="string">
            <text:p>PRN20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64]&amp;[.F64]&amp;[.B64]" office:value-type="string" office:string-value="ETE20Fourier2" calcext:value-type="string">
            <text:p>ETE20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65]&amp;[.F65]&amp;[.B65]" office:value-type="string" office:string-value="AUT20Fourier2" calcext:value-type="string">
            <text:p>AUT20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66]&amp;[.F66]&amp;[.B66]" office:value-type="string" office:string-value="PRN20Complex0" calcext:value-type="string">
            <text:p>PRN20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7]&amp;[.F67]&amp;[.B67]" office:value-type="string" office:string-value="AUT20Complex0" calcext:value-type="string">
            <text:p>AUT20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8]&amp;[.F68]&amp;[.B68]" office:value-type="string" office:string-value="PRN20Complex0" calcext:value-type="string">
            <text:p>PRN20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69]&amp;[.F69]&amp;[.B69]" office:value-type="string" office:string-value="ETE20Complex0" calcext:value-type="string">
            <text:p>ETE20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0]&amp;[.F70]&amp;[.B70]" office:value-type="string" office:string-value="AUT20Complex1" calcext:value-type="string">
            <text:p>AUT20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1]&amp;[.F71]&amp;[.B71]" office:value-type="string" office:string-value="PRN20Complex1" calcext:value-type="string">
            <text:p>PRN20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2]&amp;[.F72]&amp;[.B72]" office:value-type="string" office:string-value="PRN20Complex2" calcext:value-type="string">
            <text:p>PRN20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3]&amp;[.F73]&amp;[.B73]" office:value-type="string" office:string-value="PRN20Signal1" calcext:value-type="string">
            <text:p>PRN20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4]&amp;[.F74]&amp;[.B74]" office:value-type="string" office:string-value="ETE20Signal1" calcext:value-type="string">
            <text:p>ETE20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5]&amp;[.F75]&amp;[.B75]" office:value-type="string" office:string-value="AUT20Signal1" calcext:value-type="string">
            <text:p>AUT20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6]&amp;[.F76]&amp;[.B76]" office:value-type="string" office:string-value="AUT20Signal2" calcext:value-type="string">
            <text:p>AUT20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7]&amp;[.F77]&amp;[.B77]" office:value-type="string" office:string-value="PRN20Signal3" calcext:value-type="string">
            <text:p>PRN20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8]&amp;[.F78]&amp;[.B78]" office:value-type="string" office:string-value="ETE20Signal4" calcext:value-type="string">
            <text:p>ETE20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9]&amp;[.F79]&amp;[.B79]" office:value-type="string" office:string-value="AUT20Stats1" calcext:value-type="string">
            <text:p>AUT20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0]&amp;[.F80]&amp;[.B80]" office:value-type="string" office:string-value="PRN20Stats1" calcext:value-type="string">
            <text:p>PRN20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1]&amp;[.F81]&amp;[.B81]" office:value-type="string" office:string-value="AUT20Stats2" calcext:value-type="string">
            <text:p>AUT20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2]&amp;[.F82]&amp;[.B82]" office:value-type="string" office:string-value="PRN20Stats2" calcext:value-type="string">
            <text:p>PRN20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3]&amp;[.F83]&amp;[.B83]" office:value-type="string" office:string-value="ETE20Stats3" calcext:value-type="string">
            <text:p>ETE20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4]&amp;[.F84]&amp;[.B84]" office:value-type="string" office:string-value="AUT20Num0" calcext:value-type="string">
            <text:p>AUT20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5]&amp;[.F85]&amp;[.B85]" office:value-type="string" office:string-value="PRN20Num0" calcext:value-type="string">
            <text:p>PRN20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6]&amp;[.F86]&amp;[.B86]" office:value-type="string" office:string-value="PRN20Num1" calcext:value-type="string">
            <text:p>PRN20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7]&amp;[.F87]&amp;[.B87]" office:value-type="string" office:string-value="AUT20Num1" calcext:value-type="string">
            <text:p>AUT20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8]&amp;[.F88]&amp;[.B88]" office:value-type="string" office:string-value="ETE20Num1" calcext:value-type="string">
            <text:p>ETE20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9]&amp;[.F89]&amp;[.B89]" office:value-type="string" office:string-value="PRN20Num2" calcext:value-type="string">
            <text:p>PRN20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0]&amp;[.F90]&amp;[.B90]" office:value-type="string" office:string-value="ETE20Num3" calcext:value-type="string">
            <text:p>ETE20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1]&amp;[.F91]&amp;[.B91]" office:value-type="string" office:string-value="AUT20Num4" calcext:value-type="string">
            <text:p>AUT20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2]&amp;[.F92]&amp;[.B92]" office:value-type="string" office:string-value="AUT20Num5" calcext:value-type="string">
            <text:p>AUT20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3]&amp;[.F93]&amp;[.B93]" office:value-type="string" office:string-value="PRN20Num6" calcext:value-type="string">
            <text:p>PRN20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4]&amp;[.F94]&amp;[.B94]" office:value-type="string" office:string-value="AUT20Num7" calcext:value-type="string">
            <text:p>AUT20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5]&amp;[.F95]&amp;[.B95]" office:value-type="string" office:string-value="PRN20ProgLin" calcext:value-type="string">
            <text:p>PRN20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6]&amp;[.F96]&amp;[.B96]" office:value-type="string" office:string-value="ETE20ProgLin" calcext:value-type="string">
            <text:p>ETE20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7]&amp;[.F97]&amp;[.B97]" office:value-type="string" office:string-value="PRN20Model0" calcext:value-type="string">
            <text:p>PRN20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8]&amp;[.F98]&amp;[.B98]" office:value-type="string" office:string-value="PRN20Model0" calcext:value-type="string">
            <text:p>PRN20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99]&amp;[.F99]&amp;[.B99]" office:value-type="string" office:string-value="ETE20Model1" calcext:value-type="string">
            <text:p>ETE20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0]&amp;[.F100]&amp;[.B100]" office:value-type="string" office:string-value="AUT20Meca0" calcext:value-type="string">
            <text:p>AUT20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1]&amp;[.F101]&amp;[.B101]" office:value-type="string" office:string-value="PRN20Meca0" calcext:value-type="string">
            <text:p>PRN20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2]&amp;[.F102]&amp;[.B102]" office:value-type="string" office:string-value="AUT20Meca0" calcext:value-type="string">
            <text:p>AUT20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3]&amp;[.F103]&amp;[.B103]" office:value-type="string" office:string-value="PRN20Meca0" calcext:value-type="string">
            <text:p>PRN20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4]&amp;[.F104]&amp;[.B104]" office:value-type="string" office:string-value="PRN20Meca1" calcext:value-type="string">
            <text:p>PRN20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5]&amp;[.F105]&amp;[.B105]" office:value-type="string" office:string-value="PRN20Meca1" calcext:value-type="string">
            <text:p>PRN20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6]&amp;[.F106]&amp;[.B106]" office:value-type="string" office:string-value="ETE20Meca1" calcext:value-type="string">
            <text:p>ETE20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7]&amp;[.F107]&amp;[.B107]" office:value-type="string" office:string-value="AUT20Elec0" calcext:value-type="string">
            <text:p>AUT20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8]&amp;[.F108]&amp;[.B108]" office:value-type="string" office:string-value="AUT20Elec0" calcext:value-type="string">
            <text:p>AUT20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9]&amp;[.F109]&amp;[.B109]" office:value-type="string" office:string-value="PRN20Elec0" calcext:value-type="string">
            <text:p>PRN20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0]&amp;[.F110]&amp;[.B110]" office:value-type="string" office:string-value="ETE20Elec1" calcext:value-type="string">
            <text:p>ETE20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1]&amp;[.F111]&amp;[.B111]" office:value-type="string" office:string-value="AUT20Elec2" calcext:value-type="string">
            <text:p>AUT20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2]&amp;[.F112]&amp;[.B112]" office:value-type="string" office:string-value="PRN20Elec3" calcext:value-type="string">
            <text:p>PRN20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3]&amp;[.F113]&amp;[.B113]" office:value-type="string" office:string-value="AUT20Thermo0" calcext:value-type="string">
            <text:p>AUT20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4]&amp;[.F114]&amp;[.B114]" office:value-type="string" office:string-value="PRN20Thermo0" calcext:value-type="string">
            <text:p>PRN20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5]&amp;[.F115]&amp;[.B115]" office:value-type="string" office:string-value="ETE20Thermo0" calcext:value-type="string">
            <text:p>ETE20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6]&amp;[.F116]&amp;[.B116]" office:value-type="string" office:string-value="AUT20Thermo1" calcext:value-type="string">
            <text:p>AUT20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7]&amp;[.F117]&amp;[.B117]" office:value-type="string" office:string-value="PRN20Thermo1" calcext:value-type="string">
            <text:p>PRN20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8]&amp;[.F118]&amp;[.B118]" office:value-type="string" office:string-value="PRN20Thermo2" calcext:value-type="string">
            <text:p>PRN20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9]&amp;[.F119]&amp;[.B119]" office:value-type="string" office:string-value="AUT20Thermo2" calcext:value-type="string">
            <text:p>AUT20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0]&amp;[.F120]&amp;[.B120]" office:value-type="string" office:string-value="ETE20Thermo3" calcext:value-type="string">
            <text:p>ETE20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1]&amp;[.F121]&amp;[.B121]" office:value-type="string" office:string-value="PRN20Fluid0" calcext:value-type="string">
            <text:p>PRN20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2]&amp;[.F122]&amp;[.B122]" office:value-type="string" office:string-value="ETE20Fluid0" calcext:value-type="string">
            <text:p>ETE20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3]&amp;[.F123]&amp;[.B123]" office:value-type="string" office:string-value="AUT20Fluid0" calcext:value-type="string">
            <text:p>AUT20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4]&amp;[.F124]&amp;[.B124]" office:value-type="string" office:string-value="AUT20Fluid1" calcext:value-type="string">
            <text:p>AUT20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5]&amp;[.F125]&amp;[.B125]" office:value-type="string" office:string-value="PRN20Fluid1" calcext:value-type="string">
            <text:p>PRN20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]&amp;[.F126]&amp;[.B126]" office:value-type="string" office:string-value="AUT20Fluid2" calcext:value-type="string">
            <text:p>AUT20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7]&amp;[.F127]&amp;[.B127]" office:value-type="string" office:string-value="PRN20Fluid3" calcext:value-type="string">
            <text:p>PRN20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8]&amp;[.F128]&amp;[.B128]" office:value-type="string" office:string-value="ETE20Optique0" calcext:value-type="string">
            <text:p>ETE20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9]&amp;[.F129]&amp;[.B129]" office:value-type="string" office:string-value="PRN20Optique0" calcext:value-type="string">
            <text:p>PRN20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0]&amp;[.F130]&amp;[.B130]" office:value-type="string" office:string-value="PRN20Optique1" calcext:value-type="string">
            <text:p>PRN20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31]&amp;[.F131]&amp;[.B131]" office:value-type="string" office:string-value="ETE20Mat1" calcext:value-type="string">
            <text:p>ETE20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32]&amp;[.F132]&amp;[.B132]" office:value-type="string" office:string-value="AUT20Mat1" calcext:value-type="string">
            <text:p>AUT20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33]&amp;[.F133]&amp;[.B133]" office:value-type="string" office:string-value="PRN20Mat2" calcext:value-type="string">
            <text:p>PRN20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4]&amp;[.F134]&amp;[.B134]" office:value-type="string" office:string-value="AUT20Mat2" calcext:value-type="string">
            <text:p>AUT20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5]&amp;[.F135]&amp;[.B135]" office:value-type="string" office:string-value="PRN20Techno0" calcext:value-type="string">
            <text:p>PRN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36]&amp;[.F136]&amp;[.B136]" office:value-type="string" office:string-value="ETE20Techno0" calcext:value-type="string">
            <text:p>ETE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37]&amp;[.F137]&amp;[.B137]" office:value-type="string" office:string-value="AUT20Techno0" calcext:value-type="string">
            <text:p>AUT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38]&amp;[.F138]&amp;[.B138]" office:value-type="string" office:string-value="PRN20Techno0" calcext:value-type="string">
            <text:p>PRN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9]&amp;[.F139]&amp;[.B139]" office:value-type="string" office:string-value="PRN20Techno0" calcext:value-type="string">
            <text:p>PRN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40]&amp;[.F140]&amp;[.B140]" office:value-type="string" office:string-value="PRN20Techno0" calcext:value-type="string">
            <text:p>PRN20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41]&amp;[.F141]&amp;[.B141]" office:value-type="string" office:string-value="ETE20Techno1" calcext:value-type="string">
            <text:p>ETE20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42]&amp;[.F142]&amp;[.B142]" office:value-type="string" office:string-value="AUT20Techno1" calcext:value-type="string">
            <text:p>AUT20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43]&amp;[.F143]&amp;[.B143]" office:value-type="string" office:string-value="AUT20Techno1" calcext:value-type="string">
            <text:p>AUT20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44]&amp;[.F144]&amp;[.B144]" office:value-type="string" office:string-value="PRN20Techno2" calcext:value-type="string">
            <text:p>PRN20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45]&amp;[.F145]&amp;[.B145]" office:value-type="string" office:string-value="ETE20Techno2" calcext:value-type="string">
            <text:p>ETE20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46]&amp;[.F146]&amp;[.B146]" office:value-type="string" office:string-value="AUT20Techno2" calcext:value-type="string">
            <text:p>AUT20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47]&amp;[.F147]&amp;[.B147]" office:value-type="string" office:string-value="PRN20Techno2" calcext:value-type="string">
            <text:p>PRN20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48]&amp;[.F148]&amp;[.B148]" office:value-type="string" office:string-value="AUT20Techno2" calcext:value-type="string">
            <text:p>AUT20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49]&amp;[.F149]&amp;[.B149]" office:value-type="string" office:string-value="PRN20Prog0" calcext:value-type="string">
            <text:p>PRN20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50]&amp;[.F150]&amp;[.B150]" office:value-type="string" office:string-value="ETE20Prog0" calcext:value-type="string">
            <text:p>ETE20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51]&amp;[.F151]&amp;[.B151]" office:value-type="string" office:string-value="AUT20Prog0" calcext:value-type="string">
            <text:p>AUT20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52]&amp;[.F152]&amp;[.B152]" office:value-type="string" office:string-value="PRN20Prog0" calcext:value-type="string">
            <text:p>PRN20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53]&amp;[.F153]&amp;[.B153]" office:value-type="string" office:string-value="PRN20Prog1" calcext:value-type="string">
            <text:p>PRN20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54]&amp;[.F154]&amp;[.B154]" office:value-type="string" office:string-value="AUT20Prog1" calcext:value-type="string">
            <text:p>AUT20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55]&amp;[.F155]&amp;[.B155]" office:value-type="string" office:string-value="ETE20Prog1" calcext:value-type="string">
            <text:p>ETE20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56]&amp;[.F156]&amp;[.B156]" office:value-type="string" office:string-value="PRN20Prog2" calcext:value-type="string">
            <text:p>PRN20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57]&amp;[.F157]&amp;[.B157]" office:value-type="string" office:string-value="ETE20Prog2" calcext:value-type="string">
            <text:p>ETE20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58]&amp;[.F158]&amp;[.B158]" office:value-type="string" office:string-value="AUT20Prog3" calcext:value-type="string">
            <text:p>AUT20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59]&amp;[.F159]&amp;[.B159]" office:value-type="string" office:string-value="AUT20Prog3" calcext:value-type="string">
            <text:p>AUT20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60]&amp;[.F160]&amp;[.B160]" office:value-type="string" office:string-value="PRN20Prog4" calcext:value-type="string">
            <text:p>PRN20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61]&amp;[.F161]&amp;[.B161]" office:value-type="string" office:string-value="AUT20Prog4" calcext:value-type="string">
            <text:p>AUT20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62]&amp;[.F162]&amp;[.B162]" office:value-type="string" office:string-value="PRN20Net0" calcext:value-type="string">
            <text:p>PRN20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63]&amp;[.F163]&amp;[.B163]" office:value-type="string" office:string-value="ETE20Net0" calcext:value-type="string">
            <text:p>ETE20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64]&amp;[.F164]&amp;[.B164]" office:value-type="string" office:string-value="PRN20Net1" calcext:value-type="string">
            <text:p>PRN20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65]&amp;[.F165]&amp;[.B165]" office:value-type="string" office:string-value="PRN20Net1" calcext:value-type="string">
            <text:p>PRN20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66]&amp;[.F166]&amp;[.B166]" office:value-type="string" office:string-value="ETE20DevWeb0" calcext:value-type="string">
            <text:p>ETE20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67]&amp;[.F167]&amp;[.B167]" office:value-type="string" office:string-value="AUT20DevWeb0" calcext:value-type="string">
            <text:p>AUT20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68]&amp;[.F168]&amp;[.B168]" office:value-type="string" office:string-value="PRN20DevWeb0" calcext:value-type="string">
            <text:p>PRN20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69]&amp;[.F169]&amp;[.B169]" office:value-type="string" office:string-value="AUT20DevWeb1" calcext:value-type="string">
            <text:p>AUT20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70]&amp;[.F170]&amp;[.B170]" office:value-type="string" office:string-value="PRN20DevWeb1" calcext:value-type="string">
            <text:p>PRN20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71]&amp;[.F171]&amp;[.B171]" office:value-type="string" office:string-value="ETE20Algo1" calcext:value-type="string">
            <text:p>ETE20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72]&amp;[.F172]&amp;[.B172]" office:value-type="string" office:string-value="AUT20Algo1" calcext:value-type="string">
            <text:p>AUT20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73]&amp;[.F173]&amp;[.B173]" office:value-type="string" office:string-value="PRN20Algo2" calcext:value-type="string">
            <text:p>PRN20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74]&amp;[.F174]&amp;[.B174]" office:value-type="string" office:string-value="PRN20Comp0" calcext:value-type="string">
            <text:p>PRN20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75]&amp;[.F175]&amp;[.B175]" office:value-type="string" office:string-value="PRN20Comp0" calcext:value-type="string">
            <text:p>PRN20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76]&amp;[.F176]&amp;[.B176]" office:value-type="string" office:string-value="ETE20Comp1" calcext:value-type="string">
            <text:p>ETE20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77]&amp;[.F177]&amp;[.B177]" office:value-type="string" office:string-value="AUT20Comp2" calcext:value-type="string">
            <text:p>AUT20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78]&amp;[.F178]&amp;[.B178]" office:value-type="string" office:string-value="AUT20Data0" calcext:value-type="string">
            <text:p>AUT20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79]&amp;[.F179]&amp;[.B179]" office:value-type="string" office:string-value="PRN20Data0" calcext:value-type="string">
            <text:p>PRN20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80]&amp;[.F180]&amp;[.B180]" office:value-type="string" office:string-value="ETE20Data0" calcext:value-type="string">
            <text:p>ETE20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81]&amp;[.F181]&amp;[.B181]" office:value-type="string" office:string-value="AUT20Data0" calcext:value-type="string">
            <text:p>AUT20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82]&amp;[.F182]&amp;[.B182]" office:value-type="string" office:string-value="PRN20Data1" calcext:value-type="string">
            <text:p>PRN20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83]&amp;[.F183]&amp;[.B183]" office:value-type="string" office:string-value="AUT20Data1" calcext:value-type="string">
            <text:p>AUT20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84]&amp;[.F184]&amp;[.B184]" office:value-type="string" office:string-value="PRN20Data2" calcext:value-type="string">
            <text:p>PRN20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85]&amp;[.F185]&amp;[.B185]" office:value-type="string" office:string-value="ETE20Data3" calcext:value-type="string">
            <text:p>ETE20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86]&amp;[.F186]&amp;[.B186]" office:value-type="string" office:string-value="ETE20EnA1" calcext:value-type="string">
            <text:p>ETE20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87]&amp;[.F187]&amp;[.B187]" office:value-type="string" office:string-value="PRN20EnA11" calcext:value-type="string">
            <text:p>PRN20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88]&amp;[.F188]&amp;[.B188]" office:value-type="string" office:string-value="AUT20EnA11" calcext:value-type="string">
            <text:p>AUT20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89]&amp;[.F189]&amp;[.B189]" office:value-type="string" office:string-value="PRN20EnA12" calcext:value-type="string">
            <text:p>PRN20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90]&amp;[.F190]&amp;[.B190]" office:value-type="string" office:string-value="AUT20EnA12" calcext:value-type="string">
            <text:p>AUT20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91]&amp;[.F191]&amp;[.B191]" office:value-type="string" office:string-value="ETE20EnA2" calcext:value-type="string">
            <text:p>ETE20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92]&amp;[.F192]&amp;[.B192]" office:value-type="string" office:string-value="PRN20EnA21" calcext:value-type="string">
            <text:p>PRN20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93]&amp;[.F193]&amp;[.B193]" office:value-type="string" office:string-value="AUT20EnA21" calcext:value-type="string">
            <text:p>AUT20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94]&amp;[.F194]&amp;[.B194]" office:value-type="string" office:string-value="PRN20EnA22" calcext:value-type="string">
            <text:p>PRN20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95]&amp;[.F195]&amp;[.B195]" office:value-type="string" office:string-value="AUT20EnA22" calcext:value-type="string">
            <text:p>AUT20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96]&amp;[.F196]&amp;[.B196]" office:value-type="string" office:string-value="ETE20EnB1" calcext:value-type="string">
            <text:p>ETE20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97]&amp;[.F197]&amp;[.B197]" office:value-type="string" office:string-value="PRN20EnB11" calcext:value-type="string">
            <text:p>PRN20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98]&amp;[.F198]&amp;[.B198]" office:value-type="string" office:string-value="AUT20EnB11" calcext:value-type="string">
            <text:p>AUT20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99]&amp;[.F199]&amp;[.B199]" office:value-type="string" office:string-value="PRN20EnB12" calcext:value-type="string">
            <text:p>PRN20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00]&amp;[.F200]&amp;[.B200]" office:value-type="string" office:string-value="AUT20EnB12" calcext:value-type="string">
            <text:p>AUT20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01]&amp;[.F201]&amp;[.B201]" office:value-type="string" office:string-value="ETE20EnB2" calcext:value-type="string">
            <text:p>ETE20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02]&amp;[.F202]&amp;[.B202]" office:value-type="string" office:string-value="PRN20EnB21" calcext:value-type="string">
            <text:p>PRN20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03]&amp;[.F203]&amp;[.B203]" office:value-type="string" office:string-value="AUT20EnB22" calcext:value-type="string">
            <text:p>AUT20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04]&amp;[.F204]&amp;[.B204]" office:value-type="string" office:string-value="ETE20EnC1" calcext:value-type="string">
            <text:p>ETE20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05]&amp;[.F205]&amp;[.B205]" office:value-type="string" office:string-value="ETE20EnC2" calcext:value-type="string">
            <text:p>ETE20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06]&amp;[.F206]&amp;[.B206]" office:value-type="string" office:string-value="ETE20EnA1" calcext:value-type="string">
            <text:p>ETE20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07]&amp;[.F207]&amp;[.B207]" office:value-type="string" office:string-value="PRN20EnA11" calcext:value-type="string">
            <text:p>PRN20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08]&amp;[.F208]&amp;[.B208]" office:value-type="string" office:string-value="AUT20EnA11" calcext:value-type="string">
            <text:p>AUT20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09]&amp;[.F209]&amp;[.B209]" office:value-type="string" office:string-value="PRN20EnA12" calcext:value-type="string">
            <text:p>PRN20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10]&amp;[.F210]&amp;[.B210]" office:value-type="string" office:string-value="AUT20EnA12" calcext:value-type="string">
            <text:p>AUT20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11]&amp;[.F211]&amp;[.B211]" office:value-type="string" office:string-value="ETE20EnA2" calcext:value-type="string">
            <text:p>ETE20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12]&amp;[.F212]&amp;[.B212]" office:value-type="string" office:string-value="PRN20EnA21" calcext:value-type="string">
            <text:p>PRN20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13]&amp;[.F213]&amp;[.B213]" office:value-type="string" office:string-value="AUT20EnA21" calcext:value-type="string">
            <text:p>AUT20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14]&amp;[.F214]&amp;[.B214]" office:value-type="string" office:string-value="PRN20EnA22" calcext:value-type="string">
            <text:p>PRN20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15]&amp;[.F215]&amp;[.B215]" office:value-type="string" office:string-value="AUT20EnA22" calcext:value-type="string">
            <text:p>AUT20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16]&amp;[.F216]&amp;[.B216]" office:value-type="string" office:string-value="ETE20EnB1" calcext:value-type="string">
            <text:p>ETE20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17]&amp;[.F217]&amp;[.B217]" office:value-type="string" office:string-value="PRN20EnB11" calcext:value-type="string">
            <text:p>PRN20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18]&amp;[.F218]&amp;[.B218]" office:value-type="string" office:string-value="AUT20EnB11" calcext:value-type="string">
            <text:p>AUT20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19]&amp;[.F219]&amp;[.B219]" office:value-type="string" office:string-value="PRN20EnB12" calcext:value-type="string">
            <text:p>PRN20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20]&amp;[.F220]&amp;[.B220]" office:value-type="string" office:string-value="AUT20EnB12" calcext:value-type="string">
            <text:p>AUT20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21]&amp;[.F221]&amp;[.B221]" office:value-type="string" office:string-value="ETE20EnB2" calcext:value-type="string">
            <text:p>ETE20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22]&amp;[.F222]&amp;[.B222]" office:value-type="string" office:string-value="PRN20EnB21" calcext:value-type="string">
            <text:p>PRN20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23]&amp;[.F223]&amp;[.B223]" office:value-type="string" office:string-value="AUT20EnB22" calcext:value-type="string">
            <text:p>AUT20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24]&amp;[.F224]&amp;[.B224]" office:value-type="string" office:string-value="ETE20EnC1" calcext:value-type="string">
            <text:p>ETE20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25]&amp;[.F225]&amp;[.B225]" office:value-type="string" office:string-value="ETE20EnC2" calcext:value-type="string">
            <text:p>ETE20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26]&amp;[.F226]&amp;[.B226]" office:value-type="string" office:string-value="PRN20Music0" calcext:value-type="string">
            <text:p>PRN20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27]&amp;[.F227]&amp;[.B227]" office:value-type="string" office:string-value="ETE20Music0" calcext:value-type="string">
            <text:p>ETE20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28]&amp;[.F228]&amp;[.B228]" office:value-type="string" office:string-value="AUT20Music0" calcext:value-type="string">
            <text:p>AUT20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29]&amp;[.F229]&amp;[.B229]" office:value-type="string" office:string-value="PRN20Music1" calcext:value-type="string">
            <text:p>PRN20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30]&amp;[.F230]&amp;[.B230]" office:value-type="string" office:string-value="AUT20Music2" calcext:value-type="string">
            <text:p>AUT20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31]&amp;[.F231]&amp;[.B231]" office:value-type="string" office:string-value="PRN19LinAlg0" calcext:value-type="string">
            <text:p>PRN19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32]&amp;[.F232]&amp;[.B232]" office:value-type="string" office:string-value="PRN19LinAlg0" calcext:value-type="string">
            <text:p>PRN19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33]&amp;[.F233]&amp;[.B233]" office:value-type="string" office:string-value="ETE19LinAlg0" calcext:value-type="string">
            <text:p>ETE19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34]&amp;[.F234]&amp;[.B234]" office:value-type="string" office:string-value="AUT19LinAlg0" calcext:value-type="string">
            <text:p>AUT19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35]&amp;[.F235]&amp;[.B235]" office:value-type="string" office:string-value="AUT19LinAlg0" calcext:value-type="string">
            <text:p>AUT19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36]&amp;[.F236]&amp;[.B236]" office:value-type="string" office:string-value="PRN19LinAlg1" calcext:value-type="string">
            <text:p>PRN19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37]&amp;[.F237]&amp;[.B237]" office:value-type="string" office:string-value="ETE19LinAlg1" calcext:value-type="string">
            <text:p>ETE19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38]&amp;[.F238]&amp;[.B238]" office:value-type="string" office:string-value="AUT19LinAlg1" calcext:value-type="string">
            <text:p>AUT19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39]&amp;[.F239]&amp;[.B239]" office:value-type="string" office:string-value="PRN19LinAlg2" calcext:value-type="string">
            <text:p>PRN19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40]&amp;[.F240]&amp;[.B240]" office:value-type="string" office:string-value="AUT19LinAlg2" calcext:value-type="string">
            <text:p>AUT19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41]&amp;[.F241]&amp;[.B241]" office:value-type="string" office:string-value="PRN19Ana0" calcext:value-type="string">
            <text:p>PRN19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42]&amp;[.F242]&amp;[.B242]" office:value-type="string" office:string-value="ETE19Ana0" calcext:value-type="string">
            <text:p>ETE19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43]&amp;[.F243]&amp;[.B243]" office:value-type="string" office:string-value="AUT19Ana0" calcext:value-type="string">
            <text:p>AUT19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44]&amp;[.F244]&amp;[.B244]" office:value-type="string" office:string-value="PRN19Ana1" calcext:value-type="string">
            <text:p>PRN19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45]&amp;[.F245]&amp;[.B245]" office:value-type="string" office:string-value="PRN19Ana1" calcext:value-type="string">
            <text:p>PRN19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46]&amp;[.F246]&amp;[.B246]" office:value-type="string" office:string-value="AUT19Ana1" calcext:value-type="string">
            <text:p>AUT19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47]&amp;[.F247]&amp;[.B247]" office:value-type="string" office:string-value="ETE19Ana1" calcext:value-type="string">
            <text:p>ETE19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48]&amp;[.F248]&amp;[.B248]" office:value-type="string" office:string-value="PRN19Ana2" calcext:value-type="string">
            <text:p>PRN19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49]&amp;[.F249]&amp;[.B249]" office:value-type="string" office:string-value="ETE19Ana2" calcext:value-type="string">
            <text:p>ETE19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50]&amp;[.F250]&amp;[.B250]" office:value-type="string" office:string-value="AUT19Ana2" calcext:value-type="string">
            <text:p>AUT19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51]&amp;[.F251]&amp;[.B251]" office:value-type="string" office:string-value="AUT19Ana3" calcext:value-type="string">
            <text:p>AUT19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52]&amp;[.F252]&amp;[.B252]" office:value-type="string" office:string-value="PRN19Ana4" calcext:value-type="string">
            <text:p>PRN19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53]&amp;[.F253]&amp;[.B253]" office:value-type="string" office:string-value="AUT19Control1" calcext:value-type="string">
            <text:p>AUT19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54]&amp;[.F254]&amp;[.B254]" office:value-type="string" office:string-value="PRN19Control1" calcext:value-type="string">
            <text:p>PRN19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55]&amp;[.F255]&amp;[.B255]" office:value-type="string" office:string-value="ETE19Control2" calcext:value-type="string">
            <text:p>ETE19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56]&amp;[.F256]&amp;[.B256]" office:value-type="string" office:string-value="PRN19Control3" calcext:value-type="string">
            <text:p>PRN19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57]&amp;[.F257]&amp;[.B257]" office:value-type="string" office:string-value="PRN19Topo0" calcext:value-type="string">
            <text:p>PRN19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258]&amp;[.F258]&amp;[.B258]" office:value-type="string" office:string-value="ETE19Topo0" calcext:value-type="string">
            <text:p>ETE19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259]&amp;[.F259]&amp;[.B259]" office:value-type="string" office:string-value="AUT19Topo0" calcext:value-type="string">
            <text:p>AUT19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260]&amp;[.F260]&amp;[.B260]" office:value-type="string" office:string-value="PRN19Topo1" calcext:value-type="string">
            <text:p>PRN19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61]&amp;[.F261]&amp;[.B261]" office:value-type="string" office:string-value="AUT19Topo2" calcext:value-type="string">
            <text:p>AUT19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62]&amp;[.F262]&amp;[.B262]" office:value-type="string" office:string-value="PRN19Proba0" calcext:value-type="string">
            <text:p>PRN19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263]&amp;[.F263]&amp;[.B263]" office:value-type="string" office:string-value="ETE19Proba0" calcext:value-type="string">
            <text:p>ETE19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264]&amp;[.F264]&amp;[.B264]" office:value-type="string" office:string-value="AUT19Proba0" calcext:value-type="string">
            <text:p>AUT19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265]&amp;[.F265]&amp;[.B265]" office:value-type="string" office:string-value="PRN19Proba1" calcext:value-type="string">
            <text:p>PRN19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66]&amp;[.F266]&amp;[.B266]" office:value-type="string" office:string-value="AUT19Proba1" calcext:value-type="string">
            <text:p>AUT19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67]&amp;[.F267]&amp;[.B267]" office:value-type="string" office:string-value="PRN19Proba2" calcext:value-type="string">
            <text:p>PRN19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68]&amp;[.F268]&amp;[.B268]" office:value-type="string" office:string-value="PRN19Mesure0" calcext:value-type="string">
            <text:p>PRN19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69]&amp;[.F269]&amp;[.B269]" office:value-type="string" office:string-value="ETE19Mesure0" calcext:value-type="string">
            <text:p>ETE19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70]&amp;[.F270]&amp;[.B270]" office:value-type="string" office:string-value="AUT19Mesure0" calcext:value-type="string">
            <text:p>AUT19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71]&amp;[.F271]&amp;[.B271]" office:value-type="string" office:string-value="AUT19Mesure1" calcext:value-type="string">
            <text:p>AUT19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72]&amp;[.F272]&amp;[.B272]" office:value-type="string" office:string-value="PRN19Mesure1" calcext:value-type="string">
            <text:p>PRN19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73]&amp;[.F273]&amp;[.B273]" office:value-type="string" office:string-value="ETE19Comb0" calcext:value-type="string">
            <text:p>ETE19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74]&amp;[.F274]&amp;[.B274]" office:value-type="string" office:string-value="AUT19Comb0" calcext:value-type="string">
            <text:p>AUT19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75]&amp;[.F275]&amp;[.B275]" office:value-type="string" office:string-value="PRN19Comb0" calcext:value-type="string">
            <text:p>PRN19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76]&amp;[.F276]&amp;[.B276]" office:value-type="string" office:string-value="AUT19Comb0" calcext:value-type="string">
            <text:p>AUT19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77]&amp;[.F277]&amp;[.B277]" office:value-type="string" office:string-value="PRN19Comb1" calcext:value-type="string">
            <text:p>PRN19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78]&amp;[.F278]&amp;[.B278]" office:value-type="string" office:string-value="ETE19Comb1" calcext:value-type="string">
            <text:p>ETE19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79]&amp;[.F279]&amp;[.B279]" office:value-type="string" office:string-value="AUT19Comb2" calcext:value-type="string">
            <text:p>AUT19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80]&amp;[.F280]&amp;[.B280]" office:value-type="string" office:string-value="PRN19Logic0" calcext:value-type="string">
            <text:p>PRN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81]&amp;[.F281]&amp;[.B281]" office:value-type="string" office:string-value="PRN19Logic0" calcext:value-type="string">
            <text:p>PRN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82]&amp;[.F282]&amp;[.B282]" office:value-type="string" office:string-value="AUT19Logic0" calcext:value-type="string">
            <text:p>AUT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83]&amp;[.F283]&amp;[.B283]" office:value-type="string" office:string-value="ETE19Logic0" calcext:value-type="string">
            <text:p>ETE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84]&amp;[.F284]&amp;[.B284]" office:value-type="string" office:string-value="PRN19Logic0" calcext:value-type="string">
            <text:p>PRN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85]&amp;[.F285]&amp;[.B285]" office:value-type="string" office:string-value="ETE19Logic0" calcext:value-type="string">
            <text:p>ETE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86]&amp;[.F286]&amp;[.B286]" office:value-type="string" office:string-value="AUT19Logic0" calcext:value-type="string">
            <text:p>AUT19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87]&amp;[.F287]&amp;[.B287]" office:value-type="string" office:string-value="AUT19Logic1" calcext:value-type="string">
            <text:p>AUT19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88]&amp;[.F288]&amp;[.B288]" office:value-type="string" office:string-value="PRN19Logic2" calcext:value-type="string">
            <text:p>PRN19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89]&amp;[.F289]&amp;[.B289]" office:value-type="string" office:string-value="AUT19Logic3" calcext:value-type="string">
            <text:p>AUT19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90]&amp;[.F290]&amp;[.B290]" office:value-type="string" office:string-value="PRN19Fourier1" calcext:value-type="string">
            <text:p>PRN19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91]&amp;[.F291]&amp;[.B291]" office:value-type="string" office:string-value="ETE19Fourier1" calcext:value-type="string">
            <text:p>ETE19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292]&amp;[.F292]&amp;[.B292]" office:value-type="string" office:string-value="PRN19Fourier1" calcext:value-type="string">
            <text:p>PRN19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93]&amp;[.F293]&amp;[.B293]" office:value-type="string" office:string-value="PRN19Fourier1" calcext:value-type="string">
            <text:p>PRN19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294]&amp;[.F294]&amp;[.B294]" office:value-type="string" office:string-value="ETE19Fourier2" calcext:value-type="string">
            <text:p>ETE19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295]&amp;[.F295]&amp;[.B295]" office:value-type="string" office:string-value="AUT19Fourier2" calcext:value-type="string">
            <text:p>AUT19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296]&amp;[.F296]&amp;[.B296]" office:value-type="string" office:string-value="PRN19Complex0" calcext:value-type="string">
            <text:p>PRN19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297]&amp;[.F297]&amp;[.B297]" office:value-type="string" office:string-value="AUT19Complex0" calcext:value-type="string">
            <text:p>AUT19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298]&amp;[.F298]&amp;[.B298]" office:value-type="string" office:string-value="PRN19Complex0" calcext:value-type="string">
            <text:p>PRN19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299]&amp;[.F299]&amp;[.B299]" office:value-type="string" office:string-value="ETE19Complex0" calcext:value-type="string">
            <text:p>ETE19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00]&amp;[.F300]&amp;[.B300]" office:value-type="string" office:string-value="AUT19Complex1" calcext:value-type="string">
            <text:p>AUT19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01]&amp;[.F301]&amp;[.B301]" office:value-type="string" office:string-value="PRN19Complex1" calcext:value-type="string">
            <text:p>PRN19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02]&amp;[.F302]&amp;[.B302]" office:value-type="string" office:string-value="PRN19Complex2" calcext:value-type="string">
            <text:p>PRN19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03]&amp;[.F303]&amp;[.B303]" office:value-type="string" office:string-value="PRN19Signal1" calcext:value-type="string">
            <text:p>PRN19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04]&amp;[.F304]&amp;[.B304]" office:value-type="string" office:string-value="ETE19Signal1" calcext:value-type="string">
            <text:p>ETE19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05]&amp;[.F305]&amp;[.B305]" office:value-type="string" office:string-value="AUT19Signal1" calcext:value-type="string">
            <text:p>AUT19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06]&amp;[.F306]&amp;[.B306]" office:value-type="string" office:string-value="AUT19Signal2" calcext:value-type="string">
            <text:p>AUT19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07]&amp;[.F307]&amp;[.B307]" office:value-type="string" office:string-value="PRN19Signal3" calcext:value-type="string">
            <text:p>PRN19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08]&amp;[.F308]&amp;[.B308]" office:value-type="string" office:string-value="ETE19Signal4" calcext:value-type="string">
            <text:p>ETE19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09]&amp;[.F309]&amp;[.B309]" office:value-type="string" office:string-value="AUT19Stats1" calcext:value-type="string">
            <text:p>AUT19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10]&amp;[.F310]&amp;[.B310]" office:value-type="string" office:string-value="PRN19Stats1" calcext:value-type="string">
            <text:p>PRN19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11]&amp;[.F311]&amp;[.B311]" office:value-type="string" office:string-value="AUT19Stats2" calcext:value-type="string">
            <text:p>AUT19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12]&amp;[.F312]&amp;[.B312]" office:value-type="string" office:string-value="PRN19Stats2" calcext:value-type="string">
            <text:p>PRN19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13]&amp;[.F313]&amp;[.B313]" office:value-type="string" office:string-value="ETE19Stats3" calcext:value-type="string">
            <text:p>ETE19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14]&amp;[.F314]&amp;[.B314]" office:value-type="string" office:string-value="AUT19Num0" calcext:value-type="string">
            <text:p>AUT19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15]&amp;[.F315]&amp;[.B315]" office:value-type="string" office:string-value="PRN19Num0" calcext:value-type="string">
            <text:p>PRN19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16]&amp;[.F316]&amp;[.B316]" office:value-type="string" office:string-value="PRN19Num1" calcext:value-type="string">
            <text:p>PRN19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17]&amp;[.F317]&amp;[.B317]" office:value-type="string" office:string-value="AUT19Num1" calcext:value-type="string">
            <text:p>AUT19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18]&amp;[.F318]&amp;[.B318]" office:value-type="string" office:string-value="ETE19Num1" calcext:value-type="string">
            <text:p>ETE19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19]&amp;[.F319]&amp;[.B319]" office:value-type="string" office:string-value="PRN19Num2" calcext:value-type="string">
            <text:p>PRN19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20]&amp;[.F320]&amp;[.B320]" office:value-type="string" office:string-value="ETE19Num3" calcext:value-type="string">
            <text:p>ETE19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21]&amp;[.F321]&amp;[.B321]" office:value-type="string" office:string-value="AUT19Num4" calcext:value-type="string">
            <text:p>AUT19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22]&amp;[.F322]&amp;[.B322]" office:value-type="string" office:string-value="AUT19Num5" calcext:value-type="string">
            <text:p>AUT19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23]&amp;[.F323]&amp;[.B323]" office:value-type="string" office:string-value="PRN19Num6" calcext:value-type="string">
            <text:p>PRN19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24]&amp;[.F324]&amp;[.B324]" office:value-type="string" office:string-value="AUT19Num7" calcext:value-type="string">
            <text:p>AUT19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25]&amp;[.F325]&amp;[.B325]" office:value-type="string" office:string-value="PRN19ProgLin" calcext:value-type="string">
            <text:p>PRN19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26]&amp;[.F326]&amp;[.B326]" office:value-type="string" office:string-value="ETE19ProgLin" calcext:value-type="string">
            <text:p>ETE19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27]&amp;[.F327]&amp;[.B327]" office:value-type="string" office:string-value="PRN19Model0" calcext:value-type="string">
            <text:p>PRN19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28]&amp;[.F328]&amp;[.B328]" office:value-type="string" office:string-value="PRN19Model0" calcext:value-type="string">
            <text:p>PRN19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29]&amp;[.F329]&amp;[.B329]" office:value-type="string" office:string-value="ETE19Model1" calcext:value-type="string">
            <text:p>ETE19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30]&amp;[.F330]&amp;[.B330]" office:value-type="string" office:string-value="AUT19Meca0" calcext:value-type="string">
            <text:p>AUT19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31]&amp;[.F331]&amp;[.B331]" office:value-type="string" office:string-value="PRN19Meca0" calcext:value-type="string">
            <text:p>PRN19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32]&amp;[.F332]&amp;[.B332]" office:value-type="string" office:string-value="AUT19Meca0" calcext:value-type="string">
            <text:p>AUT19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33]&amp;[.F333]&amp;[.B333]" office:value-type="string" office:string-value="PRN19Meca0" calcext:value-type="string">
            <text:p>PRN19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34]&amp;[.F334]&amp;[.B334]" office:value-type="string" office:string-value="PRN19Meca1" calcext:value-type="string">
            <text:p>PRN19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35]&amp;[.F335]&amp;[.B335]" office:value-type="string" office:string-value="PRN19Meca1" calcext:value-type="string">
            <text:p>PRN19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36]&amp;[.F336]&amp;[.B336]" office:value-type="string" office:string-value="ETE19Meca1" calcext:value-type="string">
            <text:p>ETE19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37]&amp;[.F337]&amp;[.B337]" office:value-type="string" office:string-value="AUT19Elec0" calcext:value-type="string">
            <text:p>AUT19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38]&amp;[.F338]&amp;[.B338]" office:value-type="string" office:string-value="AUT19Elec0" calcext:value-type="string">
            <text:p>AUT19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39]&amp;[.F339]&amp;[.B339]" office:value-type="string" office:string-value="PRN19Elec0" calcext:value-type="string">
            <text:p>PRN19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40]&amp;[.F340]&amp;[.B340]" office:value-type="string" office:string-value="ETE19Elec1" calcext:value-type="string">
            <text:p>ETE19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41]&amp;[.F341]&amp;[.B341]" office:value-type="string" office:string-value="AUT19Elec2" calcext:value-type="string">
            <text:p>AUT19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42]&amp;[.F342]&amp;[.B342]" office:value-type="string" office:string-value="PRN19Elec3" calcext:value-type="string">
            <text:p>PRN19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43]&amp;[.F343]&amp;[.B343]" office:value-type="string" office:string-value="AUT19Thermo0" calcext:value-type="string">
            <text:p>AUT19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44]&amp;[.F344]&amp;[.B344]" office:value-type="string" office:string-value="PRN19Thermo0" calcext:value-type="string">
            <text:p>PRN19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45]&amp;[.F345]&amp;[.B345]" office:value-type="string" office:string-value="ETE19Thermo0" calcext:value-type="string">
            <text:p>ETE19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46]&amp;[.F346]&amp;[.B346]" office:value-type="string" office:string-value="AUT19Thermo1" calcext:value-type="string">
            <text:p>AUT19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47]&amp;[.F347]&amp;[.B347]" office:value-type="string" office:string-value="PRN19Thermo1" calcext:value-type="string">
            <text:p>PRN19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48]&amp;[.F348]&amp;[.B348]" office:value-type="string" office:string-value="PRN19Thermo2" calcext:value-type="string">
            <text:p>PRN19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49]&amp;[.F349]&amp;[.B349]" office:value-type="string" office:string-value="AUT19Thermo2" calcext:value-type="string">
            <text:p>AUT19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50]&amp;[.F350]&amp;[.B350]" office:value-type="string" office:string-value="ETE19Thermo3" calcext:value-type="string">
            <text:p>ETE19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51]&amp;[.F351]&amp;[.B351]" office:value-type="string" office:string-value="PRN19Fluid0" calcext:value-type="string">
            <text:p>PRN19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52]&amp;[.F352]&amp;[.B352]" office:value-type="string" office:string-value="ETE19Fluid0" calcext:value-type="string">
            <text:p>ETE19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53]&amp;[.F353]&amp;[.B353]" office:value-type="string" office:string-value="AUT19Fluid0" calcext:value-type="string">
            <text:p>AUT19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54]&amp;[.F354]&amp;[.B354]" office:value-type="string" office:string-value="AUT19Fluid1" calcext:value-type="string">
            <text:p>AUT19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55]&amp;[.F355]&amp;[.B355]" office:value-type="string" office:string-value="PRN19Fluid1" calcext:value-type="string">
            <text:p>PRN19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56]&amp;[.F356]&amp;[.B356]" office:value-type="string" office:string-value="AUT19Fluid2" calcext:value-type="string">
            <text:p>AUT19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57]&amp;[.F357]&amp;[.B357]" office:value-type="string" office:string-value="PRN19Fluid3" calcext:value-type="string">
            <text:p>PRN19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58]&amp;[.F358]&amp;[.B358]" office:value-type="string" office:string-value="ETE19Optique0" calcext:value-type="string">
            <text:p>ETE19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59]&amp;[.F359]&amp;[.B359]" office:value-type="string" office:string-value="PRN19Optique0" calcext:value-type="string">
            <text:p>PRN19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60]&amp;[.F360]&amp;[.B360]" office:value-type="string" office:string-value="PRN19Optique1" calcext:value-type="string">
            <text:p>PRN19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61]&amp;[.F361]&amp;[.B361]" office:value-type="string" office:string-value="ETE19Mat1" calcext:value-type="string">
            <text:p>ETE19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62]&amp;[.F362]&amp;[.B362]" office:value-type="string" office:string-value="AUT19Mat1" calcext:value-type="string">
            <text:p>AUT19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63]&amp;[.F363]&amp;[.B363]" office:value-type="string" office:string-value="PRN19Mat2" calcext:value-type="string">
            <text:p>PRN19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64]&amp;[.F364]&amp;[.B364]" office:value-type="string" office:string-value="AUT19Mat2" calcext:value-type="string">
            <text:p>AUT19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65]&amp;[.F365]&amp;[.B365]" office:value-type="string" office:string-value="PRN19Techno0" calcext:value-type="string">
            <text:p>PRN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66]&amp;[.F366]&amp;[.B366]" office:value-type="string" office:string-value="ETE19Techno0" calcext:value-type="string">
            <text:p>ETE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67]&amp;[.F367]&amp;[.B367]" office:value-type="string" office:string-value="AUT19Techno0" calcext:value-type="string">
            <text:p>AUT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68]&amp;[.F368]&amp;[.B368]" office:value-type="string" office:string-value="PRN19Techno0" calcext:value-type="string">
            <text:p>PRN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69]&amp;[.F369]&amp;[.B369]" office:value-type="string" office:string-value="PRN19Techno0" calcext:value-type="string">
            <text:p>PRN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70]&amp;[.F370]&amp;[.B370]" office:value-type="string" office:string-value="PRN19Techno0" calcext:value-type="string">
            <text:p>PRN19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71]&amp;[.F371]&amp;[.B371]" office:value-type="string" office:string-value="ETE19Techno1" calcext:value-type="string">
            <text:p>ETE19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72]&amp;[.F372]&amp;[.B372]" office:value-type="string" office:string-value="AUT19Techno1" calcext:value-type="string">
            <text:p>AUT19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73]&amp;[.F373]&amp;[.B373]" office:value-type="string" office:string-value="AUT19Techno1" calcext:value-type="string">
            <text:p>AUT19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74]&amp;[.F374]&amp;[.B374]" office:value-type="string" office:string-value="PRN19Techno2" calcext:value-type="string">
            <text:p>PRN19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75]&amp;[.F375]&amp;[.B375]" office:value-type="string" office:string-value="ETE19Techno2" calcext:value-type="string">
            <text:p>ETE19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76]&amp;[.F376]&amp;[.B376]" office:value-type="string" office:string-value="AUT19Techno2" calcext:value-type="string">
            <text:p>AUT19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77]&amp;[.F377]&amp;[.B377]" office:value-type="string" office:string-value="PRN19Techno2" calcext:value-type="string">
            <text:p>PRN19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78]&amp;[.F378]&amp;[.B378]" office:value-type="string" office:string-value="AUT19Techno2" calcext:value-type="string">
            <text:p>AUT19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79]&amp;[.F379]&amp;[.B379]" office:value-type="string" office:string-value="PRN19Prog0" calcext:value-type="string">
            <text:p>PRN19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80]&amp;[.F380]&amp;[.B380]" office:value-type="string" office:string-value="ETE19Prog0" calcext:value-type="string">
            <text:p>ETE19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81]&amp;[.F381]&amp;[.B381]" office:value-type="string" office:string-value="AUT19Prog0" calcext:value-type="string">
            <text:p>AUT19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82]&amp;[.F382]&amp;[.B382]" office:value-type="string" office:string-value="PRN19Prog0" calcext:value-type="string">
            <text:p>PRN19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83]&amp;[.F383]&amp;[.B383]" office:value-type="string" office:string-value="PRN19Prog1" calcext:value-type="string">
            <text:p>PRN19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84]&amp;[.F384]&amp;[.B384]" office:value-type="string" office:string-value="AUT19Prog1" calcext:value-type="string">
            <text:p>AUT19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85]&amp;[.F385]&amp;[.B385]" office:value-type="string" office:string-value="ETE19Prog1" calcext:value-type="string">
            <text:p>ETE19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86]&amp;[.F386]&amp;[.B386]" office:value-type="string" office:string-value="PRN19Prog2" calcext:value-type="string">
            <text:p>PRN19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87]&amp;[.F387]&amp;[.B387]" office:value-type="string" office:string-value="ETE19Prog2" calcext:value-type="string">
            <text:p>ETE19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88]&amp;[.F388]&amp;[.B388]" office:value-type="string" office:string-value="AUT19Prog3" calcext:value-type="string">
            <text:p>AUT19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89]&amp;[.F389]&amp;[.B389]" office:value-type="string" office:string-value="AUT19Prog3" calcext:value-type="string">
            <text:p>AUT19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90]&amp;[.F390]&amp;[.B390]" office:value-type="string" office:string-value="PRN19Prog4" calcext:value-type="string">
            <text:p>PRN19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91]&amp;[.F391]&amp;[.B391]" office:value-type="string" office:string-value="AUT19Prog4" calcext:value-type="string">
            <text:p>AUT19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392]&amp;[.F392]&amp;[.B392]" office:value-type="string" office:string-value="PRN19Net0" calcext:value-type="string">
            <text:p>PRN19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93]&amp;[.F393]&amp;[.B393]" office:value-type="string" office:string-value="ETE19Net0" calcext:value-type="string">
            <text:p>ETE19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394]&amp;[.F394]&amp;[.B394]" office:value-type="string" office:string-value="PRN19Net1" calcext:value-type="string">
            <text:p>PRN19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95]&amp;[.F395]&amp;[.B395]" office:value-type="string" office:string-value="PRN19Net1" calcext:value-type="string">
            <text:p>PRN19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396]&amp;[.F396]&amp;[.B396]" office:value-type="string" office:string-value="ETE19DevWeb0" calcext:value-type="string">
            <text:p>ETE19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397]&amp;[.F397]&amp;[.B397]" office:value-type="string" office:string-value="AUT19DevWeb0" calcext:value-type="string">
            <text:p>AUT19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398]&amp;[.F398]&amp;[.B398]" office:value-type="string" office:string-value="PRN19DevWeb0" calcext:value-type="string">
            <text:p>PRN19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399]&amp;[.F399]&amp;[.B399]" office:value-type="string" office:string-value="AUT19DevWeb1" calcext:value-type="string">
            <text:p>AUT19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00]&amp;[.F400]&amp;[.B400]" office:value-type="string" office:string-value="PRN19DevWeb1" calcext:value-type="string">
            <text:p>PRN19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401]&amp;[.F401]&amp;[.B401]" office:value-type="string" office:string-value="ETE19Algo1" calcext:value-type="string">
            <text:p>ETE19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402]&amp;[.F402]&amp;[.B402]" office:value-type="string" office:string-value="AUT19Algo1" calcext:value-type="string">
            <text:p>AUT19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403]&amp;[.F403]&amp;[.B403]" office:value-type="string" office:string-value="PRN19Algo2" calcext:value-type="string">
            <text:p>PRN19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04]&amp;[.F404]&amp;[.B404]" office:value-type="string" office:string-value="PRN19Comp0" calcext:value-type="string">
            <text:p>PRN19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05]&amp;[.F405]&amp;[.B405]" office:value-type="string" office:string-value="PRN19Comp0" calcext:value-type="string">
            <text:p>PRN19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06]&amp;[.F406]&amp;[.B406]" office:value-type="string" office:string-value="ETE19Comp1" calcext:value-type="string">
            <text:p>ETE19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07]&amp;[.F407]&amp;[.B407]" office:value-type="string" office:string-value="AUT19Comp2" calcext:value-type="string">
            <text:p>AUT19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08]&amp;[.F408]&amp;[.B408]" office:value-type="string" office:string-value="AUT19Data0" calcext:value-type="string">
            <text:p>AUT19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09]&amp;[.F409]&amp;[.B409]" office:value-type="string" office:string-value="PRN19Data0" calcext:value-type="string">
            <text:p>PRN19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10]&amp;[.F410]&amp;[.B410]" office:value-type="string" office:string-value="ETE19Data0" calcext:value-type="string">
            <text:p>ETE19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11]&amp;[.F411]&amp;[.B411]" office:value-type="string" office:string-value="AUT19Data0" calcext:value-type="string">
            <text:p>AUT19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12]&amp;[.F412]&amp;[.B412]" office:value-type="string" office:string-value="PRN19Data1" calcext:value-type="string">
            <text:p>PRN19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13]&amp;[.F413]&amp;[.B413]" office:value-type="string" office:string-value="AUT19Data1" calcext:value-type="string">
            <text:p>AUT19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14]&amp;[.F414]&amp;[.B414]" office:value-type="string" office:string-value="PRN19Data2" calcext:value-type="string">
            <text:p>PRN19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15]&amp;[.F415]&amp;[.B415]" office:value-type="string" office:string-value="ETE19Data3" calcext:value-type="string">
            <text:p>ETE19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16]&amp;[.F416]&amp;[.B416]" office:value-type="string" office:string-value="ETE19EnA1" calcext:value-type="string">
            <text:p>ETE19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17]&amp;[.F417]&amp;[.B417]" office:value-type="string" office:string-value="PRN19EnA11" calcext:value-type="string">
            <text:p>PRN19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18]&amp;[.F418]&amp;[.B418]" office:value-type="string" office:string-value="AUT19EnA11" calcext:value-type="string">
            <text:p>AUT19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19]&amp;[.F419]&amp;[.B419]" office:value-type="string" office:string-value="PRN19EnA12" calcext:value-type="string">
            <text:p>PRN19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20]&amp;[.F420]&amp;[.B420]" office:value-type="string" office:string-value="AUT19EnA12" calcext:value-type="string">
            <text:p>AUT19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21]&amp;[.F421]&amp;[.B421]" office:value-type="string" office:string-value="ETE19EnA2" calcext:value-type="string">
            <text:p>ETE19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22]&amp;[.F422]&amp;[.B422]" office:value-type="string" office:string-value="PRN19EnA21" calcext:value-type="string">
            <text:p>PRN19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23]&amp;[.F423]&amp;[.B423]" office:value-type="string" office:string-value="AUT19EnA21" calcext:value-type="string">
            <text:p>AUT19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24]&amp;[.F424]&amp;[.B424]" office:value-type="string" office:string-value="PRN19EnA22" calcext:value-type="string">
            <text:p>PRN19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25]&amp;[.F425]&amp;[.B425]" office:value-type="string" office:string-value="AUT19EnA22" calcext:value-type="string">
            <text:p>AUT19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26]&amp;[.F426]&amp;[.B426]" office:value-type="string" office:string-value="ETE19EnB1" calcext:value-type="string">
            <text:p>ETE19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27]&amp;[.F427]&amp;[.B427]" office:value-type="string" office:string-value="PRN19EnB11" calcext:value-type="string">
            <text:p>PRN19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28]&amp;[.F428]&amp;[.B428]" office:value-type="string" office:string-value="AUT19EnB11" calcext:value-type="string">
            <text:p>AUT19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29]&amp;[.F429]&amp;[.B429]" office:value-type="string" office:string-value="PRN19EnB12" calcext:value-type="string">
            <text:p>PRN19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30]&amp;[.F430]&amp;[.B430]" office:value-type="string" office:string-value="AUT19EnB12" calcext:value-type="string">
            <text:p>AUT19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31]&amp;[.F431]&amp;[.B431]" office:value-type="string" office:string-value="ETE19EnB2" calcext:value-type="string">
            <text:p>ETE19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32]&amp;[.F432]&amp;[.B432]" office:value-type="string" office:string-value="PRN19EnB21" calcext:value-type="string">
            <text:p>PRN19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33]&amp;[.F433]&amp;[.B433]" office:value-type="string" office:string-value="AUT19EnB22" calcext:value-type="string">
            <text:p>AUT19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34]&amp;[.F434]&amp;[.B434]" office:value-type="string" office:string-value="ETE19EnC1" calcext:value-type="string">
            <text:p>ETE19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35]&amp;[.F435]&amp;[.B435]" office:value-type="string" office:string-value="ETE19EnC2" calcext:value-type="string">
            <text:p>ETE19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36]&amp;[.F436]&amp;[.B436]" office:value-type="string" office:string-value="ETE19EnA1" calcext:value-type="string">
            <text:p>ETE19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37]&amp;[.F437]&amp;[.B437]" office:value-type="string" office:string-value="PRN19EnA11" calcext:value-type="string">
            <text:p>PRN19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38]&amp;[.F438]&amp;[.B438]" office:value-type="string" office:string-value="AUT19EnA11" calcext:value-type="string">
            <text:p>AUT19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39]&amp;[.F439]&amp;[.B439]" office:value-type="string" office:string-value="PRN19EnA12" calcext:value-type="string">
            <text:p>PRN19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40]&amp;[.F440]&amp;[.B440]" office:value-type="string" office:string-value="AUT19EnA12" calcext:value-type="string">
            <text:p>AUT19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41]&amp;[.F441]&amp;[.B441]" office:value-type="string" office:string-value="ETE19EnA2" calcext:value-type="string">
            <text:p>ETE19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42]&amp;[.F442]&amp;[.B442]" office:value-type="string" office:string-value="PRN19EnA21" calcext:value-type="string">
            <text:p>PRN19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43]&amp;[.F443]&amp;[.B443]" office:value-type="string" office:string-value="AUT19EnA21" calcext:value-type="string">
            <text:p>AUT19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44]&amp;[.F444]&amp;[.B444]" office:value-type="string" office:string-value="PRN19EnA22" calcext:value-type="string">
            <text:p>PRN19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45]&amp;[.F445]&amp;[.B445]" office:value-type="string" office:string-value="AUT19EnA22" calcext:value-type="string">
            <text:p>AUT19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46]&amp;[.F446]&amp;[.B446]" office:value-type="string" office:string-value="ETE19EnB1" calcext:value-type="string">
            <text:p>ETE19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47]&amp;[.F447]&amp;[.B447]" office:value-type="string" office:string-value="PRN19EnB11" calcext:value-type="string">
            <text:p>PRN19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48]&amp;[.F448]&amp;[.B448]" office:value-type="string" office:string-value="AUT19EnB11" calcext:value-type="string">
            <text:p>AUT19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49]&amp;[.F449]&amp;[.B449]" office:value-type="string" office:string-value="PRN19EnB12" calcext:value-type="string">
            <text:p>PRN19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50]&amp;[.F450]&amp;[.B450]" office:value-type="string" office:string-value="AUT19EnB12" calcext:value-type="string">
            <text:p>AUT19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51]&amp;[.F451]&amp;[.B451]" office:value-type="string" office:string-value="ETE19EnB2" calcext:value-type="string">
            <text:p>ETE19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52]&amp;[.F452]&amp;[.B452]" office:value-type="string" office:string-value="PRN19EnB21" calcext:value-type="string">
            <text:p>PRN19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53]&amp;[.F453]&amp;[.B453]" office:value-type="string" office:string-value="AUT19EnB22" calcext:value-type="string">
            <text:p>AUT19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54]&amp;[.F454]&amp;[.B454]" office:value-type="string" office:string-value="ETE19EnC1" calcext:value-type="string">
            <text:p>ETE19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55]&amp;[.F455]&amp;[.B455]" office:value-type="string" office:string-value="ETE19EnC2" calcext:value-type="string">
            <text:p>ETE19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56]&amp;[.F456]&amp;[.B456]" office:value-type="string" office:string-value="PRN19Music0" calcext:value-type="string">
            <text:p>PRN19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57]&amp;[.F457]&amp;[.B457]" office:value-type="string" office:string-value="ETE19Music0" calcext:value-type="string">
            <text:p>ETE19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58]&amp;[.F458]&amp;[.B458]" office:value-type="string" office:string-value="AUT19Music0" calcext:value-type="string">
            <text:p>AUT19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59]&amp;[.F459]&amp;[.B459]" office:value-type="string" office:string-value="PRN19Music1" calcext:value-type="string">
            <text:p>PRN19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60]&amp;[.F460]&amp;[.B460]" office:value-type="string" office:string-value="AUT19Music2" calcext:value-type="string">
            <text:p>AUT19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61]&amp;[.F461]&amp;[.B461]" office:value-type="string" office:string-value="PRN18LinAlg0" calcext:value-type="string">
            <text:p>PRN18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62]&amp;[.F462]&amp;[.B462]" office:value-type="string" office:string-value="PRN18LinAlg0" calcext:value-type="string">
            <text:p>PRN18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63]&amp;[.F463]&amp;[.B463]" office:value-type="string" office:string-value="ETE18LinAlg0" calcext:value-type="string">
            <text:p>ETE18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64]&amp;[.F464]&amp;[.B464]" office:value-type="string" office:string-value="AUT18LinAlg0" calcext:value-type="string">
            <text:p>AUT18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65]&amp;[.F465]&amp;[.B465]" office:value-type="string" office:string-value="AUT18LinAlg0" calcext:value-type="string">
            <text:p>AUT18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66]&amp;[.F466]&amp;[.B466]" office:value-type="string" office:string-value="PRN18LinAlg1" calcext:value-type="string">
            <text:p>PRN18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67]&amp;[.F467]&amp;[.B467]" office:value-type="string" office:string-value="ETE18LinAlg1" calcext:value-type="string">
            <text:p>ETE18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68]&amp;[.F468]&amp;[.B468]" office:value-type="string" office:string-value="AUT18LinAlg1" calcext:value-type="string">
            <text:p>AUT18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69]&amp;[.F469]&amp;[.B469]" office:value-type="string" office:string-value="PRN18LinAlg2" calcext:value-type="string">
            <text:p>PRN18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70]&amp;[.F470]&amp;[.B470]" office:value-type="string" office:string-value="AUT18LinAlg2" calcext:value-type="string">
            <text:p>AUT18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71]&amp;[.F471]&amp;[.B471]" office:value-type="string" office:string-value="PRN18Ana0" calcext:value-type="string">
            <text:p>PRN18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72]&amp;[.F472]&amp;[.B472]" office:value-type="string" office:string-value="ETE18Ana0" calcext:value-type="string">
            <text:p>ETE18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73]&amp;[.F473]&amp;[.B473]" office:value-type="string" office:string-value="AUT18Ana0" calcext:value-type="string">
            <text:p>AUT18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74]&amp;[.F474]&amp;[.B474]" office:value-type="string" office:string-value="PRN18Ana1" calcext:value-type="string">
            <text:p>PRN18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75]&amp;[.F475]&amp;[.B475]" office:value-type="string" office:string-value="PRN18Ana1" calcext:value-type="string">
            <text:p>PRN18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76]&amp;[.F476]&amp;[.B476]" office:value-type="string" office:string-value="AUT18Ana1" calcext:value-type="string">
            <text:p>AUT18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77]&amp;[.F477]&amp;[.B477]" office:value-type="string" office:string-value="ETE18Ana1" calcext:value-type="string">
            <text:p>ETE18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78]&amp;[.F478]&amp;[.B478]" office:value-type="string" office:string-value="PRN18Ana2" calcext:value-type="string">
            <text:p>PRN18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79]&amp;[.F479]&amp;[.B479]" office:value-type="string" office:string-value="ETE18Ana2" calcext:value-type="string">
            <text:p>ETE18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80]&amp;[.F480]&amp;[.B480]" office:value-type="string" office:string-value="AUT18Ana2" calcext:value-type="string">
            <text:p>AUT18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81]&amp;[.F481]&amp;[.B481]" office:value-type="string" office:string-value="AUT18Ana3" calcext:value-type="string">
            <text:p>AUT18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82]&amp;[.F482]&amp;[.B482]" office:value-type="string" office:string-value="PRN18Ana4" calcext:value-type="string">
            <text:p>PRN18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83]&amp;[.F483]&amp;[.B483]" office:value-type="string" office:string-value="AUT18Control1" calcext:value-type="string">
            <text:p>AUT18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84]&amp;[.F484]&amp;[.B484]" office:value-type="string" office:string-value="PRN18Control1" calcext:value-type="string">
            <text:p>PRN18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85]&amp;[.F485]&amp;[.B485]" office:value-type="string" office:string-value="ETE18Control2" calcext:value-type="string">
            <text:p>ETE18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486]&amp;[.F486]&amp;[.B486]" office:value-type="string" office:string-value="PRN18Control3" calcext:value-type="string">
            <text:p>PRN18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87]&amp;[.F487]&amp;[.B487]" office:value-type="string" office:string-value="PRN18Topo0" calcext:value-type="string">
            <text:p>PRN18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488]&amp;[.F488]&amp;[.B488]" office:value-type="string" office:string-value="ETE18Topo0" calcext:value-type="string">
            <text:p>ETE18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489]&amp;[.F489]&amp;[.B489]" office:value-type="string" office:string-value="AUT18Topo0" calcext:value-type="string">
            <text:p>AUT18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490]&amp;[.F490]&amp;[.B490]" office:value-type="string" office:string-value="PRN18Topo1" calcext:value-type="string">
            <text:p>PRN18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91]&amp;[.F491]&amp;[.B491]" office:value-type="string" office:string-value="AUT18Topo2" calcext:value-type="string">
            <text:p>AUT18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92]&amp;[.F492]&amp;[.B492]" office:value-type="string" office:string-value="PRN18Proba0" calcext:value-type="string">
            <text:p>PRN18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493]&amp;[.F493]&amp;[.B493]" office:value-type="string" office:string-value="ETE18Proba0" calcext:value-type="string">
            <text:p>ETE18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494]&amp;[.F494]&amp;[.B494]" office:value-type="string" office:string-value="AUT18Proba0" calcext:value-type="string">
            <text:p>AUT18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495]&amp;[.F495]&amp;[.B495]" office:value-type="string" office:string-value="PRN18Proba1" calcext:value-type="string">
            <text:p>PRN18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96]&amp;[.F496]&amp;[.B496]" office:value-type="string" office:string-value="AUT18Proba1" calcext:value-type="string">
            <text:p>AUT18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497]&amp;[.F497]&amp;[.B497]" office:value-type="string" office:string-value="PRN18Proba2" calcext:value-type="string">
            <text:p>PRN18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98]&amp;[.F498]&amp;[.B498]" office:value-type="string" office:string-value="PRN18Mesure0" calcext:value-type="string">
            <text:p>PRN18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499]&amp;[.F499]&amp;[.B499]" office:value-type="string" office:string-value="ETE18Mesure0" calcext:value-type="string">
            <text:p>ETE18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00]&amp;[.F500]&amp;[.B500]" office:value-type="string" office:string-value="AUT18Mesure0" calcext:value-type="string">
            <text:p>AUT18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01]&amp;[.F501]&amp;[.B501]" office:value-type="string" office:string-value="AUT18Mesure1" calcext:value-type="string">
            <text:p>AUT18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02]&amp;[.F502]&amp;[.B502]" office:value-type="string" office:string-value="PRN18Mesure1" calcext:value-type="string">
            <text:p>PRN18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03]&amp;[.F503]&amp;[.B503]" office:value-type="string" office:string-value="ETE18Comb0" calcext:value-type="string">
            <text:p>ETE18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04]&amp;[.F504]&amp;[.B504]" office:value-type="string" office:string-value="AUT18Comb0" calcext:value-type="string">
            <text:p>AUT18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05]&amp;[.F505]&amp;[.B505]" office:value-type="string" office:string-value="PRN18Comb0" calcext:value-type="string">
            <text:p>PRN18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06]&amp;[.F506]&amp;[.B506]" office:value-type="string" office:string-value="AUT18Comb0" calcext:value-type="string">
            <text:p>AUT18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07]&amp;[.F507]&amp;[.B507]" office:value-type="string" office:string-value="PRN18Comb1" calcext:value-type="string">
            <text:p>PRN18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08]&amp;[.F508]&amp;[.B508]" office:value-type="string" office:string-value="ETE18Comb1" calcext:value-type="string">
            <text:p>ETE18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09]&amp;[.F509]&amp;[.B509]" office:value-type="string" office:string-value="AUT18Comb2" calcext:value-type="string">
            <text:p>AUT18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10]&amp;[.F510]&amp;[.B510]" office:value-type="string" office:string-value="PRN18Logic0" calcext:value-type="string">
            <text:p>PRN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11]&amp;[.F511]&amp;[.B511]" office:value-type="string" office:string-value="PRN18Logic0" calcext:value-type="string">
            <text:p>PRN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12]&amp;[.F512]&amp;[.B512]" office:value-type="string" office:string-value="AUT18Logic0" calcext:value-type="string">
            <text:p>AUT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13]&amp;[.F513]&amp;[.B513]" office:value-type="string" office:string-value="ETE18Logic0" calcext:value-type="string">
            <text:p>ETE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14]&amp;[.F514]&amp;[.B514]" office:value-type="string" office:string-value="PRN18Logic0" calcext:value-type="string">
            <text:p>PRN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15]&amp;[.F515]&amp;[.B515]" office:value-type="string" office:string-value="ETE18Logic0" calcext:value-type="string">
            <text:p>ETE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16]&amp;[.F516]&amp;[.B516]" office:value-type="string" office:string-value="AUT18Logic0" calcext:value-type="string">
            <text:p>AUT18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17]&amp;[.F517]&amp;[.B517]" office:value-type="string" office:string-value="AUT18Logic1" calcext:value-type="string">
            <text:p>AUT18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18]&amp;[.F518]&amp;[.B518]" office:value-type="string" office:string-value="PRN18Logic2" calcext:value-type="string">
            <text:p>PRN18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19]&amp;[.F519]&amp;[.B519]" office:value-type="string" office:string-value="AUT18Logic3" calcext:value-type="string">
            <text:p>AUT18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20]&amp;[.F520]&amp;[.B520]" office:value-type="string" office:string-value="PRN18Fourier1" calcext:value-type="string">
            <text:p>PRN18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21]&amp;[.F521]&amp;[.B521]" office:value-type="string" office:string-value="ETE18Fourier1" calcext:value-type="string">
            <text:p>ETE18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22]&amp;[.F522]&amp;[.B522]" office:value-type="string" office:string-value="PRN18Fourier1" calcext:value-type="string">
            <text:p>PRN18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23]&amp;[.F523]&amp;[.B523]" office:value-type="string" office:string-value="PRN18Fourier1" calcext:value-type="string">
            <text:p>PRN18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24]&amp;[.F524]&amp;[.B524]" office:value-type="string" office:string-value="ETE18Fourier2" calcext:value-type="string">
            <text:p>ETE18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525]&amp;[.F525]&amp;[.B525]" office:value-type="string" office:string-value="AUT18Fourier2" calcext:value-type="string">
            <text:p>AUT18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526]&amp;[.F526]&amp;[.B526]" office:value-type="string" office:string-value="PRN18Complex0" calcext:value-type="string">
            <text:p>PRN18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27]&amp;[.F527]&amp;[.B527]" office:value-type="string" office:string-value="AUT18Complex0" calcext:value-type="string">
            <text:p>AUT18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28]&amp;[.F528]&amp;[.B528]" office:value-type="string" office:string-value="PRN18Complex0" calcext:value-type="string">
            <text:p>PRN18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29]&amp;[.F529]&amp;[.B529]" office:value-type="string" office:string-value="ETE18Complex0" calcext:value-type="string">
            <text:p>ETE18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530]&amp;[.F530]&amp;[.B530]" office:value-type="string" office:string-value="AUT18Complex1" calcext:value-type="string">
            <text:p>AUT18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531]&amp;[.F531]&amp;[.B531]" office:value-type="string" office:string-value="PRN18Complex1" calcext:value-type="string">
            <text:p>PRN18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32]&amp;[.F532]&amp;[.B532]" office:value-type="string" office:string-value="PRN18Complex2" calcext:value-type="string">
            <text:p>PRN18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33]&amp;[.F533]&amp;[.B533]" office:value-type="string" office:string-value="PRN18Signal1" calcext:value-type="string">
            <text:p>PRN18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34]&amp;[.F534]&amp;[.B534]" office:value-type="string" office:string-value="ETE18Signal1" calcext:value-type="string">
            <text:p>ETE18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35]&amp;[.F535]&amp;[.B535]" office:value-type="string" office:string-value="AUT18Signal1" calcext:value-type="string">
            <text:p>AUT18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36]&amp;[.F536]&amp;[.B536]" office:value-type="string" office:string-value="AUT18Signal2" calcext:value-type="string">
            <text:p>AUT18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37]&amp;[.F537]&amp;[.B537]" office:value-type="string" office:string-value="PRN18Signal3" calcext:value-type="string">
            <text:p>PRN18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38]&amp;[.F538]&amp;[.B538]" office:value-type="string" office:string-value="ETE18Signal4" calcext:value-type="string">
            <text:p>ETE18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39]&amp;[.F539]&amp;[.B539]" office:value-type="string" office:string-value="AUT18Stats1" calcext:value-type="string">
            <text:p>AUT18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40]&amp;[.F540]&amp;[.B540]" office:value-type="string" office:string-value="PRN18Stats1" calcext:value-type="string">
            <text:p>PRN18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41]&amp;[.F541]&amp;[.B541]" office:value-type="string" office:string-value="AUT18Stats2" calcext:value-type="string">
            <text:p>AUT18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42]&amp;[.F542]&amp;[.B542]" office:value-type="string" office:string-value="PRN18Stats2" calcext:value-type="string">
            <text:p>PRN18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43]&amp;[.F543]&amp;[.B543]" office:value-type="string" office:string-value="ETE18Stats3" calcext:value-type="string">
            <text:p>ETE18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44]&amp;[.F544]&amp;[.B544]" office:value-type="string" office:string-value="AUT18Num0" calcext:value-type="string">
            <text:p>AUT18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45]&amp;[.F545]&amp;[.B545]" office:value-type="string" office:string-value="PRN18Num0" calcext:value-type="string">
            <text:p>PRN18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46]&amp;[.F546]&amp;[.B546]" office:value-type="string" office:string-value="PRN18Num1" calcext:value-type="string">
            <text:p>PRN18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47]&amp;[.F547]&amp;[.B547]" office:value-type="string" office:string-value="AUT18Num1" calcext:value-type="string">
            <text:p>AUT18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48]&amp;[.F548]&amp;[.B548]" office:value-type="string" office:string-value="ETE18Num1" calcext:value-type="string">
            <text:p>ETE18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49]&amp;[.F549]&amp;[.B549]" office:value-type="string" office:string-value="PRN18Num2" calcext:value-type="string">
            <text:p>PRN18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50]&amp;[.F550]&amp;[.B550]" office:value-type="string" office:string-value="ETE18Num3" calcext:value-type="string">
            <text:p>ETE18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51]&amp;[.F551]&amp;[.B551]" office:value-type="string" office:string-value="AUT18Num4" calcext:value-type="string">
            <text:p>AUT18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52]&amp;[.F552]&amp;[.B552]" office:value-type="string" office:string-value="AUT18Num5" calcext:value-type="string">
            <text:p>AUT18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53]&amp;[.F553]&amp;[.B553]" office:value-type="string" office:string-value="PRN18Num6" calcext:value-type="string">
            <text:p>PRN18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54]&amp;[.F554]&amp;[.B554]" office:value-type="string" office:string-value="AUT18Num7" calcext:value-type="string">
            <text:p>AUT18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55]&amp;[.F555]&amp;[.B555]" office:value-type="string" office:string-value="PRN18ProgLin" calcext:value-type="string">
            <text:p>PRN18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56]&amp;[.F556]&amp;[.B556]" office:value-type="string" office:string-value="ETE18ProgLin" calcext:value-type="string">
            <text:p>ETE18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57]&amp;[.F557]&amp;[.B557]" office:value-type="string" office:string-value="PRN18Model0" calcext:value-type="string">
            <text:p>PRN18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58]&amp;[.F558]&amp;[.B558]" office:value-type="string" office:string-value="PRN18Model0" calcext:value-type="string">
            <text:p>PRN18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59]&amp;[.F559]&amp;[.B559]" office:value-type="string" office:string-value="ETE18Model1" calcext:value-type="string">
            <text:p>ETE18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560]&amp;[.F560]&amp;[.B560]" office:value-type="string" office:string-value="AUT18Meca0" calcext:value-type="string">
            <text:p>AUT18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561]&amp;[.F561]&amp;[.B561]" office:value-type="string" office:string-value="PRN18Meca0" calcext:value-type="string">
            <text:p>PRN18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62]&amp;[.F562]&amp;[.B562]" office:value-type="string" office:string-value="AUT18Meca0" calcext:value-type="string">
            <text:p>AUT18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63]&amp;[.F563]&amp;[.B563]" office:value-type="string" office:string-value="PRN18Meca0" calcext:value-type="string">
            <text:p>PRN18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64]&amp;[.F564]&amp;[.B564]" office:value-type="string" office:string-value="PRN18Meca1" calcext:value-type="string">
            <text:p>PRN18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65]&amp;[.F565]&amp;[.B565]" office:value-type="string" office:string-value="PRN18Meca1" calcext:value-type="string">
            <text:p>PRN18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66]&amp;[.F566]&amp;[.B566]" office:value-type="string" office:string-value="ETE18Meca1" calcext:value-type="string">
            <text:p>ETE18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67]&amp;[.F567]&amp;[.B567]" office:value-type="string" office:string-value="AUT18Elec0" calcext:value-type="string">
            <text:p>AUT18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68]&amp;[.F568]&amp;[.B568]" office:value-type="string" office:string-value="AUT18Elec0" calcext:value-type="string">
            <text:p>AUT18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69]&amp;[.F569]&amp;[.B569]" office:value-type="string" office:string-value="PRN18Elec0" calcext:value-type="string">
            <text:p>PRN18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70]&amp;[.F570]&amp;[.B570]" office:value-type="string" office:string-value="ETE18Elec1" calcext:value-type="string">
            <text:p>ETE18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71]&amp;[.F571]&amp;[.B571]" office:value-type="string" office:string-value="AUT18Elec2" calcext:value-type="string">
            <text:p>AUT18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72]&amp;[.F572]&amp;[.B572]" office:value-type="string" office:string-value="PRN18Elec3" calcext:value-type="string">
            <text:p>PRN18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73]&amp;[.F573]&amp;[.B573]" office:value-type="string" office:string-value="AUT18Thermo0" calcext:value-type="string">
            <text:p>AUT18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74]&amp;[.F574]&amp;[.B574]" office:value-type="string" office:string-value="PRN18Thermo0" calcext:value-type="string">
            <text:p>PRN18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75]&amp;[.F575]&amp;[.B575]" office:value-type="string" office:string-value="ETE18Thermo0" calcext:value-type="string">
            <text:p>ETE18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76]&amp;[.F576]&amp;[.B576]" office:value-type="string" office:string-value="AUT18Thermo1" calcext:value-type="string">
            <text:p>AUT18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77]&amp;[.F577]&amp;[.B577]" office:value-type="string" office:string-value="PRN18Thermo1" calcext:value-type="string">
            <text:p>PRN18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78]&amp;[.F578]&amp;[.B578]" office:value-type="string" office:string-value="PRN18Thermo2" calcext:value-type="string">
            <text:p>PRN18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79]&amp;[.F579]&amp;[.B579]" office:value-type="string" office:string-value="AUT18Thermo2" calcext:value-type="string">
            <text:p>AUT18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80]&amp;[.F580]&amp;[.B580]" office:value-type="string" office:string-value="ETE18Thermo3" calcext:value-type="string">
            <text:p>ETE18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81]&amp;[.F581]&amp;[.B581]" office:value-type="string" office:string-value="PRN18Fluid0" calcext:value-type="string">
            <text:p>PRN18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82]&amp;[.F582]&amp;[.B582]" office:value-type="string" office:string-value="ETE18Fluid0" calcext:value-type="string">
            <text:p>ETE18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83]&amp;[.F583]&amp;[.B583]" office:value-type="string" office:string-value="AUT18Fluid0" calcext:value-type="string">
            <text:p>AUT18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84]&amp;[.F584]&amp;[.B584]" office:value-type="string" office:string-value="AUT18Fluid1" calcext:value-type="string">
            <text:p>AUT18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85]&amp;[.F585]&amp;[.B585]" office:value-type="string" office:string-value="PRN18Fluid1" calcext:value-type="string">
            <text:p>PRN18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86]&amp;[.F586]&amp;[.B586]" office:value-type="string" office:string-value="AUT18Fluid2" calcext:value-type="string">
            <text:p>AUT18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87]&amp;[.F587]&amp;[.B587]" office:value-type="string" office:string-value="PRN18Fluid3" calcext:value-type="string">
            <text:p>PRN18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88]&amp;[.F588]&amp;[.B588]" office:value-type="string" office:string-value="ETE18Optique0" calcext:value-type="string">
            <text:p>ETE18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589]&amp;[.F589]&amp;[.B589]" office:value-type="string" office:string-value="PRN18Optique0" calcext:value-type="string">
            <text:p>PRN18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90]&amp;[.F590]&amp;[.B590]" office:value-type="string" office:string-value="PRN18Optique1" calcext:value-type="string">
            <text:p>PRN18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91]&amp;[.F591]&amp;[.B591]" office:value-type="string" office:string-value="ETE18Mat1" calcext:value-type="string">
            <text:p>ETE18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592]&amp;[.F592]&amp;[.B592]" office:value-type="string" office:string-value="AUT18Mat1" calcext:value-type="string">
            <text:p>AUT18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593]&amp;[.F593]&amp;[.B593]" office:value-type="string" office:string-value="PRN18Mat2" calcext:value-type="string">
            <text:p>PRN18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94]&amp;[.F594]&amp;[.B594]" office:value-type="string" office:string-value="AUT18Mat2" calcext:value-type="string">
            <text:p>AUT18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595]&amp;[.F595]&amp;[.B595]" office:value-type="string" office:string-value="PRN18Techno0" calcext:value-type="string">
            <text:p>PRN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596]&amp;[.F596]&amp;[.B596]" office:value-type="string" office:string-value="ETE18Techno0" calcext:value-type="string">
            <text:p>ETE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597]&amp;[.F597]&amp;[.B597]" office:value-type="string" office:string-value="AUT18Techno0" calcext:value-type="string">
            <text:p>AUT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598]&amp;[.F598]&amp;[.B598]" office:value-type="string" office:string-value="PRN18Techno0" calcext:value-type="string">
            <text:p>PRN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599]&amp;[.F599]&amp;[.B599]" office:value-type="string" office:string-value="PRN18Techno0" calcext:value-type="string">
            <text:p>PRN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00]&amp;[.F600]&amp;[.B600]" office:value-type="string" office:string-value="PRN18Techno0" calcext:value-type="string">
            <text:p>PRN18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01]&amp;[.F601]&amp;[.B601]" office:value-type="string" office:string-value="ETE18Techno1" calcext:value-type="string">
            <text:p>ETE18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02]&amp;[.F602]&amp;[.B602]" office:value-type="string" office:string-value="AUT18Techno1" calcext:value-type="string">
            <text:p>AUT18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03]&amp;[.F603]&amp;[.B603]" office:value-type="string" office:string-value="AUT18Techno1" calcext:value-type="string">
            <text:p>AUT18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04]&amp;[.F604]&amp;[.B604]" office:value-type="string" office:string-value="PRN18Techno2" calcext:value-type="string">
            <text:p>PRN18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05]&amp;[.F605]&amp;[.B605]" office:value-type="string" office:string-value="ETE18Techno2" calcext:value-type="string">
            <text:p>ETE18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06]&amp;[.F606]&amp;[.B606]" office:value-type="string" office:string-value="AUT18Techno2" calcext:value-type="string">
            <text:p>AUT18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07]&amp;[.F607]&amp;[.B607]" office:value-type="string" office:string-value="PRN18Techno2" calcext:value-type="string">
            <text:p>PRN18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08]&amp;[.F608]&amp;[.B608]" office:value-type="string" office:string-value="AUT18Techno2" calcext:value-type="string">
            <text:p>AUT18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09]&amp;[.F609]&amp;[.B609]" office:value-type="string" office:string-value="PRN18Prog0" calcext:value-type="string">
            <text:p>PRN18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10]&amp;[.F610]&amp;[.B610]" office:value-type="string" office:string-value="ETE18Prog0" calcext:value-type="string">
            <text:p>ETE18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11]&amp;[.F611]&amp;[.B611]" office:value-type="string" office:string-value="AUT18Prog0" calcext:value-type="string">
            <text:p>AUT18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12]&amp;[.F612]&amp;[.B612]" office:value-type="string" office:string-value="PRN18Prog0" calcext:value-type="string">
            <text:p>PRN18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13]&amp;[.F613]&amp;[.B613]" office:value-type="string" office:string-value="PRN18Prog1" calcext:value-type="string">
            <text:p>PRN18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14]&amp;[.F614]&amp;[.B614]" office:value-type="string" office:string-value="AUT18Prog1" calcext:value-type="string">
            <text:p>AUT18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15]&amp;[.F615]&amp;[.B615]" office:value-type="string" office:string-value="ETE18Prog1" calcext:value-type="string">
            <text:p>ETE18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16]&amp;[.F616]&amp;[.B616]" office:value-type="string" office:string-value="PRN18Prog2" calcext:value-type="string">
            <text:p>PRN18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17]&amp;[.F617]&amp;[.B617]" office:value-type="string" office:string-value="ETE18Prog2" calcext:value-type="string">
            <text:p>ETE18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18]&amp;[.F618]&amp;[.B618]" office:value-type="string" office:string-value="AUT18Prog3" calcext:value-type="string">
            <text:p>AUT18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19]&amp;[.F619]&amp;[.B619]" office:value-type="string" office:string-value="AUT18Prog3" calcext:value-type="string">
            <text:p>AUT18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20]&amp;[.F620]&amp;[.B620]" office:value-type="string" office:string-value="PRN18Prog4" calcext:value-type="string">
            <text:p>PRN18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21]&amp;[.F621]&amp;[.B621]" office:value-type="string" office:string-value="AUT18Prog4" calcext:value-type="string">
            <text:p>AUT18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22]&amp;[.F622]&amp;[.B622]" office:value-type="string" office:string-value="PRN18Net0" calcext:value-type="string">
            <text:p>PRN18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23]&amp;[.F623]&amp;[.B623]" office:value-type="string" office:string-value="ETE18Net0" calcext:value-type="string">
            <text:p>ETE18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24]&amp;[.F624]&amp;[.B624]" office:value-type="string" office:string-value="PRN18Net1" calcext:value-type="string">
            <text:p>PRN18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25]&amp;[.F625]&amp;[.B625]" office:value-type="string" office:string-value="PRN18Net1" calcext:value-type="string">
            <text:p>PRN18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626]&amp;[.F626]&amp;[.B626]" office:value-type="string" office:string-value="ETE18DevWeb0" calcext:value-type="string">
            <text:p>ETE18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627]&amp;[.F627]&amp;[.B627]" office:value-type="string" office:string-value="AUT18DevWeb0" calcext:value-type="string">
            <text:p>AUT18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628]&amp;[.F628]&amp;[.B628]" office:value-type="string" office:string-value="PRN18DevWeb0" calcext:value-type="string">
            <text:p>PRN18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29]&amp;[.F629]&amp;[.B629]" office:value-type="string" office:string-value="AUT18DevWeb1" calcext:value-type="string">
            <text:p>AUT18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30]&amp;[.F630]&amp;[.B630]" office:value-type="string" office:string-value="PRN18DevWeb1" calcext:value-type="string">
            <text:p>PRN18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631]&amp;[.F631]&amp;[.B631]" office:value-type="string" office:string-value="ETE18Algo1" calcext:value-type="string">
            <text:p>ETE18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632]&amp;[.F632]&amp;[.B632]" office:value-type="string" office:string-value="AUT18Algo1" calcext:value-type="string">
            <text:p>AUT18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633]&amp;[.F633]&amp;[.B633]" office:value-type="string" office:string-value="PRN18Algo2" calcext:value-type="string">
            <text:p>PRN18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34]&amp;[.F634]&amp;[.B634]" office:value-type="string" office:string-value="PRN18Comp0" calcext:value-type="string">
            <text:p>PRN18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35]&amp;[.F635]&amp;[.B635]" office:value-type="string" office:string-value="PRN18Comp0" calcext:value-type="string">
            <text:p>PRN18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36]&amp;[.F636]&amp;[.B636]" office:value-type="string" office:string-value="ETE18Comp1" calcext:value-type="string">
            <text:p>ETE18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37]&amp;[.F637]&amp;[.B637]" office:value-type="string" office:string-value="AUT18Comp2" calcext:value-type="string">
            <text:p>AUT18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38]&amp;[.F638]&amp;[.B638]" office:value-type="string" office:string-value="AUT18Data0" calcext:value-type="string">
            <text:p>AUT18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39]&amp;[.F639]&amp;[.B639]" office:value-type="string" office:string-value="PRN18Data0" calcext:value-type="string">
            <text:p>PRN18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40]&amp;[.F640]&amp;[.B640]" office:value-type="string" office:string-value="ETE18Data0" calcext:value-type="string">
            <text:p>ETE18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41]&amp;[.F641]&amp;[.B641]" office:value-type="string" office:string-value="AUT18Data0" calcext:value-type="string">
            <text:p>AUT18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42]&amp;[.F642]&amp;[.B642]" office:value-type="string" office:string-value="PRN18Data1" calcext:value-type="string">
            <text:p>PRN18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43]&amp;[.F643]&amp;[.B643]" office:value-type="string" office:string-value="AUT18Data1" calcext:value-type="string">
            <text:p>AUT18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44]&amp;[.F644]&amp;[.B644]" office:value-type="string" office:string-value="PRN18Data2" calcext:value-type="string">
            <text:p>PRN18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45]&amp;[.F645]&amp;[.B645]" office:value-type="string" office:string-value="ETE18Data3" calcext:value-type="string">
            <text:p>ETE18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46]&amp;[.F646]&amp;[.B646]" office:value-type="string" office:string-value="ETE18EnA1" calcext:value-type="string">
            <text:p>ETE18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47]&amp;[.F647]&amp;[.B647]" office:value-type="string" office:string-value="PRN18EnA11" calcext:value-type="string">
            <text:p>PRN18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48]&amp;[.F648]&amp;[.B648]" office:value-type="string" office:string-value="AUT18EnA11" calcext:value-type="string">
            <text:p>AUT18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49]&amp;[.F649]&amp;[.B649]" office:value-type="string" office:string-value="PRN18EnA12" calcext:value-type="string">
            <text:p>PRN18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50]&amp;[.F650]&amp;[.B650]" office:value-type="string" office:string-value="AUT18EnA12" calcext:value-type="string">
            <text:p>AUT18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51]&amp;[.F651]&amp;[.B651]" office:value-type="string" office:string-value="ETE18EnA2" calcext:value-type="string">
            <text:p>ETE18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52]&amp;[.F652]&amp;[.B652]" office:value-type="string" office:string-value="PRN18EnA21" calcext:value-type="string">
            <text:p>PRN18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53]&amp;[.F653]&amp;[.B653]" office:value-type="string" office:string-value="AUT18EnA21" calcext:value-type="string">
            <text:p>AUT18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54]&amp;[.F654]&amp;[.B654]" office:value-type="string" office:string-value="PRN18EnA22" calcext:value-type="string">
            <text:p>PRN18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55]&amp;[.F655]&amp;[.B655]" office:value-type="string" office:string-value="AUT18EnA22" calcext:value-type="string">
            <text:p>AUT18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56]&amp;[.F656]&amp;[.B656]" office:value-type="string" office:string-value="ETE18EnB1" calcext:value-type="string">
            <text:p>ETE18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57]&amp;[.F657]&amp;[.B657]" office:value-type="string" office:string-value="PRN18EnB11" calcext:value-type="string">
            <text:p>PRN18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58]&amp;[.F658]&amp;[.B658]" office:value-type="string" office:string-value="AUT18EnB11" calcext:value-type="string">
            <text:p>AUT18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59]&amp;[.F659]&amp;[.B659]" office:value-type="string" office:string-value="PRN18EnB12" calcext:value-type="string">
            <text:p>PRN18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60]&amp;[.F660]&amp;[.B660]" office:value-type="string" office:string-value="AUT18EnB12" calcext:value-type="string">
            <text:p>AUT18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61]&amp;[.F661]&amp;[.B661]" office:value-type="string" office:string-value="ETE18EnB2" calcext:value-type="string">
            <text:p>ETE18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62]&amp;[.F662]&amp;[.B662]" office:value-type="string" office:string-value="PRN18EnB21" calcext:value-type="string">
            <text:p>PRN18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63]&amp;[.F663]&amp;[.B663]" office:value-type="string" office:string-value="AUT18EnB22" calcext:value-type="string">
            <text:p>AUT18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64]&amp;[.F664]&amp;[.B664]" office:value-type="string" office:string-value="ETE18EnC1" calcext:value-type="string">
            <text:p>ETE18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65]&amp;[.F665]&amp;[.B665]" office:value-type="string" office:string-value="ETE18EnC2" calcext:value-type="string">
            <text:p>ETE18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66]&amp;[.F666]&amp;[.B666]" office:value-type="string" office:string-value="ETE18EnA1" calcext:value-type="string">
            <text:p>ETE18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67]&amp;[.F667]&amp;[.B667]" office:value-type="string" office:string-value="PRN18EnA11" calcext:value-type="string">
            <text:p>PRN18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68]&amp;[.F668]&amp;[.B668]" office:value-type="string" office:string-value="AUT18EnA11" calcext:value-type="string">
            <text:p>AUT18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69]&amp;[.F669]&amp;[.B669]" office:value-type="string" office:string-value="PRN18EnA12" calcext:value-type="string">
            <text:p>PRN18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70]&amp;[.F670]&amp;[.B670]" office:value-type="string" office:string-value="AUT18EnA12" calcext:value-type="string">
            <text:p>AUT18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71]&amp;[.F671]&amp;[.B671]" office:value-type="string" office:string-value="ETE18EnA2" calcext:value-type="string">
            <text:p>ETE18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72]&amp;[.F672]&amp;[.B672]" office:value-type="string" office:string-value="PRN18EnA21" calcext:value-type="string">
            <text:p>PRN18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73]&amp;[.F673]&amp;[.B673]" office:value-type="string" office:string-value="AUT18EnA21" calcext:value-type="string">
            <text:p>AUT18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74]&amp;[.F674]&amp;[.B674]" office:value-type="string" office:string-value="PRN18EnA22" calcext:value-type="string">
            <text:p>PRN18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75]&amp;[.F675]&amp;[.B675]" office:value-type="string" office:string-value="AUT18EnA22" calcext:value-type="string">
            <text:p>AUT18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76]&amp;[.F676]&amp;[.B676]" office:value-type="string" office:string-value="ETE18EnB1" calcext:value-type="string">
            <text:p>ETE18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77]&amp;[.F677]&amp;[.B677]" office:value-type="string" office:string-value="PRN18EnB11" calcext:value-type="string">
            <text:p>PRN18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78]&amp;[.F678]&amp;[.B678]" office:value-type="string" office:string-value="AUT18EnB11" calcext:value-type="string">
            <text:p>AUT18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79]&amp;[.F679]&amp;[.B679]" office:value-type="string" office:string-value="PRN18EnB12" calcext:value-type="string">
            <text:p>PRN18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80]&amp;[.F680]&amp;[.B680]" office:value-type="string" office:string-value="AUT18EnB12" calcext:value-type="string">
            <text:p>AUT18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81]&amp;[.F681]&amp;[.B681]" office:value-type="string" office:string-value="ETE18EnB2" calcext:value-type="string">
            <text:p>ETE18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82]&amp;[.F682]&amp;[.B682]" office:value-type="string" office:string-value="PRN18EnB21" calcext:value-type="string">
            <text:p>PRN18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83]&amp;[.F683]&amp;[.B683]" office:value-type="string" office:string-value="AUT18EnB22" calcext:value-type="string">
            <text:p>AUT18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84]&amp;[.F684]&amp;[.B684]" office:value-type="string" office:string-value="ETE18EnC1" calcext:value-type="string">
            <text:p>ETE18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85]&amp;[.F685]&amp;[.B685]" office:value-type="string" office:string-value="ETE18EnC2" calcext:value-type="string">
            <text:p>ETE18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86]&amp;[.F686]&amp;[.B686]" office:value-type="string" office:string-value="PRN18Music0" calcext:value-type="string">
            <text:p>PRN18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87]&amp;[.F687]&amp;[.B687]" office:value-type="string" office:string-value="ETE18Music0" calcext:value-type="string">
            <text:p>ETE18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88]&amp;[.F688]&amp;[.B688]" office:value-type="string" office:string-value="AUT18Music0" calcext:value-type="string">
            <text:p>AUT18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89]&amp;[.F689]&amp;[.B689]" office:value-type="string" office:string-value="PRN18Music1" calcext:value-type="string">
            <text:p>PRN18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90]&amp;[.F690]&amp;[.B690]" office:value-type="string" office:string-value="AUT18Music2" calcext:value-type="string">
            <text:p>AUT18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91]&amp;[.F691]&amp;[.B691]" office:value-type="string" office:string-value="PRN17LinAlg0" calcext:value-type="string">
            <text:p>PRN17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92]&amp;[.F692]&amp;[.B692]" office:value-type="string" office:string-value="PRN17LinAlg0" calcext:value-type="string">
            <text:p>PRN17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93]&amp;[.F693]&amp;[.B693]" office:value-type="string" office:string-value="ETE17LinAlg0" calcext:value-type="string">
            <text:p>ETE17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94]&amp;[.F694]&amp;[.B694]" office:value-type="string" office:string-value="AUT17LinAlg0" calcext:value-type="string">
            <text:p>AUT17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95]&amp;[.F695]&amp;[.B695]" office:value-type="string" office:string-value="AUT17LinAlg0" calcext:value-type="string">
            <text:p>AUT17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96]&amp;[.F696]&amp;[.B696]" office:value-type="string" office:string-value="PRN17LinAlg1" calcext:value-type="string">
            <text:p>PRN17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697]&amp;[.F697]&amp;[.B697]" office:value-type="string" office:string-value="ETE17LinAlg1" calcext:value-type="string">
            <text:p>ETE17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698]&amp;[.F698]&amp;[.B698]" office:value-type="string" office:string-value="AUT17LinAlg1" calcext:value-type="string">
            <text:p>AUT17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699]&amp;[.F699]&amp;[.B699]" office:value-type="string" office:string-value="PRN17LinAlg2" calcext:value-type="string">
            <text:p>PRN17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00]&amp;[.F700]&amp;[.B700]" office:value-type="string" office:string-value="AUT17LinAlg2" calcext:value-type="string">
            <text:p>AUT17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01]&amp;[.F701]&amp;[.B701]" office:value-type="string" office:string-value="PRN17Ana0" calcext:value-type="string">
            <text:p>PRN17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02]&amp;[.F702]&amp;[.B702]" office:value-type="string" office:string-value="ETE17Ana0" calcext:value-type="string">
            <text:p>ETE17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03]&amp;[.F703]&amp;[.B703]" office:value-type="string" office:string-value="AUT17Ana0" calcext:value-type="string">
            <text:p>AUT17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04]&amp;[.F704]&amp;[.B704]" office:value-type="string" office:string-value="PRN17Ana1" calcext:value-type="string">
            <text:p>PRN17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05]&amp;[.F705]&amp;[.B705]" office:value-type="string" office:string-value="PRN17Ana1" calcext:value-type="string">
            <text:p>PRN17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06]&amp;[.F706]&amp;[.B706]" office:value-type="string" office:string-value="AUT17Ana1" calcext:value-type="string">
            <text:p>AUT17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07]&amp;[.F707]&amp;[.B707]" office:value-type="string" office:string-value="ETE17Ana1" calcext:value-type="string">
            <text:p>ETE17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08]&amp;[.F708]&amp;[.B708]" office:value-type="string" office:string-value="PRN17Ana2" calcext:value-type="string">
            <text:p>PRN17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09]&amp;[.F709]&amp;[.B709]" office:value-type="string" office:string-value="ETE17Ana2" calcext:value-type="string">
            <text:p>ETE17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10]&amp;[.F710]&amp;[.B710]" office:value-type="string" office:string-value="AUT17Ana2" calcext:value-type="string">
            <text:p>AUT17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11]&amp;[.F711]&amp;[.B711]" office:value-type="string" office:string-value="AUT17Ana3" calcext:value-type="string">
            <text:p>AUT17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12]&amp;[.F712]&amp;[.B712]" office:value-type="string" office:string-value="PRN17Ana4" calcext:value-type="string">
            <text:p>PRN17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13]&amp;[.F713]&amp;[.B713]" office:value-type="string" office:string-value="AUT17Control1" calcext:value-type="string">
            <text:p>AUT17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14]&amp;[.F714]&amp;[.B714]" office:value-type="string" office:string-value="PRN17Control1" calcext:value-type="string">
            <text:p>PRN17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15]&amp;[.F715]&amp;[.B715]" office:value-type="string" office:string-value="ETE17Control2" calcext:value-type="string">
            <text:p>ETE17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16]&amp;[.F716]&amp;[.B716]" office:value-type="string" office:string-value="PRN17Control3" calcext:value-type="string">
            <text:p>PRN17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17]&amp;[.F717]&amp;[.B717]" office:value-type="string" office:string-value="PRN17Topo0" calcext:value-type="string">
            <text:p>PRN17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18]&amp;[.F718]&amp;[.B718]" office:value-type="string" office:string-value="ETE17Topo0" calcext:value-type="string">
            <text:p>ETE17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19]&amp;[.F719]&amp;[.B719]" office:value-type="string" office:string-value="AUT17Topo0" calcext:value-type="string">
            <text:p>AUT17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20]&amp;[.F720]&amp;[.B720]" office:value-type="string" office:string-value="PRN17Topo1" calcext:value-type="string">
            <text:p>PRN17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21]&amp;[.F721]&amp;[.B721]" office:value-type="string" office:string-value="AUT17Topo2" calcext:value-type="string">
            <text:p>AUT17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22]&amp;[.F722]&amp;[.B722]" office:value-type="string" office:string-value="PRN17Proba0" calcext:value-type="string">
            <text:p>PRN17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23]&amp;[.F723]&amp;[.B723]" office:value-type="string" office:string-value="ETE17Proba0" calcext:value-type="string">
            <text:p>ETE17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24]&amp;[.F724]&amp;[.B724]" office:value-type="string" office:string-value="AUT17Proba0" calcext:value-type="string">
            <text:p>AUT17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25]&amp;[.F725]&amp;[.B725]" office:value-type="string" office:string-value="PRN17Proba1" calcext:value-type="string">
            <text:p>PRN17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26]&amp;[.F726]&amp;[.B726]" office:value-type="string" office:string-value="AUT17Proba1" calcext:value-type="string">
            <text:p>AUT17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27]&amp;[.F727]&amp;[.B727]" office:value-type="string" office:string-value="PRN17Proba2" calcext:value-type="string">
            <text:p>PRN17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28]&amp;[.F728]&amp;[.B728]" office:value-type="string" office:string-value="PRN17Mesure0" calcext:value-type="string">
            <text:p>PRN17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29]&amp;[.F729]&amp;[.B729]" office:value-type="string" office:string-value="ETE17Mesure0" calcext:value-type="string">
            <text:p>ETE17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30]&amp;[.F730]&amp;[.B730]" office:value-type="string" office:string-value="AUT17Mesure0" calcext:value-type="string">
            <text:p>AUT17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31]&amp;[.F731]&amp;[.B731]" office:value-type="string" office:string-value="AUT17Mesure1" calcext:value-type="string">
            <text:p>AUT17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32]&amp;[.F732]&amp;[.B732]" office:value-type="string" office:string-value="PRN17Mesure1" calcext:value-type="string">
            <text:p>PRN17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33]&amp;[.F733]&amp;[.B733]" office:value-type="string" office:string-value="ETE17Comb0" calcext:value-type="string">
            <text:p>ETE17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34]&amp;[.F734]&amp;[.B734]" office:value-type="string" office:string-value="AUT17Comb0" calcext:value-type="string">
            <text:p>AUT17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35]&amp;[.F735]&amp;[.B735]" office:value-type="string" office:string-value="PRN17Comb0" calcext:value-type="string">
            <text:p>PRN17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36]&amp;[.F736]&amp;[.B736]" office:value-type="string" office:string-value="AUT17Comb0" calcext:value-type="string">
            <text:p>AUT17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37]&amp;[.F737]&amp;[.B737]" office:value-type="string" office:string-value="PRN17Comb1" calcext:value-type="string">
            <text:p>PRN17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38]&amp;[.F738]&amp;[.B738]" office:value-type="string" office:string-value="ETE17Comb1" calcext:value-type="string">
            <text:p>ETE17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39]&amp;[.F739]&amp;[.B739]" office:value-type="string" office:string-value="AUT17Comb2" calcext:value-type="string">
            <text:p>AUT17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40]&amp;[.F740]&amp;[.B740]" office:value-type="string" office:string-value="PRN17Logic0" calcext:value-type="string">
            <text:p>PRN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41]&amp;[.F741]&amp;[.B741]" office:value-type="string" office:string-value="PRN17Logic0" calcext:value-type="string">
            <text:p>PRN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42]&amp;[.F742]&amp;[.B742]" office:value-type="string" office:string-value="AUT17Logic0" calcext:value-type="string">
            <text:p>AUT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43]&amp;[.F743]&amp;[.B743]" office:value-type="string" office:string-value="ETE17Logic0" calcext:value-type="string">
            <text:p>ETE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44]&amp;[.F744]&amp;[.B744]" office:value-type="string" office:string-value="PRN17Logic0" calcext:value-type="string">
            <text:p>PRN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45]&amp;[.F745]&amp;[.B745]" office:value-type="string" office:string-value="ETE17Logic0" calcext:value-type="string">
            <text:p>ETE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46]&amp;[.F746]&amp;[.B746]" office:value-type="string" office:string-value="AUT17Logic0" calcext:value-type="string">
            <text:p>AUT17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47]&amp;[.F747]&amp;[.B747]" office:value-type="string" office:string-value="AUT17Logic1" calcext:value-type="string">
            <text:p>AUT17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48]&amp;[.F748]&amp;[.B748]" office:value-type="string" office:string-value="PRN17Logic2" calcext:value-type="string">
            <text:p>PRN17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49]&amp;[.F749]&amp;[.B749]" office:value-type="string" office:string-value="AUT17Logic3" calcext:value-type="string">
            <text:p>AUT17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50]&amp;[.F750]&amp;[.B750]" office:value-type="string" office:string-value="PRN17Fourier1" calcext:value-type="string">
            <text:p>PRN17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51]&amp;[.F751]&amp;[.B751]" office:value-type="string" office:string-value="ETE17Fourier1" calcext:value-type="string">
            <text:p>ETE17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52]&amp;[.F752]&amp;[.B752]" office:value-type="string" office:string-value="PRN17Fourier1" calcext:value-type="string">
            <text:p>PRN17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53]&amp;[.F753]&amp;[.B753]" office:value-type="string" office:string-value="PRN17Fourier1" calcext:value-type="string">
            <text:p>PRN17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54]&amp;[.F754]&amp;[.B754]" office:value-type="string" office:string-value="ETE17Fourier2" calcext:value-type="string">
            <text:p>ETE17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55]&amp;[.F755]&amp;[.B755]" office:value-type="string" office:string-value="AUT17Fourier2" calcext:value-type="string">
            <text:p>AUT17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56]&amp;[.F756]&amp;[.B756]" office:value-type="string" office:string-value="PRN17Complex0" calcext:value-type="string">
            <text:p>PRN17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57]&amp;[.F757]&amp;[.B757]" office:value-type="string" office:string-value="AUT17Complex0" calcext:value-type="string">
            <text:p>AUT17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58]&amp;[.F758]&amp;[.B758]" office:value-type="string" office:string-value="PRN17Complex0" calcext:value-type="string">
            <text:p>PRN17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59]&amp;[.F759]&amp;[.B759]" office:value-type="string" office:string-value="ETE17Complex0" calcext:value-type="string">
            <text:p>ETE17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60]&amp;[.F760]&amp;[.B760]" office:value-type="string" office:string-value="AUT17Complex1" calcext:value-type="string">
            <text:p>AUT17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61]&amp;[.F761]&amp;[.B761]" office:value-type="string" office:string-value="PRN17Complex1" calcext:value-type="string">
            <text:p>PRN17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62]&amp;[.F762]&amp;[.B762]" office:value-type="string" office:string-value="PRN17Complex2" calcext:value-type="string">
            <text:p>PRN17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63]&amp;[.F763]&amp;[.B763]" office:value-type="string" office:string-value="PRN17Signal1" calcext:value-type="string">
            <text:p>PRN17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64]&amp;[.F764]&amp;[.B764]" office:value-type="string" office:string-value="ETE17Signal1" calcext:value-type="string">
            <text:p>ETE17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65]&amp;[.F765]&amp;[.B765]" office:value-type="string" office:string-value="AUT17Signal1" calcext:value-type="string">
            <text:p>AUT17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66]&amp;[.F766]&amp;[.B766]" office:value-type="string" office:string-value="AUT17Signal2" calcext:value-type="string">
            <text:p>AUT17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67]&amp;[.F767]&amp;[.B767]" office:value-type="string" office:string-value="PRN17Signal3" calcext:value-type="string">
            <text:p>PRN17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68]&amp;[.F768]&amp;[.B768]" office:value-type="string" office:string-value="ETE17Signal4" calcext:value-type="string">
            <text:p>ETE17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69]&amp;[.F769]&amp;[.B769]" office:value-type="string" office:string-value="AUT17Stats1" calcext:value-type="string">
            <text:p>AUT17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70]&amp;[.F770]&amp;[.B770]" office:value-type="string" office:string-value="PRN17Stats1" calcext:value-type="string">
            <text:p>PRN17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71]&amp;[.F771]&amp;[.B771]" office:value-type="string" office:string-value="AUT17Stats2" calcext:value-type="string">
            <text:p>AUT17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72]&amp;[.F772]&amp;[.B772]" office:value-type="string" office:string-value="PRN17Stats2" calcext:value-type="string">
            <text:p>PRN17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73]&amp;[.F773]&amp;[.B773]" office:value-type="string" office:string-value="ETE17Stats3" calcext:value-type="string">
            <text:p>ETE17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74]&amp;[.F774]&amp;[.B774]" office:value-type="string" office:string-value="AUT17Num0" calcext:value-type="string">
            <text:p>AUT17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75]&amp;[.F775]&amp;[.B775]" office:value-type="string" office:string-value="PRN17Num0" calcext:value-type="string">
            <text:p>PRN17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76]&amp;[.F776]&amp;[.B776]" office:value-type="string" office:string-value="PRN17Num1" calcext:value-type="string">
            <text:p>PRN17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77]&amp;[.F777]&amp;[.B777]" office:value-type="string" office:string-value="AUT17Num1" calcext:value-type="string">
            <text:p>AUT17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78]&amp;[.F778]&amp;[.B778]" office:value-type="string" office:string-value="ETE17Num1" calcext:value-type="string">
            <text:p>ETE17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79]&amp;[.F779]&amp;[.B779]" office:value-type="string" office:string-value="PRN17Num2" calcext:value-type="string">
            <text:p>PRN17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80]&amp;[.F780]&amp;[.B780]" office:value-type="string" office:string-value="ETE17Num3" calcext:value-type="string">
            <text:p>ETE17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81]&amp;[.F781]&amp;[.B781]" office:value-type="string" office:string-value="AUT17Num4" calcext:value-type="string">
            <text:p>AUT17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82]&amp;[.F782]&amp;[.B782]" office:value-type="string" office:string-value="AUT17Num5" calcext:value-type="string">
            <text:p>AUT17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83]&amp;[.F783]&amp;[.B783]" office:value-type="string" office:string-value="PRN17Num6" calcext:value-type="string">
            <text:p>PRN17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84]&amp;[.F784]&amp;[.B784]" office:value-type="string" office:string-value="AUT17Num7" calcext:value-type="string">
            <text:p>AUT17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85]&amp;[.F785]&amp;[.B785]" office:value-type="string" office:string-value="PRN17ProgLin" calcext:value-type="string">
            <text:p>PRN17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86]&amp;[.F786]&amp;[.B786]" office:value-type="string" office:string-value="ETE17ProgLin" calcext:value-type="string">
            <text:p>ETE17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87]&amp;[.F787]&amp;[.B787]" office:value-type="string" office:string-value="PRN17Model0" calcext:value-type="string">
            <text:p>PRN17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88]&amp;[.F788]&amp;[.B788]" office:value-type="string" office:string-value="PRN17Model0" calcext:value-type="string">
            <text:p>PRN17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89]&amp;[.F789]&amp;[.B789]" office:value-type="string" office:string-value="ETE17Model1" calcext:value-type="string">
            <text:p>ETE17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790]&amp;[.F790]&amp;[.B790]" office:value-type="string" office:string-value="AUT17Meca0" calcext:value-type="string">
            <text:p>AUT17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791]&amp;[.F791]&amp;[.B791]" office:value-type="string" office:string-value="PRN17Meca0" calcext:value-type="string">
            <text:p>PRN17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92]&amp;[.F792]&amp;[.B792]" office:value-type="string" office:string-value="AUT17Meca0" calcext:value-type="string">
            <text:p>AUT17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93]&amp;[.F793]&amp;[.B793]" office:value-type="string" office:string-value="PRN17Meca0" calcext:value-type="string">
            <text:p>PRN17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794]&amp;[.F794]&amp;[.B794]" office:value-type="string" office:string-value="PRN17Meca1" calcext:value-type="string">
            <text:p>PRN17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95]&amp;[.F795]&amp;[.B795]" office:value-type="string" office:string-value="PRN17Meca1" calcext:value-type="string">
            <text:p>PRN17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796]&amp;[.F796]&amp;[.B796]" office:value-type="string" office:string-value="ETE17Meca1" calcext:value-type="string">
            <text:p>ETE17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797]&amp;[.F797]&amp;[.B797]" office:value-type="string" office:string-value="AUT17Elec0" calcext:value-type="string">
            <text:p>AUT17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98]&amp;[.F798]&amp;[.B798]" office:value-type="string" office:string-value="AUT17Elec0" calcext:value-type="string">
            <text:p>AUT17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799]&amp;[.F799]&amp;[.B799]" office:value-type="string" office:string-value="PRN17Elec0" calcext:value-type="string">
            <text:p>PRN17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00]&amp;[.F800]&amp;[.B800]" office:value-type="string" office:string-value="ETE17Elec1" calcext:value-type="string">
            <text:p>ETE17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01]&amp;[.F801]&amp;[.B801]" office:value-type="string" office:string-value="AUT17Elec2" calcext:value-type="string">
            <text:p>AUT17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02]&amp;[.F802]&amp;[.B802]" office:value-type="string" office:string-value="PRN17Elec3" calcext:value-type="string">
            <text:p>PRN17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03]&amp;[.F803]&amp;[.B803]" office:value-type="string" office:string-value="AUT17Thermo0" calcext:value-type="string">
            <text:p>AUT17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04]&amp;[.F804]&amp;[.B804]" office:value-type="string" office:string-value="PRN17Thermo0" calcext:value-type="string">
            <text:p>PRN17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05]&amp;[.F805]&amp;[.B805]" office:value-type="string" office:string-value="ETE17Thermo0" calcext:value-type="string">
            <text:p>ETE17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06]&amp;[.F806]&amp;[.B806]" office:value-type="string" office:string-value="AUT17Thermo1" calcext:value-type="string">
            <text:p>AUT17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07]&amp;[.F807]&amp;[.B807]" office:value-type="string" office:string-value="PRN17Thermo1" calcext:value-type="string">
            <text:p>PRN17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08]&amp;[.F808]&amp;[.B808]" office:value-type="string" office:string-value="PRN17Thermo2" calcext:value-type="string">
            <text:p>PRN17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09]&amp;[.F809]&amp;[.B809]" office:value-type="string" office:string-value="AUT17Thermo2" calcext:value-type="string">
            <text:p>AUT17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10]&amp;[.F810]&amp;[.B810]" office:value-type="string" office:string-value="ETE17Thermo3" calcext:value-type="string">
            <text:p>ETE17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11]&amp;[.F811]&amp;[.B811]" office:value-type="string" office:string-value="PRN17Fluid0" calcext:value-type="string">
            <text:p>PRN17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12]&amp;[.F812]&amp;[.B812]" office:value-type="string" office:string-value="ETE17Fluid0" calcext:value-type="string">
            <text:p>ETE17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13]&amp;[.F813]&amp;[.B813]" office:value-type="string" office:string-value="AUT17Fluid0" calcext:value-type="string">
            <text:p>AUT17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14]&amp;[.F814]&amp;[.B814]" office:value-type="string" office:string-value="AUT17Fluid1" calcext:value-type="string">
            <text:p>AUT17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15]&amp;[.F815]&amp;[.B815]" office:value-type="string" office:string-value="PRN17Fluid1" calcext:value-type="string">
            <text:p>PRN17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16]&amp;[.F816]&amp;[.B816]" office:value-type="string" office:string-value="AUT17Fluid2" calcext:value-type="string">
            <text:p>AUT17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17]&amp;[.F817]&amp;[.B817]" office:value-type="string" office:string-value="PRN17Fluid3" calcext:value-type="string">
            <text:p>PRN17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18]&amp;[.F818]&amp;[.B818]" office:value-type="string" office:string-value="ETE17Optique0" calcext:value-type="string">
            <text:p>ETE17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19]&amp;[.F819]&amp;[.B819]" office:value-type="string" office:string-value="PRN17Optique0" calcext:value-type="string">
            <text:p>PRN17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20]&amp;[.F820]&amp;[.B820]" office:value-type="string" office:string-value="PRN17Optique1" calcext:value-type="string">
            <text:p>PRN17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821]&amp;[.F821]&amp;[.B821]" office:value-type="string" office:string-value="ETE17Mat1" calcext:value-type="string">
            <text:p>ETE17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822]&amp;[.F822]&amp;[.B822]" office:value-type="string" office:string-value="AUT17Mat1" calcext:value-type="string">
            <text:p>AUT17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823]&amp;[.F823]&amp;[.B823]" office:value-type="string" office:string-value="PRN17Mat2" calcext:value-type="string">
            <text:p>PRN17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24]&amp;[.F824]&amp;[.B824]" office:value-type="string" office:string-value="AUT17Mat2" calcext:value-type="string">
            <text:p>AUT17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25]&amp;[.F825]&amp;[.B825]" office:value-type="string" office:string-value="PRN17Techno0" calcext:value-type="string">
            <text:p>PRN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826]&amp;[.F826]&amp;[.B826]" office:value-type="string" office:string-value="ETE17Techno0" calcext:value-type="string">
            <text:p>ETE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827]&amp;[.F827]&amp;[.B827]" office:value-type="string" office:string-value="AUT17Techno0" calcext:value-type="string">
            <text:p>AUT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828]&amp;[.F828]&amp;[.B828]" office:value-type="string" office:string-value="PRN17Techno0" calcext:value-type="string">
            <text:p>PRN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29]&amp;[.F829]&amp;[.B829]" office:value-type="string" office:string-value="PRN17Techno0" calcext:value-type="string">
            <text:p>PRN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30]&amp;[.F830]&amp;[.B830]" office:value-type="string" office:string-value="PRN17Techno0" calcext:value-type="string">
            <text:p>PRN17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31]&amp;[.F831]&amp;[.B831]" office:value-type="string" office:string-value="ETE17Techno1" calcext:value-type="string">
            <text:p>ETE17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32]&amp;[.F832]&amp;[.B832]" office:value-type="string" office:string-value="AUT17Techno1" calcext:value-type="string">
            <text:p>AUT17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33]&amp;[.F833]&amp;[.B833]" office:value-type="string" office:string-value="AUT17Techno1" calcext:value-type="string">
            <text:p>AUT17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34]&amp;[.F834]&amp;[.B834]" office:value-type="string" office:string-value="PRN17Techno2" calcext:value-type="string">
            <text:p>PRN17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35]&amp;[.F835]&amp;[.B835]" office:value-type="string" office:string-value="ETE17Techno2" calcext:value-type="string">
            <text:p>ETE17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36]&amp;[.F836]&amp;[.B836]" office:value-type="string" office:string-value="AUT17Techno2" calcext:value-type="string">
            <text:p>AUT17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37]&amp;[.F837]&amp;[.B837]" office:value-type="string" office:string-value="PRN17Techno2" calcext:value-type="string">
            <text:p>PRN17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38]&amp;[.F838]&amp;[.B838]" office:value-type="string" office:string-value="AUT17Techno2" calcext:value-type="string">
            <text:p>AUT17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39]&amp;[.F839]&amp;[.B839]" office:value-type="string" office:string-value="PRN17Prog0" calcext:value-type="string">
            <text:p>PRN17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40]&amp;[.F840]&amp;[.B840]" office:value-type="string" office:string-value="ETE17Prog0" calcext:value-type="string">
            <text:p>ETE17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41]&amp;[.F841]&amp;[.B841]" office:value-type="string" office:string-value="AUT17Prog0" calcext:value-type="string">
            <text:p>AUT17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42]&amp;[.F842]&amp;[.B842]" office:value-type="string" office:string-value="PRN17Prog0" calcext:value-type="string">
            <text:p>PRN17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43]&amp;[.F843]&amp;[.B843]" office:value-type="string" office:string-value="PRN17Prog1" calcext:value-type="string">
            <text:p>PRN17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44]&amp;[.F844]&amp;[.B844]" office:value-type="string" office:string-value="AUT17Prog1" calcext:value-type="string">
            <text:p>AUT17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45]&amp;[.F845]&amp;[.B845]" office:value-type="string" office:string-value="ETE17Prog1" calcext:value-type="string">
            <text:p>ETE17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46]&amp;[.F846]&amp;[.B846]" office:value-type="string" office:string-value="PRN17Prog2" calcext:value-type="string">
            <text:p>PRN17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47]&amp;[.F847]&amp;[.B847]" office:value-type="string" office:string-value="ETE17Prog2" calcext:value-type="string">
            <text:p>ETE17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48]&amp;[.F848]&amp;[.B848]" office:value-type="string" office:string-value="AUT17Prog3" calcext:value-type="string">
            <text:p>AUT17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49]&amp;[.F849]&amp;[.B849]" office:value-type="string" office:string-value="AUT17Prog3" calcext:value-type="string">
            <text:p>AUT17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50]&amp;[.F850]&amp;[.B850]" office:value-type="string" office:string-value="PRN17Prog4" calcext:value-type="string">
            <text:p>PRN17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51]&amp;[.F851]&amp;[.B851]" office:value-type="string" office:string-value="AUT17Prog4" calcext:value-type="string">
            <text:p>AUT17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52]&amp;[.F852]&amp;[.B852]" office:value-type="string" office:string-value="PRN17Net0" calcext:value-type="string">
            <text:p>PRN17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53]&amp;[.F853]&amp;[.B853]" office:value-type="string" office:string-value="ETE17Net0" calcext:value-type="string">
            <text:p>ETE17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54]&amp;[.F854]&amp;[.B854]" office:value-type="string" office:string-value="PRN17Net1" calcext:value-type="string">
            <text:p>PRN17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55]&amp;[.F855]&amp;[.B855]" office:value-type="string" office:string-value="PRN17Net1" calcext:value-type="string">
            <text:p>PRN17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856]&amp;[.F856]&amp;[.B856]" office:value-type="string" office:string-value="ETE17DevWeb0" calcext:value-type="string">
            <text:p>ETE17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857]&amp;[.F857]&amp;[.B857]" office:value-type="string" office:string-value="AUT17DevWeb0" calcext:value-type="string">
            <text:p>AUT17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858]&amp;[.F858]&amp;[.B858]" office:value-type="string" office:string-value="PRN17DevWeb0" calcext:value-type="string">
            <text:p>PRN17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59]&amp;[.F859]&amp;[.B859]" office:value-type="string" office:string-value="AUT17DevWeb1" calcext:value-type="string">
            <text:p>AUT17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60]&amp;[.F860]&amp;[.B860]" office:value-type="string" office:string-value="PRN17DevWeb1" calcext:value-type="string">
            <text:p>PRN17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861]&amp;[.F861]&amp;[.B861]" office:value-type="string" office:string-value="ETE17Algo1" calcext:value-type="string">
            <text:p>ETE17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862]&amp;[.F862]&amp;[.B862]" office:value-type="string" office:string-value="AUT17Algo1" calcext:value-type="string">
            <text:p>AUT17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863]&amp;[.F863]&amp;[.B863]" office:value-type="string" office:string-value="PRN17Algo2" calcext:value-type="string">
            <text:p>PRN17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64]&amp;[.F864]&amp;[.B864]" office:value-type="string" office:string-value="PRN17Comp0" calcext:value-type="string">
            <text:p>PRN17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65]&amp;[.F865]&amp;[.B865]" office:value-type="string" office:string-value="PRN17Comp0" calcext:value-type="string">
            <text:p>PRN17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66]&amp;[.F866]&amp;[.B866]" office:value-type="string" office:string-value="ETE17Comp1" calcext:value-type="string">
            <text:p>ETE17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67]&amp;[.F867]&amp;[.B867]" office:value-type="string" office:string-value="AUT17Comp2" calcext:value-type="string">
            <text:p>AUT17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68]&amp;[.F868]&amp;[.B868]" office:value-type="string" office:string-value="AUT17Data0" calcext:value-type="string">
            <text:p>AUT17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69]&amp;[.F869]&amp;[.B869]" office:value-type="string" office:string-value="PRN17Data0" calcext:value-type="string">
            <text:p>PRN17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70]&amp;[.F870]&amp;[.B870]" office:value-type="string" office:string-value="ETE17Data0" calcext:value-type="string">
            <text:p>ETE17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71]&amp;[.F871]&amp;[.B871]" office:value-type="string" office:string-value="AUT17Data0" calcext:value-type="string">
            <text:p>AUT17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72]&amp;[.F872]&amp;[.B872]" office:value-type="string" office:string-value="PRN17Data1" calcext:value-type="string">
            <text:p>PRN17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73]&amp;[.F873]&amp;[.B873]" office:value-type="string" office:string-value="AUT17Data1" calcext:value-type="string">
            <text:p>AUT17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74]&amp;[.F874]&amp;[.B874]" office:value-type="string" office:string-value="PRN17Data2" calcext:value-type="string">
            <text:p>PRN17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75]&amp;[.F875]&amp;[.B875]" office:value-type="string" office:string-value="ETE17Data3" calcext:value-type="string">
            <text:p>ETE17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76]&amp;[.F876]&amp;[.B876]" office:value-type="string" office:string-value="ETE17EnA1" calcext:value-type="string">
            <text:p>ETE17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77]&amp;[.F877]&amp;[.B877]" office:value-type="string" office:string-value="PRN17EnA11" calcext:value-type="string">
            <text:p>PRN17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78]&amp;[.F878]&amp;[.B878]" office:value-type="string" office:string-value="AUT17EnA11" calcext:value-type="string">
            <text:p>AUT17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79]&amp;[.F879]&amp;[.B879]" office:value-type="string" office:string-value="PRN17EnA12" calcext:value-type="string">
            <text:p>PRN17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80]&amp;[.F880]&amp;[.B880]" office:value-type="string" office:string-value="AUT17EnA12" calcext:value-type="string">
            <text:p>AUT17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81]&amp;[.F881]&amp;[.B881]" office:value-type="string" office:string-value="ETE17EnA2" calcext:value-type="string">
            <text:p>ETE17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82]&amp;[.F882]&amp;[.B882]" office:value-type="string" office:string-value="PRN17EnA21" calcext:value-type="string">
            <text:p>PRN17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83]&amp;[.F883]&amp;[.B883]" office:value-type="string" office:string-value="AUT17EnA21" calcext:value-type="string">
            <text:p>AUT17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84]&amp;[.F884]&amp;[.B884]" office:value-type="string" office:string-value="PRN17EnA22" calcext:value-type="string">
            <text:p>PRN17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85]&amp;[.F885]&amp;[.B885]" office:value-type="string" office:string-value="AUT17EnA22" calcext:value-type="string">
            <text:p>AUT17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86]&amp;[.F886]&amp;[.B886]" office:value-type="string" office:string-value="ETE17EnB1" calcext:value-type="string">
            <text:p>ETE17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87]&amp;[.F887]&amp;[.B887]" office:value-type="string" office:string-value="PRN17EnB11" calcext:value-type="string">
            <text:p>PRN17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88]&amp;[.F888]&amp;[.B888]" office:value-type="string" office:string-value="AUT17EnB11" calcext:value-type="string">
            <text:p>AUT17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89]&amp;[.F889]&amp;[.B889]" office:value-type="string" office:string-value="PRN17EnB12" calcext:value-type="string">
            <text:p>PRN17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90]&amp;[.F890]&amp;[.B890]" office:value-type="string" office:string-value="AUT17EnB12" calcext:value-type="string">
            <text:p>AUT17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91]&amp;[.F891]&amp;[.B891]" office:value-type="string" office:string-value="ETE17EnB2" calcext:value-type="string">
            <text:p>ETE17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92]&amp;[.F892]&amp;[.B892]" office:value-type="string" office:string-value="PRN17EnB21" calcext:value-type="string">
            <text:p>PRN17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93]&amp;[.F893]&amp;[.B893]" office:value-type="string" office:string-value="AUT17EnB22" calcext:value-type="string">
            <text:p>AUT17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94]&amp;[.F894]&amp;[.B894]" office:value-type="string" office:string-value="ETE17EnC1" calcext:value-type="string">
            <text:p>ETE17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95]&amp;[.F895]&amp;[.B895]" office:value-type="string" office:string-value="ETE17EnC2" calcext:value-type="string">
            <text:p>ETE17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96]&amp;[.F896]&amp;[.B896]" office:value-type="string" office:string-value="ETE17EnA1" calcext:value-type="string">
            <text:p>ETE17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897]&amp;[.F897]&amp;[.B897]" office:value-type="string" office:string-value="PRN17EnA11" calcext:value-type="string">
            <text:p>PRN17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898]&amp;[.F898]&amp;[.B898]" office:value-type="string" office:string-value="AUT17EnA11" calcext:value-type="string">
            <text:p>AUT17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899]&amp;[.F899]&amp;[.B899]" office:value-type="string" office:string-value="PRN17EnA12" calcext:value-type="string">
            <text:p>PRN17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00]&amp;[.F900]&amp;[.B900]" office:value-type="string" office:string-value="AUT17EnA12" calcext:value-type="string">
            <text:p>AUT17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01]&amp;[.F901]&amp;[.B901]" office:value-type="string" office:string-value="ETE17EnA2" calcext:value-type="string">
            <text:p>ETE17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02]&amp;[.F902]&amp;[.B902]" office:value-type="string" office:string-value="PRN17EnA21" calcext:value-type="string">
            <text:p>PRN17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03]&amp;[.F903]&amp;[.B903]" office:value-type="string" office:string-value="AUT17EnA21" calcext:value-type="string">
            <text:p>AUT17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04]&amp;[.F904]&amp;[.B904]" office:value-type="string" office:string-value="PRN17EnA22" calcext:value-type="string">
            <text:p>PRN17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05]&amp;[.F905]&amp;[.B905]" office:value-type="string" office:string-value="AUT17EnA22" calcext:value-type="string">
            <text:p>AUT17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06]&amp;[.F906]&amp;[.B906]" office:value-type="string" office:string-value="ETE17EnB1" calcext:value-type="string">
            <text:p>ETE17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07]&amp;[.F907]&amp;[.B907]" office:value-type="string" office:string-value="PRN17EnB11" calcext:value-type="string">
            <text:p>PRN17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08]&amp;[.F908]&amp;[.B908]" office:value-type="string" office:string-value="AUT17EnB11" calcext:value-type="string">
            <text:p>AUT17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09]&amp;[.F909]&amp;[.B909]" office:value-type="string" office:string-value="PRN17EnB12" calcext:value-type="string">
            <text:p>PRN17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10]&amp;[.F910]&amp;[.B910]" office:value-type="string" office:string-value="AUT17EnB12" calcext:value-type="string">
            <text:p>AUT17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11]&amp;[.F911]&amp;[.B911]" office:value-type="string" office:string-value="ETE17EnB2" calcext:value-type="string">
            <text:p>ETE17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12]&amp;[.F912]&amp;[.B912]" office:value-type="string" office:string-value="PRN17EnB21" calcext:value-type="string">
            <text:p>PRN17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13]&amp;[.F913]&amp;[.B913]" office:value-type="string" office:string-value="AUT17EnB22" calcext:value-type="string">
            <text:p>AUT17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14]&amp;[.F914]&amp;[.B914]" office:value-type="string" office:string-value="ETE17EnC1" calcext:value-type="string">
            <text:p>ETE17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15]&amp;[.F915]&amp;[.B915]" office:value-type="string" office:string-value="ETE17EnC2" calcext:value-type="string">
            <text:p>ETE17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16]&amp;[.F916]&amp;[.B916]" office:value-type="string" office:string-value="PRN17Music0" calcext:value-type="string">
            <text:p>PRN17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17]&amp;[.F917]&amp;[.B917]" office:value-type="string" office:string-value="ETE17Music0" calcext:value-type="string">
            <text:p>ETE17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18]&amp;[.F918]&amp;[.B918]" office:value-type="string" office:string-value="AUT17Music0" calcext:value-type="string">
            <text:p>AUT17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19]&amp;[.F919]&amp;[.B919]" office:value-type="string" office:string-value="PRN17Music1" calcext:value-type="string">
            <text:p>PRN17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20]&amp;[.F920]&amp;[.B920]" office:value-type="string" office:string-value="AUT17Music2" calcext:value-type="string">
            <text:p>AUT17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21]&amp;[.F921]&amp;[.B921]" office:value-type="string" office:string-value="PRN16LinAlg0" calcext:value-type="string">
            <text:p>PRN16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22]&amp;[.F922]&amp;[.B922]" office:value-type="string" office:string-value="PRN16LinAlg0" calcext:value-type="string">
            <text:p>PRN16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23]&amp;[.F923]&amp;[.B923]" office:value-type="string" office:string-value="ETE16LinAlg0" calcext:value-type="string">
            <text:p>ETE16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24]&amp;[.F924]&amp;[.B924]" office:value-type="string" office:string-value="AUT16LinAlg0" calcext:value-type="string">
            <text:p>AUT16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25]&amp;[.F925]&amp;[.B925]" office:value-type="string" office:string-value="AUT16LinAlg0" calcext:value-type="string">
            <text:p>AUT16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26]&amp;[.F926]&amp;[.B926]" office:value-type="string" office:string-value="PRN16LinAlg1" calcext:value-type="string">
            <text:p>PRN16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27]&amp;[.F927]&amp;[.B927]" office:value-type="string" office:string-value="ETE16LinAlg1" calcext:value-type="string">
            <text:p>ETE16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28]&amp;[.F928]&amp;[.B928]" office:value-type="string" office:string-value="AUT16LinAlg1" calcext:value-type="string">
            <text:p>AUT16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29]&amp;[.F929]&amp;[.B929]" office:value-type="string" office:string-value="PRN16LinAlg2" calcext:value-type="string">
            <text:p>PRN16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30]&amp;[.F930]&amp;[.B930]" office:value-type="string" office:string-value="AUT16LinAlg2" calcext:value-type="string">
            <text:p>AUT16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31]&amp;[.F931]&amp;[.B931]" office:value-type="string" office:string-value="PRN16Ana0" calcext:value-type="string">
            <text:p>PRN16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32]&amp;[.F932]&amp;[.B932]" office:value-type="string" office:string-value="ETE16Ana0" calcext:value-type="string">
            <text:p>ETE16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33]&amp;[.F933]&amp;[.B933]" office:value-type="string" office:string-value="AUT16Ana0" calcext:value-type="string">
            <text:p>AUT16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34]&amp;[.F934]&amp;[.B934]" office:value-type="string" office:string-value="PRN16Ana1" calcext:value-type="string">
            <text:p>PRN16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35]&amp;[.F935]&amp;[.B935]" office:value-type="string" office:string-value="PRN16Ana1" calcext:value-type="string">
            <text:p>PRN16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36]&amp;[.F936]&amp;[.B936]" office:value-type="string" office:string-value="AUT16Ana1" calcext:value-type="string">
            <text:p>AUT16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37]&amp;[.F937]&amp;[.B937]" office:value-type="string" office:string-value="ETE16Ana1" calcext:value-type="string">
            <text:p>ETE16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38]&amp;[.F938]&amp;[.B938]" office:value-type="string" office:string-value="PRN16Ana2" calcext:value-type="string">
            <text:p>PRN16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39]&amp;[.F939]&amp;[.B939]" office:value-type="string" office:string-value="ETE16Ana2" calcext:value-type="string">
            <text:p>ETE16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40]&amp;[.F940]&amp;[.B940]" office:value-type="string" office:string-value="AUT16Ana2" calcext:value-type="string">
            <text:p>AUT16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41]&amp;[.F941]&amp;[.B941]" office:value-type="string" office:string-value="AUT16Ana3" calcext:value-type="string">
            <text:p>AUT16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42]&amp;[.F942]&amp;[.B942]" office:value-type="string" office:string-value="PRN16Ana4" calcext:value-type="string">
            <text:p>PRN16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43]&amp;[.F943]&amp;[.B943]" office:value-type="string" office:string-value="AUT16Control1" calcext:value-type="string">
            <text:p>AUT16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44]&amp;[.F944]&amp;[.B944]" office:value-type="string" office:string-value="PRN16Control1" calcext:value-type="string">
            <text:p>PRN16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45]&amp;[.F945]&amp;[.B945]" office:value-type="string" office:string-value="ETE16Control2" calcext:value-type="string">
            <text:p>ETE16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46]&amp;[.F946]&amp;[.B946]" office:value-type="string" office:string-value="PRN16Control3" calcext:value-type="string">
            <text:p>PRN16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47]&amp;[.F947]&amp;[.B947]" office:value-type="string" office:string-value="PRN16Topo0" calcext:value-type="string">
            <text:p>PRN16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948]&amp;[.F948]&amp;[.B948]" office:value-type="string" office:string-value="ETE16Topo0" calcext:value-type="string">
            <text:p>ETE16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949]&amp;[.F949]&amp;[.B949]" office:value-type="string" office:string-value="AUT16Topo0" calcext:value-type="string">
            <text:p>AUT16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950]&amp;[.F950]&amp;[.B950]" office:value-type="string" office:string-value="PRN16Topo1" calcext:value-type="string">
            <text:p>PRN16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51]&amp;[.F951]&amp;[.B951]" office:value-type="string" office:string-value="AUT16Topo2" calcext:value-type="string">
            <text:p>AUT16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52]&amp;[.F952]&amp;[.B952]" office:value-type="string" office:string-value="PRN16Proba0" calcext:value-type="string">
            <text:p>PRN16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953]&amp;[.F953]&amp;[.B953]" office:value-type="string" office:string-value="ETE16Proba0" calcext:value-type="string">
            <text:p>ETE16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954]&amp;[.F954]&amp;[.B954]" office:value-type="string" office:string-value="AUT16Proba0" calcext:value-type="string">
            <text:p>AUT16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955]&amp;[.F955]&amp;[.B955]" office:value-type="string" office:string-value="PRN16Proba1" calcext:value-type="string">
            <text:p>PRN16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56]&amp;[.F956]&amp;[.B956]" office:value-type="string" office:string-value="AUT16Proba1" calcext:value-type="string">
            <text:p>AUT16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57]&amp;[.F957]&amp;[.B957]" office:value-type="string" office:string-value="PRN16Proba2" calcext:value-type="string">
            <text:p>PRN16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58]&amp;[.F958]&amp;[.B958]" office:value-type="string" office:string-value="PRN16Mesure0" calcext:value-type="string">
            <text:p>PRN16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59]&amp;[.F959]&amp;[.B959]" office:value-type="string" office:string-value="ETE16Mesure0" calcext:value-type="string">
            <text:p>ETE16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60]&amp;[.F960]&amp;[.B960]" office:value-type="string" office:string-value="AUT16Mesure0" calcext:value-type="string">
            <text:p>AUT16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61]&amp;[.F961]&amp;[.B961]" office:value-type="string" office:string-value="AUT16Mesure1" calcext:value-type="string">
            <text:p>AUT16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62]&amp;[.F962]&amp;[.B962]" office:value-type="string" office:string-value="PRN16Mesure1" calcext:value-type="string">
            <text:p>PRN16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63]&amp;[.F963]&amp;[.B963]" office:value-type="string" office:string-value="ETE16Comb0" calcext:value-type="string">
            <text:p>ETE16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64]&amp;[.F964]&amp;[.B964]" office:value-type="string" office:string-value="AUT16Comb0" calcext:value-type="string">
            <text:p>AUT16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65]&amp;[.F965]&amp;[.B965]" office:value-type="string" office:string-value="PRN16Comb0" calcext:value-type="string">
            <text:p>PRN16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66]&amp;[.F966]&amp;[.B966]" office:value-type="string" office:string-value="AUT16Comb0" calcext:value-type="string">
            <text:p>AUT16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67]&amp;[.F967]&amp;[.B967]" office:value-type="string" office:string-value="PRN16Comb1" calcext:value-type="string">
            <text:p>PRN16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68]&amp;[.F968]&amp;[.B968]" office:value-type="string" office:string-value="ETE16Comb1" calcext:value-type="string">
            <text:p>ETE16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69]&amp;[.F969]&amp;[.B969]" office:value-type="string" office:string-value="AUT16Comb2" calcext:value-type="string">
            <text:p>AUT16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70]&amp;[.F970]&amp;[.B970]" office:value-type="string" office:string-value="PRN16Logic0" calcext:value-type="string">
            <text:p>PRN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71]&amp;[.F971]&amp;[.B971]" office:value-type="string" office:string-value="PRN16Logic0" calcext:value-type="string">
            <text:p>PRN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72]&amp;[.F972]&amp;[.B972]" office:value-type="string" office:string-value="AUT16Logic0" calcext:value-type="string">
            <text:p>AUT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73]&amp;[.F973]&amp;[.B973]" office:value-type="string" office:string-value="ETE16Logic0" calcext:value-type="string">
            <text:p>ETE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74]&amp;[.F974]&amp;[.B974]" office:value-type="string" office:string-value="PRN16Logic0" calcext:value-type="string">
            <text:p>PRN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75]&amp;[.F975]&amp;[.B975]" office:value-type="string" office:string-value="ETE16Logic0" calcext:value-type="string">
            <text:p>ETE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76]&amp;[.F976]&amp;[.B976]" office:value-type="string" office:string-value="AUT16Logic0" calcext:value-type="string">
            <text:p>AUT16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77]&amp;[.F977]&amp;[.B977]" office:value-type="string" office:string-value="AUT16Logic1" calcext:value-type="string">
            <text:p>AUT16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78]&amp;[.F978]&amp;[.B978]" office:value-type="string" office:string-value="PRN16Logic2" calcext:value-type="string">
            <text:p>PRN16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79]&amp;[.F979]&amp;[.B979]" office:value-type="string" office:string-value="AUT16Logic3" calcext:value-type="string">
            <text:p>AUT16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80]&amp;[.F980]&amp;[.B980]" office:value-type="string" office:string-value="PRN16Fourier1" calcext:value-type="string">
            <text:p>PRN16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81]&amp;[.F981]&amp;[.B981]" office:value-type="string" office:string-value="ETE16Fourier1" calcext:value-type="string">
            <text:p>ETE16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82]&amp;[.F982]&amp;[.B982]" office:value-type="string" office:string-value="PRN16Fourier1" calcext:value-type="string">
            <text:p>PRN16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83]&amp;[.F983]&amp;[.B983]" office:value-type="string" office:string-value="PRN16Fourier1" calcext:value-type="string">
            <text:p>PRN16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984]&amp;[.F984]&amp;[.B984]" office:value-type="string" office:string-value="ETE16Fourier2" calcext:value-type="string">
            <text:p>ETE16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985]&amp;[.F985]&amp;[.B985]" office:value-type="string" office:string-value="AUT16Fourier2" calcext:value-type="string">
            <text:p>AUT16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986]&amp;[.F986]&amp;[.B986]" office:value-type="string" office:string-value="PRN16Complex0" calcext:value-type="string">
            <text:p>PRN16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87]&amp;[.F987]&amp;[.B987]" office:value-type="string" office:string-value="AUT16Complex0" calcext:value-type="string">
            <text:p>AUT16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88]&amp;[.F988]&amp;[.B988]" office:value-type="string" office:string-value="PRN16Complex0" calcext:value-type="string">
            <text:p>PRN16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989]&amp;[.F989]&amp;[.B989]" office:value-type="string" office:string-value="ETE16Complex0" calcext:value-type="string">
            <text:p>ETE16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990]&amp;[.F990]&amp;[.B990]" office:value-type="string" office:string-value="AUT16Complex1" calcext:value-type="string">
            <text:p>AUT16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991]&amp;[.F991]&amp;[.B991]" office:value-type="string" office:string-value="PRN16Complex1" calcext:value-type="string">
            <text:p>PRN16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92]&amp;[.F992]&amp;[.B992]" office:value-type="string" office:string-value="PRN16Complex2" calcext:value-type="string">
            <text:p>PRN16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93]&amp;[.F993]&amp;[.B993]" office:value-type="string" office:string-value="PRN16Signal1" calcext:value-type="string">
            <text:p>PRN16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94]&amp;[.F994]&amp;[.B994]" office:value-type="string" office:string-value="ETE16Signal1" calcext:value-type="string">
            <text:p>ETE16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95]&amp;[.F995]&amp;[.B995]" office:value-type="string" office:string-value="AUT16Signal1" calcext:value-type="string">
            <text:p>AUT16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96]&amp;[.F996]&amp;[.B996]" office:value-type="string" office:string-value="AUT16Signal2" calcext:value-type="string">
            <text:p>AUT16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997]&amp;[.F997]&amp;[.B997]" office:value-type="string" office:string-value="PRN16Signal3" calcext:value-type="string">
            <text:p>PRN16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998]&amp;[.F998]&amp;[.B998]" office:value-type="string" office:string-value="ETE16Signal4" calcext:value-type="string">
            <text:p>ETE16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999]&amp;[.F999]&amp;[.B999]" office:value-type="string" office:string-value="AUT16Stats1" calcext:value-type="string">
            <text:p>AUT16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00]&amp;[.F1000]&amp;[.B1000]" office:value-type="string" office:string-value="PRN16Stats1" calcext:value-type="string">
            <text:p>PRN16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01]&amp;[.F1001]&amp;[.B1001]" office:value-type="string" office:string-value="AUT16Stats2" calcext:value-type="string">
            <text:p>AUT16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02]&amp;[.F1002]&amp;[.B1002]" office:value-type="string" office:string-value="PRN16Stats2" calcext:value-type="string">
            <text:p>PRN16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03]&amp;[.F1003]&amp;[.B1003]" office:value-type="string" office:string-value="ETE16Stats3" calcext:value-type="string">
            <text:p>ETE16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04]&amp;[.F1004]&amp;[.B1004]" office:value-type="string" office:string-value="AUT16Num0" calcext:value-type="string">
            <text:p>AUT16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05]&amp;[.F1005]&amp;[.B1005]" office:value-type="string" office:string-value="PRN16Num0" calcext:value-type="string">
            <text:p>PRN16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06]&amp;[.F1006]&amp;[.B1006]" office:value-type="string" office:string-value="PRN16Num1" calcext:value-type="string">
            <text:p>PRN16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07]&amp;[.F1007]&amp;[.B1007]" office:value-type="string" office:string-value="AUT16Num1" calcext:value-type="string">
            <text:p>AUT16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08]&amp;[.F1008]&amp;[.B1008]" office:value-type="string" office:string-value="ETE16Num1" calcext:value-type="string">
            <text:p>ETE16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09]&amp;[.F1009]&amp;[.B1009]" office:value-type="string" office:string-value="PRN16Num2" calcext:value-type="string">
            <text:p>PRN16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10]&amp;[.F1010]&amp;[.B1010]" office:value-type="string" office:string-value="ETE16Num3" calcext:value-type="string">
            <text:p>ETE16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11]&amp;[.F1011]&amp;[.B1011]" office:value-type="string" office:string-value="AUT16Num4" calcext:value-type="string">
            <text:p>AUT16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12]&amp;[.F1012]&amp;[.B1012]" office:value-type="string" office:string-value="AUT16Num5" calcext:value-type="string">
            <text:p>AUT16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13]&amp;[.F1013]&amp;[.B1013]" office:value-type="string" office:string-value="PRN16Num6" calcext:value-type="string">
            <text:p>PRN16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14]&amp;[.F1014]&amp;[.B1014]" office:value-type="string" office:string-value="AUT16Num7" calcext:value-type="string">
            <text:p>AUT16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15]&amp;[.F1015]&amp;[.B1015]" office:value-type="string" office:string-value="PRN16ProgLin" calcext:value-type="string">
            <text:p>PRN16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16]&amp;[.F1016]&amp;[.B1016]" office:value-type="string" office:string-value="ETE16ProgLin" calcext:value-type="string">
            <text:p>ETE16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17]&amp;[.F1017]&amp;[.B1017]" office:value-type="string" office:string-value="PRN16Model0" calcext:value-type="string">
            <text:p>PRN16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18]&amp;[.F1018]&amp;[.B1018]" office:value-type="string" office:string-value="PRN16Model0" calcext:value-type="string">
            <text:p>PRN16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19]&amp;[.F1019]&amp;[.B1019]" office:value-type="string" office:string-value="ETE16Model1" calcext:value-type="string">
            <text:p>ETE16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20]&amp;[.F1020]&amp;[.B1020]" office:value-type="string" office:string-value="AUT16Meca0" calcext:value-type="string">
            <text:p>AUT16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21]&amp;[.F1021]&amp;[.B1021]" office:value-type="string" office:string-value="PRN16Meca0" calcext:value-type="string">
            <text:p>PRN16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22]&amp;[.F1022]&amp;[.B1022]" office:value-type="string" office:string-value="AUT16Meca0" calcext:value-type="string">
            <text:p>AUT16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23]&amp;[.F1023]&amp;[.B1023]" office:value-type="string" office:string-value="PRN16Meca0" calcext:value-type="string">
            <text:p>PRN16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24]&amp;[.F1024]&amp;[.B1024]" office:value-type="string" office:string-value="PRN16Meca1" calcext:value-type="string">
            <text:p>PRN16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25]&amp;[.F1025]&amp;[.B1025]" office:value-type="string" office:string-value="PRN16Meca1" calcext:value-type="string">
            <text:p>PRN16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26]&amp;[.F1026]&amp;[.B1026]" office:value-type="string" office:string-value="ETE16Meca1" calcext:value-type="string">
            <text:p>ETE16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27]&amp;[.F1027]&amp;[.B1027]" office:value-type="string" office:string-value="AUT16Elec0" calcext:value-type="string">
            <text:p>AUT16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28]&amp;[.F1028]&amp;[.B1028]" office:value-type="string" office:string-value="AUT16Elec0" calcext:value-type="string">
            <text:p>AUT16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29]&amp;[.F1029]&amp;[.B1029]" office:value-type="string" office:string-value="PRN16Elec0" calcext:value-type="string">
            <text:p>PRN16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30]&amp;[.F1030]&amp;[.B1030]" office:value-type="string" office:string-value="ETE16Elec1" calcext:value-type="string">
            <text:p>ETE16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31]&amp;[.F1031]&amp;[.B1031]" office:value-type="string" office:string-value="AUT16Elec2" calcext:value-type="string">
            <text:p>AUT16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32]&amp;[.F1032]&amp;[.B1032]" office:value-type="string" office:string-value="PRN16Elec3" calcext:value-type="string">
            <text:p>PRN16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33]&amp;[.F1033]&amp;[.B1033]" office:value-type="string" office:string-value="AUT16Thermo0" calcext:value-type="string">
            <text:p>AUT16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34]&amp;[.F1034]&amp;[.B1034]" office:value-type="string" office:string-value="PRN16Thermo0" calcext:value-type="string">
            <text:p>PRN16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35]&amp;[.F1035]&amp;[.B1035]" office:value-type="string" office:string-value="ETE16Thermo0" calcext:value-type="string">
            <text:p>ETE16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36]&amp;[.F1036]&amp;[.B1036]" office:value-type="string" office:string-value="AUT16Thermo1" calcext:value-type="string">
            <text:p>AUT16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37]&amp;[.F1037]&amp;[.B1037]" office:value-type="string" office:string-value="PRN16Thermo1" calcext:value-type="string">
            <text:p>PRN16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38]&amp;[.F1038]&amp;[.B1038]" office:value-type="string" office:string-value="PRN16Thermo2" calcext:value-type="string">
            <text:p>PRN16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39]&amp;[.F1039]&amp;[.B1039]" office:value-type="string" office:string-value="AUT16Thermo2" calcext:value-type="string">
            <text:p>AUT16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40]&amp;[.F1040]&amp;[.B1040]" office:value-type="string" office:string-value="ETE16Thermo3" calcext:value-type="string">
            <text:p>ETE16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41]&amp;[.F1041]&amp;[.B1041]" office:value-type="string" office:string-value="PRN16Fluid0" calcext:value-type="string">
            <text:p>PRN16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42]&amp;[.F1042]&amp;[.B1042]" office:value-type="string" office:string-value="ETE16Fluid0" calcext:value-type="string">
            <text:p>ETE16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43]&amp;[.F1043]&amp;[.B1043]" office:value-type="string" office:string-value="AUT16Fluid0" calcext:value-type="string">
            <text:p>AUT16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44]&amp;[.F1044]&amp;[.B1044]" office:value-type="string" office:string-value="AUT16Fluid1" calcext:value-type="string">
            <text:p>AUT16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45]&amp;[.F1045]&amp;[.B1045]" office:value-type="string" office:string-value="PRN16Fluid1" calcext:value-type="string">
            <text:p>PRN16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46]&amp;[.F1046]&amp;[.B1046]" office:value-type="string" office:string-value="AUT16Fluid2" calcext:value-type="string">
            <text:p>AUT16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47]&amp;[.F1047]&amp;[.B1047]" office:value-type="string" office:string-value="PRN16Fluid3" calcext:value-type="string">
            <text:p>PRN16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48]&amp;[.F1048]&amp;[.B1048]" office:value-type="string" office:string-value="ETE16Optique0" calcext:value-type="string">
            <text:p>ETE16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49]&amp;[.F1049]&amp;[.B1049]" office:value-type="string" office:string-value="PRN16Optique0" calcext:value-type="string">
            <text:p>PRN16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50]&amp;[.F1050]&amp;[.B1050]" office:value-type="string" office:string-value="PRN16Optique1" calcext:value-type="string">
            <text:p>PRN16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51]&amp;[.F1051]&amp;[.B1051]" office:value-type="string" office:string-value="ETE16Mat1" calcext:value-type="string">
            <text:p>ETE16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52]&amp;[.F1052]&amp;[.B1052]" office:value-type="string" office:string-value="AUT16Mat1" calcext:value-type="string">
            <text:p>AUT16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53]&amp;[.F1053]&amp;[.B1053]" office:value-type="string" office:string-value="PRN16Mat2" calcext:value-type="string">
            <text:p>PRN16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54]&amp;[.F1054]&amp;[.B1054]" office:value-type="string" office:string-value="AUT16Mat2" calcext:value-type="string">
            <text:p>AUT16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55]&amp;[.F1055]&amp;[.B1055]" office:value-type="string" office:string-value="PRN16Techno0" calcext:value-type="string">
            <text:p>PRN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56]&amp;[.F1056]&amp;[.B1056]" office:value-type="string" office:string-value="ETE16Techno0" calcext:value-type="string">
            <text:p>ETE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57]&amp;[.F1057]&amp;[.B1057]" office:value-type="string" office:string-value="AUT16Techno0" calcext:value-type="string">
            <text:p>AUT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58]&amp;[.F1058]&amp;[.B1058]" office:value-type="string" office:string-value="PRN16Techno0" calcext:value-type="string">
            <text:p>PRN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59]&amp;[.F1059]&amp;[.B1059]" office:value-type="string" office:string-value="PRN16Techno0" calcext:value-type="string">
            <text:p>PRN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60]&amp;[.F1060]&amp;[.B1060]" office:value-type="string" office:string-value="PRN16Techno0" calcext:value-type="string">
            <text:p>PRN16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61]&amp;[.F1061]&amp;[.B1061]" office:value-type="string" office:string-value="ETE16Techno1" calcext:value-type="string">
            <text:p>ETE16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62]&amp;[.F1062]&amp;[.B1062]" office:value-type="string" office:string-value="AUT16Techno1" calcext:value-type="string">
            <text:p>AUT16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63]&amp;[.F1063]&amp;[.B1063]" office:value-type="string" office:string-value="AUT16Techno1" calcext:value-type="string">
            <text:p>AUT16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64]&amp;[.F1064]&amp;[.B1064]" office:value-type="string" office:string-value="PRN16Techno2" calcext:value-type="string">
            <text:p>PRN16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65]&amp;[.F1065]&amp;[.B1065]" office:value-type="string" office:string-value="ETE16Techno2" calcext:value-type="string">
            <text:p>ETE16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66]&amp;[.F1066]&amp;[.B1066]" office:value-type="string" office:string-value="AUT16Techno2" calcext:value-type="string">
            <text:p>AUT16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67]&amp;[.F1067]&amp;[.B1067]" office:value-type="string" office:string-value="PRN16Techno2" calcext:value-type="string">
            <text:p>PRN16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68]&amp;[.F1068]&amp;[.B1068]" office:value-type="string" office:string-value="AUT16Techno2" calcext:value-type="string">
            <text:p>AUT16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69]&amp;[.F1069]&amp;[.B1069]" office:value-type="string" office:string-value="PRN16Prog0" calcext:value-type="string">
            <text:p>PRN16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70]&amp;[.F1070]&amp;[.B1070]" office:value-type="string" office:string-value="ETE16Prog0" calcext:value-type="string">
            <text:p>ETE16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71]&amp;[.F1071]&amp;[.B1071]" office:value-type="string" office:string-value="AUT16Prog0" calcext:value-type="string">
            <text:p>AUT16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72]&amp;[.F1072]&amp;[.B1072]" office:value-type="string" office:string-value="PRN16Prog0" calcext:value-type="string">
            <text:p>PRN16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73]&amp;[.F1073]&amp;[.B1073]" office:value-type="string" office:string-value="PRN16Prog1" calcext:value-type="string">
            <text:p>PRN16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74]&amp;[.F1074]&amp;[.B1074]" office:value-type="string" office:string-value="AUT16Prog1" calcext:value-type="string">
            <text:p>AUT16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75]&amp;[.F1075]&amp;[.B1075]" office:value-type="string" office:string-value="ETE16Prog1" calcext:value-type="string">
            <text:p>ETE16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76]&amp;[.F1076]&amp;[.B1076]" office:value-type="string" office:string-value="PRN16Prog2" calcext:value-type="string">
            <text:p>PRN16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77]&amp;[.F1077]&amp;[.B1077]" office:value-type="string" office:string-value="ETE16Prog2" calcext:value-type="string">
            <text:p>ETE16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78]&amp;[.F1078]&amp;[.B1078]" office:value-type="string" office:string-value="AUT16Prog3" calcext:value-type="string">
            <text:p>AUT16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79]&amp;[.F1079]&amp;[.B1079]" office:value-type="string" office:string-value="AUT16Prog3" calcext:value-type="string">
            <text:p>AUT16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80]&amp;[.F1080]&amp;[.B1080]" office:value-type="string" office:string-value="PRN16Prog4" calcext:value-type="string">
            <text:p>PRN16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81]&amp;[.F1081]&amp;[.B1081]" office:value-type="string" office:string-value="AUT16Prog4" calcext:value-type="string">
            <text:p>AUT16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82]&amp;[.F1082]&amp;[.B1082]" office:value-type="string" office:string-value="PRN16Net0" calcext:value-type="string">
            <text:p>PRN16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83]&amp;[.F1083]&amp;[.B1083]" office:value-type="string" office:string-value="ETE16Net0" calcext:value-type="string">
            <text:p>ETE16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84]&amp;[.F1084]&amp;[.B1084]" office:value-type="string" office:string-value="PRN16Net1" calcext:value-type="string">
            <text:p>PRN16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85]&amp;[.F1085]&amp;[.B1085]" office:value-type="string" office:string-value="PRN16Net1" calcext:value-type="string">
            <text:p>PRN16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86]&amp;[.F1086]&amp;[.B1086]" office:value-type="string" office:string-value="ETE16DevWeb0" calcext:value-type="string">
            <text:p>ETE16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87]&amp;[.F1087]&amp;[.B1087]" office:value-type="string" office:string-value="AUT16DevWeb0" calcext:value-type="string">
            <text:p>AUT16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88]&amp;[.F1088]&amp;[.B1088]" office:value-type="string" office:string-value="PRN16DevWeb0" calcext:value-type="string">
            <text:p>PRN16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89]&amp;[.F1089]&amp;[.B1089]" office:value-type="string" office:string-value="AUT16DevWeb1" calcext:value-type="string">
            <text:p>AUT16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90]&amp;[.F1090]&amp;[.B1090]" office:value-type="string" office:string-value="PRN16DevWeb1" calcext:value-type="string">
            <text:p>PRN16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091]&amp;[.F1091]&amp;[.B1091]" office:value-type="string" office:string-value="ETE16Algo1" calcext:value-type="string">
            <text:p>ETE16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092]&amp;[.F1092]&amp;[.B1092]" office:value-type="string" office:string-value="AUT16Algo1" calcext:value-type="string">
            <text:p>AUT16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093]&amp;[.F1093]&amp;[.B1093]" office:value-type="string" office:string-value="PRN16Algo2" calcext:value-type="string">
            <text:p>PRN16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94]&amp;[.F1094]&amp;[.B1094]" office:value-type="string" office:string-value="PRN16Comp0" calcext:value-type="string">
            <text:p>PRN16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95]&amp;[.F1095]&amp;[.B1095]" office:value-type="string" office:string-value="PRN16Comp0" calcext:value-type="string">
            <text:p>PRN16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096]&amp;[.F1096]&amp;[.B1096]" office:value-type="string" office:string-value="ETE16Comp1" calcext:value-type="string">
            <text:p>ETE16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097]&amp;[.F1097]&amp;[.B1097]" office:value-type="string" office:string-value="AUT16Comp2" calcext:value-type="string">
            <text:p>AUT16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98]&amp;[.F1098]&amp;[.B1098]" office:value-type="string" office:string-value="AUT16Data0" calcext:value-type="string">
            <text:p>AUT16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099]&amp;[.F1099]&amp;[.B1099]" office:value-type="string" office:string-value="PRN16Data0" calcext:value-type="string">
            <text:p>PRN16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00]&amp;[.F1100]&amp;[.B1100]" office:value-type="string" office:string-value="ETE16Data0" calcext:value-type="string">
            <text:p>ETE16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01]&amp;[.F1101]&amp;[.B1101]" office:value-type="string" office:string-value="AUT16Data0" calcext:value-type="string">
            <text:p>AUT16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02]&amp;[.F1102]&amp;[.B1102]" office:value-type="string" office:string-value="PRN16Data1" calcext:value-type="string">
            <text:p>PRN16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03]&amp;[.F1103]&amp;[.B1103]" office:value-type="string" office:string-value="AUT16Data1" calcext:value-type="string">
            <text:p>AUT16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04]&amp;[.F1104]&amp;[.B1104]" office:value-type="string" office:string-value="PRN16Data2" calcext:value-type="string">
            <text:p>PRN16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05]&amp;[.F1105]&amp;[.B1105]" office:value-type="string" office:string-value="ETE16Data3" calcext:value-type="string">
            <text:p>ETE16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06]&amp;[.F1106]&amp;[.B1106]" office:value-type="string" office:string-value="ETE16EnA1" calcext:value-type="string">
            <text:p>ETE16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07]&amp;[.F1107]&amp;[.B1107]" office:value-type="string" office:string-value="PRN16EnA11" calcext:value-type="string">
            <text:p>PRN16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08]&amp;[.F1108]&amp;[.B1108]" office:value-type="string" office:string-value="AUT16EnA11" calcext:value-type="string">
            <text:p>AUT16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09]&amp;[.F1109]&amp;[.B1109]" office:value-type="string" office:string-value="PRN16EnA12" calcext:value-type="string">
            <text:p>PRN16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10]&amp;[.F1110]&amp;[.B1110]" office:value-type="string" office:string-value="AUT16EnA12" calcext:value-type="string">
            <text:p>AUT16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11]&amp;[.F1111]&amp;[.B1111]" office:value-type="string" office:string-value="ETE16EnA2" calcext:value-type="string">
            <text:p>ETE16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12]&amp;[.F1112]&amp;[.B1112]" office:value-type="string" office:string-value="PRN16EnA21" calcext:value-type="string">
            <text:p>PRN16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13]&amp;[.F1113]&amp;[.B1113]" office:value-type="string" office:string-value="AUT16EnA21" calcext:value-type="string">
            <text:p>AUT16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14]&amp;[.F1114]&amp;[.B1114]" office:value-type="string" office:string-value="PRN16EnA22" calcext:value-type="string">
            <text:p>PRN16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15]&amp;[.F1115]&amp;[.B1115]" office:value-type="string" office:string-value="AUT16EnA22" calcext:value-type="string">
            <text:p>AUT16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16]&amp;[.F1116]&amp;[.B1116]" office:value-type="string" office:string-value="ETE16EnB1" calcext:value-type="string">
            <text:p>ETE16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17]&amp;[.F1117]&amp;[.B1117]" office:value-type="string" office:string-value="PRN16EnB11" calcext:value-type="string">
            <text:p>PRN16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18]&amp;[.F1118]&amp;[.B1118]" office:value-type="string" office:string-value="AUT16EnB11" calcext:value-type="string">
            <text:p>AUT16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19]&amp;[.F1119]&amp;[.B1119]" office:value-type="string" office:string-value="PRN16EnB12" calcext:value-type="string">
            <text:p>PRN16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20]&amp;[.F1120]&amp;[.B1120]" office:value-type="string" office:string-value="AUT16EnB12" calcext:value-type="string">
            <text:p>AUT16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21]&amp;[.F1121]&amp;[.B1121]" office:value-type="string" office:string-value="ETE16EnB2" calcext:value-type="string">
            <text:p>ETE16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22]&amp;[.F1122]&amp;[.B1122]" office:value-type="string" office:string-value="PRN16EnB21" calcext:value-type="string">
            <text:p>PRN16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23]&amp;[.F1123]&amp;[.B1123]" office:value-type="string" office:string-value="AUT16EnB22" calcext:value-type="string">
            <text:p>AUT16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24]&amp;[.F1124]&amp;[.B1124]" office:value-type="string" office:string-value="ETE16EnC1" calcext:value-type="string">
            <text:p>ETE16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25]&amp;[.F1125]&amp;[.B1125]" office:value-type="string" office:string-value="ETE16EnC2" calcext:value-type="string">
            <text:p>ETE16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26]&amp;[.F1126]&amp;[.B1126]" office:value-type="string" office:string-value="ETE16EnA1" calcext:value-type="string">
            <text:p>ETE16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27]&amp;[.F1127]&amp;[.B1127]" office:value-type="string" office:string-value="PRN16EnA11" calcext:value-type="string">
            <text:p>PRN16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28]&amp;[.F1128]&amp;[.B1128]" office:value-type="string" office:string-value="AUT16EnA11" calcext:value-type="string">
            <text:p>AUT16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29]&amp;[.F1129]&amp;[.B1129]" office:value-type="string" office:string-value="PRN16EnA12" calcext:value-type="string">
            <text:p>PRN16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30]&amp;[.F1130]&amp;[.B1130]" office:value-type="string" office:string-value="AUT16EnA12" calcext:value-type="string">
            <text:p>AUT16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31]&amp;[.F1131]&amp;[.B1131]" office:value-type="string" office:string-value="ETE16EnA2" calcext:value-type="string">
            <text:p>ETE16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32]&amp;[.F1132]&amp;[.B1132]" office:value-type="string" office:string-value="PRN16EnA21" calcext:value-type="string">
            <text:p>PRN16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33]&amp;[.F1133]&amp;[.B1133]" office:value-type="string" office:string-value="AUT16EnA21" calcext:value-type="string">
            <text:p>AUT16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34]&amp;[.F1134]&amp;[.B1134]" office:value-type="string" office:string-value="PRN16EnA22" calcext:value-type="string">
            <text:p>PRN16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35]&amp;[.F1135]&amp;[.B1135]" office:value-type="string" office:string-value="AUT16EnA22" calcext:value-type="string">
            <text:p>AUT16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36]&amp;[.F1136]&amp;[.B1136]" office:value-type="string" office:string-value="ETE16EnB1" calcext:value-type="string">
            <text:p>ETE16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37]&amp;[.F1137]&amp;[.B1137]" office:value-type="string" office:string-value="PRN16EnB11" calcext:value-type="string">
            <text:p>PRN16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38]&amp;[.F1138]&amp;[.B1138]" office:value-type="string" office:string-value="AUT16EnB11" calcext:value-type="string">
            <text:p>AUT16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39]&amp;[.F1139]&amp;[.B1139]" office:value-type="string" office:string-value="PRN16EnB12" calcext:value-type="string">
            <text:p>PRN16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40]&amp;[.F1140]&amp;[.B1140]" office:value-type="string" office:string-value="AUT16EnB12" calcext:value-type="string">
            <text:p>AUT16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41]&amp;[.F1141]&amp;[.B1141]" office:value-type="string" office:string-value="ETE16EnB2" calcext:value-type="string">
            <text:p>ETE16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42]&amp;[.F1142]&amp;[.B1142]" office:value-type="string" office:string-value="PRN16EnB21" calcext:value-type="string">
            <text:p>PRN16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43]&amp;[.F1143]&amp;[.B1143]" office:value-type="string" office:string-value="AUT16EnB22" calcext:value-type="string">
            <text:p>AUT16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44]&amp;[.F1144]&amp;[.B1144]" office:value-type="string" office:string-value="ETE16EnC1" calcext:value-type="string">
            <text:p>ETE16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45]&amp;[.F1145]&amp;[.B1145]" office:value-type="string" office:string-value="ETE16EnC2" calcext:value-type="string">
            <text:p>ETE16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46]&amp;[.F1146]&amp;[.B1146]" office:value-type="string" office:string-value="PRN16Music0" calcext:value-type="string">
            <text:p>PRN16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47]&amp;[.F1147]&amp;[.B1147]" office:value-type="string" office:string-value="ETE16Music0" calcext:value-type="string">
            <text:p>ETE16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48]&amp;[.F1148]&amp;[.B1148]" office:value-type="string" office:string-value="AUT16Music0" calcext:value-type="string">
            <text:p>AUT16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49]&amp;[.F1149]&amp;[.B1149]" office:value-type="string" office:string-value="PRN16Music1" calcext:value-type="string">
            <text:p>PRN16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50]&amp;[.F1150]&amp;[.B1150]" office:value-type="string" office:string-value="AUT16Music2" calcext:value-type="string">
            <text:p>AUT16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51]&amp;[.F1151]&amp;[.B1151]" office:value-type="string" office:string-value="PRN15LinAlg0" calcext:value-type="string">
            <text:p>PRN15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52]&amp;[.F1152]&amp;[.B1152]" office:value-type="string" office:string-value="PRN15LinAlg0" calcext:value-type="string">
            <text:p>PRN15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53]&amp;[.F1153]&amp;[.B1153]" office:value-type="string" office:string-value="ETE15LinAlg0" calcext:value-type="string">
            <text:p>ETE15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54]&amp;[.F1154]&amp;[.B1154]" office:value-type="string" office:string-value="AUT15LinAlg0" calcext:value-type="string">
            <text:p>AUT15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55]&amp;[.F1155]&amp;[.B1155]" office:value-type="string" office:string-value="AUT15LinAlg0" calcext:value-type="string">
            <text:p>AUT15LinAlg0</text:p>
          </table:table-cell>
          <table:table-cell office:value-type="string" calcext:value-type="string">
            <text:p>LinAlg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56]&amp;[.F1156]&amp;[.B1156]" office:value-type="string" office:string-value="PRN15LinAlg1" calcext:value-type="string">
            <text:p>PRN15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57]&amp;[.F1157]&amp;[.B1157]" office:value-type="string" office:string-value="ETE15LinAlg1" calcext:value-type="string">
            <text:p>ETE15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58]&amp;[.F1158]&amp;[.B1158]" office:value-type="string" office:string-value="AUT15LinAlg1" calcext:value-type="string">
            <text:p>AUT15LinAlg1</text:p>
          </table:table-cell>
          <table:table-cell office:value-type="string" calcext:value-type="string">
            <text:p>LinAl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59]&amp;[.F1159]&amp;[.B1159]" office:value-type="string" office:string-value="PRN15LinAlg2" calcext:value-type="string">
            <text:p>PRN15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60]&amp;[.F1160]&amp;[.B1160]" office:value-type="string" office:string-value="AUT15LinAlg2" calcext:value-type="string">
            <text:p>AUT15LinAlg2</text:p>
          </table:table-cell>
          <table:table-cell office:value-type="string" calcext:value-type="string">
            <text:p>LinAl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61]&amp;[.F1161]&amp;[.B1161]" office:value-type="string" office:string-value="PRN15Ana0" calcext:value-type="string">
            <text:p>PRN15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62]&amp;[.F1162]&amp;[.B1162]" office:value-type="string" office:string-value="ETE15Ana0" calcext:value-type="string">
            <text:p>ETE15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63]&amp;[.F1163]&amp;[.B1163]" office:value-type="string" office:string-value="AUT15Ana0" calcext:value-type="string">
            <text:p>AUT15Ana0</text:p>
          </table:table-cell>
          <table:table-cell office:value-type="string" calcext:value-type="string">
            <text:p>An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64]&amp;[.F1164]&amp;[.B1164]" office:value-type="string" office:string-value="PRN15Ana1" calcext:value-type="string">
            <text:p>PRN15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65]&amp;[.F1165]&amp;[.B1165]" office:value-type="string" office:string-value="PRN15Ana1" calcext:value-type="string">
            <text:p>PRN15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66]&amp;[.F1166]&amp;[.B1166]" office:value-type="string" office:string-value="AUT15Ana1" calcext:value-type="string">
            <text:p>AUT15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67]&amp;[.F1167]&amp;[.B1167]" office:value-type="string" office:string-value="ETE15Ana1" calcext:value-type="string">
            <text:p>ETE15Ana1</text:p>
          </table:table-cell>
          <table:table-cell office:value-type="string" calcext:value-type="string">
            <text:p>An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68]&amp;[.F1168]&amp;[.B1168]" office:value-type="string" office:string-value="PRN15Ana2" calcext:value-type="string">
            <text:p>PRN15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69]&amp;[.F1169]&amp;[.B1169]" office:value-type="string" office:string-value="ETE15Ana2" calcext:value-type="string">
            <text:p>ETE15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70]&amp;[.F1170]&amp;[.B1170]" office:value-type="string" office:string-value="AUT15Ana2" calcext:value-type="string">
            <text:p>AUT15Ana2</text:p>
          </table:table-cell>
          <table:table-cell office:value-type="string" calcext:value-type="string">
            <text:p>An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71]&amp;[.F1171]&amp;[.B1171]" office:value-type="string" office:string-value="AUT15Ana3" calcext:value-type="string">
            <text:p>AUT15Ana3</text:p>
          </table:table-cell>
          <table:table-cell office:value-type="string" calcext:value-type="string">
            <text:p>An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72]&amp;[.F1172]&amp;[.B1172]" office:value-type="string" office:string-value="PRN15Ana4" calcext:value-type="string">
            <text:p>PRN15Ana4</text:p>
          </table:table-cell>
          <table:table-cell office:value-type="string" calcext:value-type="string">
            <text:p>Ana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73]&amp;[.F1173]&amp;[.B1173]" office:value-type="string" office:string-value="AUT15Control1" calcext:value-type="string">
            <text:p>AUT15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74]&amp;[.F1174]&amp;[.B1174]" office:value-type="string" office:string-value="PRN15Control1" calcext:value-type="string">
            <text:p>PRN15Control1</text:p>
          </table:table-cell>
          <table:table-cell office:value-type="string" calcext:value-type="string">
            <text:p>Contro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75]&amp;[.F1175]&amp;[.B1175]" office:value-type="string" office:string-value="ETE15Control2" calcext:value-type="string">
            <text:p>ETE15Control2</text:p>
          </table:table-cell>
          <table:table-cell office:value-type="string" calcext:value-type="string">
            <text:p>Contro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76]&amp;[.F1176]&amp;[.B1176]" office:value-type="string" office:string-value="PRN15Control3" calcext:value-type="string">
            <text:p>PRN15Control3</text:p>
          </table:table-cell>
          <table:table-cell office:value-type="string" calcext:value-type="string">
            <text:p>Contro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77]&amp;[.F1177]&amp;[.B1177]" office:value-type="string" office:string-value="PRN15Topo0" calcext:value-type="string">
            <text:p>PRN15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178]&amp;[.F1178]&amp;[.B1178]" office:value-type="string" office:string-value="ETE15Topo0" calcext:value-type="string">
            <text:p>ETE15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179]&amp;[.F1179]&amp;[.B1179]" office:value-type="string" office:string-value="AUT15Topo0" calcext:value-type="string">
            <text:p>AUT15Topo0</text:p>
          </table:table-cell>
          <table:table-cell office:value-type="string" calcext:value-type="string">
            <text:p>Top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180]&amp;[.F1180]&amp;[.B1180]" office:value-type="string" office:string-value="PRN15Topo1" calcext:value-type="string">
            <text:p>PRN15Topo1</text:p>
          </table:table-cell>
          <table:table-cell office:value-type="string" calcext:value-type="string">
            <text:p>Top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81]&amp;[.F1181]&amp;[.B1181]" office:value-type="string" office:string-value="AUT15Topo2" calcext:value-type="string">
            <text:p>AUT15Topo2</text:p>
          </table:table-cell>
          <table:table-cell office:value-type="string" calcext:value-type="string">
            <text:p>Top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82]&amp;[.F1182]&amp;[.B1182]" office:value-type="string" office:string-value="PRN15Proba0" calcext:value-type="string">
            <text:p>PRN15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183]&amp;[.F1183]&amp;[.B1183]" office:value-type="string" office:string-value="ETE15Proba0" calcext:value-type="string">
            <text:p>ETE15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184]&amp;[.F1184]&amp;[.B1184]" office:value-type="string" office:string-value="AUT15Proba0" calcext:value-type="string">
            <text:p>AUT15Proba0</text:p>
          </table:table-cell>
          <table:table-cell office:value-type="string" calcext:value-type="string">
            <text:p>Prob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185]&amp;[.F1185]&amp;[.B1185]" office:value-type="string" office:string-value="PRN15Proba1" calcext:value-type="string">
            <text:p>PRN15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86]&amp;[.F1186]&amp;[.B1186]" office:value-type="string" office:string-value="AUT15Proba1" calcext:value-type="string">
            <text:p>AUT15Proba1</text:p>
          </table:table-cell>
          <table:table-cell office:value-type="string" calcext:value-type="string">
            <text:p>Prob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87]&amp;[.F1187]&amp;[.B1187]" office:value-type="string" office:string-value="PRN15Proba2" calcext:value-type="string">
            <text:p>PRN15Proba2</text:p>
          </table:table-cell>
          <table:table-cell office:value-type="string" calcext:value-type="string">
            <text:p>Prob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88]&amp;[.F1188]&amp;[.B1188]" office:value-type="string" office:string-value="PRN15Mesure0" calcext:value-type="string">
            <text:p>PRN15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89]&amp;[.F1189]&amp;[.B1189]" office:value-type="string" office:string-value="ETE15Mesure0" calcext:value-type="string">
            <text:p>ETE15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90]&amp;[.F1190]&amp;[.B1190]" office:value-type="string" office:string-value="AUT15Mesure0" calcext:value-type="string">
            <text:p>AUT15Mesure0</text:p>
          </table:table-cell>
          <table:table-cell office:value-type="string" calcext:value-type="string">
            <text:p>Mesur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91]&amp;[.F1191]&amp;[.B1191]" office:value-type="string" office:string-value="AUT15Mesure1" calcext:value-type="string">
            <text:p>AUT15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92]&amp;[.F1192]&amp;[.B1192]" office:value-type="string" office:string-value="PRN15Mesure1" calcext:value-type="string">
            <text:p>PRN15Mesure1</text:p>
          </table:table-cell>
          <table:table-cell office:value-type="string" calcext:value-type="string">
            <text:p>Mesur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93]&amp;[.F1193]&amp;[.B1193]" office:value-type="string" office:string-value="ETE15Comb0" calcext:value-type="string">
            <text:p>ETE15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94]&amp;[.F1194]&amp;[.B1194]" office:value-type="string" office:string-value="AUT15Comb0" calcext:value-type="string">
            <text:p>AUT15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95]&amp;[.F1195]&amp;[.B1195]" office:value-type="string" office:string-value="PRN15Comb0" calcext:value-type="string">
            <text:p>PRN15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96]&amp;[.F1196]&amp;[.B1196]" office:value-type="string" office:string-value="AUT15Comb0" calcext:value-type="string">
            <text:p>AUT15Comb0</text:p>
          </table:table-cell>
          <table:table-cell office:value-type="string" calcext:value-type="string">
            <text:p>Comb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197]&amp;[.F1197]&amp;[.B1197]" office:value-type="string" office:string-value="PRN15Comb1" calcext:value-type="string">
            <text:p>PRN15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198]&amp;[.F1198]&amp;[.B1198]" office:value-type="string" office:string-value="ETE15Comb1" calcext:value-type="string">
            <text:p>ETE15Comb1</text:p>
          </table:table-cell>
          <table:table-cell office:value-type="string" calcext:value-type="string">
            <text:p>Com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199]&amp;[.F1199]&amp;[.B1199]" office:value-type="string" office:string-value="AUT15Comb2" calcext:value-type="string">
            <text:p>AUT15Comb2</text:p>
          </table:table-cell>
          <table:table-cell office:value-type="string" calcext:value-type="string">
            <text:p>Comb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00]&amp;[.F1200]&amp;[.B1200]" office:value-type="string" office:string-value="PRN15Logic0" calcext:value-type="string">
            <text:p>PRN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01]&amp;[.F1201]&amp;[.B1201]" office:value-type="string" office:string-value="PRN15Logic0" calcext:value-type="string">
            <text:p>PRN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02]&amp;[.F1202]&amp;[.B1202]" office:value-type="string" office:string-value="AUT15Logic0" calcext:value-type="string">
            <text:p>AUT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03]&amp;[.F1203]&amp;[.B1203]" office:value-type="string" office:string-value="ETE15Logic0" calcext:value-type="string">
            <text:p>ETE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04]&amp;[.F1204]&amp;[.B1204]" office:value-type="string" office:string-value="PRN15Logic0" calcext:value-type="string">
            <text:p>PRN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05]&amp;[.F1205]&amp;[.B1205]" office:value-type="string" office:string-value="ETE15Logic0" calcext:value-type="string">
            <text:p>ETE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06]&amp;[.F1206]&amp;[.B1206]" office:value-type="string" office:string-value="AUT15Logic0" calcext:value-type="string">
            <text:p>AUT15Logic0</text:p>
          </table:table-cell>
          <table:table-cell office:value-type="string" calcext:value-type="string">
            <text:p>Log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07]&amp;[.F1207]&amp;[.B1207]" office:value-type="string" office:string-value="AUT15Logic1" calcext:value-type="string">
            <text:p>AUT15Logic1</text:p>
          </table:table-cell>
          <table:table-cell office:value-type="string" calcext:value-type="string">
            <text:p>Log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08]&amp;[.F1208]&amp;[.B1208]" office:value-type="string" office:string-value="PRN15Logic2" calcext:value-type="string">
            <text:p>PRN15Logic2</text:p>
          </table:table-cell>
          <table:table-cell office:value-type="string" calcext:value-type="string">
            <text:p>Log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09]&amp;[.F1209]&amp;[.B1209]" office:value-type="string" office:string-value="AUT15Logic3" calcext:value-type="string">
            <text:p>AUT15Logic3</text:p>
          </table:table-cell>
          <table:table-cell office:value-type="string" calcext:value-type="string">
            <text:p>Logi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10]&amp;[.F1210]&amp;[.B1210]" office:value-type="string" office:string-value="PRN15Fourier1" calcext:value-type="string">
            <text:p>PRN15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11]&amp;[.F1211]&amp;[.B1211]" office:value-type="string" office:string-value="ETE15Fourier1" calcext:value-type="string">
            <text:p>ETE15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12]&amp;[.F1212]&amp;[.B1212]" office:value-type="string" office:string-value="PRN15Fourier1" calcext:value-type="string">
            <text:p>PRN15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13]&amp;[.F1213]&amp;[.B1213]" office:value-type="string" office:string-value="PRN15Fourier1" calcext:value-type="string">
            <text:p>PRN15Fourier1</text:p>
          </table:table-cell>
          <table:table-cell office:value-type="string" calcext:value-type="string">
            <text:p>Fourier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14]&amp;[.F1214]&amp;[.B1214]" office:value-type="string" office:string-value="ETE15Fourier2" calcext:value-type="string">
            <text:p>ETE15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215]&amp;[.F1215]&amp;[.B1215]" office:value-type="string" office:string-value="AUT15Fourier2" calcext:value-type="string">
            <text:p>AUT15Fourier2</text:p>
          </table:table-cell>
          <table:table-cell office:value-type="string" calcext:value-type="string">
            <text:p>Fourier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216]&amp;[.F1216]&amp;[.B1216]" office:value-type="string" office:string-value="PRN15Complex0" calcext:value-type="string">
            <text:p>PRN15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17]&amp;[.F1217]&amp;[.B1217]" office:value-type="string" office:string-value="AUT15Complex0" calcext:value-type="string">
            <text:p>AUT15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18]&amp;[.F1218]&amp;[.B1218]" office:value-type="string" office:string-value="PRN15Complex0" calcext:value-type="string">
            <text:p>PRN15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19]&amp;[.F1219]&amp;[.B1219]" office:value-type="string" office:string-value="ETE15Complex0" calcext:value-type="string">
            <text:p>ETE15Complex0</text:p>
          </table:table-cell>
          <table:table-cell office:value-type="string" calcext:value-type="string">
            <text:p>Complex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220]&amp;[.F1220]&amp;[.B1220]" office:value-type="string" office:string-value="AUT15Complex1" calcext:value-type="string">
            <text:p>AUT15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221]&amp;[.F1221]&amp;[.B1221]" office:value-type="string" office:string-value="PRN15Complex1" calcext:value-type="string">
            <text:p>PRN15Complex1</text:p>
          </table:table-cell>
          <table:table-cell office:value-type="string" calcext:value-type="string">
            <text:p>Complex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22]&amp;[.F1222]&amp;[.B1222]" office:value-type="string" office:string-value="PRN15Complex2" calcext:value-type="string">
            <text:p>PRN15Complex2</text:p>
          </table:table-cell>
          <table:table-cell office:value-type="string" calcext:value-type="string">
            <text:p>Complex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23]&amp;[.F1223]&amp;[.B1223]" office:value-type="string" office:string-value="PRN15Signal1" calcext:value-type="string">
            <text:p>PRN15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24]&amp;[.F1224]&amp;[.B1224]" office:value-type="string" office:string-value="ETE15Signal1" calcext:value-type="string">
            <text:p>ETE15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25]&amp;[.F1225]&amp;[.B1225]" office:value-type="string" office:string-value="AUT15Signal1" calcext:value-type="string">
            <text:p>AUT15Signal1</text:p>
          </table:table-cell>
          <table:table-cell office:value-type="string" calcext:value-type="string">
            <text:p>Signa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26]&amp;[.F1226]&amp;[.B1226]" office:value-type="string" office:string-value="AUT15Signal2" calcext:value-type="string">
            <text:p>AUT15Signal2</text:p>
          </table:table-cell>
          <table:table-cell office:value-type="string" calcext:value-type="string">
            <text:p>Signal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27]&amp;[.F1227]&amp;[.B1227]" office:value-type="string" office:string-value="PRN15Signal3" calcext:value-type="string">
            <text:p>PRN15Signal3</text:p>
          </table:table-cell>
          <table:table-cell office:value-type="string" calcext:value-type="string">
            <text:p>Signal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28]&amp;[.F1228]&amp;[.B1228]" office:value-type="string" office:string-value="ETE15Signal4" calcext:value-type="string">
            <text:p>ETE15Signal4</text:p>
          </table:table-cell>
          <table:table-cell office:value-type="string" calcext:value-type="string">
            <text:p>Signal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29]&amp;[.F1229]&amp;[.B1229]" office:value-type="string" office:string-value="AUT15Stats1" calcext:value-type="string">
            <text:p>AUT15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30]&amp;[.F1230]&amp;[.B1230]" office:value-type="string" office:string-value="PRN15Stats1" calcext:value-type="string">
            <text:p>PRN15Stats1</text:p>
          </table:table-cell>
          <table:table-cell office:value-type="string" calcext:value-type="string">
            <text:p>Stats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31]&amp;[.F1231]&amp;[.B1231]" office:value-type="string" office:string-value="AUT15Stats2" calcext:value-type="string">
            <text:p>AUT15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32]&amp;[.F1232]&amp;[.B1232]" office:value-type="string" office:string-value="PRN15Stats2" calcext:value-type="string">
            <text:p>PRN15Stats2</text:p>
          </table:table-cell>
          <table:table-cell office:value-type="string" calcext:value-type="string">
            <text:p>Stats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33]&amp;[.F1233]&amp;[.B1233]" office:value-type="string" office:string-value="ETE15Stats3" calcext:value-type="string">
            <text:p>ETE15Stats3</text:p>
          </table:table-cell>
          <table:table-cell office:value-type="string" calcext:value-type="string">
            <text:p>Stats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34]&amp;[.F1234]&amp;[.B1234]" office:value-type="string" office:string-value="AUT15Num0" calcext:value-type="string">
            <text:p>AUT15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35]&amp;[.F1235]&amp;[.B1235]" office:value-type="string" office:string-value="PRN15Num0" calcext:value-type="string">
            <text:p>PRN15Num0</text:p>
          </table:table-cell>
          <table:table-cell office:value-type="string" calcext:value-type="string">
            <text:p>Num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36]&amp;[.F1236]&amp;[.B1236]" office:value-type="string" office:string-value="PRN15Num1" calcext:value-type="string">
            <text:p>PRN15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37]&amp;[.F1237]&amp;[.B1237]" office:value-type="string" office:string-value="AUT15Num1" calcext:value-type="string">
            <text:p>AUT15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38]&amp;[.F1238]&amp;[.B1238]" office:value-type="string" office:string-value="ETE15Num1" calcext:value-type="string">
            <text:p>ETE15Num1</text:p>
          </table:table-cell>
          <table:table-cell office:value-type="string" calcext:value-type="string">
            <text:p>Num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39]&amp;[.F1239]&amp;[.B1239]" office:value-type="string" office:string-value="PRN15Num2" calcext:value-type="string">
            <text:p>PRN15Num2</text:p>
          </table:table-cell>
          <table:table-cell office:value-type="string" calcext:value-type="string">
            <text:p>Num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40]&amp;[.F1240]&amp;[.B1240]" office:value-type="string" office:string-value="ETE15Num3" calcext:value-type="string">
            <text:p>ETE15Num3</text:p>
          </table:table-cell>
          <table:table-cell office:value-type="string" calcext:value-type="string">
            <text:p>Num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41]&amp;[.F1241]&amp;[.B1241]" office:value-type="string" office:string-value="AUT15Num4" calcext:value-type="string">
            <text:p>AUT15Num4</text:p>
          </table:table-cell>
          <table:table-cell office:value-type="string" calcext:value-type="string">
            <text:p>Num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42]&amp;[.F1242]&amp;[.B1242]" office:value-type="string" office:string-value="AUT15Num5" calcext:value-type="string">
            <text:p>AUT15Num5</text:p>
          </table:table-cell>
          <table:table-cell office:value-type="string" calcext:value-type="string">
            <text:p>Num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43]&amp;[.F1243]&amp;[.B1243]" office:value-type="string" office:string-value="PRN15Num6" calcext:value-type="string">
            <text:p>PRN15Num6</text:p>
          </table:table-cell>
          <table:table-cell office:value-type="string" calcext:value-type="string">
            <text:p>Num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44]&amp;[.F1244]&amp;[.B1244]" office:value-type="string" office:string-value="AUT15Num7" calcext:value-type="string">
            <text:p>AUT15Num7</text:p>
          </table:table-cell>
          <table:table-cell office:value-type="string" calcext:value-type="string">
            <text:p>Num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45]&amp;[.F1245]&amp;[.B1245]" office:value-type="string" office:string-value="PRN15ProgLin" calcext:value-type="string">
            <text:p>PRN15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46]&amp;[.F1246]&amp;[.B1246]" office:value-type="string" office:string-value="ETE15ProgLin" calcext:value-type="string">
            <text:p>ETE15ProgLin</text:p>
          </table:table-cell>
          <table:table-cell office:value-type="string" calcext:value-type="string">
            <text:p>ProgLi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47]&amp;[.F1247]&amp;[.B1247]" office:value-type="string" office:string-value="PRN15Model0" calcext:value-type="string">
            <text:p>PRN15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48]&amp;[.F1248]&amp;[.B1248]" office:value-type="string" office:string-value="PRN15Model0" calcext:value-type="string">
            <text:p>PRN15Model0</text:p>
          </table:table-cell>
          <table:table-cell office:value-type="string" calcext:value-type="string">
            <text:p>Model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49]&amp;[.F1249]&amp;[.B1249]" office:value-type="string" office:string-value="ETE15Model1" calcext:value-type="string">
            <text:p>ETE15Model1</text:p>
          </table:table-cell>
          <table:table-cell office:value-type="string" calcext:value-type="string">
            <text:p>Model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250]&amp;[.F1250]&amp;[.B1250]" office:value-type="string" office:string-value="AUT15Meca0" calcext:value-type="string">
            <text:p>AUT15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251]&amp;[.F1251]&amp;[.B1251]" office:value-type="string" office:string-value="PRN15Meca0" calcext:value-type="string">
            <text:p>PRN15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52]&amp;[.F1252]&amp;[.B1252]" office:value-type="string" office:string-value="AUT15Meca0" calcext:value-type="string">
            <text:p>AUT15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53]&amp;[.F1253]&amp;[.B1253]" office:value-type="string" office:string-value="PRN15Meca0" calcext:value-type="string">
            <text:p>PRN15Meca0</text:p>
          </table:table-cell>
          <table:table-cell office:value-type="string" calcext:value-type="string">
            <text:p>Mec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54]&amp;[.F1254]&amp;[.B1254]" office:value-type="string" office:string-value="PRN15Meca1" calcext:value-type="string">
            <text:p>PRN15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55]&amp;[.F1255]&amp;[.B1255]" office:value-type="string" office:string-value="PRN15Meca1" calcext:value-type="string">
            <text:p>PRN15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56]&amp;[.F1256]&amp;[.B1256]" office:value-type="string" office:string-value="ETE15Meca1" calcext:value-type="string">
            <text:p>ETE15Meca1</text:p>
          </table:table-cell>
          <table:table-cell office:value-type="string" calcext:value-type="string">
            <text:p>Mec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57]&amp;[.F1257]&amp;[.B1257]" office:value-type="string" office:string-value="AUT15Elec0" calcext:value-type="string">
            <text:p>AUT15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58]&amp;[.F1258]&amp;[.B1258]" office:value-type="string" office:string-value="AUT15Elec0" calcext:value-type="string">
            <text:p>AUT15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59]&amp;[.F1259]&amp;[.B1259]" office:value-type="string" office:string-value="PRN15Elec0" calcext:value-type="string">
            <text:p>PRN15Elec0</text:p>
          </table:table-cell>
          <table:table-cell office:value-type="string" calcext:value-type="string">
            <text:p>Ele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0]&amp;[.F1260]&amp;[.B1260]" office:value-type="string" office:string-value="ETE15Elec1" calcext:value-type="string">
            <text:p>ETE15Elec1</text:p>
          </table:table-cell>
          <table:table-cell office:value-type="string" calcext:value-type="string">
            <text:p>Ele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61]&amp;[.F1261]&amp;[.B1261]" office:value-type="string" office:string-value="AUT15Elec2" calcext:value-type="string">
            <text:p>AUT15Elec2</text:p>
          </table:table-cell>
          <table:table-cell office:value-type="string" calcext:value-type="string">
            <text:p>Ele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62]&amp;[.F1262]&amp;[.B1262]" office:value-type="string" office:string-value="PRN15Elec3" calcext:value-type="string">
            <text:p>PRN15Elec3</text:p>
          </table:table-cell>
          <table:table-cell office:value-type="string" calcext:value-type="string">
            <text:p>Elec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3]&amp;[.F1263]&amp;[.B1263]" office:value-type="string" office:string-value="AUT15Thermo0" calcext:value-type="string">
            <text:p>AUT15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64]&amp;[.F1264]&amp;[.B1264]" office:value-type="string" office:string-value="PRN15Thermo0" calcext:value-type="string">
            <text:p>PRN15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5]&amp;[.F1265]&amp;[.B1265]" office:value-type="string" office:string-value="ETE15Thermo0" calcext:value-type="string">
            <text:p>ETE15Thermo0</text:p>
          </table:table-cell>
          <table:table-cell office:value-type="string" calcext:value-type="string">
            <text:p>Therm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66]&amp;[.F1266]&amp;[.B1266]" office:value-type="string" office:string-value="AUT15Thermo1" calcext:value-type="string">
            <text:p>AUT15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67]&amp;[.F1267]&amp;[.B1267]" office:value-type="string" office:string-value="PRN15Thermo1" calcext:value-type="string">
            <text:p>PRN15Thermo1</text:p>
          </table:table-cell>
          <table:table-cell office:value-type="string" calcext:value-type="string">
            <text:p>Therm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8]&amp;[.F1268]&amp;[.B1268]" office:value-type="string" office:string-value="PRN15Thermo2" calcext:value-type="string">
            <text:p>PRN15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69]&amp;[.F1269]&amp;[.B1269]" office:value-type="string" office:string-value="AUT15Thermo2" calcext:value-type="string">
            <text:p>AUT15Thermo2</text:p>
          </table:table-cell>
          <table:table-cell office:value-type="string" calcext:value-type="string">
            <text:p>Therm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70]&amp;[.F1270]&amp;[.B1270]" office:value-type="string" office:string-value="ETE15Thermo3" calcext:value-type="string">
            <text:p>ETE15Thermo3</text:p>
          </table:table-cell>
          <table:table-cell office:value-type="string" calcext:value-type="string">
            <text:p>Thermo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71]&amp;[.F1271]&amp;[.B1271]" office:value-type="string" office:string-value="PRN15Fluid0" calcext:value-type="string">
            <text:p>PRN15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72]&amp;[.F1272]&amp;[.B1272]" office:value-type="string" office:string-value="ETE15Fluid0" calcext:value-type="string">
            <text:p>ETE15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73]&amp;[.F1273]&amp;[.B1273]" office:value-type="string" office:string-value="AUT15Fluid0" calcext:value-type="string">
            <text:p>AUT15Fluid0</text:p>
          </table:table-cell>
          <table:table-cell office:value-type="string" calcext:value-type="string">
            <text:p>Fluid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74]&amp;[.F1274]&amp;[.B1274]" office:value-type="string" office:string-value="AUT15Fluid1" calcext:value-type="string">
            <text:p>AUT15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75]&amp;[.F1275]&amp;[.B1275]" office:value-type="string" office:string-value="PRN15Fluid1" calcext:value-type="string">
            <text:p>PRN15Fluid1</text:p>
          </table:table-cell>
          <table:table-cell office:value-type="string" calcext:value-type="string">
            <text:p>Fluid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76]&amp;[.F1276]&amp;[.B1276]" office:value-type="string" office:string-value="AUT15Fluid2" calcext:value-type="string">
            <text:p>AUT15Fluid2</text:p>
          </table:table-cell>
          <table:table-cell office:value-type="string" calcext:value-type="string">
            <text:p>Fluid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77]&amp;[.F1277]&amp;[.B1277]" office:value-type="string" office:string-value="PRN15Fluid3" calcext:value-type="string">
            <text:p>PRN15Fluid3</text:p>
          </table:table-cell>
          <table:table-cell office:value-type="string" calcext:value-type="string">
            <text:p>Fluid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78]&amp;[.F1278]&amp;[.B1278]" office:value-type="string" office:string-value="ETE15Optique0" calcext:value-type="string">
            <text:p>ETE15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79]&amp;[.F1279]&amp;[.B1279]" office:value-type="string" office:string-value="PRN15Optique0" calcext:value-type="string">
            <text:p>PRN15Optique0</text:p>
          </table:table-cell>
          <table:table-cell office:value-type="string" calcext:value-type="string">
            <text:p>Optique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80]&amp;[.F1280]&amp;[.B1280]" office:value-type="string" office:string-value="PRN15Optique1" calcext:value-type="string">
            <text:p>PRN15Optique1</text:p>
          </table:table-cell>
          <table:table-cell office:value-type="string" calcext:value-type="string">
            <text:p>Optique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81]&amp;[.F1281]&amp;[.B1281]" office:value-type="string" office:string-value="ETE15Mat1" calcext:value-type="string">
            <text:p>ETE15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282]&amp;[.F1282]&amp;[.B1282]" office:value-type="string" office:string-value="AUT15Mat1" calcext:value-type="string">
            <text:p>AUT15Mat1</text:p>
          </table:table-cell>
          <table:table-cell office:value-type="string" calcext:value-type="string">
            <text:p>Ma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283]&amp;[.F1283]&amp;[.B1283]" office:value-type="string" office:string-value="PRN15Mat2" calcext:value-type="string">
            <text:p>PRN15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84]&amp;[.F1284]&amp;[.B1284]" office:value-type="string" office:string-value="AUT15Mat2" calcext:value-type="string">
            <text:p>AUT15Mat2</text:p>
          </table:table-cell>
          <table:table-cell office:value-type="string" calcext:value-type="string">
            <text:p>Mat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85]&amp;[.F1285]&amp;[.B1285]" office:value-type="string" office:string-value="PRN15Techno0" calcext:value-type="string">
            <text:p>PRN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286]&amp;[.F1286]&amp;[.B1286]" office:value-type="string" office:string-value="ETE15Techno0" calcext:value-type="string">
            <text:p>ETE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287]&amp;[.F1287]&amp;[.B1287]" office:value-type="string" office:string-value="AUT15Techno0" calcext:value-type="string">
            <text:p>AUT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288]&amp;[.F1288]&amp;[.B1288]" office:value-type="string" office:string-value="PRN15Techno0" calcext:value-type="string">
            <text:p>PRN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89]&amp;[.F1289]&amp;[.B1289]" office:value-type="string" office:string-value="PRN15Techno0" calcext:value-type="string">
            <text:p>PRN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90]&amp;[.F1290]&amp;[.B1290]" office:value-type="string" office:string-value="PRN15Techno0" calcext:value-type="string">
            <text:p>PRN15Techno0</text:p>
          </table:table-cell>
          <table:table-cell office:value-type="string" calcext:value-type="string">
            <text:p>Techno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91]&amp;[.F1291]&amp;[.B1291]" office:value-type="string" office:string-value="ETE15Techno1" calcext:value-type="string">
            <text:p>ETE15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92]&amp;[.F1292]&amp;[.B1292]" office:value-type="string" office:string-value="AUT15Techno1" calcext:value-type="string">
            <text:p>AUT15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93]&amp;[.F1293]&amp;[.B1293]" office:value-type="string" office:string-value="AUT15Techno1" calcext:value-type="string">
            <text:p>AUT15Techno1</text:p>
          </table:table-cell>
          <table:table-cell office:value-type="string" calcext:value-type="string">
            <text:p>Techn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94]&amp;[.F1294]&amp;[.B1294]" office:value-type="string" office:string-value="PRN15Techno2" calcext:value-type="string">
            <text:p>PRN15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95]&amp;[.F1295]&amp;[.B1295]" office:value-type="string" office:string-value="ETE15Techno2" calcext:value-type="string">
            <text:p>ETE15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296]&amp;[.F1296]&amp;[.B1296]" office:value-type="string" office:string-value="AUT15Techno2" calcext:value-type="string">
            <text:p>AUT15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97]&amp;[.F1297]&amp;[.B1297]" office:value-type="string" office:string-value="PRN15Techno2" calcext:value-type="string">
            <text:p>PRN15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298]&amp;[.F1298]&amp;[.B1298]" office:value-type="string" office:string-value="AUT15Techno2" calcext:value-type="string">
            <text:p>AUT15Techno2</text:p>
          </table:table-cell>
          <table:table-cell office:value-type="string" calcext:value-type="string">
            <text:p>Techn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299]&amp;[.F1299]&amp;[.B1299]" office:value-type="string" office:string-value="PRN15Prog0" calcext:value-type="string">
            <text:p>PRN15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00]&amp;[.F1300]&amp;[.B1300]" office:value-type="string" office:string-value="ETE15Prog0" calcext:value-type="string">
            <text:p>ETE15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01]&amp;[.F1301]&amp;[.B1301]" office:value-type="string" office:string-value="AUT15Prog0" calcext:value-type="string">
            <text:p>AUT15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02]&amp;[.F1302]&amp;[.B1302]" office:value-type="string" office:string-value="PRN15Prog0" calcext:value-type="string">
            <text:p>PRN15Prog0</text:p>
          </table:table-cell>
          <table:table-cell office:value-type="string" calcext:value-type="string">
            <text:p>Prog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03]&amp;[.F1303]&amp;[.B1303]" office:value-type="string" office:string-value="PRN15Prog1" calcext:value-type="string">
            <text:p>PRN15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04]&amp;[.F1304]&amp;[.B1304]" office:value-type="string" office:string-value="AUT15Prog1" calcext:value-type="string">
            <text:p>AUT15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05]&amp;[.F1305]&amp;[.B1305]" office:value-type="string" office:string-value="ETE15Prog1" calcext:value-type="string">
            <text:p>ETE15Prog1</text:p>
          </table:table-cell>
          <table:table-cell office:value-type="string" calcext:value-type="string">
            <text:p>Prog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06]&amp;[.F1306]&amp;[.B1306]" office:value-type="string" office:string-value="PRN15Prog2" calcext:value-type="string">
            <text:p>PRN15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07]&amp;[.F1307]&amp;[.B1307]" office:value-type="string" office:string-value="ETE15Prog2" calcext:value-type="string">
            <text:p>ETE15Prog2</text:p>
          </table:table-cell>
          <table:table-cell office:value-type="string" calcext:value-type="string">
            <text:p>Prog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08]&amp;[.F1308]&amp;[.B1308]" office:value-type="string" office:string-value="AUT15Prog3" calcext:value-type="string">
            <text:p>AUT15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09]&amp;[.F1309]&amp;[.B1309]" office:value-type="string" office:string-value="AUT15Prog3" calcext:value-type="string">
            <text:p>AUT15Prog3</text:p>
          </table:table-cell>
          <table:table-cell office:value-type="string" calcext:value-type="string">
            <text:p>Prog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10]&amp;[.F1310]&amp;[.B1310]" office:value-type="string" office:string-value="PRN15Prog4" calcext:value-type="string">
            <text:p>PRN15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11]&amp;[.F1311]&amp;[.B1311]" office:value-type="string" office:string-value="AUT15Prog4" calcext:value-type="string">
            <text:p>AUT15Prog4</text:p>
          </table:table-cell>
          <table:table-cell office:value-type="string" calcext:value-type="string">
            <text:p>Prog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12]&amp;[.F1312]&amp;[.B1312]" office:value-type="string" office:string-value="PRN15Net0" calcext:value-type="string">
            <text:p>PRN15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13]&amp;[.F1313]&amp;[.B1313]" office:value-type="string" office:string-value="ETE15Net0" calcext:value-type="string">
            <text:p>ETE15Net0</text:p>
          </table:table-cell>
          <table:table-cell office:value-type="string" calcext:value-type="string">
            <text:p>Net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14]&amp;[.F1314]&amp;[.B1314]" office:value-type="string" office:string-value="PRN15Net1" calcext:value-type="string">
            <text:p>PRN15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15]&amp;[.F1315]&amp;[.B1315]" office:value-type="string" office:string-value="PRN15Net1" calcext:value-type="string">
            <text:p>PRN15Net1</text:p>
          </table:table-cell>
          <table:table-cell office:value-type="string" calcext:value-type="string">
            <text:p>Net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316]&amp;[.F1316]&amp;[.B1316]" office:value-type="string" office:string-value="ETE15DevWeb0" calcext:value-type="string">
            <text:p>ETE15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317]&amp;[.F1317]&amp;[.B1317]" office:value-type="string" office:string-value="AUT15DevWeb0" calcext:value-type="string">
            <text:p>AUT15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318]&amp;[.F1318]&amp;[.B1318]" office:value-type="string" office:string-value="PRN15DevWeb0" calcext:value-type="string">
            <text:p>PRN15DevWeb0</text:p>
          </table:table-cell>
          <table:table-cell office:value-type="string" calcext:value-type="string">
            <text:p>DevWeb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19]&amp;[.F1319]&amp;[.B1319]" office:value-type="string" office:string-value="AUT15DevWeb1" calcext:value-type="string">
            <text:p>AUT15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20]&amp;[.F1320]&amp;[.B1320]" office:value-type="string" office:string-value="PRN15DevWeb1" calcext:value-type="string">
            <text:p>PRN15DevWeb1</text:p>
          </table:table-cell>
          <table:table-cell office:value-type="string" calcext:value-type="string">
            <text:p>DevWeb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RN</text:p>
          </table:table-cell>
        </table:table-row>
        <table:table-row table:style-name="ro1">
          <table:table-cell table:formula="of:=[.G1321]&amp;[.F1321]&amp;[.B1321]" office:value-type="string" office:string-value="ETE15Algo1" calcext:value-type="string">
            <text:p>ETE15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ETE</text:p>
          </table:table-cell>
        </table:table-row>
        <table:table-row table:style-name="ro1">
          <table:table-cell table:formula="of:=[.G1322]&amp;[.F1322]&amp;[.B1322]" office:value-type="string" office:string-value="AUT15Algo1" calcext:value-type="string">
            <text:p>AUT15Algo1</text:p>
          </table:table-cell>
          <table:table-cell office:value-type="string" calcext:value-type="string">
            <text:p>Algo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AUT</text:p>
          </table:table-cell>
        </table:table-row>
        <table:table-row table:style-name="ro1">
          <table:table-cell table:formula="of:=[.G1323]&amp;[.F1323]&amp;[.B1323]" office:value-type="string" office:string-value="PRN15Algo2" calcext:value-type="string">
            <text:p>PRN15Algo2</text:p>
          </table:table-cell>
          <table:table-cell office:value-type="string" calcext:value-type="string">
            <text:p>Algo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24]&amp;[.F1324]&amp;[.B1324]" office:value-type="string" office:string-value="PRN15Comp0" calcext:value-type="string">
            <text:p>PRN15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25]&amp;[.F1325]&amp;[.B1325]" office:value-type="string" office:string-value="PRN15Comp0" calcext:value-type="string">
            <text:p>PRN15Comp0</text:p>
          </table:table-cell>
          <table:table-cell office:value-type="string" calcext:value-type="string">
            <text:p>Comp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26]&amp;[.F1326]&amp;[.B1326]" office:value-type="string" office:string-value="ETE15Comp1" calcext:value-type="string">
            <text:p>ETE15Comp1</text:p>
          </table:table-cell>
          <table:table-cell office:value-type="string" calcext:value-type="string">
            <text:p>Comp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27]&amp;[.F1327]&amp;[.B1327]" office:value-type="string" office:string-value="AUT15Comp2" calcext:value-type="string">
            <text:p>AUT15Comp2</text:p>
          </table:table-cell>
          <table:table-cell office:value-type="string" calcext:value-type="string">
            <text:p>Comp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28]&amp;[.F1328]&amp;[.B1328]" office:value-type="string" office:string-value="AUT15Data0" calcext:value-type="string">
            <text:p>AUT15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29]&amp;[.F1329]&amp;[.B1329]" office:value-type="string" office:string-value="PRN15Data0" calcext:value-type="string">
            <text:p>PRN15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30]&amp;[.F1330]&amp;[.B1330]" office:value-type="string" office:string-value="ETE15Data0" calcext:value-type="string">
            <text:p>ETE15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31]&amp;[.F1331]&amp;[.B1331]" office:value-type="string" office:string-value="AUT15Data0" calcext:value-type="string">
            <text:p>AUT15Data0</text:p>
          </table:table-cell>
          <table:table-cell office:value-type="string" calcext:value-type="string">
            <text:p>Data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32]&amp;[.F1332]&amp;[.B1332]" office:value-type="string" office:string-value="PRN15Data1" calcext:value-type="string">
            <text:p>PRN15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33]&amp;[.F1333]&amp;[.B1333]" office:value-type="string" office:string-value="AUT15Data1" calcext:value-type="string">
            <text:p>AUT15Data1</text:p>
          </table:table-cell>
          <table:table-cell office:value-type="string" calcext:value-type="string">
            <text:p>Data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34]&amp;[.F1334]&amp;[.B1334]" office:value-type="string" office:string-value="PRN15Data2" calcext:value-type="string">
            <text:p>PRN15Data2</text:p>
          </table:table-cell>
          <table:table-cell office:value-type="string" calcext:value-type="string">
            <text:p>Data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35]&amp;[.F1335]&amp;[.B1335]" office:value-type="string" office:string-value="ETE15Data3" calcext:value-type="string">
            <text:p>ETE15Data3</text:p>
          </table:table-cell>
          <table:table-cell office:value-type="string" calcext:value-type="string">
            <text:p>Data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36]&amp;[.F1336]&amp;[.B1336]" office:value-type="string" office:string-value="ETE15EnA1" calcext:value-type="string">
            <text:p>ETE15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37]&amp;[.F1337]&amp;[.B1337]" office:value-type="string" office:string-value="PRN15EnA11" calcext:value-type="string">
            <text:p>PRN15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38]&amp;[.F1338]&amp;[.B1338]" office:value-type="string" office:string-value="AUT15EnA11" calcext:value-type="string">
            <text:p>AUT15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39]&amp;[.F1339]&amp;[.B1339]" office:value-type="string" office:string-value="PRN15EnA12" calcext:value-type="string">
            <text:p>PRN15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40]&amp;[.F1340]&amp;[.B1340]" office:value-type="string" office:string-value="AUT15EnA12" calcext:value-type="string">
            <text:p>AUT15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41]&amp;[.F1341]&amp;[.B1341]" office:value-type="string" office:string-value="ETE15EnA2" calcext:value-type="string">
            <text:p>ETE15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42]&amp;[.F1342]&amp;[.B1342]" office:value-type="string" office:string-value="PRN15EnA21" calcext:value-type="string">
            <text:p>PRN15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43]&amp;[.F1343]&amp;[.B1343]" office:value-type="string" office:string-value="AUT15EnA21" calcext:value-type="string">
            <text:p>AUT15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44]&amp;[.F1344]&amp;[.B1344]" office:value-type="string" office:string-value="PRN15EnA22" calcext:value-type="string">
            <text:p>PRN15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45]&amp;[.F1345]&amp;[.B1345]" office:value-type="string" office:string-value="AUT15EnA22" calcext:value-type="string">
            <text:p>AUT15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46]&amp;[.F1346]&amp;[.B1346]" office:value-type="string" office:string-value="ETE15EnB1" calcext:value-type="string">
            <text:p>ETE15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47]&amp;[.F1347]&amp;[.B1347]" office:value-type="string" office:string-value="PRN15EnB11" calcext:value-type="string">
            <text:p>PRN15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48]&amp;[.F1348]&amp;[.B1348]" office:value-type="string" office:string-value="AUT15EnB11" calcext:value-type="string">
            <text:p>AUT15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49]&amp;[.F1349]&amp;[.B1349]" office:value-type="string" office:string-value="PRN15EnB12" calcext:value-type="string">
            <text:p>PRN15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50]&amp;[.F1350]&amp;[.B1350]" office:value-type="string" office:string-value="AUT15EnB12" calcext:value-type="string">
            <text:p>AUT15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51]&amp;[.F1351]&amp;[.B1351]" office:value-type="string" office:string-value="ETE15EnB2" calcext:value-type="string">
            <text:p>ETE15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52]&amp;[.F1352]&amp;[.B1352]" office:value-type="string" office:string-value="PRN15EnB21" calcext:value-type="string">
            <text:p>PRN15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53]&amp;[.F1353]&amp;[.B1353]" office:value-type="string" office:string-value="AUT15EnB22" calcext:value-type="string">
            <text:p>AUT15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54]&amp;[.F1354]&amp;[.B1354]" office:value-type="string" office:string-value="ETE15EnC1" calcext:value-type="string">
            <text:p>ETE15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55]&amp;[.F1355]&amp;[.B1355]" office:value-type="string" office:string-value="ETE15EnC2" calcext:value-type="string">
            <text:p>ETE15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56]&amp;[.F1356]&amp;[.B1356]" office:value-type="string" office:string-value="ETE15EnA1" calcext:value-type="string">
            <text:p>ETE15EnA1</text:p>
          </table:table-cell>
          <table:table-cell office:value-type="string" calcext:value-type="string">
            <text:p>EnA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57]&amp;[.F1357]&amp;[.B1357]" office:value-type="string" office:string-value="PRN15EnA11" calcext:value-type="string">
            <text:p>PRN15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58]&amp;[.F1358]&amp;[.B1358]" office:value-type="string" office:string-value="AUT15EnA11" calcext:value-type="string">
            <text:p>AUT15EnA11</text:p>
          </table:table-cell>
          <table:table-cell office:value-type="string" calcext:value-type="string">
            <text:p>EnA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59]&amp;[.F1359]&amp;[.B1359]" office:value-type="string" office:string-value="PRN15EnA12" calcext:value-type="string">
            <text:p>PRN15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60]&amp;[.F1360]&amp;[.B1360]" office:value-type="string" office:string-value="AUT15EnA12" calcext:value-type="string">
            <text:p>AUT15EnA12</text:p>
          </table:table-cell>
          <table:table-cell office:value-type="string" calcext:value-type="string">
            <text:p>EnA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61]&amp;[.F1361]&amp;[.B1361]" office:value-type="string" office:string-value="ETE15EnA2" calcext:value-type="string">
            <text:p>ETE15EnA2</text:p>
          </table:table-cell>
          <table:table-cell office:value-type="string" calcext:value-type="string">
            <text:p>EnA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62]&amp;[.F1362]&amp;[.B1362]" office:value-type="string" office:string-value="PRN15EnA21" calcext:value-type="string">
            <text:p>PRN15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63]&amp;[.F1363]&amp;[.B1363]" office:value-type="string" office:string-value="AUT15EnA21" calcext:value-type="string">
            <text:p>AUT15EnA21</text:p>
          </table:table-cell>
          <table:table-cell office:value-type="string" calcext:value-type="string">
            <text:p>EnA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64]&amp;[.F1364]&amp;[.B1364]" office:value-type="string" office:string-value="PRN15EnA22" calcext:value-type="string">
            <text:p>PRN15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65]&amp;[.F1365]&amp;[.B1365]" office:value-type="string" office:string-value="AUT15EnA22" calcext:value-type="string">
            <text:p>AUT15EnA22</text:p>
          </table:table-cell>
          <table:table-cell office:value-type="string" calcext:value-type="string">
            <text:p>EnA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66]&amp;[.F1366]&amp;[.B1366]" office:value-type="string" office:string-value="ETE15EnB1" calcext:value-type="string">
            <text:p>ETE15EnB1</text:p>
          </table:table-cell>
          <table:table-cell office:value-type="string" calcext:value-type="string">
            <text:p>EnB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67]&amp;[.F1367]&amp;[.B1367]" office:value-type="string" office:string-value="PRN15EnB11" calcext:value-type="string">
            <text:p>PRN15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68]&amp;[.F1368]&amp;[.B1368]" office:value-type="string" office:string-value="AUT15EnB11" calcext:value-type="string">
            <text:p>AUT15EnB11</text:p>
          </table:table-cell>
          <table:table-cell office:value-type="string" calcext:value-type="string">
            <text:p>EnB1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69]&amp;[.F1369]&amp;[.B1369]" office:value-type="string" office:string-value="PRN15EnB12" calcext:value-type="string">
            <text:p>PRN15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70]&amp;[.F1370]&amp;[.B1370]" office:value-type="string" office:string-value="AUT15EnB12" calcext:value-type="string">
            <text:p>AUT15EnB12</text:p>
          </table:table-cell>
          <table:table-cell office:value-type="string" calcext:value-type="string">
            <text:p>EnB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71]&amp;[.F1371]&amp;[.B1371]" office:value-type="string" office:string-value="ETE15EnB2" calcext:value-type="string">
            <text:p>ETE15EnB2</text:p>
          </table:table-cell>
          <table:table-cell office:value-type="string" calcext:value-type="string">
            <text:p>EnB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72]&amp;[.F1372]&amp;[.B1372]" office:value-type="string" office:string-value="PRN15EnB21" calcext:value-type="string">
            <text:p>PRN15EnB21</text:p>
          </table:table-cell>
          <table:table-cell office:value-type="string" calcext:value-type="string">
            <text:p>EnB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73]&amp;[.F1373]&amp;[.B1373]" office:value-type="string" office:string-value="AUT15EnB22" calcext:value-type="string">
            <text:p>AUT15EnB22</text:p>
          </table:table-cell>
          <table:table-cell office:value-type="string" calcext:value-type="string">
            <text:p>EnB2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74]&amp;[.F1374]&amp;[.B1374]" office:value-type="string" office:string-value="ETE15EnC1" calcext:value-type="string">
            <text:p>ETE15EnC1</text:p>
          </table:table-cell>
          <table:table-cell office:value-type="string" calcext:value-type="string">
            <text:p>EnC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75]&amp;[.F1375]&amp;[.B1375]" office:value-type="string" office:string-value="ETE15EnC2" calcext:value-type="string">
            <text:p>ETE15EnC2</text:p>
          </table:table-cell>
          <table:table-cell office:value-type="string" calcext:value-type="string">
            <text:p>EnC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76]&amp;[.F1376]&amp;[.B1376]" office:value-type="string" office:string-value="PRN15Music0" calcext:value-type="string">
            <text:p>PRN15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77]&amp;[.F1377]&amp;[.B1377]" office:value-type="string" office:string-value="ETE15Music0" calcext:value-type="string">
            <text:p>ETE15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E</text:p>
          </table:table-cell>
        </table:table-row>
        <table:table-row table:style-name="ro1">
          <table:table-cell table:formula="of:=[.G1378]&amp;[.F1378]&amp;[.B1378]" office:value-type="string" office:string-value="AUT15Music0" calcext:value-type="string">
            <text:p>AUT15Music0</text:p>
          </table:table-cell>
          <table:table-cell office:value-type="string" calcext:value-type="string">
            <text:p>Music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table:formula="of:=[.G1379]&amp;[.F1379]&amp;[.B1379]" office:value-type="string" office:string-value="PRN15Music1" calcext:value-type="string">
            <text:p>PRN15Music1</text:p>
          </table:table-cell>
          <table:table-cell office:value-type="string" calcext:value-type="string">
            <text:p>Music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N</text:p>
          </table:table-cell>
        </table:table-row>
        <table:table-row table:style-name="ro1">
          <table:table-cell table:formula="of:=[.G1380]&amp;[.F1380]&amp;[.B1380]" office:value-type="string" office:string-value="AUT15Music2" calcext:value-type="string">
            <text:p>AUT15Music2</text:p>
          </table:table-cell>
          <table:table-cell office:value-type="string" calcext:value-type="string">
            <text:p>Music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diplome" table:style-name="ta1">
        <table:table-column table:style-name="co19" table:default-cell-style-name="Default"/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Mathématiques fondamentales et appliquées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hématiques et sciences de données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génierie de logiciel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thématiques et sciences de données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hysiques appliquées</text:p>
          </table:table-cell>
          <table:table-cell office:value-type="string" calcext:value-type="string">
            <text:p>BSc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énie éléctronique</text:p>
          </table:table-cell>
          <table:table-cell office:value-type="string" calcext:value-type="string">
            <text:p>BEng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énie énergétique</text:p>
          </table:table-cell>
          <table:table-cell office:value-type="string" calcext:value-type="string">
            <text:p>BEng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énie généraliste</text:p>
          </table:table-cell>
          <table:table-cell office:value-type="string" calcext:value-type="string">
            <text:p>BEng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alyse de signal</text:p>
          </table:table-cell>
          <table:table-cell office:value-type="string" calcext:value-type="string">
            <text:p>MEng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hématiques fondamentales et appliquées</text:p>
          </table:table-cell>
          <table:table-cell office:value-type="string" calcext:value-type="string">
            <text:p>MSc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énie de modélisation et calculs</text:p>
          </table:table-cell>
          <table:table-cell office:value-type="string" calcext:value-type="string">
            <text:p>MEng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chnicien en informatique</text:p>
          </table:table-cell>
          <table:table-cell office:value-type="string" calcext:value-type="string">
            <text:p>Tech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rerequisition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LinAlg1</text:p>
          </table:table-cell>
          <table:table-cell office:value-type="string" calcext:value-type="string">
            <text:p>LinAlg0</text:p>
          </table:table-cell>
        </table:table-row>
        <table:table-row table:style-name="ro1">
          <table:table-cell office:value-type="string" calcext:value-type="string">
            <text:p>LinAlg2</text:p>
          </table:table-cell>
          <table:table-cell office:value-type="string" calcext:value-type="string">
            <text:p>LinAlg1</text:p>
          </table:table-cell>
        </table:table-row>
        <table:table-row table:style-name="ro1">
          <table:table-cell office:value-type="string" calcext:value-type="string">
            <text:p>Ana1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Ana2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Ana3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Ana4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Ana4</text:p>
          </table:table-cell>
          <table:table-cell office:value-type="string" calcext:value-type="string">
            <text:p>LinAlg1</text:p>
          </table:table-cell>
        </table:table-row>
        <table:table-row table:style-name="ro1">
          <table:table-cell office:value-type="string" calcext:value-type="string">
            <text:p>Control2</text:p>
          </table:table-cell>
          <table:table-cell office:value-type="string" calcext:value-type="string">
            <text:p>Control1</text:p>
          </table:table-cell>
        </table:table-row>
        <table:table-row table:style-name="ro1">
          <table:table-cell office:value-type="string" calcext:value-type="string">
            <text:p>Control3</text:p>
          </table:table-cell>
          <table:table-cell office:value-type="string" calcext:value-type="string">
            <text:p>Control2</text:p>
          </table:table-cell>
        </table:table-row>
        <table:table-row table:style-name="ro1">
          <table:table-cell office:value-type="string" calcext:value-type="string">
            <text:p>Topo0</text:p>
          </table:table-cell>
          <table:table-cell office:value-type="string" calcext:value-type="string">
            <text:p>Mesure0</text:p>
          </table:table-cell>
        </table:table-row>
        <table:table-row table:style-name="ro1">
          <table:table-cell office:value-type="string" calcext:value-type="string">
            <text:p>Topo1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Topo2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Proba0</text:p>
          </table:table-cell>
          <table:table-cell office:value-type="string" calcext:value-type="string">
            <text:p>Mesure0</text:p>
          </table:table-cell>
        </table:table-row>
        <table:table-row table:style-name="ro1">
          <table:table-cell office:value-type="string" calcext:value-type="string">
            <text:p>Proba1</text:p>
          </table:table-cell>
          <table:table-cell office:value-type="string" calcext:value-type="string">
            <text:p>Proba0</text:p>
          </table:table-cell>
        </table:table-row>
        <table:table-row table:style-name="ro1">
          <table:table-cell office:value-type="string" calcext:value-type="string">
            <text:p>Proba2</text:p>
          </table:table-cell>
          <table:table-cell office:value-type="string" calcext:value-type="string">
            <text:p>Proba1</text:p>
          </table:table-cell>
        </table:table-row>
        <table:table-row table:style-name="ro1">
          <table:table-cell office:value-type="string" calcext:value-type="string">
            <text:p>Mesure1</text:p>
          </table:table-cell>
          <table:table-cell office:value-type="string" calcext:value-type="string">
            <text:p>Mesure0</text:p>
          </table:table-cell>
        </table:table-row>
        <table:table-row table:style-name="ro1">
          <table:table-cell office:value-type="string" calcext:value-type="string">
            <text:p>Comb1</text:p>
          </table:table-cell>
          <table:table-cell office:value-type="string" calcext:value-type="string">
            <text:p>Comb0</text:p>
          </table:table-cell>
        </table:table-row>
        <table:table-row table:style-name="ro1">
          <table:table-cell office:value-type="string" calcext:value-type="string">
            <text:p>Comb2</text:p>
          </table:table-cell>
          <table:table-cell office:value-type="string" calcext:value-type="string">
            <text:p>Comb1</text:p>
          </table:table-cell>
        </table:table-row>
        <table:table-row table:style-name="ro1">
          <table:table-cell office:value-type="string" calcext:value-type="string">
            <text:p>LinAlg1</text:p>
          </table:table-cell>
          <table:table-cell office:value-type="string" calcext:value-type="string">
            <text:p>Logic0</text:p>
          </table:table-cell>
        </table:table-row>
        <table:table-row table:style-name="ro1">
          <table:table-cell office:value-type="string" calcext:value-type="string">
            <text:p>Logic1</text:p>
          </table:table-cell>
          <table:table-cell office:value-type="string" calcext:value-type="string">
            <text:p>Logic0</text:p>
          </table:table-cell>
        </table:table-row>
        <table:table-row table:style-name="ro1">
          <table:table-cell office:value-type="string" calcext:value-type="string">
            <text:p>Logic2</text:p>
          </table:table-cell>
          <table:table-cell office:value-type="string" calcext:value-type="string">
            <text:p>Logic1</text:p>
          </table:table-cell>
        </table:table-row>
        <table:table-row table:style-name="ro1">
          <table:table-cell office:value-type="string" calcext:value-type="string">
            <text:p>Logic3</text:p>
          </table:table-cell>
          <table:table-cell office:value-type="string" calcext:value-type="string">
            <text:p>Logic0</text:p>
          </table:table-cell>
        </table:table-row>
        <table:table-row table:style-name="ro1">
          <table:table-cell office:value-type="string" calcext:value-type="string">
            <text:p>Fourier1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Ana0</text:p>
          </table:table-cell>
          <table:table-cell office:value-type="string" calcext:value-type="string">
            <text:p>LinAlg0</text:p>
          </table:table-cell>
        </table:table-row>
        <table:table-row table:style-name="ro1">
          <table:table-cell office:value-type="string" calcext:value-type="string">
            <text:p>Fourier2</text:p>
          </table:table-cell>
          <table:table-cell office:value-type="string" calcext:value-type="string">
            <text:p>LinAlg2</text:p>
          </table:table-cell>
        </table:table-row>
        <table:table-row table:style-name="ro1">
          <table:table-cell office:value-type="string" calcext:value-type="string">
            <text:p>Complex0</text:p>
          </table:table-cell>
          <table:table-cell office:value-type="string" calcext:value-type="string">
            <text:p>LinAlg0</text:p>
          </table:table-cell>
        </table:table-row>
        <table:table-row table:style-name="ro1">
          <table:table-cell office:value-type="string" calcext:value-type="string">
            <text:p>Complex1</text:p>
          </table:table-cell>
          <table:table-cell office:value-type="string" calcext:value-type="string">
            <text:p>Complex0</text:p>
          </table:table-cell>
        </table:table-row>
        <table:table-row table:style-name="ro1">
          <table:table-cell office:value-type="string" calcext:value-type="string">
            <text:p>Complex1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Complex2</text:p>
          </table:table-cell>
          <table:table-cell office:value-type="string" calcext:value-type="string">
            <text:p>Complex1</text:p>
          </table:table-cell>
        </table:table-row>
        <table:table-row table:style-name="ro1">
          <table:table-cell office:value-type="string" calcext:value-type="string">
            <text:p>Signal1</text:p>
          </table:table-cell>
          <table:table-cell office:value-type="string" calcext:value-type="string">
            <text:p>Fourier1</text:p>
          </table:table-cell>
        </table:table-row>
        <table:table-row table:style-name="ro1">
          <table:table-cell office:value-type="string" calcext:value-type="string">
            <text:p>Signal2</text:p>
          </table:table-cell>
          <table:table-cell office:value-type="string" calcext:value-type="string">
            <text:p>Signal1</text:p>
          </table:table-cell>
        </table:table-row>
        <table:table-row table:style-name="ro1">
          <table:table-cell office:value-type="string" calcext:value-type="string">
            <text:p>Signal3</text:p>
          </table:table-cell>
          <table:table-cell office:value-type="string" calcext:value-type="string">
            <text:p>Music0</text:p>
          </table:table-cell>
        </table:table-row>
        <table:table-row table:style-name="ro1">
          <table:table-cell office:value-type="string" calcext:value-type="string">
            <text:p>Signal3</text:p>
          </table:table-cell>
          <table:table-cell office:value-type="string" calcext:value-type="string">
            <text:p>Fourier2</text:p>
          </table:table-cell>
        </table:table-row>
        <table:table-row table:style-name="ro1">
          <table:table-cell office:value-type="string" calcext:value-type="string">
            <text:p>Signal4</text:p>
          </table:table-cell>
          <table:table-cell office:value-type="string" calcext:value-type="string">
            <text:p>Signal2</text:p>
          </table:table-cell>
        </table:table-row>
        <table:table-row table:style-name="ro1">
          <table:table-cell office:value-type="string" calcext:value-type="string">
            <text:p>Stats1</text:p>
          </table:table-cell>
          <table:table-cell office:value-type="string" calcext:value-type="string">
            <text:p>Proba1</text:p>
          </table:table-cell>
        </table:table-row>
        <table:table-row table:style-name="ro1">
          <table:table-cell office:value-type="string" calcext:value-type="string">
            <text:p>Stats2</text:p>
          </table:table-cell>
          <table:table-cell office:value-type="string" calcext:value-type="string">
            <text:p>Stats1</text:p>
          </table:table-cell>
        </table:table-row>
        <table:table-row table:style-name="ro1">
          <table:table-cell office:value-type="string" calcext:value-type="string">
            <text:p>Stats3</text:p>
          </table:table-cell>
          <table:table-cell office:value-type="string" calcext:value-type="string">
            <text:p>Proba0</text:p>
          </table:table-cell>
        </table:table-row>
        <table:table-row table:style-name="ro1">
          <table:table-cell office:value-type="string" calcext:value-type="string">
            <text:p>Stats3</text:p>
          </table:table-cell>
          <table:table-cell office:value-type="string" calcext:value-type="string">
            <text:p>LinAlg1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string" calcext:value-type="string">
            <text:p>Techno0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 office:value-type="string" calcext:value-type="string">
            <text:p>Prog1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 office:value-type="string" calcext:value-type="string">
            <text:p>Prog1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 office:value-type="string" calcext:value-type="string">
            <text:p>LinAlg1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 office:value-type="string" calcext:value-type="string">
            <text:p>Num4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 office:value-type="string" calcext:value-type="string">
            <text:p>Num5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 office:value-type="string" calcext:value-type="string">
            <text:p>Num3</text:p>
          </table:table-cell>
        </table:table-row>
        <table:table-row table:style-name="ro1">
          <table:table-cell office:value-type="string" calcext:value-type="string">
            <text:p>ProgLin</text:p>
          </table:table-cell>
          <table:table-cell office:value-type="string" calcext:value-type="string">
            <text:p>Topo0</text:p>
          </table:table-cell>
        </table:table-row>
        <table:table-row table:style-name="ro1">
          <table:table-cell office:value-type="string" calcext:value-type="string">
            <text:p>ProgLin</text:p>
          </table:table-cell>
          <table:table-cell office:value-type="string" calcext:value-type="string">
            <text:p>LinAlg1</text:p>
          </table:table-cell>
        </table:table-row>
        <table:table-row table:style-name="ro1">
          <table:table-cell office:value-type="string" calcext:value-type="string">
            <text:p>Model0</text:p>
          </table:table-cell>
          <table:table-cell office:value-type="string" calcext:value-type="string">
            <text:p>Num0</text:p>
          </table:table-cell>
        </table:table-row>
        <table:table-row table:style-name="ro1">
          <table:table-cell office:value-type="string" calcext:value-type="string">
            <text:p>Model0</text:p>
          </table:table-cell>
          <table:table-cell office:value-type="string" calcext:value-type="string">
            <text:p>Num1</text:p>
          </table:table-cell>
        </table:table-row>
        <table:table-row table:style-name="ro1">
          <table:table-cell office:value-type="string" calcext:value-type="string">
            <text:p>Model1</text:p>
          </table:table-cell>
          <table:table-cell office:value-type="string" calcext:value-type="string">
            <text:p>Model0</text:p>
          </table:table-cell>
        </table:table-row>
        <table:table-row table:style-name="ro1">
          <table:table-cell office:value-type="string" calcext:value-type="string">
            <text:p>Meca0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Meca1</text:p>
          </table:table-cell>
          <table:table-cell office:value-type="string" calcext:value-type="string">
            <text:p>Meca0</text:p>
          </table:table-cell>
        </table:table-row>
        <table:table-row table:style-name="ro1">
          <table:table-cell office:value-type="string" calcext:value-type="string">
            <text:p>Elec0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Elec0</text:p>
          </table:table-cell>
          <table:table-cell office:value-type="string" calcext:value-type="string">
            <text:p>Complex0</text:p>
          </table:table-cell>
        </table:table-row>
        <table:table-row table:style-name="ro1">
          <table:table-cell office:value-type="string" calcext:value-type="string">
            <text:p>Fourier1</text:p>
          </table:table-cell>
          <table:table-cell office:value-type="string" calcext:value-type="string">
            <text:p>Complex0</text:p>
          </table:table-cell>
        </table:table-row>
        <table:table-row table:style-name="ro1">
          <table:table-cell office:value-type="string" calcext:value-type="string">
            <text:p>Fourier2</text:p>
          </table:table-cell>
          <table:table-cell office:value-type="string" calcext:value-type="string">
            <text:p>Complex0</text:p>
          </table:table-cell>
        </table:table-row>
        <table:table-row table:style-name="ro1">
          <table:table-cell office:value-type="string" calcext:value-type="string">
            <text:p>Elec1</text:p>
          </table:table-cell>
          <table:table-cell office:value-type="string" calcext:value-type="string">
            <text:p>Elec0</text:p>
          </table:table-cell>
        </table:table-row>
        <table:table-row table:style-name="ro1">
          <table:table-cell office:value-type="string" calcext:value-type="string">
            <text:p>Elec2</text:p>
          </table:table-cell>
          <table:table-cell office:value-type="string" calcext:value-type="string">
            <text:p>Meca1</text:p>
          </table:table-cell>
        </table:table-row>
        <table:table-row table:style-name="ro1">
          <table:table-cell office:value-type="string" calcext:value-type="string">
            <text:p>Elec3</text:p>
          </table:table-cell>
          <table:table-cell office:value-type="string" calcext:value-type="string">
            <text:p>Elec2</text:p>
          </table:table-cell>
        </table:table-row>
        <table:table-row table:style-name="ro1">
          <table:table-cell office:value-type="string" calcext:value-type="string">
            <text:p>Elec3</text:p>
          </table:table-cell>
          <table:table-cell office:value-type="string" calcext:value-type="string">
            <text:p>Signal2</text:p>
          </table:table-cell>
        </table:table-row>
        <table:table-row table:style-name="ro1">
          <table:table-cell office:value-type="string" calcext:value-type="string">
            <text:p>Thermo0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Thermo0</text:p>
          </table:table-cell>
          <table:table-cell office:value-type="string" calcext:value-type="string">
            <text:p>Meca0</text:p>
          </table:table-cell>
        </table:table-row>
        <table:table-row table:style-name="ro1">
          <table:table-cell office:value-type="string" calcext:value-type="string">
            <text:p>Thermo1</text:p>
          </table:table-cell>
          <table:table-cell office:value-type="string" calcext:value-type="string">
            <text:p>Thermo0</text:p>
          </table:table-cell>
        </table:table-row>
        <table:table-row table:style-name="ro1">
          <table:table-cell office:value-type="string" calcext:value-type="string">
            <text:p>Thermo2</text:p>
          </table:table-cell>
          <table:table-cell office:value-type="string" calcext:value-type="string">
            <text:p>Thermo1</text:p>
          </table:table-cell>
        </table:table-row>
        <table:table-row table:style-name="ro1">
          <table:table-cell office:value-type="string" calcext:value-type="string">
            <text:p>Thermo3</text:p>
          </table:table-cell>
          <table:table-cell office:value-type="string" calcext:value-type="string">
            <text:p>Thermo2</text:p>
          </table:table-cell>
        </table:table-row>
        <table:table-row table:style-name="ro1">
          <table:table-cell office:value-type="string" calcext:value-type="string">
            <text:p>Fluid0</text:p>
          </table:table-cell>
          <table:table-cell office:value-type="string" calcext:value-type="string">
            <text:p>Meca0</text:p>
          </table:table-cell>
        </table:table-row>
        <table:table-row table:style-name="ro1">
          <table:table-cell office:value-type="string" calcext:value-type="string">
            <text:p>Elec2</text:p>
          </table:table-cell>
          <table:table-cell office:value-type="string" calcext:value-type="string">
            <text:p>Proba1</text:p>
          </table:table-cell>
        </table:table-row>
        <table:table-row table:style-name="ro1">
          <table:table-cell office:value-type="string" calcext:value-type="string">
            <text:p>Fluid0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Fluid1</text:p>
          </table:table-cell>
          <table:table-cell office:value-type="string" calcext:value-type="string">
            <text:p>Ana2</text:p>
          </table:table-cell>
        </table:table-row>
        <table:table-row table:style-name="ro1">
          <table:table-cell office:value-type="string" calcext:value-type="string">
            <text:p>Fluid2</text:p>
          </table:table-cell>
          <table:table-cell office:value-type="string" calcext:value-type="string">
            <text:p>Fluid1</text:p>
          </table:table-cell>
        </table:table-row>
        <table:table-row table:style-name="ro1">
          <table:table-cell office:value-type="string" calcext:value-type="string">
            <text:p>Fluid3</text:p>
          </table:table-cell>
          <table:table-cell office:value-type="string" calcext:value-type="string">
            <text:p>Fluid2</text:p>
          </table:table-cell>
        </table:table-row>
        <table:table-row table:style-name="ro1">
          <table:table-cell office:value-type="string" calcext:value-type="string">
            <text:p>Fluid3</text:p>
          </table:table-cell>
          <table:table-cell office:value-type="string" calcext:value-type="string">
            <text:p>Num4</text:p>
          </table:table-cell>
        </table:table-row>
        <table:table-row table:style-name="ro1">
          <table:table-cell office:value-type="string" calcext:value-type="string">
            <text:p>Fluid2</text:p>
          </table:table-cell>
          <table:table-cell office:value-type="string" calcext:value-type="string">
            <text:p>Num2</text:p>
          </table:table-cell>
        </table:table-row>
        <table:table-row table:style-name="ro1">
          <table:table-cell office:value-type="string" calcext:value-type="string">
            <text:p>Optique0</text:p>
          </table:table-cell>
          <table:table-cell office:value-type="string" calcext:value-type="string">
            <text:p>Ana0</text:p>
          </table:table-cell>
        </table:table-row>
        <table:table-row table:style-name="ro1">
          <table:table-cell office:value-type="string" calcext:value-type="string">
            <text:p>Optique1</text:p>
          </table:table-cell>
          <table:table-cell office:value-type="string" calcext:value-type="string">
            <text:p>Optique0</text:p>
          </table:table-cell>
        </table:table-row>
        <table:table-row table:style-name="ro1">
          <table:table-cell office:value-type="string" calcext:value-type="string">
            <text:p>Optique1</text:p>
          </table:table-cell>
          <table:table-cell office:value-type="string" calcext:value-type="string">
            <text:p>Elec0</text:p>
          </table:table-cell>
        </table:table-row>
        <table:table-row table:style-name="ro1">
          <table:table-cell office:value-type="string" calcext:value-type="string">
            <text:p>Mat1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Mat1</text:p>
          </table:table-cell>
          <table:table-cell office:value-type="string" calcext:value-type="string">
            <text:p>Thermo0</text:p>
          </table:table-cell>
        </table:table-row>
        <table:table-row table:style-name="ro1">
          <table:table-cell office:value-type="string" calcext:value-type="string">
            <text:p>Mat2</text:p>
          </table:table-cell>
          <table:table-cell office:value-type="string" calcext:value-type="string">
            <text:p>Mat1</text:p>
          </table:table-cell>
        </table:table-row>
        <table:table-row table:style-name="ro1">
          <table:table-cell office:value-type="string" calcext:value-type="string">
            <text:p>Mat2</text:p>
          </table:table-cell>
          <table:table-cell office:value-type="string" calcext:value-type="string">
            <text:p>Thermo1</text:p>
          </table:table-cell>
        </table:table-row>
        <table:table-row table:style-name="ro1">
          <table:table-cell office:value-type="string" calcext:value-type="string">
            <text:p>Techno2</text:p>
          </table:table-cell>
          <table:table-cell office:value-type="string" calcext:value-type="string">
            <text:p>Techno0</text:p>
          </table:table-cell>
        </table:table-row>
        <table:table-row table:style-name="ro1">
          <table:table-cell office:value-type="string" calcext:value-type="string">
            <text:p>Prog0</text:p>
          </table:table-cell>
          <table:table-cell office:value-type="string" calcext:value-type="string">
            <text:p>Techno0</text:p>
          </table:table-cell>
        </table:table-row>
        <table:table-row table:style-name="ro1">
          <table:table-cell office:value-type="string" calcext:value-type="string">
            <text:p>Prog0</text:p>
          </table:table-cell>
          <table:table-cell office:value-type="string" calcext:value-type="string">
            <text:p>Techno1</text:p>
          </table:table-cell>
        </table:table-row>
        <table:table-row table:style-name="ro1">
          <table:table-cell office:value-type="string" calcext:value-type="string">
            <text:p>Prog1</text:p>
          </table:table-cell>
          <table:table-cell office:value-type="string" calcext:value-type="string">
            <text:p>Prog0</text:p>
          </table:table-cell>
        </table:table-row>
        <table:table-row table:style-name="ro1">
          <table:table-cell office:value-type="string" calcext:value-type="string">
            <text:p>Prog2</text:p>
          </table:table-cell>
          <table:table-cell office:value-type="string" calcext:value-type="string">
            <text:p>Prog1</text:p>
          </table:table-cell>
        </table:table-row>
        <table:table-row table:style-name="ro1">
          <table:table-cell office:value-type="string" calcext:value-type="string">
            <text:p>Prog3</text:p>
          </table:table-cell>
          <table:table-cell office:value-type="string" calcext:value-type="string">
            <text:p>Prog2</text:p>
          </table:table-cell>
        </table:table-row>
        <table:table-row table:style-name="ro1">
          <table:table-cell office:value-type="string" calcext:value-type="string">
            <text:p>Prog4</text:p>
          </table:table-cell>
          <table:table-cell office:value-type="string" calcext:value-type="string">
            <text:p>Prog3</text:p>
          </table:table-cell>
        </table:table-row>
        <table:table-row table:style-name="ro1">
          <table:table-cell office:value-type="string" calcext:value-type="string">
            <text:p>Net1</text:p>
          </table:table-cell>
          <table:table-cell office:value-type="string" calcext:value-type="string">
            <text:p>Net0</text:p>
          </table:table-cell>
        </table:table-row>
        <table:table-row table:style-name="ro1">
          <table:table-cell office:value-type="string" calcext:value-type="string">
            <text:p>Net0</text:p>
          </table:table-cell>
          <table:table-cell office:value-type="string" calcext:value-type="string">
            <text:p>Techno0</text:p>
          </table:table-cell>
        </table:table-row>
        <table:table-row table:style-name="ro1">
          <table:table-cell office:value-type="string" calcext:value-type="string">
            <text:p>DevWeb0</text:p>
          </table:table-cell>
          <table:table-cell office:value-type="string" calcext:value-type="string">
            <text:p>Techno1</text:p>
          </table:table-cell>
        </table:table-row>
        <table:table-row table:style-name="ro1">
          <table:table-cell office:value-type="string" calcext:value-type="string">
            <text:p>DevWeb1</text:p>
          </table:table-cell>
          <table:table-cell office:value-type="string" calcext:value-type="string">
            <text:p>Prog3</text:p>
          </table:table-cell>
        </table:table-row>
        <table:table-row table:style-name="ro1">
          <table:table-cell office:value-type="string" calcext:value-type="string">
            <text:p>Algo1</text:p>
          </table:table-cell>
          <table:table-cell office:value-type="string" calcext:value-type="string">
            <text:p>Prog1</text:p>
          </table:table-cell>
        </table:table-row>
        <table:table-row table:style-name="ro1">
          <table:table-cell office:value-type="string" calcext:value-type="string">
            <text:p>Algo2</text:p>
          </table:table-cell>
          <table:table-cell office:value-type="string" calcext:value-type="string">
            <text:p>Comb0</text:p>
          </table:table-cell>
        </table:table-row>
        <table:table-row table:style-name="ro1">
          <table:table-cell office:value-type="string" calcext:value-type="string">
            <text:p>Algo2</text:p>
          </table:table-cell>
          <table:table-cell office:value-type="string" calcext:value-type="string">
            <text:p>Algo1</text:p>
          </table:table-cell>
        </table:table-row>
        <table:table-row table:style-name="ro1">
          <table:table-cell office:value-type="string" calcext:value-type="string">
            <text:p>Comp0</text:p>
          </table:table-cell>
          <table:table-cell office:value-type="string" calcext:value-type="string">
            <text:p>Algo2</text:p>
          </table:table-cell>
        </table:table-row>
        <table:table-row table:style-name="ro1">
          <table:table-cell office:value-type="string" calcext:value-type="string">
            <text:p>Comp0</text:p>
          </table:table-cell>
          <table:table-cell office:value-type="string" calcext:value-type="string">
            <text:p>Comb1</text:p>
          </table:table-cell>
        </table:table-row>
        <table:table-row table:style-name="ro1">
          <table:table-cell office:value-type="string" calcext:value-type="string">
            <text:p>Comp1</text:p>
          </table:table-cell>
          <table:table-cell office:value-type="string" calcext:value-type="string">
            <text:p>Comp0</text:p>
          </table:table-cell>
        </table:table-row>
        <table:table-row table:style-name="ro1">
          <table:table-cell office:value-type="string" calcext:value-type="string">
            <text:p>Comp2</text:p>
          </table:table-cell>
          <table:table-cell office:value-type="string" calcext:value-type="string">
            <text:p>Comp1</text:p>
          </table:table-cell>
        </table:table-row>
        <table:table-row table:style-name="ro1">
          <table:table-cell office:value-type="string" calcext:value-type="string">
            <text:p>DevWeb1</text:p>
          </table:table-cell>
          <table:table-cell office:value-type="string" calcext:value-type="string">
            <text:p>Data0</text:p>
          </table:table-cell>
        </table:table-row>
        <table:table-row table:style-name="ro1">
          <table:table-cell office:value-type="string" calcext:value-type="string">
            <text:p>Data0</text:p>
          </table:table-cell>
          <table:table-cell office:value-type="string" calcext:value-type="string">
            <text:p>Prog0</text:p>
          </table:table-cell>
        </table:table-row>
        <table:table-row table:style-name="ro1">
          <table:table-cell office:value-type="string" calcext:value-type="string">
            <text:p>Data1</text:p>
          </table:table-cell>
          <table:table-cell office:value-type="string" calcext:value-type="string">
            <text:p>Data0</text:p>
          </table:table-cell>
        </table:table-row>
        <table:table-row table:style-name="ro1">
          <table:table-cell office:value-type="string" calcext:value-type="string">
            <text:p>Data1</text:p>
          </table:table-cell>
          <table:table-cell office:value-type="string" calcext:value-type="string">
            <text:p>Comb0</text:p>
          </table:table-cell>
        </table:table-row>
        <table:table-row table:style-name="ro1">
          <table:table-cell office:value-type="string" calcext:value-type="string">
            <text:p>Data2</text:p>
          </table:table-cell>
          <table:table-cell office:value-type="string" calcext:value-type="string">
            <text:p>Data1</text:p>
          </table:table-cell>
        </table:table-row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Num0</text:p>
          </table:table-cell>
        </table:table-row>
        <table:table-row table:style-name="ro1">
          <table:table-cell office:value-type="string" calcext:value-type="string">
            <text:p>Data3</text:p>
          </table:table-cell>
          <table:table-cell office:value-type="string" calcext:value-type="string">
            <text:p>Data2</text:p>
          </table:table-cell>
        </table:table-row>
        <table:table-row table:style-name="ro1">
          <table:table-cell office:value-type="string" calcext:value-type="string">
            <text:p>Music1</text:p>
          </table:table-cell>
          <table:table-cell office:value-type="string" calcext:value-type="string">
            <text:p>Music0</text:p>
          </table:table-cell>
        </table:table-row>
        <table:table-row table:style-name="ro1">
          <table:table-cell office:value-type="string" calcext:value-type="string">
            <text:p>Music2</text:p>
          </table:table-cell>
          <table:table-cell office:value-type="string" calcext:value-type="string">
            <text:p>Musi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7T00:46:31.968675384</dc:date>
    <meta:editing-duration>PT1H5M35S</meta:editing-duration>
    <meta:editing-cycles>6</meta:editing-cycles>
    <meta:generator>LibreOffice/6.0.3.2$Linux_X86_64 LibreOffice_project/00m0$Build-2</meta:generator>
    <meta:document-statistic meta:table-count="7" meta:cell-count="13649" meta:object-count="0"/>
  </office:meta>
</office:document-meta>
</file>